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Linear Congruent Random Sequence Generation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2" office:value-type="string">
            <text:p><text:s/>= V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3*5*7*11*13" office:value-type="float" office:value="15015">
            <text:p>15015</text:p>
          </table:table-cell>
          <table:table-cell table:style-name="ce2" office:value-type="string">
            <text:p><text:s/>= a</text:p>
          </table:table-cell>
          <table:table-cell table:formula="of:=MIN([.H13:.H512])" office:value-type="float" office:value="239">
            <text:p>239</text:p>
          </table:table-cell>
          <table:table-cell office:value-type="string">
            <text:p><text:s/>= min</text:p>
          </table:table-cell>
          <table:table-cell table:formula="of:=MIN([.J13:.J512])" office:value-type="float" office:value="149">
            <text:p>149</text:p>
          </table:table-cell>
          <table:table-cell table:style-name="ce1" office:value-type="string">
            <text:p><text:s/>= min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7*19*23" office:value-type="float" office:value="7429">
            <text:p>7429</text:p>
          </table:table-cell>
          <table:table-cell table:style-name="ce2" office:value-type="string">
            <text:p><text:s/>= b</text:p>
          </table:table-cell>
          <table:table-cell table:formula="of:=MAX([.H12:.H512])" office:value-type="float" office:value="65348">
            <text:p>65348</text:p>
          </table:table-cell>
          <table:table-cell office:value-type="string">
            <text:p><text:s/>= max</text:p>
          </table:table-cell>
          <table:table-cell table:formula="of:=MAX([.J12:.J512])" office:value-type="float" office:value="65525">
            <text:p>65525</text:p>
          </table:table-cell>
          <table:table-cell table:style-name="ce1" office:value-type="string">
            <text:p><text:s/>= max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2^16+1" office:value-type="float" office:value="65537">
            <text:p>65537</text:p>
          </table:table-cell>
          <table:table-cell table:style-name="ce2" office:value-type="string">
            <text:p><text:s/>= 2^16+1</text:p>
          </table:table-cell>
          <table:table-cell table:formula="of:=AVERAGE([.H13:.H512])" office:value-type="float" office:value="32678.996">
            <text:p>32678.996</text:p>
          </table:table-cell>
          <table:table-cell office:value-type="string">
            <text:p><text:s/>= mean</text:p>
          </table:table-cell>
          <table:table-cell table:formula="of:=AVERAGE([.J13:.J512])" office:value-type="float" office:value="33848.766">
            <text:p>33848.766</text:p>
          </table:table-cell>
          <table:table-cell table:style-name="ce1" office:value-type="string">
            <text:p><text:s/>= mean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]/2" office:value-type="float" office:value="32768.5">
            <text:p>32768.5</text:p>
          </table:table-cell>
          <table:table-cell table:style-name="ce2" office:value-type="string">
            <text:p><text:s/>= 2^15 mean</text:p>
          </table:table-cell>
          <table:table-cell table:formula="of:=SUM([.I12:.I511])" office:value-type="float" office:value="255">
            <text:p>255</text:p>
          </table:table-cell>
          <table:table-cell office:value-type="string">
            <text:p><text:s/>= % odd/even ours</text:p>
          </table:table-cell>
          <table:table-cell table:formula="of:=SUM([.K12:.K511])" office:value-type="float" office:value="263">
            <text:p>263</text:p>
          </table:table-cell>
          <table:table-cell table:style-name="ce1" office:value-type="string">
            <text:p><text:s/>= % odd/even our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Formula</text:p>
          </table:table-cell>
          <table:table-cell/>
          <table:table-cell office:value-type="string">
            <text:p>For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quence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mod(X)</text:p>
          </table:table-cell>
          <table:table-cell office:value-type="string">
            <text:p>mod(x) in Seq</text:p>
          </table:table-cell>
          <table:table-cell office:value-type="string">
            <text:p>Odd/Even</text:p>
          </table:table-cell>
          <table:table-cell office:value-type="string">
            <text:p>Random Function</text:p>
          </table:table-cell>
          <table:table-cell office:value-type="string">
            <text:p>Odd/Even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D4]" office:value-type="float" office:value="9">
            <text:p>9</text:p>
          </table:table-cell>
          <table:table-cell table:formula="of:=[.$D$5]^[.C12]+[.$D$6]*(1-[.$D$5]^[.C12])/(1-[.$D$5])" office:value-type="float" office:value="1">
            <text:p>1</text:p>
          </table:table-cell>
          <table:table-cell table:formula="of:=MOD(INT([.D12]);INT([.$D$7]))" office:value-type="float" office:value="9">
            <text:p>9</text:p>
          </table:table-cell>
          <table:table-cell table:formula="of:=MOD(INT([.E12]);INT([.$D$7]))" office:value-type="float" office:value="1">
            <text:p>1</text:p>
          </table:table-cell>
          <table:table-cell table:formula="of:=[.$D$4]" office:value-type="float" office:value="9">
            <text:p>9</text:p>
          </table:table-cell>
          <table:table-cell table:formula="of:=MOD([.H12];2)" office:value-type="float" office:value="1">
            <text:p>1</text:p>
          </table:table-cell>
          <table:table-cell table:formula="of:=RANDBETWEEN(0;2^16)" office:value-type="float" office:value="24987">
            <text:p>24987</text:p>
          </table:table-cell>
          <table:table-cell table:formula="of:=MOD([.J1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$D$5]*[.D12]+[.$D$6]" office:value-type="float" office:value="142564">
            <text:p>142564</text:p>
          </table:table-cell>
          <table:table-cell table:formula="of:=[.$D$5]^[.C13]+[.$D$6]*(1-[.$D$5]^[.C13])/(1-[.$D$5])" office:value-type="float" office:value="22444">
            <text:p>22444</text:p>
          </table:table-cell>
          <table:table-cell table:formula="of:=MOD(INT([.D13]);INT([.$D$7]))" office:value-type="float" office:value="11490">
            <text:p>11490</text:p>
          </table:table-cell>
          <table:table-cell table:formula="of:=MOD(INT([.E13]);INT([.$D$7]))" office:value-type="float" office:value="22444">
            <text:p>22444</text:p>
          </table:table-cell>
          <table:table-cell table:formula="of:=MOD(([.$D$5]*[.H12]+[.$D$6]);[.$D$7])" office:value-type="float" office:value="11490">
            <text:p>11490</text:p>
          </table:table-cell>
          <table:table-cell table:formula="of:=MOD([.H13];2)" office:value-type="float" office:value="0">
            <text:p>0</text:p>
          </table:table-cell>
          <table:table-cell table:formula="of:=RANDBETWEEN(0;2^16)" office:value-type="float" office:value="45012">
            <text:p>45012</text:p>
          </table:table-cell>
          <table:table-cell table:formula="of:=MOD([.J1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$D$5]*[.D13]+[.$D$6]" office:value-type="float" office:value="2140605889">
            <text:p>2140605889</text:p>
          </table:table-cell>
          <table:table-cell table:formula="of:=[.$D$5]^[.C14]+[.$D$6]*(1-[.$D$5]^[.C14])/(1-[.$D$5])" office:value-type="float" office:value="337004089">
            <text:p>337004089</text:p>
          </table:table-cell>
          <table:table-cell table:formula="of:=MOD(INT([.D14]);INT([.$D$7]))" office:value-type="float" office:value="36395">
            <text:p>36395</text:p>
          </table:table-cell>
          <table:table-cell table:formula="of:=MOD(INT([.E14]);INT([.$D$7]))" office:value-type="float" office:value="12835">
            <text:p>12835</text:p>
          </table:table-cell>
          <table:table-cell table:formula="of:=MOD(([.$D$5]*[.H13]+[.$D$6]);[.$D$7])" office:value-type="float" office:value="36395">
            <text:p>36395</text:p>
          </table:table-cell>
          <table:table-cell table:formula="of:=MOD([.H14];2)" office:value-type="float" office:value="1">
            <text:p>1</text:p>
          </table:table-cell>
          <table:table-cell table:formula="of:=RANDBETWEEN(0;2^16)" office:value-type="float" office:value="63598">
            <text:p>63598</text:p>
          </table:table-cell>
          <table:table-cell table:formula="of:=MOD([.J1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$D$5]*[.D14]+[.$D$6]" office:value-type="float" office:value="32141197430764">
            <text:p>32141197430764</text:p>
          </table:table-cell>
          <table:table-cell table:formula="of:=[.$D$5]^[.C15]+[.$D$6]*(1-[.$D$5]^[.C15])/(1-[.$D$5])" office:value-type="float" office:value="5060116403764">
            <text:p>5060116403764</text:p>
          </table:table-cell>
          <table:table-cell table:formula="of:=MOD(INT([.D15]);INT([.$D$7]))" office:value-type="float" office:value="30848">
            <text:p>30848</text:p>
          </table:table-cell>
          <table:table-cell table:formula="of:=MOD(INT([.E15]);INT([.$D$7]))" office:value-type="float" office:value="46174">
            <text:p>46174</text:p>
          </table:table-cell>
          <table:table-cell table:formula="of:=MOD(([.$D$5]*[.H14]+[.$D$6]);[.$D$7])" office:value-type="float" office:value="30848">
            <text:p>30848</text:p>
          </table:table-cell>
          <table:table-cell table:formula="of:=MOD([.H15];2)" office:value-type="float" office:value="0">
            <text:p>0</text:p>
          </table:table-cell>
          <table:table-cell table:formula="of:=RANDBETWEEN(0;2^16)" office:value-type="float" office:value="34884">
            <text:p>34884</text:p>
          </table:table-cell>
          <table:table-cell table:formula="of:=MOD([.J1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$D$5]*[.D15]+[.$D$6]" office:value-type="float" office:value="4.82600079422929E+017">
            <text:p>482600079422929000</text:p>
          </table:table-cell>
          <table:table-cell table:formula="of:=[.$D$5]^[.C16]+[.$D$6]*(1-[.$D$5]^[.C16])/(1-[.$D$5])" office:value-type="float" office:value="7.59776478025239E+016">
            <text:p>75977647802523900</text:p>
          </table:table-cell>
          <table:table-cell table:formula="of:=MOD(INT([.D16]);INT([.$D$7]))" office:value-type="float" office:value="40241">
            <text:p>40241</text:p>
          </table:table-cell>
          <table:table-cell table:formula="of:=MOD(INT([.E16]);INT([.$D$7]))" office:value-type="float" office:value="59668">
            <text:p>59668</text:p>
          </table:table-cell>
          <table:table-cell table:formula="of:=MOD(([.$D$5]*[.H15]+[.$D$6]);[.$D$7])" office:value-type="float" office:value="40170">
            <text:p>40170</text:p>
          </table:table-cell>
          <table:table-cell table:formula="of:=MOD([.H16];2)" office:value-type="float" office:value="0">
            <text:p>0</text:p>
          </table:table-cell>
          <table:table-cell table:formula="of:=RANDBETWEEN(0;2^16)" office:value-type="float" office:value="52873">
            <text:p>52873</text:p>
          </table:table-cell>
          <table:table-cell table:formula="of:=MOD([.J1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$D$5]*[.D16]+[.$D$6]" office:value-type="float" office:value="7.24624019253528E+021">
            <text:p>7246240192535280000000</text:p>
          </table:table-cell>
          <table:table-cell table:formula="of:=[.$D$5]^[.C17]+[.$D$6]*(1-[.$D$5]^[.C17])/(1-[.$D$5])" office:value-type="float" office:value="1.1408043817549E+021">
            <text:p>1140804381754900000000</text:p>
          </table:table-cell>
          <table:table-cell table:formula="of:=MOD(INT([.D17]);INT([.$D$7]))" office:value-type="float" office:value="20243">
            <text:p>20243</text:p>
          </table:table-cell>
          <table:table-cell table:formula="of:=MOD(INT([.E17]);INT([.$D$7]))" office:value-type="float" office:value="22382">
            <text:p>22382</text:p>
          </table:table-cell>
          <table:table-cell table:formula="of:=MOD(([.$D$5]*[.H16]+[.$D$6]);[.$D$7])" office:value-type="float" office:value="22968">
            <text:p>22968</text:p>
          </table:table-cell>
          <table:table-cell table:formula="of:=MOD([.H17];2)" office:value-type="float" office:value="0">
            <text:p>0</text:p>
          </table:table-cell>
          <table:table-cell table:formula="of:=RANDBETWEEN(0;2^16)" office:value-type="float" office:value="7658">
            <text:p>7658</text:p>
          </table:table-cell>
          <table:table-cell table:formula="of:=MOD([.J1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$D$5]*[.D17]+[.$D$6]" office:value-type="float" office:value="1.08802296490917E+026">
            <text:p>108802296490917000000000000</text:p>
          </table:table-cell>
          <table:table-cell table:formula="of:=[.$D$5]^[.C18]+[.$D$6]*(1-[.$D$5]^[.C18])/(1-[.$D$5])" office:value-type="float" office:value="1.71291777920498E+025">
            <text:p>17129177792049800000000000</text:p>
          </table:table-cell>
          <table:table-cell table:formula="of:=MOD(INT([.D18]);INT([.$D$7]))" office:value-type="float" office:value="57347">
            <text:p>57347</text:p>
          </table:table-cell>
          <table:table-cell table:formula="of:=MOD(INT([.E18]);INT([.$D$7]))" office:value-type="float" office:value="32837">
            <text:p>32837</text:p>
          </table:table-cell>
          <table:table-cell table:formula="of:=MOD(([.$D$5]*[.H17]+[.$D$6]);[.$D$7])" office:value-type="float" office:value="16255">
            <text:p>16255</text:p>
          </table:table-cell>
          <table:table-cell table:formula="of:=MOD([.H18];2)" office:value-type="float" office:value="1">
            <text:p>1</text:p>
          </table:table-cell>
          <table:table-cell table:formula="of:=RANDBETWEEN(0;2^16)" office:value-type="float" office:value="19373">
            <text:p>19373</text:p>
          </table:table-cell>
          <table:table-cell table:formula="of:=MOD([.J1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$D$5]*[.D18]+[.$D$6]" office:value-type="float" office:value="1.63366648181112E+030">
            <text:p>1633666481811120000000000000000</text:p>
          </table:table-cell>
          <table:table-cell table:formula="of:=[.$D$5]^[.C19]+[.$D$6]*(1-[.$D$5]^[.C19])/(1-[.$D$5])" office:value-type="float" office:value="2.57194604547627E+029">
            <text:p>257194604547627000000000000000</text:p>
          </table:table-cell>
          <table:table-cell table:formula="of:=MOD(INT([.D19]);INT([.$D$7]))" office:value-type="float" office:value="52647">
            <text:p>52647</text:p>
          </table:table-cell>
          <table:table-cell table:formula="of:=MOD(INT([.E19]);INT([.$D$7]))" office:value-type="float" office:value="59964">
            <text:p>59964</text:p>
          </table:table-cell>
          <table:table-cell table:formula="of:=MOD(([.$D$5]*[.H18]+[.$D$6]);[.$D$7])" office:value-type="float" office:value="16466">
            <text:p>16466</text:p>
          </table:table-cell>
          <table:table-cell table:formula="of:=MOD([.H19];2)" office:value-type="float" office:value="0">
            <text:p>0</text:p>
          </table:table-cell>
          <table:table-cell table:formula="of:=RANDBETWEEN(0;2^16)" office:value-type="float" office:value="31395">
            <text:p>31395</text:p>
          </table:table-cell>
          <table:table-cell table:formula="of:=MOD([.J1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$D$5]*[.D19]+[.$D$6]" office:value-type="float" office:value="2.4529502224394E+034">
            <text:p>24529502224394000000000000000000000</text:p>
          </table:table-cell>
          <table:table-cell table:formula="of:=[.$D$5]^[.C20]+[.$D$6]*(1-[.$D$5]^[.C20])/(1-[.$D$5])" office:value-type="float" office:value="3.86177698728262E+033">
            <text:p>3861776987282620000000000000000000</text:p>
          </table:table-cell>
          <table:table-cell table:formula="of:=MOD(INT([.D20]);INT([.$D$7]))" office:value-type="float" office:value="63830">
            <text:p>63830</text:p>
          </table:table-cell>
          <table:table-cell table:formula="of:=MOD(INT([.E20]);INT([.$D$7]))" office:value-type="float" office:value="65070">
            <text:p>65070</text:p>
          </table:table-cell>
          <table:table-cell table:formula="of:=MOD(([.$D$5]*[.H19]+[.$D$6]);[.$D$7])" office:value-type="float" office:value="38855">
            <text:p>38855</text:p>
          </table:table-cell>
          <table:table-cell table:formula="of:=MOD([.H20];2)" office:value-type="float" office:value="1">
            <text:p>1</text:p>
          </table:table-cell>
          <table:table-cell table:formula="of:=RANDBETWEEN(0;2^16)" office:value-type="float" office:value="64356">
            <text:p>64356</text:p>
          </table:table-cell>
          <table:table-cell table:formula="of:=MOD([.J2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$D$5]*[.D20]+[.$D$6]" office:value-type="float" office:value="3.68310475899276E+038">
            <text:p>368310475899276000000000000000000000000</text:p>
          </table:table-cell>
          <table:table-cell table:formula="of:=[.$D$5]^[.C21]+[.$D$6]*(1-[.$D$5]^[.C21])/(1-[.$D$5])" office:value-type="float" office:value="5.79845814640486E+037">
            <text:p>57984581464048600000000000000000000000</text:p>
          </table:table-cell>
          <table:table-cell table:formula="of:=MOD(INT([.D21]);INT([.$D$7]))" office:value-type="float" office:value="34278">
            <text:p>34278</text:p>
          </table:table-cell>
          <table:table-cell table:formula="of:=MOD(INT([.E21]);INT([.$D$7]))" office:value-type="float" office:value="9737">
            <text:p>9737</text:p>
          </table:table-cell>
          <table:table-cell table:formula="of:=MOD(([.$D$5]*[.H20]+[.$D$6]);[.$D$7])" office:value-type="float" office:value="4880">
            <text:p>4880</text:p>
          </table:table-cell>
          <table:table-cell table:formula="of:=MOD([.H21];2)" office:value-type="float" office:value="0">
            <text:p>0</text:p>
          </table:table-cell>
          <table:table-cell table:formula="of:=RANDBETWEEN(0;2^16)" office:value-type="float" office:value="43866">
            <text:p>43866</text:p>
          </table:table-cell>
          <table:table-cell table:formula="of:=MOD([.J2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$D$5]*[.D21]+[.$D$6]" office:value-type="float" office:value="5.53018179562763E+042">
            <text:p>5530181795627630000000000000000000000000000</text:p>
          </table:table-cell>
          <table:table-cell table:formula="of:=[.$D$5]^[.C22]+[.$D$6]*(1-[.$D$5]^[.C22])/(1-[.$D$5])" office:value-type="float" office:value="8.70638490682689E+041">
            <text:p>870638490682689000000000000000000000000000</text:p>
          </table:table-cell>
          <table:table-cell table:formula="of:=MOD(INT([.D22]);INT([.$D$7]))" office:value-type="float" office:value="9877">
            <text:p>9877</text:p>
          </table:table-cell>
          <table:table-cell table:formula="of:=MOD(INT([.E22]);INT([.$D$7]))" office:value-type="float" office:value="14440">
            <text:p>14440</text:p>
          </table:table-cell>
          <table:table-cell table:formula="of:=MOD(([.$D$5]*[.H21]+[.$D$6]);[.$D$7])" office:value-type="float" office:value="10263">
            <text:p>10263</text:p>
          </table:table-cell>
          <table:table-cell table:formula="of:=MOD([.H22];2)" office:value-type="float" office:value="1">
            <text:p>1</text:p>
          </table:table-cell>
          <table:table-cell table:formula="of:=RANDBETWEEN(0;2^16)" office:value-type="float" office:value="38188">
            <text:p>38188</text:p>
          </table:table-cell>
          <table:table-cell table:formula="of:=MOD([.J2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$D$5]*[.D22]+[.$D$6]" office:value-type="float" office:value="8.30356796613488E+046">
            <text:p>83035679661348800000000000000000000000000000000</text:p>
          </table:table-cell>
          <table:table-cell table:formula="of:=[.$D$5]^[.C23]+[.$D$6]*(1-[.$D$5]^[.C23])/(1-[.$D$5])" office:value-type="float" office:value="1.30726369376006E+046">
            <text:p>13072636937600600000000000000000000000000000000</text:p>
          </table:table-cell>
          <table:table-cell table:formula="of:=MOD(INT([.D23]);INT([.$D$7]))" office:value-type="float" office:value="18126">
            <text:p>18126</text:p>
          </table:table-cell>
          <table:table-cell table:formula="of:=MOD(INT([.E23]);INT([.$D$7]))" office:value-type="float" office:value="50907">
            <text:p>50907</text:p>
          </table:table-cell>
          <table:table-cell table:formula="of:=MOD(([.$D$5]*[.H22]+[.$D$6]);[.$D$7])" office:value-type="float" office:value="28887">
            <text:p>28887</text:p>
          </table:table-cell>
          <table:table-cell table:formula="of:=MOD([.H23];2)" office:value-type="float" office:value="1">
            <text:p>1</text:p>
          </table:table-cell>
          <table:table-cell table:formula="of:=RANDBETWEEN(0;2^16)" office:value-type="float" office:value="23904">
            <text:p>23904</text:p>
          </table:table-cell>
          <table:table-cell table:formula="of:=MOD([.J2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$D$5]*[.D23]+[.$D$6]" office:value-type="float" office:value="1.24678073011515E+051">
            <text:p>1246780730115150000000000000000000000000000000000000</text:p>
          </table:table-cell>
          <table:table-cell table:formula="of:=[.$D$5]^[.C24]+[.$D$6]*(1-[.$D$5]^[.C24])/(1-[.$D$5])" office:value-type="float" office:value="1.96285643618073E+050">
            <text:p>196285643618073000000000000000000000000000000000000</text:p>
          </table:table-cell>
          <table:table-cell table:formula="of:=MOD(INT([.D24]);INT([.$D$7]))" office:value-type="float" office:value="21987">
            <text:p>21987</text:p>
          </table:table-cell>
          <table:table-cell table:formula="of:=MOD(INT([.E24]);INT([.$D$7]))" office:value-type="float" office:value="63242">
            <text:p>63242</text:p>
          </table:table-cell>
          <table:table-cell table:formula="of:=MOD(([.$D$5]*[.H23]+[.$D$6]);[.$D$7])" office:value-type="float" office:value="21868">
            <text:p>21868</text:p>
          </table:table-cell>
          <table:table-cell table:formula="of:=MOD([.H24];2)" office:value-type="float" office:value="0">
            <text:p>0</text:p>
          </table:table-cell>
          <table:table-cell table:formula="of:=RANDBETWEEN(0;2^16)" office:value-type="float" office:value="64789">
            <text:p>64789</text:p>
          </table:table-cell>
          <table:table-cell table:formula="of:=MOD([.J2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$D$5]*[.D24]+[.$D$6]" office:value-type="float" office:value="1.8720412662679E+055">
            <text:p>18720412662679000000000000000000000000000000000000000000</text:p>
          </table:table-cell>
          <table:table-cell table:formula="of:=[.$D$5]^[.C25]+[.$D$6]*(1-[.$D$5]^[.C25])/(1-[.$D$5])" office:value-type="float" office:value="2.94722893892536E+054">
            <text:p>2947228938925360000000000000000000000000000000000000000</text:p>
          </table:table-cell>
          <table:table-cell table:formula="of:=MOD(INT([.D25]);INT([.$D$7]))" office:value-type="float" office:value="63088">
            <text:p>63088</text:p>
          </table:table-cell>
          <table:table-cell table:formula="of:=MOD(INT([.E25]);INT([.$D$7]))" office:value-type="float" office:value="3307">
            <text:p>3307</text:p>
          </table:table-cell>
          <table:table-cell table:formula="of:=MOD(([.$D$5]*[.H24]+[.$D$6]);[.$D$7])" office:value-type="float" office:value="15079">
            <text:p>15079</text:p>
          </table:table-cell>
          <table:table-cell table:formula="of:=MOD([.H25];2)" office:value-type="float" office:value="1">
            <text:p>1</text:p>
          </table:table-cell>
          <table:table-cell table:formula="of:=RANDBETWEEN(0;2^16)" office:value-type="float" office:value="54157">
            <text:p>54157</text:p>
          </table:table-cell>
          <table:table-cell table:formula="of:=MOD([.J2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$D$5]*[.D25]+[.$D$6]" office:value-type="float" office:value="2.81086996130125E+059">
            <text:p>281086996130125000000000000000000000000000000000000000000000</text:p>
          </table:table-cell>
          <table:table-cell table:formula="of:=[.$D$5]^[.C26]+[.$D$6]*(1-[.$D$5]^[.C26])/(1-[.$D$5])" office:value-type="float" office:value="4.42526425179643E+058">
            <text:p>44252642517964300000000000000000000000000000000000000000000</text:p>
          </table:table-cell>
          <table:table-cell table:formula="of:=MOD(INT([.D26]);INT([.$D$7]))" office:value-type="float" office:value="29643">
            <text:p>29643</text:p>
          </table:table-cell>
          <table:table-cell table:formula="of:=MOD(INT([.E26]);INT([.$D$7]))" office:value-type="float" office:value="33333">
            <text:p>33333</text:p>
          </table:table-cell>
          <table:table-cell table:formula="of:=MOD(([.$D$5]*[.H25]+[.$D$6]);[.$D$7])" office:value-type="float" office:value="53816">
            <text:p>53816</text:p>
          </table:table-cell>
          <table:table-cell table:formula="of:=MOD([.H26];2)" office:value-type="float" office:value="0">
            <text:p>0</text:p>
          </table:table-cell>
          <table:table-cell table:formula="of:=RANDBETWEEN(0;2^16)" office:value-type="float" office:value="19624">
            <text:p>19624</text:p>
          </table:table-cell>
          <table:table-cell table:formula="of:=MOD([.J2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$D$5]*[.D26]+[.$D$6]" office:value-type="float" office:value="4.22052124689383E+063">
            <text:p>4220521246893830000000000000000000000000000000000000000000000000</text:p>
          </table:table-cell>
          <table:table-cell table:formula="of:=[.$D$5]^[.C27]+[.$D$6]*(1-[.$D$5]^[.C27])/(1-[.$D$5])" office:value-type="float" office:value="6.64453427407234E+062">
            <text:p>664453427407234000000000000000000000000000000000000000000000000</text:p>
          </table:table-cell>
          <table:table-cell table:formula="of:=MOD(INT([.D27]);INT([.$D$7]))" office:value-type="float" office:value="56091">
            <text:p>56091</text:p>
          </table:table-cell>
          <table:table-cell table:formula="of:=MOD(INT([.E27]);INT([.$D$7]))" office:value-type="float" office:value="21915">
            <text:p>21915</text:p>
          </table:table-cell>
          <table:table-cell table:formula="of:=MOD(([.$D$5]*[.H26]+[.$D$6]);[.$D$7])" office:value-type="float" office:value="48996">
            <text:p>48996</text:p>
          </table:table-cell>
          <table:table-cell table:formula="of:=MOD([.H27];2)" office:value-type="float" office:value="0">
            <text:p>0</text:p>
          </table:table-cell>
          <table:table-cell table:formula="of:=RANDBETWEEN(0;2^16)" office:value-type="float" office:value="61100">
            <text:p>61100</text:p>
          </table:table-cell>
          <table:table-cell table:formula="of:=MOD([.J2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$D$5]*[.D27]+[.$D$6]" office:value-type="float" office:value="6.33711265221109E+067">
            <text:p>63371126522110900000000000000000000000000000000000000000000000000000</text:p>
          </table:table-cell>
          <table:table-cell table:formula="of:=[.$D$5]^[.C28]+[.$D$6]*(1-[.$D$5]^[.C28])/(1-[.$D$5])" office:value-type="float" office:value="9.97676821251962E+066">
            <text:p>9976768212519620000000000000000000000000000000000000000000000000000</text:p>
          </table:table-cell>
          <table:table-cell table:formula="of:=MOD(INT([.D28]);INT([.$D$7]))" office:value-type="float" office:value="18158">
            <text:p>18158</text:p>
          </table:table-cell>
          <table:table-cell table:formula="of:=MOD(INT([.E28]);INT([.$D$7]))" office:value-type="float" office:value="55039">
            <text:p>55039</text:p>
          </table:table-cell>
          <table:table-cell table:formula="of:=MOD(([.$D$5]*[.H27]+[.$D$6]);[.$D$7])" office:value-type="float" office:value="29544">
            <text:p>29544</text:p>
          </table:table-cell>
          <table:table-cell table:formula="of:=MOD([.H28];2)" office:value-type="float" office:value="0">
            <text:p>0</text:p>
          </table:table-cell>
          <table:table-cell table:formula="of:=RANDBETWEEN(0;2^16)" office:value-type="float" office:value="766">
            <text:p>766</text:p>
          </table:table-cell>
          <table:table-cell table:formula="of:=MOD([.J2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$D$5]*[.D28]+[.$D$6]" office:value-type="float" office:value="9.51517464729495E+071">
            <text:p>951517464729495000000000000000000000000000000000000000000000000000000000</text:p>
          </table:table-cell>
          <table:table-cell table:formula="of:=[.$D$5]^[.C29]+[.$D$6]*(1-[.$D$5]^[.C29])/(1-[.$D$5])" office:value-type="float" office:value="1.49801174710982E+071">
            <text:p>149801174710982000000000000000000000000000000000000000000000000000000000</text:p>
          </table:table-cell>
          <table:table-cell table:formula="of:=MOD(INT([.D29]);INT([.$D$7]))" office:value-type="float" office:value="19367">
            <text:p>19367</text:p>
          </table:table-cell>
          <table:table-cell table:formula="of:=MOD(INT([.E29]);INT([.$D$7]))" office:value-type="float" office:value="7501">
            <text:p>7501</text:p>
          </table:table-cell>
          <table:table-cell table:formula="of:=MOD(([.$D$5]*[.H28]+[.$D$6]);[.$D$7])" office:value-type="float" office:value="56173">
            <text:p>56173</text:p>
          </table:table-cell>
          <table:table-cell table:formula="of:=MOD([.H29];2)" office:value-type="float" office:value="1">
            <text:p>1</text:p>
          </table:table-cell>
          <table:table-cell table:formula="of:=RANDBETWEEN(0;2^16)" office:value-type="float" office:value="53643">
            <text:p>53643</text:p>
          </table:table-cell>
          <table:table-cell table:formula="of:=MOD([.J2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$D$5]*[.D29]+[.$D$6]" office:value-type="float" office:value="1.42870347329134E+076">
            <text:p>14287034732913400000000000000000000000000000000000000000000000000000000000000</text:p>
          </table:table-cell>
          <table:table-cell table:formula="of:=[.$D$5]^[.C30]+[.$D$6]*(1-[.$D$5]^[.C30])/(1-[.$D$5])" office:value-type="float" office:value="2.2492646382854E+075">
            <text:p>2249264638285400000000000000000000000000000000000000000000000000000000000000</text:p>
          </table:table-cell>
          <table:table-cell table:formula="of:=MOD(INT([.D30]);INT([.$D$7]))" office:value-type="float" office:value="726">
            <text:p>726</text:p>
          </table:table-cell>
          <table:table-cell table:formula="of:=MOD(INT([.E30]);INT([.$D$7]))" office:value-type="float" office:value="54195">
            <text:p>54195</text:p>
          </table:table-cell>
          <table:table-cell table:formula="of:=MOD(([.$D$5]*[.H29]+[.$D$6]);[.$D$7])" office:value-type="float" office:value="49371">
            <text:p>49371</text:p>
          </table:table-cell>
          <table:table-cell table:formula="of:=MOD([.H30];2)" office:value-type="float" office:value="1">
            <text:p>1</text:p>
          </table:table-cell>
          <table:table-cell table:formula="of:=RANDBETWEEN(0;2^16)" office:value-type="float" office:value="50959">
            <text:p>50959</text:p>
          </table:table-cell>
          <table:table-cell table:formula="of:=MOD([.J3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$D$5]*[.D30]+[.$D$6]" office:value-type="float" office:value="2.14519826514694E+080">
            <text:p>214519826514694000000000000000000000000000000000000000000000000000000000000000000</text:p>
          </table:table-cell>
          <table:table-cell table:formula="of:=[.$D$5]^[.C31]+[.$D$6]*(1-[.$D$5]^[.C31])/(1-[.$D$5])" office:value-type="float" office:value="3.37727085438552E+079">
            <text:p>33772708543855200000000000000000000000000000000000000000000000000000000000000000</text:p>
          </table:table-cell>
          <table:table-cell table:formula="of:=MOD(INT([.D31]);INT([.$D$7]))" office:value-type="float" office:value="29061">
            <text:p>29061</text:p>
          </table:table-cell>
          <table:table-cell table:formula="of:=MOD(INT([.E31]);INT([.$D$7]))" office:value-type="float" office:value="36803">
            <text:p>36803</text:p>
          </table:table-cell>
          <table:table-cell table:formula="of:=MOD(([.$D$5]*[.H30]+[.$D$6]);[.$D$7])" office:value-type="float" office:value="23987">
            <text:p>23987</text:p>
          </table:table-cell>
          <table:table-cell table:formula="of:=MOD([.H31];2)" office:value-type="float" office:value="1">
            <text:p>1</text:p>
          </table:table-cell>
          <table:table-cell table:formula="of:=RANDBETWEEN(0;2^16)" office:value-type="float" office:value="50279">
            <text:p>50279</text:p>
          </table:table-cell>
          <table:table-cell table:formula="of:=MOD([.J3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$D$5]*[.D31]+[.$D$6]" office:value-type="float" office:value="3.22101519511813E+084">
            <text:p>3221015195118130000000000000000000000000000000000000000000000000000000000000000000000</text:p>
          </table:table-cell>
          <table:table-cell table:formula="of:=[.$D$5]^[.C32]+[.$D$6]*(1-[.$D$5]^[.C32])/(1-[.$D$5])" office:value-type="float" office:value="5.07097218785986E+083">
            <text:p>507097218785986000000000000000000000000000000000000000000000000000000000000000000000</text:p>
          </table:table-cell>
          <table:table-cell table:formula="of:=MOD(INT([.D32]);INT([.$D$7]))" office:value-type="float" office:value="45494">
            <text:p>45494</text:p>
          </table:table-cell>
          <table:table-cell table:formula="of:=MOD(INT([.E32]);INT([.$D$7]))" office:value-type="float" office:value="64510">
            <text:p>64510</text:p>
          </table:table-cell>
          <table:table-cell table:formula="of:=MOD(([.$D$5]*[.H31]+[.$D$6]);[.$D$7])" office:value-type="float" office:value="46419">
            <text:p>46419</text:p>
          </table:table-cell>
          <table:table-cell table:formula="of:=MOD([.H32];2)" office:value-type="float" office:value="1">
            <text:p>1</text:p>
          </table:table-cell>
          <table:table-cell table:formula="of:=RANDBETWEEN(0;2^16)" office:value-type="float" office:value="58427">
            <text:p>58427</text:p>
          </table:table-cell>
          <table:table-cell table:formula="of:=MOD([.J3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$D$5]*[.D32]+[.$D$6]" office:value-type="float" office:value="4.83635431546988E+088">
            <text:p>48363543154698800000000000000000000000000000000000000000000000000000000000000000000000000</text:p>
          </table:table-cell>
          <table:table-cell table:formula="of:=[.$D$5]^[.C33]+[.$D$6]*(1-[.$D$5]^[.C33])/(1-[.$D$5])" office:value-type="float" office:value="7.61406474007159E+087">
            <text:p>7614064740071590000000000000000000000000000000000000000000000000000000000000000000000000</text:p>
          </table:table-cell>
          <table:table-cell table:formula="of:=MOD(INT([.D33]);INT([.$D$7]))" office:value-type="float" office:value="49510">
            <text:p>49510</text:p>
          </table:table-cell>
          <table:table-cell table:formula="of:=MOD(INT([.E33]);INT([.$D$7]))" office:value-type="float" office:value="16453">
            <text:p>16453</text:p>
          </table:table-cell>
          <table:table-cell table:formula="of:=MOD(([.$D$5]*[.H32]+[.$D$6]);[.$D$7])" office:value-type="float" office:value="2719">
            <text:p>2719</text:p>
          </table:table-cell>
          <table:table-cell table:formula="of:=MOD([.H33];2)" office:value-type="float" office:value="1">
            <text:p>1</text:p>
          </table:table-cell>
          <table:table-cell table:formula="of:=RANDBETWEEN(0;2^16)" office:value-type="float" office:value="1411">
            <text:p>1411</text:p>
          </table:table-cell>
          <table:table-cell table:formula="of:=MOD([.J3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$D$5]*[.D33]+[.$D$6]" office:value-type="float" office:value="7.26178600467802E+092">
            <text:p>726178600467802000000000000000000000000000000000000000000000000000000000000000000000000000000</text:p>
          </table:table-cell>
          <table:table-cell table:formula="of:=[.$D$5]^[.C34]+[.$D$6]*(1-[.$D$5]^[.C34])/(1-[.$D$5])" office:value-type="float" office:value="1.14325182072175E+092">
            <text:p>114325182072175000000000000000000000000000000000000000000000000000000000000000000000000000000</text:p>
          </table:table-cell>
          <table:table-cell table:formula="of:=MOD(INT([.D34]);INT([.$D$7]))" office:value-type="float" office:value="24087">
            <text:p>24087</text:p>
          </table:table-cell>
          <table:table-cell table:formula="of:=MOD(INT([.E34]);INT([.$D$7]))" office:value-type="float" office:value="55926">
            <text:p>55926</text:p>
          </table:table-cell>
          <table:table-cell table:formula="of:=MOD(([.$D$5]*[.H33]+[.$D$6]);[.$D$7])" office:value-type="float" office:value="3663">
            <text:p>3663</text:p>
          </table:table-cell>
          <table:table-cell table:formula="of:=MOD([.H34];2)" office:value-type="float" office:value="1">
            <text:p>1</text:p>
          </table:table-cell>
          <table:table-cell table:formula="of:=RANDBETWEEN(0;2^16)" office:value-type="float" office:value="20048">
            <text:p>20048</text:p>
          </table:table-cell>
          <table:table-cell table:formula="of:=MOD([.J3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$D$5]*[.D34]+[.$D$6]" office:value-type="float" office:value="1.09035716860241E+097">
            <text:p>10903571686024100000000000000000000000000000000000000000000000000000000000000000000000000000000000</text:p>
          </table:table-cell>
          <table:table-cell table:formula="of:=[.$D$5]^[.C35]+[.$D$6]*(1-[.$D$5]^[.C35])/(1-[.$D$5])" office:value-type="float" office:value="1.71659260881371E+096">
            <text:p>1716592608813710000000000000000000000000000000000000000000000000000000000000000000000000000000000</text:p>
          </table:table-cell>
          <table:table-cell table:formula="of:=MOD(INT([.D35]);INT([.$D$7]))" office:value-type="float" office:value="29448">
            <text:p>29448</text:p>
          </table:table-cell>
          <table:table-cell table:formula="of:=MOD(INT([.E35]);INT([.$D$7]))" office:value-type="float" office:value="32663">
            <text:p>32663</text:p>
          </table:table-cell>
          <table:table-cell table:formula="of:=MOD(([.$D$5]*[.H34]+[.$D$6]);[.$D$7])" office:value-type="float" office:value="21831">
            <text:p>21831</text:p>
          </table:table-cell>
          <table:table-cell table:formula="of:=MOD([.H35];2)" office:value-type="float" office:value="1">
            <text:p>1</text:p>
          </table:table-cell>
          <table:table-cell table:formula="of:=RANDBETWEEN(0;2^16)" office:value-type="float" office:value="32760">
            <text:p>32760</text:p>
          </table:table-cell>
          <table:table-cell table:formula="of:=MOD([.J3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$D$5]*[.D35]+[.$D$6]" office:value-type="float" office:value="1.63717128865651E+101">
            <text:p>163717128865651000000000000000000000000000000000000000000000000000000000000000000000000000000000000000</text:p>
          </table:table-cell>
          <table:table-cell table:formula="of:=[.$D$5]^[.C36]+[.$D$6]*(1-[.$D$5]^[.C36])/(1-[.$D$5])" office:value-type="float" office:value="2.57746380213378E+100">
            <text:p>25774638021337800000000000000000000000000000000000000000000000000000000000000000000000000000000000000</text:p>
          </table:table-cell>
          <table:table-cell table:formula="of:=MOD(INT([.D36]);INT([.$D$7]))" office:value-type="float" office:value="32367">
            <text:p>32367</text:p>
          </table:table-cell>
          <table:table-cell table:formula="of:=MOD(INT([.E36]);INT([.$D$7]))" office:value-type="float" office:value="55997">
            <text:p>55997</text:p>
          </table:table-cell>
          <table:table-cell table:formula="of:=MOD(([.$D$5]*[.H35]+[.$D$6]);[.$D$7])" office:value-type="float" office:value="49357">
            <text:p>49357</text:p>
          </table:table-cell>
          <table:table-cell table:formula="of:=MOD([.H36];2)" office:value-type="float" office:value="1">
            <text:p>1</text:p>
          </table:table-cell>
          <table:table-cell table:formula="of:=RANDBETWEEN(0;2^16)" office:value-type="float" office:value="246">
            <text:p>246</text:p>
          </table:table-cell>
          <table:table-cell table:formula="of:=MOD([.J3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$D$5]*[.D36]+[.$D$6]" office:value-type="float" office:value="2.45821268991775E+105">
            <text:p>2458212689917750000000000000000000000000000000000000000000000000000000000000000000000000000000000000000000</text:p>
          </table:table-cell>
          <table:table-cell table:formula="of:=[.$D$5]^[.C37]+[.$D$6]*(1-[.$D$5]^[.C37])/(1-[.$D$5])" office:value-type="float" office:value="3.87006189890387E+104">
            <text:p>387006189890387000000000000000000000000000000000000000000000000000000000000000000000000000000000000000000</text:p>
          </table:table-cell>
          <table:table-cell table:formula="of:=MOD(INT([.D37]);INT([.$D$7]))" office:value-type="float" office:value="46147">
            <text:p>46147</text:p>
          </table:table-cell>
          <table:table-cell table:formula="of:=MOD(INT([.E37]);INT([.$D$7]))" office:value-type="float" office:value="62742">
            <text:p>62742</text:p>
          </table:table-cell>
          <table:table-cell table:formula="of:=MOD(([.$D$5]*[.H36]+[.$D$6]);[.$D$7])" office:value-type="float" office:value="10388">
            <text:p>10388</text:p>
          </table:table-cell>
          <table:table-cell table:formula="of:=MOD([.H37];2)" office:value-type="float" office:value="0">
            <text:p>0</text:p>
          </table:table-cell>
          <table:table-cell table:formula="of:=RANDBETWEEN(0;2^16)" office:value-type="float" office:value="36209">
            <text:p>36209</text:p>
          </table:table-cell>
          <table:table-cell table:formula="of:=MOD([.J3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$D$5]*[.D37]+[.$D$6]" office:value-type="float" office:value="3.6910063539115E+109">
            <text:p>36910063539115000000000000000000000000000000000000000000000000000000000000000000000000000000000000000000000000</text:p>
          </table:table-cell>
          <table:table-cell table:formula="of:=[.$D$5]^[.C38]+[.$D$6]*(1-[.$D$5]^[.C38])/(1-[.$D$5])" office:value-type="float" office:value="5.81089794120416E+108">
            <text:p>5810897941204160000000000000000000000000000000000000000000000000000000000000000000000000000000000000000000000</text:p>
          </table:table-cell>
          <table:table-cell table:formula="of:=MOD(INT([.D38]);INT([.$D$7]))" office:value-type="float" office:value="21064">
            <text:p>21064</text:p>
          </table:table-cell>
          <table:table-cell table:formula="of:=MOD(INT([.E38]);INT([.$D$7]))" office:value-type="float" office:value="21840">
            <text:p>21840</text:p>
          </table:table-cell>
          <table:table-cell table:formula="of:=MOD(([.$D$5]*[.H37]+[.$D$6]);[.$D$7])" office:value-type="float" office:value="5189">
            <text:p>5189</text:p>
          </table:table-cell>
          <table:table-cell table:formula="of:=MOD([.H38];2)" office:value-type="float" office:value="1">
            <text:p>1</text:p>
          </table:table-cell>
          <table:table-cell table:formula="of:=RANDBETWEEN(0;2^16)" office:value-type="float" office:value="37108">
            <text:p>37108</text:p>
          </table:table-cell>
          <table:table-cell table:formula="of:=MOD([.J3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$D$5]*[.D38]+[.$D$6]" office:value-type="float" office:value="5.54204604039812E+113">
            <text:p>554204604039812000000000000000000000000000000000000000000000000000000000000000000000000000000000000000000000000000</text:p>
          </table:table-cell>
          <table:table-cell table:formula="of:=[.$D$5]^[.C39]+[.$D$6]*(1-[.$D$5]^[.C39])/(1-[.$D$5])" office:value-type="float" office:value="8.72506325871804E+112">
            <text:p>87250632587180400000000000000000000000000000000000000000000000000000000000000000000000000000000000000000000000000</text:p>
          </table:table-cell>
          <table:table-cell table:formula="of:=MOD(INT([.D39]);INT([.$D$7]))" office:value-type="float" office:value="6306">
            <text:p>6306</text:p>
          </table:table-cell>
          <table:table-cell table:formula="of:=MOD(INT([.E39]);INT([.$D$7]))" office:value-type="float" office:value="32812">
            <text:p>32812</text:p>
          </table:table-cell>
          <table:table-cell table:formula="of:=MOD(([.$D$5]*[.H38]+[.$D$6]);[.$D$7])" office:value-type="float" office:value="62308">
            <text:p>62308</text:p>
          </table:table-cell>
          <table:table-cell table:formula="of:=MOD([.H39];2)" office:value-type="float" office:value="0">
            <text:p>0</text:p>
          </table:table-cell>
          <table:table-cell table:formula="of:=RANDBETWEEN(0;2^16)" office:value-type="float" office:value="60366">
            <text:p>60366</text:p>
          </table:table-cell>
          <table:table-cell table:formula="of:=MOD([.J3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$D$5]*[.D39]+[.$D$6]" office:value-type="float" office:value="8.32138212965778E+117">
            <text:p>8321382129657780000000000000000000000000000000000000000000000000000000000000000000000000000000000000000000000000000000</text:p>
          </table:table-cell>
          <table:table-cell table:formula="of:=[.$D$5]^[.C40]+[.$D$6]*(1-[.$D$5]^[.C40])/(1-[.$D$5])" office:value-type="float" office:value="1.31006824829651E+117">
            <text:p>1310068248296510000000000000000000000000000000000000000000000000000000000000000000000000000000000000000000000000000000</text:p>
          </table:table-cell>
          <table:table-cell table:formula="of:=MOD(INT([.D40]);INT([.$D$7]))" office:value-type="float" office:value="10836">
            <text:p>10836</text:p>
          </table:table-cell>
          <table:table-cell table:formula="of:=MOD(INT([.E40]);INT([.$D$7]))" office:value-type="float" office:value="58635">
            <text:p>58635</text:p>
          </table:table-cell>
          <table:table-cell table:formula="of:=MOD(([.$D$5]*[.H39]+[.$D$6]);[.$D$7])" office:value-type="float" office:value="21374">
            <text:p>21374</text:p>
          </table:table-cell>
          <table:table-cell table:formula="of:=MOD([.H40];2)" office:value-type="float" office:value="0">
            <text:p>0</text:p>
          </table:table-cell>
          <table:table-cell table:formula="of:=RANDBETWEEN(0;2^16)" office:value-type="float" office:value="1070">
            <text:p>1070</text:p>
          </table:table-cell>
          <table:table-cell table:formula="of:=MOD([.J4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$D$5]*[.D40]+[.$D$6]" office:value-type="float" office:value="1.24945552676812E+122">
            <text:p>124945552676812000000000000000000000000000000000000000000000000000000000000000000000000000000000000000000000000000000000000</text:p>
          </table:table-cell>
          <table:table-cell table:formula="of:=[.$D$5]^[.C41]+[.$D$6]*(1-[.$D$5]^[.C41])/(1-[.$D$5])" office:value-type="float" office:value="1.96706747481722E+121">
            <text:p>19670674748172200000000000000000000000000000000000000000000000000000000000000000000000000000000000000000000000000000000000</text:p>
          </table:table-cell>
          <table:table-cell table:formula="of:=MOD(INT([.D41]);INT([.$D$7]))" office:value-type="float" office:value="13056">
            <text:p>13056</text:p>
          </table:table-cell>
          <table:table-cell table:formula="of:=MOD(INT([.E41]);INT([.$D$7]))" office:value-type="float" office:value="43859">
            <text:p>43859</text:p>
          </table:table-cell>
          <table:table-cell table:formula="of:=MOD(([.$D$5]*[.H40]+[.$D$6]);[.$D$7])" office:value-type="float" office:value="3350">
            <text:p>3350</text:p>
          </table:table-cell>
          <table:table-cell table:formula="of:=MOD([.H41];2)" office:value-type="float" office:value="0">
            <text:p>0</text:p>
          </table:table-cell>
          <table:table-cell table:formula="of:=RANDBETWEEN(0;2^16)" office:value-type="float" office:value="62007">
            <text:p>62007</text:p>
          </table:table-cell>
          <table:table-cell table:formula="of:=MOD([.J4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$D$5]*[.D41]+[.$D$6]" office:value-type="float" office:value="1.87605747344233E+126">
            <text:p>1876057473442330000000000000000000000000000000000000000000000000000000000000000000000000000000000000000000000000000000000000000</text:p>
          </table:table-cell>
          <table:table-cell table:formula="of:=[.$D$5]^[.C42]+[.$D$6]*(1-[.$D$5]^[.C42])/(1-[.$D$5])" office:value-type="float" office:value="2.95355181343805E+125">
            <text:p>295355181343805000000000000000000000000000000000000000000000000000000000000000000000000000000000000000000000000000000000000000</text:p>
          </table:table-cell>
          <table:table-cell table:formula="of:=MOD(INT([.D42]);INT([.$D$7]))" office:value-type="float" office:value="54715">
            <text:p>54715</text:p>
          </table:table-cell>
          <table:table-cell table:formula="of:=MOD(INT([.E42]);INT([.$D$7]))" office:value-type="float" office:value="62066">
            <text:p>62066</text:p>
          </table:table-cell>
          <table:table-cell table:formula="of:=MOD(([.$D$5]*[.H41]+[.$D$6]);[.$D$7])" office:value-type="float" office:value="40800">
            <text:p>40800</text:p>
          </table:table-cell>
          <table:table-cell table:formula="of:=MOD([.H42];2)" office:value-type="float" office:value="0">
            <text:p>0</text:p>
          </table:table-cell>
          <table:table-cell table:formula="of:=RANDBETWEEN(0;2^16)" office:value-type="float" office:value="51608">
            <text:p>51608</text:p>
          </table:table-cell>
          <table:table-cell table:formula="of:=MOD([.J4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$D$5]*[.D42]+[.$D$6]" office:value-type="float" office:value="2.81690029637365E+130">
            <text:p>28169002963736500000000000000000000000000000000000000000000000000000000000000000000000000000000000000000000000000000000000000000000</text:p>
          </table:table-cell>
          <table:table-cell table:formula="of:=[.$D$5]^[.C43]+[.$D$6]*(1-[.$D$5]^[.C43])/(1-[.$D$5])" office:value-type="float" office:value="4.43475804787723E+129">
            <text:p>4434758047877230000000000000000000000000000000000000000000000000000000000000000000000000000000000000000000000000000000000000000000</text:p>
          </table:table-cell>
          <table:table-cell table:formula="of:=MOD(INT([.D43]);INT([.$D$7]))" office:value-type="float" office:value="46189">
            <text:p>46189</text:p>
          </table:table-cell>
          <table:table-cell table:formula="of:=MOD(INT([.E43]);INT([.$D$7]))" office:value-type="float" office:value="716">
            <text:p>716</text:p>
          </table:table-cell>
          <table:table-cell table:formula="of:=MOD(([.$D$5]*[.H42]+[.$D$6]);[.$D$7])" office:value-type="float" office:value="45090">
            <text:p>45090</text:p>
          </table:table-cell>
          <table:table-cell table:formula="of:=MOD([.H43];2)" office:value-type="float" office:value="0">
            <text:p>0</text:p>
          </table:table-cell>
          <table:table-cell table:formula="of:=RANDBETWEEN(0;2^16)" office:value-type="float" office:value="63413">
            <text:p>63413</text:p>
          </table:table-cell>
          <table:table-cell table:formula="of:=MOD([.J4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$D$5]*[.D43]+[.$D$6]" office:value-type="float" office:value="4.22957579500504E+134">
            <text:p>422957579500504000000000000000000000000000000000000000000000000000000000000000000000000000000000000000000000000000000000000000000000000</text:p>
          </table:table-cell>
          <table:table-cell table:formula="of:=[.$D$5]^[.C44]+[.$D$6]*(1-[.$D$5]^[.C44])/(1-[.$D$5])" office:value-type="float" office:value="6.65878920888766E+133">
            <text:p>66587892088876600000000000000000000000000000000000000000000000000000000000000000000000000000000000000000000000000000000000000000000000</text:p>
          </table:table-cell>
          <table:table-cell table:formula="of:=MOD(INT([.D44]);INT([.$D$7]))" office:value-type="float" office:value="34916">
            <text:p>34916</text:p>
          </table:table-cell>
          <table:table-cell table:formula="of:=MOD(INT([.E44]);INT([.$D$7]))" office:value-type="float" office:value="28002">
            <text:p>28002</text:p>
          </table:table-cell>
          <table:table-cell table:formula="of:=MOD(([.$D$5]*[.H43]+[.$D$6]);[.$D$7])" office:value-type="float" office:value="36569">
            <text:p>36569</text:p>
          </table:table-cell>
          <table:table-cell table:formula="of:=MOD([.H44];2)" office:value-type="float" office:value="1">
            <text:p>1</text:p>
          </table:table-cell>
          <table:table-cell table:formula="of:=RANDBETWEEN(0;2^16)" office:value-type="float" office:value="35813">
            <text:p>35813</text:p>
          </table:table-cell>
          <table:table-cell table:formula="of:=MOD([.J4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$D$5]*[.D44]+[.$D$6]" office:value-type="float" office:value="6.35070805620007E+138">
            <text:p>6350708056200070000000000000000000000000000000000000000000000000000000000000000000000000000000000000000000000000000000000000000000000000000</text:p>
          </table:table-cell>
          <table:table-cell table:formula="of:=[.$D$5]^[.C45]+[.$D$6]*(1-[.$D$5]^[.C45])/(1-[.$D$5])" office:value-type="float" office:value="9.99817199714483E+137">
            <text:p>999817199714483000000000000000000000000000000000000000000000000000000000000000000000000000000000000000000000000000000000000000000000000000</text:p>
          </table:table-cell>
          <table:table-cell table:formula="of:=MOD(INT([.D45]);INT([.$D$7]))" office:value-type="float" office:value="46803">
            <text:p>46803</text:p>
          </table:table-cell>
          <table:table-cell table:formula="of:=MOD(INT([.E45]);INT([.$D$7]))" office:value-type="float" office:value="43385">
            <text:p>43385</text:p>
          </table:table-cell>
          <table:table-cell table:formula="of:=MOD(([.$D$5]*[.H44]+[.$D$6]);[.$D$7])" office:value-type="float" office:value="21978">
            <text:p>21978</text:p>
          </table:table-cell>
          <table:table-cell table:formula="of:=MOD([.H45];2)" office:value-type="float" office:value="0">
            <text:p>0</text:p>
          </table:table-cell>
          <table:table-cell table:formula="of:=RANDBETWEEN(0;2^16)" office:value-type="float" office:value="44903">
            <text:p>44903</text:p>
          </table:table-cell>
          <table:table-cell table:formula="of:=MOD([.J4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$D$5]*[.D45]+[.$D$6]" office:value-type="float" office:value="9.5355881463844E+142">
            <text:p>95355881463844000000000000000000000000000000000000000000000000000000000000000000000000000000000000000000000000000000000000000000000000000000000</text:p>
          </table:table-cell>
          <table:table-cell table:formula="of:=[.$D$5]^[.C46]+[.$D$6]*(1-[.$D$5]^[.C46])/(1-[.$D$5])" office:value-type="float" office:value="1.5012255253713E+142">
            <text:p>15012255253713000000000000000000000000000000000000000000000000000000000000000000000000000000000000000000000000000000000000000000000000000000000</text:p>
          </table:table-cell>
          <table:table-cell table:formula="of:=MOD(INT([.D46]);INT([.$D$7]))" office:value-type="float" office:value="41068">
            <text:p>41068</text:p>
          </table:table-cell>
          <table:table-cell table:formula="of:=MOD(INT([.E46]);INT([.$D$7]))" office:value-type="float" office:value="11064">
            <text:p>11064</text:p>
          </table:table-cell>
          <table:table-cell table:formula="of:=MOD(([.$D$5]*[.H45]+[.$D$6]);[.$D$7])" office:value-type="float" office:value="28304">
            <text:p>28304</text:p>
          </table:table-cell>
          <table:table-cell table:formula="of:=MOD([.H46];2)" office:value-type="float" office:value="0">
            <text:p>0</text:p>
          </table:table-cell>
          <table:table-cell table:formula="of:=RANDBETWEEN(0;2^16)" office:value-type="float" office:value="63468">
            <text:p>63468</text:p>
          </table:table-cell>
          <table:table-cell table:formula="of:=MOD([.J4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$D$5]*[.D46]+[.$D$6]" office:value-type="float" office:value="1.43176856017962E+147">
            <text:p>1431768560179620000000000000000000000000000000000000000000000000000000000000000000000000000000000000000000000000000000000000000000000000000000000000</text:p>
          </table:table-cell>
          <table:table-cell table:formula="of:=[.$D$5]^[.C47]+[.$D$6]*(1-[.$D$5]^[.C47])/(1-[.$D$5])" office:value-type="float" office:value="2.254090126345E+146">
            <text:p>225409012634500000000000000000000000000000000000000000000000000000000000000000000000000000000000000000000000000000000000000000000000000000000000000</text:p>
          </table:table-cell>
          <table:table-cell table:formula="of:=MOD(INT([.D47]);INT([.$D$7]))" office:value-type="float" office:value="25055">
            <text:p>25055</text:p>
          </table:table-cell>
          <table:table-cell table:formula="of:=MOD(INT([.E47]);INT([.$D$7]))" office:value-type="float" office:value="33311">
            <text:p>33311</text:p>
          </table:table-cell>
          <table:table-cell table:formula="of:=MOD(([.$D$5]*[.H46]+[.$D$6]);[.$D$7])" office:value-type="float" office:value="50081">
            <text:p>50081</text:p>
          </table:table-cell>
          <table:table-cell table:formula="of:=MOD([.H47];2)" office:value-type="float" office:value="1">
            <text:p>1</text:p>
          </table:table-cell>
          <table:table-cell table:formula="of:=RANDBETWEEN(0;2^16)" office:value-type="float" office:value="33640">
            <text:p>33640</text:p>
          </table:table-cell>
          <table:table-cell table:formula="of:=MOD([.J4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$D$5]*[.D47]+[.$D$6]" office:value-type="float" office:value="2.1498004931097E+151">
            <text:p>21498004931097000000000000000000000000000000000000000000000000000000000000000000000000000000000000000000000000000000000000000000000000000000000000000000</text:p>
          </table:table-cell>
          <table:table-cell table:formula="of:=[.$D$5]^[.C48]+[.$D$6]*(1-[.$D$5]^[.C48])/(1-[.$D$5])" office:value-type="float" office:value="3.38451632470702E+150">
            <text:p>3384516324707020000000000000000000000000000000000000000000000000000000000000000000000000000000000000000000000000000000000000000000000000000000000000000</text:p>
          </table:table-cell>
          <table:table-cell table:formula="of:=MOD(INT([.D48]);INT([.$D$7]))" office:value-type="float" office:value="7734">
            <text:p>7734</text:p>
          </table:table-cell>
          <table:table-cell table:formula="of:=MOD(INT([.E48]);INT([.$D$7]))" office:value-type="float" office:value="46765">
            <text:p>46765</text:p>
          </table:table-cell>
          <table:table-cell table:formula="of:=MOD(([.$D$5]*[.H47]+[.$D$6]);[.$D$7])" office:value-type="float" office:value="2106">
            <text:p>2106</text:p>
          </table:table-cell>
          <table:table-cell table:formula="of:=MOD([.H48];2)" office:value-type="float" office:value="0">
            <text:p>0</text:p>
          </table:table-cell>
          <table:table-cell table:formula="of:=RANDBETWEEN(0;2^16)" office:value-type="float" office:value="46692">
            <text:p>46692</text:p>
          </table:table-cell>
          <table:table-cell table:formula="of:=MOD([.J4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$D$5]*[.D48]+[.$D$6]" office:value-type="float" office:value="3.22792544040421E+155">
            <text:p>322792544040421000000000000000000000000000000000000000000000000000000000000000000000000000000000000000000000000000000000000000000000000000000000000000000000</text:p>
          </table:table-cell>
          <table:table-cell table:formula="of:=[.$D$5]^[.C49]+[.$D$6]*(1-[.$D$5]^[.C49])/(1-[.$D$5])" office:value-type="float" office:value="5.08185126154759E+154">
            <text:p>50818512615475900000000000000000000000000000000000000000000000000000000000000000000000000000000000000000000000000000000000000000000000000000000000000000000</text:p>
          </table:table-cell>
          <table:table-cell table:formula="of:=MOD(INT([.D49]);INT([.$D$7]))" office:value-type="float" office:value="6468">
            <text:p>6468</text:p>
          </table:table-cell>
          <table:table-cell table:formula="of:=MOD(INT([.E49]);INT([.$D$7]))" office:value-type="float" office:value="10374">
            <text:p>10374</text:p>
          </table:table-cell>
          <table:table-cell table:formula="of:=MOD(([.$D$5]*[.H48]+[.$D$6]);[.$D$7])" office:value-type="float" office:value="40185">
            <text:p>40185</text:p>
          </table:table-cell>
          <table:table-cell table:formula="of:=MOD([.H49];2)" office:value-type="float" office:value="1">
            <text:p>1</text:p>
          </table:table-cell>
          <table:table-cell table:formula="of:=RANDBETWEEN(0;2^16)" office:value-type="float" office:value="51632">
            <text:p>51632</text:p>
          </table:table-cell>
          <table:table-cell table:formula="of:=MOD([.J4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$D$5]*[.D49]+[.$D$6]" office:value-type="float" office:value="4.84673004876692E+159">
            <text:p>4846730048766920000000000000000000000000000000000000000000000000000000000000000000000000000000000000000000000000000000000000000000000000000000000000000000000000</text:p>
          </table:table-cell>
          <table:table-cell table:formula="of:=[.$D$5]^[.C50]+[.$D$6]*(1-[.$D$5]^[.C50])/(1-[.$D$5])" office:value-type="float" office:value="7.6303996692137E+158">
            <text:p>763039966921370000000000000000000000000000000000000000000000000000000000000000000000000000000000000000000000000000000000000000000000000000000000000000000000000</text:p>
          </table:table-cell>
          <table:table-cell table:formula="of:=MOD(INT([.D50]);INT([.$D$7]))" office:value-type="float" office:value="12795">
            <text:p>12795</text:p>
          </table:table-cell>
          <table:table-cell table:formula="of:=MOD(INT([.E50]);INT([.$D$7]))" office:value-type="float" office:value="62691">
            <text:p>62691</text:p>
          </table:table-cell>
          <table:table-cell table:formula="of:=MOD(([.$D$5]*[.H49]+[.$D$6]);[.$D$7])" office:value-type="float" office:value="51582">
            <text:p>51582</text:p>
          </table:table-cell>
          <table:table-cell table:formula="of:=MOD([.H50];2)" office:value-type="float" office:value="0">
            <text:p>0</text:p>
          </table:table-cell>
          <table:table-cell table:formula="of:=RANDBETWEEN(0;2^16)" office:value-type="float" office:value="17692">
            <text:p>17692</text:p>
          </table:table-cell>
          <table:table-cell table:formula="of:=MOD([.J5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$D$5]*[.D50]+[.$D$6]" office:value-type="float" office:value="7.27736516822353E+163">
            <text:p>72773651682235300000000000000000000000000000000000000000000000000000000000000000000000000000000000000000000000000000000000000000000000000000000000000000000000000000</text:p>
          </table:table-cell>
          <table:table-cell table:formula="of:=[.$D$5]^[.C51]+[.$D$6]*(1-[.$D$5]^[.C51])/(1-[.$D$5])" office:value-type="float" office:value="1.14570451033244E+163">
            <text:p>11457045103324400000000000000000000000000000000000000000000000000000000000000000000000000000000000000000000000000000000000000000000000000000000000000000000000000000</text:p>
          </table:table-cell>
          <table:table-cell table:formula="of:=MOD(INT([.D51]);INT([.$D$7]))" office:value-type="float" office:value="43295">
            <text:p>43295</text:p>
          </table:table-cell>
          <table:table-cell table:formula="of:=MOD(INT([.E51]);INT([.$D$7]))" office:value-type="float" office:value="17030">
            <text:p>17030</text:p>
          </table:table-cell>
          <table:table-cell table:formula="of:=MOD(([.$D$5]*[.H50]+[.$D$6]);[.$D$7])" office:value-type="float" office:value="60430">
            <text:p>60430</text:p>
          </table:table-cell>
          <table:table-cell table:formula="of:=MOD([.H51];2)" office:value-type="float" office:value="0">
            <text:p>0</text:p>
          </table:table-cell>
          <table:table-cell table:formula="of:=RANDBETWEEN(0;2^16)" office:value-type="float" office:value="64148">
            <text:p>64148</text:p>
          </table:table-cell>
          <table:table-cell table:formula="of:=MOD([.J5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$D$5]*[.D51]+[.$D$6]" office:value-type="float" office:value="1.09269638000876E+168">
            <text:p>1092696380008760000000000000000000000000000000000000000000000000000000000000000000000000000000000000000000000000000000000000000000000000000000000000000000000000000000000</text:p>
          </table:table-cell>
          <table:table-cell table:formula="of:=[.$D$5]^[.C52]+[.$D$6]*(1-[.$D$5]^[.C52])/(1-[.$D$5])" office:value-type="float" office:value="1.72027532226416E+167">
            <text:p>172027532226416000000000000000000000000000000000000000000000000000000000000000000000000000000000000000000000000000000000000000000000000000000000000000000000000000000000</text:p>
          </table:table-cell>
          <table:table-cell table:formula="of:=MOD(INT([.D52]);INT([.$D$7]))" office:value-type="float" office:value="39790">
            <text:p>39790</text:p>
          </table:table-cell>
          <table:table-cell table:formula="of:=MOD(INT([.E52]);INT([.$D$7]))" office:value-type="float" office:value="1501">
            <text:p>1501</text:p>
          </table:table-cell>
          <table:table-cell table:formula="of:=MOD(([.$D$5]*[.H51]+[.$D$6]);[.$D$7])" office:value-type="float" office:value="4114">
            <text:p>4114</text:p>
          </table:table-cell>
          <table:table-cell table:formula="of:=MOD([.H52];2)" office:value-type="float" office:value="0">
            <text:p>0</text:p>
          </table:table-cell>
          <table:table-cell table:formula="of:=RANDBETWEEN(0;2^16)" office:value-type="float" office:value="17488">
            <text:p>17488</text:p>
          </table:table-cell>
          <table:table-cell table:formula="of:=MOD([.J5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$D$5]*[.D52]+[.$D$6]" office:value-type="float" office:value="1.64068361458316E+172">
            <text:p>16406836145831600000000000000000000000000000000000000000000000000000000000000000000000000000000000000000000000000000000000000000000000000000000000000000000000000000000000000</text:p>
          </table:table-cell>
          <table:table-cell table:formula="of:=[.$D$5]^[.C53]+[.$D$6]*(1-[.$D$5]^[.C53])/(1-[.$D$5])" office:value-type="float" office:value="2.58299339637963E+171">
            <text:p>2582993396379630000000000000000000000000000000000000000000000000000000000000000000000000000000000000000000000000000000000000000000000000000000000000000000000000000000000000</text:p>
          </table:table-cell>
          <table:table-cell table:formula="of:=MOD(INT([.D53]);INT([.$D$7]))" office:value-type="float" office:value="37994">
            <text:p>37994</text:p>
          </table:table-cell>
          <table:table-cell table:formula="of:=MOD(INT([.E53]);INT([.$D$7]))" office:value-type="float" office:value="40350">
            <text:p>40350</text:p>
          </table:table-cell>
          <table:table-cell table:formula="of:=MOD(([.$D$5]*[.H52]+[.$D$6]);[.$D$7])" office:value-type="float" office:value="43285">
            <text:p>43285</text:p>
          </table:table-cell>
          <table:table-cell table:formula="of:=MOD([.H53];2)" office:value-type="float" office:value="1">
            <text:p>1</text:p>
          </table:table-cell>
          <table:table-cell table:formula="of:=RANDBETWEEN(0;2^16)" office:value-type="float" office:value="54567">
            <text:p>54567</text:p>
          </table:table-cell>
          <table:table-cell table:formula="of:=MOD([.J5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$D$5]*[.D53]+[.$D$6]" office:value-type="float" office:value="2.46348644729661E+176">
            <text:p>246348644729661000000000000000000000000000000000000000000000000000000000000000000000000000000000000000000000000000000000000000000000000000000000000000000000000000000000000000000</text:p>
          </table:table-cell>
          <table:table-cell table:formula="of:=[.$D$5]^[.C54]+[.$D$6]*(1-[.$D$5]^[.C54])/(1-[.$D$5])" office:value-type="float" office:value="3.87836458466401E+175">
            <text:p>38783645846640100000000000000000000000000000000000000000000000000000000000000000000000000000000000000000000000000000000000000000000000000000000000000000000000000000000000000000</text:p>
          </table:table-cell>
          <table:table-cell table:formula="of:=MOD(INT([.D54]);INT([.$D$7]))" office:value-type="float" office:value="61215">
            <text:p>61215</text:p>
          </table:table-cell>
          <table:table-cell table:formula="of:=MOD(INT([.E54]);INT([.$D$7]))" office:value-type="float" office:value="37393">
            <text:p>37393</text:p>
          </table:table-cell>
          <table:table-cell table:formula="of:=MOD(([.$D$5]*[.H53]+[.$D$6]);[.$D$7])" office:value-type="float" office:value="1275">
            <text:p>1275</text:p>
          </table:table-cell>
          <table:table-cell table:formula="of:=MOD([.H54];2)" office:value-type="float" office:value="1">
            <text:p>1</text:p>
          </table:table-cell>
          <table:table-cell table:formula="of:=RANDBETWEEN(0;2^16)" office:value-type="float" office:value="46972">
            <text:p>46972</text:p>
          </table:table-cell>
          <table:table-cell table:formula="of:=MOD([.J5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$D$5]*[.D54]+[.$D$6]" office:value-type="float" office:value="3.69892490061586E+180">
            <text:p>3698924900615860000000000000000000000000000000000000000000000000000000000000000000000000000000000000000000000000000000000000000000000000000000000000000000000000000000000000000000000</text:p>
          </table:table-cell>
          <table:table-cell table:formula="of:=[.$D$5]^[.C55]+[.$D$6]*(1-[.$D$5]^[.C55])/(1-[.$D$5])" office:value-type="float" office:value="5.82336442387302E+179">
            <text:p>582336442387302000000000000000000000000000000000000000000000000000000000000000000000000000000000000000000000000000000000000000000000000000000000000000000000000000000000000000000000</text:p>
          </table:table-cell>
          <table:table-cell table:formula="of:=MOD(INT([.D55]);INT([.$D$7]))" office:value-type="float" office:value="32144">
            <text:p>32144</text:p>
          </table:table-cell>
          <table:table-cell table:formula="of:=MOD(INT([.E55]);INT([.$D$7]))" office:value-type="float" office:value="46778">
            <text:p>46778</text:p>
          </table:table-cell>
          <table:table-cell table:formula="of:=MOD(([.$D$5]*[.H54]+[.$D$6]);[.$D$7])" office:value-type="float" office:value="14750">
            <text:p>14750</text:p>
          </table:table-cell>
          <table:table-cell table:formula="of:=MOD([.H55];2)" office:value-type="float" office:value="0">
            <text:p>0</text:p>
          </table:table-cell>
          <table:table-cell table:formula="of:=RANDBETWEEN(0;2^16)" office:value-type="float" office:value="56450">
            <text:p>56450</text:p>
          </table:table-cell>
          <table:table-cell table:formula="of:=MOD([.J5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$D$5]*[.D55]+[.$D$6]" office:value-type="float" office:value="5.55393573827472E+184">
            <text:p>55539357382747200000000000000000000000000000000000000000000000000000000000000000000000000000000000000000000000000000000000000000000000000000000000000000000000000000000000000000000000000</text:p>
          </table:table-cell>
          <table:table-cell table:formula="of:=[.$D$5]^[.C56]+[.$D$6]*(1-[.$D$5]^[.C56])/(1-[.$D$5])" office:value-type="float" office:value="8.74378168244533E+183">
            <text:p>8743781682445330000000000000000000000000000000000000000000000000000000000000000000000000000000000000000000000000000000000000000000000000000000000000000000000000000000000000000000000000</text:p>
          </table:table-cell>
          <table:table-cell table:formula="of:=MOD(INT([.D56]);INT([.$D$7]))" office:value-type="float" office:value="59701">
            <text:p>59701</text:p>
          </table:table-cell>
          <table:table-cell table:formula="of:=MOD(INT([.E56]);INT([.$D$7]))" office:value-type="float" office:value="17732">
            <text:p>17732</text:p>
          </table:table-cell>
          <table:table-cell table:formula="of:=MOD(([.$D$5]*[.H55]+[.$D$6]);[.$D$7])" office:value-type="float" office:value="29156">
            <text:p>29156</text:p>
          </table:table-cell>
          <table:table-cell table:formula="of:=MOD([.H56];2)" office:value-type="float" office:value="0">
            <text:p>0</text:p>
          </table:table-cell>
          <table:table-cell table:formula="of:=RANDBETWEEN(0;2^16)" office:value-type="float" office:value="42606">
            <text:p>42606</text:p>
          </table:table-cell>
          <table:table-cell table:formula="of:=MOD([.J5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$D$5]*[.D56]+[.$D$6]" office:value-type="float" office:value="8.33923451101949E+188">
            <text:p>833923451101949000000000000000000000000000000000000000000000000000000000000000000000000000000000000000000000000000000000000000000000000000000000000000000000000000000000000000000000000000000</text:p>
          </table:table-cell>
          <table:table-cell table:formula="of:=[.$D$5]^[.C57]+[.$D$6]*(1-[.$D$5]^[.C57])/(1-[.$D$5])" office:value-type="float" office:value="1.31287881961917E+188">
            <text:p>131287881961917000000000000000000000000000000000000000000000000000000000000000000000000000000000000000000000000000000000000000000000000000000000000000000000000000000000000000000000000000000</text:p>
          </table:table-cell>
          <table:table-cell table:formula="of:=MOD(INT([.D57]);INT([.$D$7]))" office:value-type="float" office:value="29401">
            <text:p>29401</text:p>
          </table:table-cell>
          <table:table-cell table:formula="of:=MOD(INT([.E57]);INT([.$D$7]))" office:value-type="float" office:value="354">
            <text:p>354</text:p>
          </table:table-cell>
          <table:table-cell table:formula="of:=MOD(([.$D$5]*[.H56]+[.$D$6]);[.$D$7])" office:value-type="float" office:value="63146">
            <text:p>63146</text:p>
          </table:table-cell>
          <table:table-cell table:formula="of:=MOD([.H57];2)" office:value-type="float" office:value="0">
            <text:p>0</text:p>
          </table:table-cell>
          <table:table-cell table:formula="of:=RANDBETWEEN(0;2^16)" office:value-type="float" office:value="49436">
            <text:p>49436</text:p>
          </table:table-cell>
          <table:table-cell table:formula="of:=MOD([.J5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$D$5]*[.D57]+[.$D$6]" office:value-type="float" office:value="1.25213606182958E+193">
            <text:p>12521360618295800000000000000000000000000000000000000000000000000000000000000000000000000000000000000000000000000000000000000000000000000000000000000000000000000000000000000000000000000000000000</text:p>
          </table:table-cell>
          <table:table-cell table:formula="of:=[.$D$5]^[.C58]+[.$D$6]*(1-[.$D$5]^[.C58])/(1-[.$D$5])" office:value-type="float" office:value="1.97128754765818E+192">
            <text:p>1971287547658180000000000000000000000000000000000000000000000000000000000000000000000000000000000000000000000000000000000000000000000000000000000000000000000000000000000000000000000000000000000</text:p>
          </table:table-cell>
          <table:table-cell table:formula="of:=MOD(INT([.D58]);INT([.$D$7]))" office:value-type="float" office:value="7291">
            <text:p>7291</text:p>
          </table:table-cell>
          <table:table-cell table:formula="of:=MOD(INT([.E58]);INT([.$D$7]))" office:value-type="float" office:value="4424">
            <text:p>4424</text:p>
          </table:table-cell>
          <table:table-cell table:formula="of:=MOD(([.$D$5]*[.H57]+[.$D$6]);[.$D$7])" office:value-type="float" office:value="20840">
            <text:p>20840</text:p>
          </table:table-cell>
          <table:table-cell table:formula="of:=MOD([.H58];2)" office:value-type="float" office:value="0">
            <text:p>0</text:p>
          </table:table-cell>
          <table:table-cell table:formula="of:=RANDBETWEEN(0;2^16)" office:value-type="float" office:value="53199">
            <text:p>53199</text:p>
          </table:table-cell>
          <table:table-cell table:formula="of:=MOD([.J5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$D$5]*[.D58]+[.$D$6]" office:value-type="float" office:value="1.88008229683711E+197">
            <text:p>188008229683711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59]+[.$D$6]*(1-[.$D$5]^[.C59])/(1-[.$D$5])" office:value-type="float" office:value="2.95988825280876E+196">
            <text:p>295988825280876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59]);INT([.$D$7]))" office:value-type="float" office:value="4468">
            <text:p>4468</text:p>
          </table:table-cell>
          <table:table-cell table:formula="of:=MOD(INT([.E59]);INT([.$D$7]))" office:value-type="float" office:value="19413">
            <text:p>19413</text:p>
          </table:table-cell>
          <table:table-cell table:formula="of:=MOD(([.$D$5]*[.H58]+[.$D$6]);[.$D$7])" office:value-type="float" office:value="46391">
            <text:p>46391</text:p>
          </table:table-cell>
          <table:table-cell table:formula="of:=MOD([.H59];2)" office:value-type="float" office:value="1">
            <text:p>1</text:p>
          </table:table-cell>
          <table:table-cell table:formula="of:=RANDBETWEEN(0;2^16)" office:value-type="float" office:value="42002">
            <text:p>42002</text:p>
          </table:table-cell>
          <table:table-cell table:formula="of:=MOD([.J5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$D$5]*[.D59]+[.$D$6]" office:value-type="float" office:value="2.82294356870092E+201">
            <text:p>282294356870092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60]+[.$D$6]*(1-[.$D$5]^[.C60])/(1-[.$D$5])" office:value-type="float" office:value="4.44427221159235E+200">
            <text:p>444427221159235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60]);INT([.$D$7]))" office:value-type="float" office:value="35562">
            <text:p>35562</text:p>
          </table:table-cell>
          <table:table-cell table:formula="of:=MOD(INT([.E60]);INT([.$D$7]))" office:value-type="float" office:value="1450">
            <text:p>1450</text:p>
          </table:table-cell>
          <table:table-cell table:formula="of:=MOD(([.$D$5]*[.H59]+[.$D$6]);[.$D$7])" office:value-type="float" office:value="41058">
            <text:p>41058</text:p>
          </table:table-cell>
          <table:table-cell table:formula="of:=MOD([.H60];2)" office:value-type="float" office:value="0">
            <text:p>0</text:p>
          </table:table-cell>
          <table:table-cell table:formula="of:=RANDBETWEEN(0;2^16)" office:value-type="float" office:value="27051">
            <text:p>27051</text:p>
          </table:table-cell>
          <table:table-cell table:formula="of:=MOD([.J6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$D$5]*[.D60]+[.$D$6]" office:value-type="float" office:value="4.23864976840443E+205">
            <text:p>423864976840443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61]+[.$D$6]*(1-[.$D$5]^[.C61])/(1-[.$D$5])" office:value-type="float" office:value="6.67307472570591E+204">
            <text:p>667307472570591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61]);INT([.$D$7]))" office:value-type="float" office:value="56107">
            <text:p>56107</text:p>
          </table:table-cell>
          <table:table-cell table:formula="of:=MOD(INT([.E61]);INT([.$D$7]))" office:value-type="float" office:value="6355">
            <text:p>6355</text:p>
          </table:table-cell>
          <table:table-cell table:formula="of:=MOD(([.$D$5]*[.H60]+[.$D$6]);[.$D$7])" office:value-type="float" office:value="52277">
            <text:p>52277</text:p>
          </table:table-cell>
          <table:table-cell table:formula="of:=MOD([.H61];2)" office:value-type="float" office:value="1">
            <text:p>1</text:p>
          </table:table-cell>
          <table:table-cell table:formula="of:=RANDBETWEEN(0;2^16)" office:value-type="float" office:value="43393">
            <text:p>43393</text:p>
          </table:table-cell>
          <table:table-cell table:formula="of:=MOD([.J6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$D$5]*[.D61]+[.$D$6]" office:value-type="float" office:value="6.36433262725925E+209">
            <text:p>636433262725925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62]+[.$D$6]*(1-[.$D$5]^[.C62])/(1-[.$D$5])" office:value-type="float" office:value="1.00196217006474E+209">
            <text:p>100196217006474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62]);INT([.$D$7]))" office:value-type="float" office:value="45726">
            <text:p>45726</text:p>
          </table:table-cell>
          <table:table-cell table:formula="of:=MOD(INT([.E62]);INT([.$D$7]))" office:value-type="float" office:value="13934">
            <text:p>13934</text:p>
          </table:table-cell>
          <table:table-cell table:formula="of:=MOD(([.$D$5]*[.H61]+[.$D$6]);[.$D$7])" office:value-type="float" office:value="9935">
            <text:p>9935</text:p>
          </table:table-cell>
          <table:table-cell table:formula="of:=MOD([.H62];2)" office:value-type="float" office:value="1">
            <text:p>1</text:p>
          </table:table-cell>
          <table:table-cell table:formula="of:=RANDBETWEEN(0;2^16)" office:value-type="float" office:value="44707">
            <text:p>44707</text:p>
          </table:table-cell>
          <table:table-cell table:formula="of:=MOD([.J6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[.$D$5]*[.D62]+[.$D$6]" office:value-type="float" office:value="9.55604543982976E+213">
            <text:p>955604543982976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63]+[.$D$6]*(1-[.$D$5]^[.C63])/(1-[.$D$5])" office:value-type="float" office:value="1.50444619835221E+213">
            <text:p>150444619835221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63]);INT([.$D$7]))" office:value-type="float" office:value="61106">
            <text:p>61106</text:p>
          </table:table-cell>
          <table:table-cell table:formula="of:=MOD(INT([.E63]);INT([.$D$7]))" office:value-type="float" office:value="40652">
            <text:p>40652</text:p>
          </table:table-cell>
          <table:table-cell table:formula="of:=MOD(([.$D$5]*[.H62]+[.$D$6]);[.$D$7])" office:value-type="float" office:value="19242">
            <text:p>19242</text:p>
          </table:table-cell>
          <table:table-cell table:formula="of:=MOD([.H63];2)" office:value-type="float" office:value="0">
            <text:p>0</text:p>
          </table:table-cell>
          <table:table-cell table:formula="of:=RANDBETWEEN(0;2^16)" office:value-type="float" office:value="21425">
            <text:p>21425</text:p>
          </table:table-cell>
          <table:table-cell table:formula="of:=MOD([.J6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[.$D$5]*[.D63]+[.$D$6]" office:value-type="float" office:value="1.43484022279044E+218">
            <text:p>143484022279044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64]+[.$D$6]*(1-[.$D$5]^[.C64])/(1-[.$D$5])" office:value-type="float" office:value="2.25892596682584E+217">
            <text:p>225892596682584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64]);INT([.$D$7]))" office:value-type="float" office:value="9522">
            <text:p>9522</text:p>
          </table:table-cell>
          <table:table-cell table:formula="of:=MOD(INT([.E64]);INT([.$D$7]))" office:value-type="float" office:value="30899">
            <text:p>30899</text:p>
          </table:table-cell>
          <table:table-cell table:formula="of:=MOD(([.$D$5]*[.H63]+[.$D$6]);[.$D$7])" office:value-type="float" office:value="38963">
            <text:p>38963</text:p>
          </table:table-cell>
          <table:table-cell table:formula="of:=MOD([.H64];2)" office:value-type="float" office:value="1">
            <text:p>1</text:p>
          </table:table-cell>
          <table:table-cell table:formula="of:=RANDBETWEEN(0;2^16)" office:value-type="float" office:value="52603">
            <text:p>52603</text:p>
          </table:table-cell>
          <table:table-cell table:formula="of:=MOD([.J6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[.$D$5]*[.D64]+[.$D$6]" office:value-type="float" office:value="2.15441259451984E+222">
            <text:p>215441259451984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65]+[.$D$6]*(1-[.$D$5]^[.C65])/(1-[.$D$5])" office:value-type="float" office:value="3.391777339189E+221">
            <text:p>3391777339189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65]);INT([.$D$7]))" office:value-type="float" office:value="4279">
            <text:p>4279</text:p>
          </table:table-cell>
          <table:table-cell table:formula="of:=MOD(INT([.E65]);INT([.$D$7]))" office:value-type="float" office:value="36753">
            <text:p>36753</text:p>
          </table:table-cell>
          <table:table-cell table:formula="of:=MOD(([.$D$5]*[.H64]+[.$D$6]);[.$D$7])" office:value-type="float" office:value="53612">
            <text:p>53612</text:p>
          </table:table-cell>
          <table:table-cell table:formula="of:=MOD([.H65];2)" office:value-type="float" office:value="0">
            <text:p>0</text:p>
          </table:table-cell>
          <table:table-cell table:formula="of:=RANDBETWEEN(0;2^16)" office:value-type="float" office:value="26668">
            <text:p>26668</text:p>
          </table:table-cell>
          <table:table-cell table:formula="of:=MOD([.J6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[.$D$5]*[.D65]+[.$D$6]" office:value-type="float" office:value="3.23485051067155E+226">
            <text:p>323485051067155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66]+[.$D$6]*(1-[.$D$5]^[.C66])/(1-[.$D$5])" office:value-type="float" office:value="5.09275367479229E+225">
            <text:p>509275367479229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66]);INT([.$D$7]))" office:value-type="float" office:value="21335">
            <text:p>21335</text:p>
          </table:table-cell>
          <table:table-cell table:formula="of:=MOD(INT([.E66]);INT([.$D$7]))" office:value-type="float" office:value="3719">
            <text:p>3719</text:p>
          </table:table-cell>
          <table:table-cell table:formula="of:=MOD(([.$D$5]*[.H65]+[.$D$6]);[.$D$7])" office:value-type="float" office:value="638">
            <text:p>638</text:p>
          </table:table-cell>
          <table:table-cell table:formula="of:=MOD([.H66];2)" office:value-type="float" office:value="0">
            <text:p>0</text:p>
          </table:table-cell>
          <table:table-cell table:formula="of:=RANDBETWEEN(0;2^16)" office:value-type="float" office:value="19488">
            <text:p>19488</text:p>
          </table:table-cell>
          <table:table-cell table:formula="of:=MOD([.J6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[.$D$5]*[.D66]+[.$D$6]" office:value-type="float" office:value="4.85712804177333E+230">
            <text:p>485712804177333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67]+[.$D$6]*(1-[.$D$5]^[.C67])/(1-[.$D$5])" office:value-type="float" office:value="7.64676964270062E+229">
            <text:p>764676964270062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67]);INT([.$D$7]))" office:value-type="float" office:value="49721">
            <text:p>49721</text:p>
          </table:table-cell>
          <table:table-cell table:formula="of:=MOD(INT([.E67]);INT([.$D$7]))" office:value-type="float" office:value="58171">
            <text:p>58171</text:p>
          </table:table-cell>
          <table:table-cell table:formula="of:=MOD(([.$D$5]*[.H66]+[.$D$6]);[.$D$7])" office:value-type="float" office:value="18597">
            <text:p>18597</text:p>
          </table:table-cell>
          <table:table-cell table:formula="of:=MOD([.H67];2)" office:value-type="float" office:value="1">
            <text:p>1</text:p>
          </table:table-cell>
          <table:table-cell table:formula="of:=RANDBETWEEN(0;2^16)" office:value-type="float" office:value="45660">
            <text:p>45660</text:p>
          </table:table-cell>
          <table:table-cell table:formula="of:=MOD([.J6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[.$D$5]*[.D67]+[.$D$6]" office:value-type="float" office:value="7.29297775472265E+234">
            <text:p>729297775472265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68]+[.$D$6]*(1-[.$D$5]^[.C68])/(1-[.$D$5])" office:value-type="float" office:value="1.1481624618515E+234">
            <text:p>11481624618515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68]);INT([.$D$7]))" office:value-type="float" office:value="42935">
            <text:p>42935</text:p>
          </table:table-cell>
          <table:table-cell table:formula="of:=MOD(INT([.E68]);INT([.$D$7]))" office:value-type="float" office:value="2585">
            <text:p>2585</text:p>
          </table:table-cell>
          <table:table-cell table:formula="of:=MOD(([.$D$5]*[.H67]+[.$D$6]);[.$D$7])" office:value-type="float" office:value="53764">
            <text:p>53764</text:p>
          </table:table-cell>
          <table:table-cell table:formula="of:=MOD([.H68];2)" office:value-type="float" office:value="0">
            <text:p>0</text:p>
          </table:table-cell>
          <table:table-cell table:formula="of:=RANDBETWEEN(0;2^16)" office:value-type="float" office:value="62176">
            <text:p>62176</text:p>
          </table:table-cell>
          <table:table-cell table:formula="of:=MOD([.J6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[.$D$5]*[.D68]+[.$D$6]" office:value-type="float" office:value="1.09504060987161E+239">
            <text:p>109504060987161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69]+[.$D$6]*(1-[.$D$5]^[.C69])/(1-[.$D$5])" office:value-type="float" office:value="1.72396593647002E+238">
            <text:p>172396593647002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69]);INT([.$D$7]))" office:value-type="float" office:value="35940">
            <text:p>35940</text:p>
          </table:table-cell>
          <table:table-cell table:formula="of:=MOD(INT([.E69]);INT([.$D$7]))" office:value-type="float" office:value="3242">
            <text:p>3242</text:p>
          </table:table-cell>
          <table:table-cell table:formula="of:=MOD(([.$D$5]*[.H68]+[.$D$6]);[.$D$7])" office:value-type="float" office:value="54660">
            <text:p>54660</text:p>
          </table:table-cell>
          <table:table-cell table:formula="of:=MOD([.H69];2)" office:value-type="float" office:value="0">
            <text:p>0</text:p>
          </table:table-cell>
          <table:table-cell table:formula="of:=RANDBETWEEN(0;2^16)" office:value-type="float" office:value="60050">
            <text:p>60050</text:p>
          </table:table-cell>
          <table:table-cell table:formula="of:=MOD([.J6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[.$D$5]*[.D69]+[.$D$6]" office:value-type="float" office:value="1.64420347572222E+243">
            <text:p>164420347572222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70]+[.$D$6]*(1-[.$D$5]^[.C70])/(1-[.$D$5])" office:value-type="float" office:value="2.58853485360974E+242">
            <text:p>258853485360974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70]);INT([.$D$7]))" office:value-type="float" office:value="49342">
            <text:p>49342</text:p>
          </table:table-cell>
          <table:table-cell table:formula="of:=MOD(INT([.E70]);INT([.$D$7]))" office:value-type="float" office:value="17994">
            <text:p>17994</text:p>
          </table:table-cell>
          <table:table-cell table:formula="of:=MOD(([.$D$5]*[.H69]+[.$D$6]);[.$D$7])" office:value-type="float" office:value="7478">
            <text:p>7478</text:p>
          </table:table-cell>
          <table:table-cell table:formula="of:=MOD([.H70];2)" office:value-type="float" office:value="0">
            <text:p>0</text:p>
          </table:table-cell>
          <table:table-cell table:formula="of:=RANDBETWEEN(0;2^16)" office:value-type="float" office:value="64090">
            <text:p>64090</text:p>
          </table:table-cell>
          <table:table-cell table:formula="of:=MOD([.J7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[.$D$5]*[.D70]+[.$D$6]" office:value-type="float" office:value="2.46877151879691E+247">
            <text:p>246877151879691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71]+[.$D$6]*(1-[.$D$5]^[.C71])/(1-[.$D$5])" office:value-type="float" office:value="3.88668508269503E+246">
            <text:p>388668508269503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71]);INT([.$D$7]))" office:value-type="float" office:value="49535">
            <text:p>49535</text:p>
          </table:table-cell>
          <table:table-cell table:formula="of:=MOD(INT([.E71]);INT([.$D$7]))" office:value-type="float" office:value="55104">
            <text:p>55104</text:p>
          </table:table-cell>
          <table:table-cell table:formula="of:=MOD(([.$D$5]*[.H70]+[.$D$6]);[.$D$7])" office:value-type="float" office:value="24718">
            <text:p>24718</text:p>
          </table:table-cell>
          <table:table-cell table:formula="of:=MOD([.H71];2)" office:value-type="float" office:value="0">
            <text:p>0</text:p>
          </table:table-cell>
          <table:table-cell table:formula="of:=RANDBETWEEN(0;2^16)" office:value-type="float" office:value="2129">
            <text:p>2129</text:p>
          </table:table-cell>
          <table:table-cell table:formula="of:=MOD([.J7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[.$D$5]*[.D71]+[.$D$6]" office:value-type="float" office:value="3.70686043547356E+251">
            <text:p>370686043547356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72]+[.$D$6]*(1-[.$D$5]^[.C72])/(1-[.$D$5])" office:value-type="float" office:value="5.83585765166659E+250">
            <text:p>583585765166659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72]);INT([.$D$7]))" office:value-type="float" office:value="15425">
            <text:p>15425</text:p>
          </table:table-cell>
          <table:table-cell table:formula="of:=MOD(INT([.E72]);INT([.$D$7]))" office:value-type="float" office:value="30650">
            <text:p>30650</text:p>
          </table:table-cell>
          <table:table-cell table:formula="of:=MOD(([.$D$5]*[.H71]+[.$D$6]);[.$D$7])" office:value-type="float" office:value="12168">
            <text:p>12168</text:p>
          </table:table-cell>
          <table:table-cell table:formula="of:=MOD([.H72];2)" office:value-type="float" office:value="0">
            <text:p>0</text:p>
          </table:table-cell>
          <table:table-cell table:formula="of:=RANDBETWEEN(0;2^16)" office:value-type="float" office:value="24155">
            <text:p>24155</text:p>
          </table:table-cell>
          <table:table-cell table:formula="of:=MOD([.J7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formula="of:=[.$D$5]*[.D72]+[.$D$6]" office:value-type="float" office:value="5.56585094386354E+255">
            <text:p>556585094386354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73]+[.$D$6]*(1-[.$D$5]^[.C73])/(1-[.$D$5])" office:value-type="float" office:value="8.76254026397738E+254">
            <text:p>876254026397738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73]);INT([.$D$7]))" office:value-type="float" office:value="34899">
            <text:p>34899</text:p>
          </table:table-cell>
          <table:table-cell table:formula="of:=MOD(INT([.E73]);INT([.$D$7]))" office:value-type="float" office:value="5629">
            <text:p>5629</text:p>
          </table:table-cell>
          <table:table-cell table:formula="of:=MOD(([.$D$5]*[.H72]+[.$D$6]);[.$D$7])" office:value-type="float" office:value="58330">
            <text:p>58330</text:p>
          </table:table-cell>
          <table:table-cell table:formula="of:=MOD([.H73];2)" office:value-type="float" office:value="0">
            <text:p>0</text:p>
          </table:table-cell>
          <table:table-cell table:formula="of:=RANDBETWEEN(0;2^16)" office:value-type="float" office:value="13699">
            <text:p>13699</text:p>
          </table:table-cell>
          <table:table-cell table:formula="of:=MOD([.J7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formula="of:=[.$D$5]*[.D73]+[.$D$6]" office:value-type="float" office:value="8.35712519221111E+259">
            <text:p>835712519221111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74]+[.$D$6]*(1-[.$D$5]^[.C74])/(1-[.$D$5])" office:value-type="float" office:value="1.3156954206362E+259">
            <text:p>13156954206362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74]);INT([.$D$7]))" office:value-type="float" office:value="40539">
            <text:p>40539</text:p>
          </table:table-cell>
          <table:table-cell table:formula="of:=MOD(INT([.E74]);INT([.$D$7]))" office:value-type="float" office:value="7199">
            <text:p>7199</text:p>
          </table:table-cell>
          <table:table-cell table:formula="of:=MOD(([.$D$5]*[.H73]+[.$D$6]);[.$D$7])" office:value-type="float" office:value="61448">
            <text:p>61448</text:p>
          </table:table-cell>
          <table:table-cell table:formula="of:=MOD([.H74];2)" office:value-type="float" office:value="0">
            <text:p>0</text:p>
          </table:table-cell>
          <table:table-cell table:formula="of:=RANDBETWEEN(0;2^16)" office:value-type="float" office:value="39129">
            <text:p>39129</text:p>
          </table:table-cell>
          <table:table-cell table:formula="of:=MOD([.J7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formula="of:=[.$D$5]*[.D74]+[.$D$6]" office:value-type="float" office:value="1.2548223476105E+264">
            <text:p>12548223476105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75]+[.$D$6]*(1-[.$D$5]^[.C75])/(1-[.$D$5])" office:value-type="float" office:value="1.97551667408526E+263">
            <text:p>197551667408526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75]);INT([.$D$7]))" office:value-type="float" office:value="33013">
            <text:p>33013</text:p>
          </table:table-cell>
          <table:table-cell table:formula="of:=MOD(INT([.E75]);INT([.$D$7]))" office:value-type="float" office:value="25796">
            <text:p>25796</text:p>
          </table:table-cell>
          <table:table-cell table:formula="of:=MOD(([.$D$5]*[.H74]+[.$D$6]);[.$D$7])" office:value-type="float" office:value="19263">
            <text:p>19263</text:p>
          </table:table-cell>
          <table:table-cell table:formula="of:=MOD([.H75];2)" office:value-type="float" office:value="1">
            <text:p>1</text:p>
          </table:table-cell>
          <table:table-cell table:formula="of:=RANDBETWEEN(0;2^16)" office:value-type="float" office:value="44553">
            <text:p>44553</text:p>
          </table:table-cell>
          <table:table-cell table:formula="of:=MOD([.J7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formula="of:=[.$D$5]*[.D75]+[.$D$6]" office:value-type="float" office:value="1.88411575493716E+268">
            <text:p>188411575493716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76]+[.$D$6]*(1-[.$D$5]^[.C76])/(1-[.$D$5])" office:value-type="float" office:value="2.96623828613902E+267">
            <text:p>296623828613902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76]);INT([.$D$7]))" office:value-type="float" office:value="31410">
            <text:p>31410</text:p>
          </table:table-cell>
          <table:table-cell table:formula="of:=MOD(INT([.E76]);INT([.$D$7]))" office:value-type="float" office:value="25477">
            <text:p>25477</text:p>
          </table:table-cell>
          <table:table-cell table:formula="of:=MOD(([.$D$5]*[.H75]+[.$D$6]);[.$D$7])" office:value-type="float" office:value="26593">
            <text:p>26593</text:p>
          </table:table-cell>
          <table:table-cell table:formula="of:=MOD([.H76];2)" office:value-type="float" office:value="1">
            <text:p>1</text:p>
          </table:table-cell>
          <table:table-cell table:formula="of:=RANDBETWEEN(0;2^16)" office:value-type="float" office:value="39269">
            <text:p>39269</text:p>
          </table:table-cell>
          <table:table-cell table:formula="of:=MOD([.J7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[.$D$5]*[.D76]+[.$D$6]" office:value-type="float" office:value="2.82899980603815E+272">
            <text:p>282899980603815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77]+[.$D$6]*(1-[.$D$5]^[.C77])/(1-[.$D$5])" office:value-type="float" office:value="4.45380678663773E+271">
            <text:p>445380678663773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77]);INT([.$D$7]))" office:value-type="float" office:value="11024">
            <text:p>11024</text:p>
          </table:table-cell>
          <table:table-cell table:formula="of:=MOD(INT([.E77]);INT([.$D$7]))" office:value-type="float" office:value="10848">
            <text:p>10848</text:p>
          </table:table-cell>
          <table:table-cell table:formula="of:=MOD(([.$D$5]*[.H76]+[.$D$6]);[.$D$7])" office:value-type="float" office:value="49920">
            <text:p>49920</text:p>
          </table:table-cell>
          <table:table-cell table:formula="of:=MOD([.H77];2)" office:value-type="float" office:value="0">
            <text:p>0</text:p>
          </table:table-cell>
          <table:table-cell table:formula="of:=RANDBETWEEN(0;2^16)" office:value-type="float" office:value="35585">
            <text:p>35585</text:p>
          </table:table-cell>
          <table:table-cell table:formula="of:=MOD([.J7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formula="of:=[.$D$5]*[.D77]+[.$D$6]" office:value-type="float" office:value="4.24774320876628E+276">
            <text:p>424774320876628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78]+[.$D$6]*(1-[.$D$5]^[.C78])/(1-[.$D$5])" office:value-type="float" office:value="6.68739089013656E+275">
            <text:p>668739089013656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78]);INT([.$D$7]))" office:value-type="float" office:value="15962">
            <text:p>15962</text:p>
          </table:table-cell>
          <table:table-cell table:formula="of:=MOD(INT([.E78]);INT([.$D$7]))" office:value-type="float" office:value="1289">
            <text:p>1289</text:p>
          </table:table-cell>
          <table:table-cell table:formula="of:=MOD(([.$D$5]*[.H77]+[.$D$6]);[.$D$7])" office:value-type="float" office:value="9560">
            <text:p>9560</text:p>
          </table:table-cell>
          <table:table-cell table:formula="of:=MOD([.H78];2)" office:value-type="float" office:value="0">
            <text:p>0</text:p>
          </table:table-cell>
          <table:table-cell table:formula="of:=RANDBETWEEN(0;2^16)" office:value-type="float" office:value="11840">
            <text:p>11840</text:p>
          </table:table-cell>
          <table:table-cell table:formula="of:=MOD([.J7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formula="of:=[.$D$5]*[.D78]+[.$D$6]" office:value-type="float" office:value="6.37798642796257E+280">
            <text:p>637798642796257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79]+[.$D$6]*(1-[.$D$5]^[.C79])/(1-[.$D$5])" office:value-type="float" office:value="1.004111742154E+280">
            <text:p>1004111742154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79]);INT([.$D$7]))" office:value-type="float" office:value="41784">
            <text:p>41784</text:p>
          </table:table-cell>
          <table:table-cell table:formula="of:=MOD(INT([.E79]);INT([.$D$7]))" office:value-type="float" office:value="58825">
            <text:p>58825</text:p>
          </table:table-cell>
          <table:table-cell table:formula="of:=MOD(([.$D$5]*[.H78]+[.$D$6]);[.$D$7])" office:value-type="float" office:value="24799">
            <text:p>24799</text:p>
          </table:table-cell>
          <table:table-cell table:formula="of:=MOD([.H79];2)" office:value-type="float" office:value="1">
            <text:p>1</text:p>
          </table:table-cell>
          <table:table-cell table:formula="of:=RANDBETWEEN(0;2^16)" office:value-type="float" office:value="22598">
            <text:p>22598</text:p>
          </table:table-cell>
          <table:table-cell table:formula="of:=MOD([.J7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formula="of:=[.$D$5]*[.D79]+[.$D$6]" office:value-type="float" office:value="9.57654662158581E+284">
            <text:p>957654662158581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80]+[.$D$6]*(1-[.$D$5]^[.C80])/(1-[.$D$5])" office:value-type="float" office:value="1.50767378084424E+284">
            <text:p>150767378084424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80]);INT([.$D$7]))" office:value-type="float" office:value="51704">
            <text:p>51704</text:p>
          </table:table-cell>
          <table:table-cell table:formula="of:=MOD(INT([.E80]);INT([.$D$7]))" office:value-type="float" office:value="38127">
            <text:p>38127</text:p>
          </table:table-cell>
          <table:table-cell table:formula="of:=MOD(([.$D$5]*[.H79]+[.$D$6]);[.$D$7])" office:value-type="float" office:value="48717">
            <text:p>48717</text:p>
          </table:table-cell>
          <table:table-cell table:formula="of:=MOD([.H80];2)" office:value-type="float" office:value="1">
            <text:p>1</text:p>
          </table:table-cell>
          <table:table-cell table:formula="of:=RANDBETWEEN(0;2^16)" office:value-type="float" office:value="59359">
            <text:p>59359</text:p>
          </table:table-cell>
          <table:table-cell table:formula="of:=MOD([.J8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formula="of:=[.$D$5]*[.D80]+[.$D$6]" office:value-type="float" office:value="1.43791847523111E+289">
            <text:p>143791847523111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81]+[.$D$6]*(1-[.$D$5]^[.C81])/(1-[.$D$5])" office:value-type="float" office:value="2.26377218193762E+288">
            <text:p>226377218193762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81]);INT([.$D$7]))" office:value-type="float" office:value="48390">
            <text:p>48390</text:p>
          </table:table-cell>
          <table:table-cell table:formula="of:=MOD(INT([.E81]);INT([.$D$7]))" office:value-type="float" office:value="16157">
            <text:p>16157</text:p>
          </table:table-cell>
          <table:table-cell table:formula="of:=MOD(([.$D$5]*[.H80]+[.$D$6]);[.$D$7])" office:value-type="float" office:value="34727">
            <text:p>34727</text:p>
          </table:table-cell>
          <table:table-cell table:formula="of:=MOD([.H81];2)" office:value-type="float" office:value="1">
            <text:p>1</text:p>
          </table:table-cell>
          <table:table-cell table:formula="of:=RANDBETWEEN(0;2^16)" office:value-type="float" office:value="5856">
            <text:p>5856</text:p>
          </table:table-cell>
          <table:table-cell table:formula="of:=MOD([.J8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[.$D$5]*[.D81]+[.$D$6]" office:value-type="float" office:value="2.15903459055951E+293">
            <text:p>21590345905595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82]+[.$D$6]*(1-[.$D$5]^[.C82])/(1-[.$D$5])" office:value-type="float" office:value="3.39905393117934E+292">
            <text:p>339905393117934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82]);INT([.$D$7]))" office:value-type="float" office:value="38095">
            <text:p>38095</text:p>
          </table:table-cell>
          <table:table-cell table:formula="of:=MOD(INT([.E82]);INT([.$D$7]))" office:value-type="float" office:value="21763">
            <text:p>21763</text:p>
          </table:table-cell>
          <table:table-cell table:formula="of:=MOD(([.$D$5]*[.H81]+[.$D$6]);[.$D$7])" office:value-type="float" office:value="20962">
            <text:p>20962</text:p>
          </table:table-cell>
          <table:table-cell table:formula="of:=MOD([.H82];2)" office:value-type="float" office:value="0">
            <text:p>0</text:p>
          </table:table-cell>
          <table:table-cell table:formula="of:=RANDBETWEEN(0;2^16)" office:value-type="float" office:value="32411">
            <text:p>32411</text:p>
          </table:table-cell>
          <table:table-cell table:formula="of:=MOD([.J8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formula="of:=[.$D$5]*[.D82]+[.$D$6]" office:value-type="float" office:value="3.2417904377251E+297">
            <text:p>3241790437725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83]+[.$D$6]*(1-[.$D$5]^[.C83])/(1-[.$D$5])" office:value-type="float" office:value="5.10367947766578E+296">
            <text:p>51036794776657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83]);INT([.$D$7]))" office:value-type="float" office:value="19457">
            <text:p>19457</text:p>
          </table:table-cell>
          <table:table-cell table:formula="of:=MOD(INT([.E83]);INT([.$D$7]))" office:value-type="float" office:value="34310">
            <text:p>34310</text:p>
          </table:table-cell>
          <table:table-cell table:formula="of:=MOD(([.$D$5]*[.H82]+[.$D$6]);[.$D$7])" office:value-type="float" office:value="43185">
            <text:p>43185</text:p>
          </table:table-cell>
          <table:table-cell table:formula="of:=MOD([.H83];2)" office:value-type="float" office:value="1">
            <text:p>1</text:p>
          </table:table-cell>
          <table:table-cell table:formula="of:=RANDBETWEEN(0;2^16)" office:value-type="float" office:value="60744">
            <text:p>60744</text:p>
          </table:table-cell>
          <table:table-cell table:formula="of:=MOD([.J8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formula="of:=[.$D$5]*[.D83]+[.$D$6]" office:value-type="float" office:value="4.86754834224425E+301">
            <text:p>486754834224425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84]+[.$D$6]*(1-[.$D$5]^[.C84])/(1-[.$D$5])" office:value-type="float" office:value="7.66317473571517E+300">
            <text:p>76631747357151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MOD(INT([.D84]);INT([.$D$7]))" office:value-type="float" office:value="3893">
            <text:p>3893</text:p>
          </table:table-cell>
          <table:table-cell table:formula="of:=MOD(INT([.E84]);INT([.$D$7]))" office:value-type="float" office:value="48400">
            <text:p>48400</text:p>
          </table:table-cell>
          <table:table-cell table:formula="of:=MOD(([.$D$5]*[.H83]+[.$D$6]);[.$D$7])" office:value-type="float" office:value="7126">
            <text:p>7126</text:p>
          </table:table-cell>
          <table:table-cell table:formula="of:=MOD([.H84];2)" office:value-type="float" office:value="0">
            <text:p>0</text:p>
          </table:table-cell>
          <table:table-cell table:formula="of:=RANDBETWEEN(0;2^16)" office:value-type="float" office:value="14218">
            <text:p>14218</text:p>
          </table:table-cell>
          <table:table-cell table:formula="of:=MOD([.J8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formula="of:=[.$D$5]*[.D84]+[.$D$6]" office:value-type="float" office:value="7.30862383587973E+305">
            <text:p>73086238358797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$D$5]^[.C85]+[.$D$6]*(1-[.$D$5]^[.C85])/(1-[.$D$5])" office:value-type="float" office:value="0">
            <text:p>#NUM!</text:p>
          </table:table-cell>
          <table:table-cell table:formula="of:=MOD(INT([.D85]);INT([.$D$7]))" office:value-type="float" office:value="12391">
            <text:p>12391</text:p>
          </table:table-cell>
          <table:table-cell table:formula="of:=MOD(INT([.E85]);INT([.$D$7]))" office:value-type="float" office:value="0">
            <text:p>#NUM!</text:p>
          </table:table-cell>
          <table:table-cell table:formula="of:=MOD(([.$D$5]*[.H84]+[.$D$6]);[.$D$7])" office:value-type="float" office:value="47935">
            <text:p>47935</text:p>
          </table:table-cell>
          <table:table-cell table:formula="of:=MOD([.H85];2)" office:value-type="float" office:value="1">
            <text:p>1</text:p>
          </table:table-cell>
          <table:table-cell table:formula="of:=RANDBETWEEN(0;2^16)" office:value-type="float" office:value="59665">
            <text:p>59665</text:p>
          </table:table-cell>
          <table:table-cell table:formula="of:=MOD([.J8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formula="of:=[.$D$5]*[.D85]+[.$D$6]" office:value-type="float" office:value="0">
            <text:p>#NUM!</text:p>
          </table:table-cell>
          <table:table-cell table:formula="of:=[.$D$5]^[.C86]+[.$D$6]*(1-[.$D$5]^[.C86])/(1-[.$D$5])" office:value-type="float" office:value="0">
            <text:p>#NUM!</text:p>
          </table:table-cell>
          <table:table-cell table:formula="of:=MOD(INT([.D86]);INT([.$D$7]))" office:value-type="float" office:value="0">
            <text:p>#NUM!</text:p>
          </table:table-cell>
          <table:table-cell table:formula="of:=MOD(INT([.E86]);INT([.$D$7]))" office:value-type="float" office:value="0">
            <text:p>#NUM!</text:p>
          </table:table-cell>
          <table:table-cell table:formula="of:=MOD(([.$D$5]*[.H85]+[.$D$6]);[.$D$7])" office:value-type="float" office:value="24120">
            <text:p>24120</text:p>
          </table:table-cell>
          <table:table-cell table:formula="of:=MOD([.H86];2)" office:value-type="float" office:value="0">
            <text:p>0</text:p>
          </table:table-cell>
          <table:table-cell table:formula="of:=RANDBETWEEN(0;2^16)" office:value-type="float" office:value="8520">
            <text:p>8520</text:p>
          </table:table-cell>
          <table:table-cell table:formula="of:=MOD([.J8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formula="of:=[.$D$5]*[.D86]+[.$D$6]" office:value-type="float" office:value="0">
            <text:p>#NUM!</text:p>
          </table:table-cell>
          <table:table-cell table:formula="of:=[.$D$5]^[.C87]+[.$D$6]*(1-[.$D$5]^[.C87])/(1-[.$D$5])" office:value-type="float" office:value="0">
            <text:p>#NUM!</text:p>
          </table:table-cell>
          <table:table-cell table:formula="of:=MOD(INT([.D87]);INT([.$D$7]))" office:value-type="float" office:value="0">
            <text:p>#NUM!</text:p>
          </table:table-cell>
          <table:table-cell table:formula="of:=MOD(INT([.E87]);INT([.$D$7]))" office:value-type="float" office:value="0">
            <text:p>#NUM!</text:p>
          </table:table-cell>
          <table:table-cell table:formula="of:=MOD(([.$D$5]*[.H86]+[.$D$6]);[.$D$7])" office:value-type="float" office:value="11767">
            <text:p>11767</text:p>
          </table:table-cell>
          <table:table-cell table:formula="of:=MOD([.H87];2)" office:value-type="float" office:value="1">
            <text:p>1</text:p>
          </table:table-cell>
          <table:table-cell table:formula="of:=RANDBETWEEN(0;2^16)" office:value-type="float" office:value="21479">
            <text:p>21479</text:p>
          </table:table-cell>
          <table:table-cell table:formula="of:=MOD([.J8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formula="of:=[.$D$5]*[.D87]+[.$D$6]" office:value-type="float" office:value="0">
            <text:p>#NUM!</text:p>
          </table:table-cell>
          <table:table-cell table:formula="of:=[.$D$5]^[.C88]+[.$D$6]*(1-[.$D$5]^[.C88])/(1-[.$D$5])" office:value-type="float" office:value="0">
            <text:p>#NUM!</text:p>
          </table:table-cell>
          <table:table-cell table:formula="of:=MOD(INT([.D88]);INT([.$D$7]))" office:value-type="float" office:value="0">
            <text:p>#NUM!</text:p>
          </table:table-cell>
          <table:table-cell table:formula="of:=MOD(INT([.E88]);INT([.$D$7]))" office:value-type="float" office:value="0">
            <text:p>#NUM!</text:p>
          </table:table-cell>
          <table:table-cell table:formula="of:=MOD(([.$D$5]*[.H87]+[.$D$6]);[.$D$7])" office:value-type="float" office:value="1182">
            <text:p>1182</text:p>
          </table:table-cell>
          <table:table-cell table:formula="of:=MOD([.H88];2)" office:value-type="float" office:value="0">
            <text:p>0</text:p>
          </table:table-cell>
          <table:table-cell table:formula="of:=RANDBETWEEN(0;2^16)" office:value-type="float" office:value="10996">
            <text:p>10996</text:p>
          </table:table-cell>
          <table:table-cell table:formula="of:=MOD([.J8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formula="of:=[.$D$5]*[.D88]+[.$D$6]" office:value-type="float" office:value="0">
            <text:p>#NUM!</text:p>
          </table:table-cell>
          <table:table-cell table:formula="of:=[.$D$5]^[.C89]+[.$D$6]*(1-[.$D$5]^[.C89])/(1-[.$D$5])" office:value-type="float" office:value="0">
            <text:p>#NUM!</text:p>
          </table:table-cell>
          <table:table-cell table:formula="of:=MOD(INT([.D89]);INT([.$D$7]))" office:value-type="float" office:value="0">
            <text:p>#NUM!</text:p>
          </table:table-cell>
          <table:table-cell table:formula="of:=MOD(INT([.E89]);INT([.$D$7]))" office:value-type="float" office:value="0">
            <text:p>#NUM!</text:p>
          </table:table-cell>
          <table:table-cell table:formula="of:=MOD(([.$D$5]*[.H88]+[.$D$6]);[.$D$7])" office:value-type="float" office:value="60169">
            <text:p>60169</text:p>
          </table:table-cell>
          <table:table-cell table:formula="of:=MOD([.H89];2)" office:value-type="float" office:value="1">
            <text:p>1</text:p>
          </table:table-cell>
          <table:table-cell table:formula="of:=RANDBETWEEN(0;2^16)" office:value-type="float" office:value="42363">
            <text:p>42363</text:p>
          </table:table-cell>
          <table:table-cell table:formula="of:=MOD([.J8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formula="of:=[.$D$5]*[.D89]+[.$D$6]" office:value-type="float" office:value="0">
            <text:p>#NUM!</text:p>
          </table:table-cell>
          <table:table-cell table:formula="of:=[.$D$5]^[.C90]+[.$D$6]*(1-[.$D$5]^[.C90])/(1-[.$D$5])" office:value-type="float" office:value="0">
            <text:p>#NUM!</text:p>
          </table:table-cell>
          <table:table-cell table:formula="of:=MOD(INT([.D90]);INT([.$D$7]))" office:value-type="float" office:value="0">
            <text:p>#NUM!</text:p>
          </table:table-cell>
          <table:table-cell table:formula="of:=MOD(INT([.E90]);INT([.$D$7]))" office:value-type="float" office:value="0">
            <text:p>#NUM!</text:p>
          </table:table-cell>
          <table:table-cell table:formula="of:=MOD(([.$D$5]*[.H89]+[.$D$6]);[.$D$7])" office:value-type="float" office:value="17419">
            <text:p>17419</text:p>
          </table:table-cell>
          <table:table-cell table:formula="of:=MOD([.H90];2)" office:value-type="float" office:value="1">
            <text:p>1</text:p>
          </table:table-cell>
          <table:table-cell table:formula="of:=RANDBETWEEN(0;2^16)" office:value-type="float" office:value="23968">
            <text:p>23968</text:p>
          </table:table-cell>
          <table:table-cell table:formula="of:=MOD([.J9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formula="of:=[.$D$5]*[.D90]+[.$D$6]" office:value-type="float" office:value="0">
            <text:p>#NUM!</text:p>
          </table:table-cell>
          <table:table-cell table:formula="of:=[.$D$5]^[.C91]+[.$D$6]*(1-[.$D$5]^[.C91])/(1-[.$D$5])" office:value-type="float" office:value="0">
            <text:p>#NUM!</text:p>
          </table:table-cell>
          <table:table-cell table:formula="of:=MOD(INT([.D91]);INT([.$D$7]))" office:value-type="float" office:value="0">
            <text:p>#NUM!</text:p>
          </table:table-cell>
          <table:table-cell table:formula="of:=MOD(INT([.E91]);INT([.$D$7]))" office:value-type="float" office:value="0">
            <text:p>#NUM!</text:p>
          </table:table-cell>
          <table:table-cell table:formula="of:=MOD(([.$D$5]*[.H90]+[.$D$6]);[.$D$7])" office:value-type="float" office:value="61084">
            <text:p>61084</text:p>
          </table:table-cell>
          <table:table-cell table:formula="of:=MOD([.H91];2)" office:value-type="float" office:value="0">
            <text:p>0</text:p>
          </table:table-cell>
          <table:table-cell table:formula="of:=RANDBETWEEN(0;2^16)" office:value-type="float" office:value="65410">
            <text:p>65410</text:p>
          </table:table-cell>
          <table:table-cell table:formula="of:=MOD([.J9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formula="of:=[.$D$5]*[.D91]+[.$D$6]" office:value-type="float" office:value="0">
            <text:p>#NUM!</text:p>
          </table:table-cell>
          <table:table-cell table:formula="of:=[.$D$5]^[.C92]+[.$D$6]*(1-[.$D$5]^[.C92])/(1-[.$D$5])" office:value-type="float" office:value="0">
            <text:p>#NUM!</text:p>
          </table:table-cell>
          <table:table-cell table:formula="of:=MOD(INT([.D92]);INT([.$D$7]))" office:value-type="float" office:value="0">
            <text:p>#NUM!</text:p>
          </table:table-cell>
          <table:table-cell table:formula="of:=MOD(INT([.E92]);INT([.$D$7]))" office:value-type="float" office:value="0">
            <text:p>#NUM!</text:p>
          </table:table-cell>
          <table:table-cell table:formula="of:=MOD(([.$D$5]*[.H91]+[.$D$6]);[.$D$7])" office:value-type="float" office:value="58911">
            <text:p>58911</text:p>
          </table:table-cell>
          <table:table-cell table:formula="of:=MOD([.H92];2)" office:value-type="float" office:value="1">
            <text:p>1</text:p>
          </table:table-cell>
          <table:table-cell table:formula="of:=RANDBETWEEN(0;2^16)" office:value-type="float" office:value="26544">
            <text:p>26544</text:p>
          </table:table-cell>
          <table:table-cell table:formula="of:=MOD([.J9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table:formula="of:=[.$D$5]*[.D92]+[.$D$6]" office:value-type="float" office:value="0">
            <text:p>#NUM!</text:p>
          </table:table-cell>
          <table:table-cell table:formula="of:=[.$D$5]^[.C93]+[.$D$6]*(1-[.$D$5]^[.C93])/(1-[.$D$5])" office:value-type="float" office:value="0">
            <text:p>#NUM!</text:p>
          </table:table-cell>
          <table:table-cell table:formula="of:=MOD(INT([.D93]);INT([.$D$7]))" office:value-type="float" office:value="0">
            <text:p>#NUM!</text:p>
          </table:table-cell>
          <table:table-cell table:formula="of:=MOD(INT([.E93]);INT([.$D$7]))" office:value-type="float" office:value="0">
            <text:p>#NUM!</text:p>
          </table:table-cell>
          <table:table-cell table:formula="of:=MOD(([.$D$5]*[.H92]+[.$D$6]);[.$D$7])" office:value-type="float" office:value="3205">
            <text:p>3205</text:p>
          </table:table-cell>
          <table:table-cell table:formula="of:=MOD([.H93];2)" office:value-type="float" office:value="1">
            <text:p>1</text:p>
          </table:table-cell>
          <table:table-cell table:formula="of:=RANDBETWEEN(0;2^16)" office:value-type="float" office:value="31871">
            <text:p>31871</text:p>
          </table:table-cell>
          <table:table-cell table:formula="of:=MOD([.J9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formula="of:=[.$D$5]*[.D93]+[.$D$6]" office:value-type="float" office:value="0">
            <text:p>#NUM!</text:p>
          </table:table-cell>
          <table:table-cell table:formula="of:=[.$D$5]^[.C94]+[.$D$6]*(1-[.$D$5]^[.C94])/(1-[.$D$5])" office:value-type="float" office:value="0">
            <text:p>#NUM!</text:p>
          </table:table-cell>
          <table:table-cell table:formula="of:=MOD(INT([.D94]);INT([.$D$7]))" office:value-type="float" office:value="0">
            <text:p>#NUM!</text:p>
          </table:table-cell>
          <table:table-cell table:formula="of:=MOD(INT([.E94]);INT([.$D$7]))" office:value-type="float" office:value="0">
            <text:p>#NUM!</text:p>
          </table:table-cell>
          <table:table-cell table:formula="of:=MOD(([.$D$5]*[.H93]+[.$D$6]);[.$D$7])" office:value-type="float" office:value="26346">
            <text:p>26346</text:p>
          </table:table-cell>
          <table:table-cell table:formula="of:=MOD([.H94];2)" office:value-type="float" office:value="0">
            <text:p>0</text:p>
          </table:table-cell>
          <table:table-cell table:formula="of:=RANDBETWEEN(0;2^16)" office:value-type="float" office:value="43164">
            <text:p>43164</text:p>
          </table:table-cell>
          <table:table-cell table:formula="of:=MOD([.J9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formula="of:=[.$D$5]*[.D94]+[.$D$6]" office:value-type="float" office:value="0">
            <text:p>#NUM!</text:p>
          </table:table-cell>
          <table:table-cell table:formula="of:=[.$D$5]^[.C95]+[.$D$6]*(1-[.$D$5]^[.C95])/(1-[.$D$5])" office:value-type="float" office:value="0">
            <text:p>#NUM!</text:p>
          </table:table-cell>
          <table:table-cell table:formula="of:=MOD(INT([.D95]);INT([.$D$7]))" office:value-type="float" office:value="0">
            <text:p>#NUM!</text:p>
          </table:table-cell>
          <table:table-cell table:formula="of:=MOD(INT([.E95]);INT([.$D$7]))" office:value-type="float" office:value="0">
            <text:p>#NUM!</text:p>
          </table:table-cell>
          <table:table-cell table:formula="of:=MOD(([.$D$5]*[.H94]+[.$D$6]);[.$D$7])" office:value-type="float" office:value="11287">
            <text:p>11287</text:p>
          </table:table-cell>
          <table:table-cell table:formula="of:=MOD([.H95];2)" office:value-type="float" office:value="1">
            <text:p>1</text:p>
          </table:table-cell>
          <table:table-cell table:formula="of:=RANDBETWEEN(0;2^16)" office:value-type="float" office:value="46984">
            <text:p>46984</text:p>
          </table:table-cell>
          <table:table-cell table:formula="of:=MOD([.J9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table:formula="of:=[.$D$5]*[.D95]+[.$D$6]" office:value-type="float" office:value="0">
            <text:p>#NUM!</text:p>
          </table:table-cell>
          <table:table-cell table:formula="of:=[.$D$5]^[.C96]+[.$D$6]*(1-[.$D$5]^[.C96])/(1-[.$D$5])" office:value-type="float" office:value="0">
            <text:p>#NUM!</text:p>
          </table:table-cell>
          <table:table-cell table:formula="of:=MOD(INT([.D96]);INT([.$D$7]))" office:value-type="float" office:value="0">
            <text:p>#NUM!</text:p>
          </table:table-cell>
          <table:table-cell table:formula="of:=MOD(INT([.E96]);INT([.$D$7]))" office:value-type="float" office:value="0">
            <text:p>#NUM!</text:p>
          </table:table-cell>
          <table:table-cell table:formula="of:=MOD(([.$D$5]*[.H95]+[.$D$6]);[.$D$7])" office:value-type="float" office:value="3052">
            <text:p>3052</text:p>
          </table:table-cell>
          <table:table-cell table:formula="of:=MOD([.H96];2)" office:value-type="float" office:value="0">
            <text:p>0</text:p>
          </table:table-cell>
          <table:table-cell table:formula="of:=RANDBETWEEN(0;2^16)" office:value-type="float" office:value="916">
            <text:p>916</text:p>
          </table:table-cell>
          <table:table-cell table:formula="of:=MOD([.J9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table:formula="of:=[.$D$5]*[.D96]+[.$D$6]" office:value-type="float" office:value="0">
            <text:p>#NUM!</text:p>
          </table:table-cell>
          <table:table-cell table:formula="of:=[.$D$5]^[.C97]+[.$D$6]*(1-[.$D$5]^[.C97])/(1-[.$D$5])" office:value-type="float" office:value="0">
            <text:p>#NUM!</text:p>
          </table:table-cell>
          <table:table-cell table:formula="of:=MOD(INT([.D97]);INT([.$D$7]))" office:value-type="float" office:value="0">
            <text:p>#NUM!</text:p>
          </table:table-cell>
          <table:table-cell table:formula="of:=MOD(INT([.E97]);INT([.$D$7]))" office:value-type="float" office:value="0">
            <text:p>#NUM!</text:p>
          </table:table-cell>
          <table:table-cell table:formula="of:=MOD(([.$D$5]*[.H96]+[.$D$6]);[.$D$7])" office:value-type="float" office:value="22846">
            <text:p>22846</text:p>
          </table:table-cell>
          <table:table-cell table:formula="of:=MOD([.H97];2)" office:value-type="float" office:value="0">
            <text:p>0</text:p>
          </table:table-cell>
          <table:table-cell table:formula="of:=RANDBETWEEN(0;2^16)" office:value-type="float" office:value="10140">
            <text:p>10140</text:p>
          </table:table-cell>
          <table:table-cell table:formula="of:=MOD([.J9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table:formula="of:=[.$D$5]*[.D97]+[.$D$6]" office:value-type="float" office:value="0">
            <text:p>#NUM!</text:p>
          </table:table-cell>
          <table:table-cell table:formula="of:=[.$D$5]^[.C98]+[.$D$6]*(1-[.$D$5]^[.C98])/(1-[.$D$5])" office:value-type="float" office:value="0">
            <text:p>#NUM!</text:p>
          </table:table-cell>
          <table:table-cell table:formula="of:=MOD(INT([.D98]);INT([.$D$7]))" office:value-type="float" office:value="0">
            <text:p>#NUM!</text:p>
          </table:table-cell>
          <table:table-cell table:formula="of:=MOD(INT([.E98]);INT([.$D$7]))" office:value-type="float" office:value="0">
            <text:p>#NUM!</text:p>
          </table:table-cell>
          <table:table-cell table:formula="of:=MOD(([.$D$5]*[.H97]+[.$D$6]);[.$D$7])" office:value-type="float" office:value="19461">
            <text:p>19461</text:p>
          </table:table-cell>
          <table:table-cell table:formula="of:=MOD([.H98];2)" office:value-type="float" office:value="1">
            <text:p>1</text:p>
          </table:table-cell>
          <table:table-cell table:formula="of:=RANDBETWEEN(0;2^16)" office:value-type="float" office:value="63705">
            <text:p>63705</text:p>
          </table:table-cell>
          <table:table-cell table:formula="of:=MOD([.J9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table:formula="of:=[.$D$5]*[.D98]+[.$D$6]" office:value-type="float" office:value="0">
            <text:p>#NUM!</text:p>
          </table:table-cell>
          <table:table-cell table:formula="of:=[.$D$5]^[.C99]+[.$D$6]*(1-[.$D$5]^[.C99])/(1-[.$D$5])" office:value-type="float" office:value="0">
            <text:p>#NUM!</text:p>
          </table:table-cell>
          <table:table-cell table:formula="of:=MOD(INT([.D99]);INT([.$D$7]))" office:value-type="float" office:value="0">
            <text:p>#NUM!</text:p>
          </table:table-cell>
          <table:table-cell table:formula="of:=MOD(INT([.E99]);INT([.$D$7]))" office:value-type="float" office:value="0">
            <text:p>#NUM!</text:p>
          </table:table-cell>
          <table:table-cell table:formula="of:=MOD(([.$D$5]*[.H98]+[.$D$6]);[.$D$7])" office:value-type="float" office:value="50398">
            <text:p>50398</text:p>
          </table:table-cell>
          <table:table-cell table:formula="of:=MOD([.H99];2)" office:value-type="float" office:value="0">
            <text:p>0</text:p>
          </table:table-cell>
          <table:table-cell table:formula="of:=RANDBETWEEN(0;2^16)" office:value-type="float" office:value="56971">
            <text:p>56971</text:p>
          </table:table-cell>
          <table:table-cell table:formula="of:=MOD([.J9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table:formula="of:=[.$D$5]*[.D99]+[.$D$6]" office:value-type="float" office:value="0">
            <text:p>#NUM!</text:p>
          </table:table-cell>
          <table:table-cell table:formula="of:=[.$D$5]^[.C100]+[.$D$6]*(1-[.$D$5]^[.C100])/(1-[.$D$5])" office:value-type="float" office:value="0">
            <text:p>#NUM!</text:p>
          </table:table-cell>
          <table:table-cell table:formula="of:=MOD(INT([.D100]);INT([.$D$7]))" office:value-type="float" office:value="0">
            <text:p>#NUM!</text:p>
          </table:table-cell>
          <table:table-cell table:formula="of:=MOD(INT([.E100]);INT([.$D$7]))" office:value-type="float" office:value="0">
            <text:p>#NUM!</text:p>
          </table:table-cell>
          <table:table-cell table:formula="of:=MOD(([.$D$5]*[.H99]+[.$D$6]);[.$D$7])" office:value-type="float" office:value="43197">
            <text:p>43197</text:p>
          </table:table-cell>
          <table:table-cell table:formula="of:=MOD([.H100];2)" office:value-type="float" office:value="1">
            <text:p>1</text:p>
          </table:table-cell>
          <table:table-cell table:formula="of:=RANDBETWEEN(0;2^16)" office:value-type="float" office:value="33660">
            <text:p>33660</text:p>
          </table:table-cell>
          <table:table-cell table:formula="of:=MOD([.J10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table:formula="of:=[.$D$5]*[.D100]+[.$D$6]" office:value-type="float" office:value="0">
            <text:p>#NUM!</text:p>
          </table:table-cell>
          <table:table-cell table:formula="of:=[.$D$5]^[.C101]+[.$D$6]*(1-[.$D$5]^[.C101])/(1-[.$D$5])" office:value-type="float" office:value="0">
            <text:p>#NUM!</text:p>
          </table:table-cell>
          <table:table-cell table:formula="of:=MOD(INT([.D101]);INT([.$D$7]))" office:value-type="float" office:value="0">
            <text:p>#NUM!</text:p>
          </table:table-cell>
          <table:table-cell table:formula="of:=MOD(INT([.E101]);INT([.$D$7]))" office:value-type="float" office:value="0">
            <text:p>#NUM!</text:p>
          </table:table-cell>
          <table:table-cell table:formula="of:=MOD(([.$D$5]*[.H100]+[.$D$6]);[.$D$7])" office:value-type="float" office:value="56232">
            <text:p>56232</text:p>
          </table:table-cell>
          <table:table-cell table:formula="of:=MOD([.H101];2)" office:value-type="float" office:value="0">
            <text:p>0</text:p>
          </table:table-cell>
          <table:table-cell table:formula="of:=RANDBETWEEN(0;2^16)" office:value-type="float" office:value="48625">
            <text:p>48625</text:p>
          </table:table-cell>
          <table:table-cell table:formula="of:=MOD([.J10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formula="of:=[.$D$5]*[.D101]+[.$D$6]" office:value-type="float" office:value="0">
            <text:p>#NUM!</text:p>
          </table:table-cell>
          <table:table-cell table:formula="of:=[.$D$5]^[.C102]+[.$D$6]*(1-[.$D$5]^[.C102])/(1-[.$D$5])" office:value-type="float" office:value="0">
            <text:p>#NUM!</text:p>
          </table:table-cell>
          <table:table-cell table:formula="of:=MOD(INT([.D102]);INT([.$D$7]))" office:value-type="float" office:value="0">
            <text:p>#NUM!</text:p>
          </table:table-cell>
          <table:table-cell table:formula="of:=MOD(INT([.E102]);INT([.$D$7]))" office:value-type="float" office:value="0">
            <text:p>#NUM!</text:p>
          </table:table-cell>
          <table:table-cell table:formula="of:=MOD(([.$D$5]*[.H101]+[.$D$6]);[.$D$7])" office:value-type="float" office:value="17738">
            <text:p>17738</text:p>
          </table:table-cell>
          <table:table-cell table:formula="of:=MOD([.H102];2)" office:value-type="float" office:value="0">
            <text:p>0</text:p>
          </table:table-cell>
          <table:table-cell table:formula="of:=RANDBETWEEN(0;2^16)" office:value-type="float" office:value="1464">
            <text:p>1464</text:p>
          </table:table-cell>
          <table:table-cell table:formula="of:=MOD([.J10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table:formula="of:=[.$D$5]*[.D102]+[.$D$6]" office:value-type="float" office:value="0">
            <text:p>#NUM!</text:p>
          </table:table-cell>
          <table:table-cell table:formula="of:=[.$D$5]^[.C103]+[.$D$6]*(1-[.$D$5]^[.C103])/(1-[.$D$5])" office:value-type="float" office:value="0">
            <text:p>#NUM!</text:p>
          </table:table-cell>
          <table:table-cell table:formula="of:=MOD(INT([.D103]);INT([.$D$7]))" office:value-type="float" office:value="0">
            <text:p>#NUM!</text:p>
          </table:table-cell>
          <table:table-cell table:formula="of:=MOD(INT([.E103]);INT([.$D$7]))" office:value-type="float" office:value="0">
            <text:p>#NUM!</text:p>
          </table:table-cell>
          <table:table-cell table:formula="of:=MOD(([.$D$5]*[.H102]+[.$D$6]);[.$D$7])" office:value-type="float" office:value="1131">
            <text:p>1131</text:p>
          </table:table-cell>
          <table:table-cell table:formula="of:=MOD([.H103];2)" office:value-type="float" office:value="1">
            <text:p>1</text:p>
          </table:table-cell>
          <table:table-cell table:formula="of:=RANDBETWEEN(0;2^16)" office:value-type="float" office:value="37183">
            <text:p>37183</text:p>
          </table:table-cell>
          <table:table-cell table:formula="of:=MOD([.J10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table:formula="of:=[.$D$5]*[.D103]+[.$D$6]" office:value-type="float" office:value="0">
            <text:p>#NUM!</text:p>
          </table:table-cell>
          <table:table-cell table:formula="of:=[.$D$5]^[.C104]+[.$D$6]*(1-[.$D$5]^[.C104])/(1-[.$D$5])" office:value-type="float" office:value="0">
            <text:p>#NUM!</text:p>
          </table:table-cell>
          <table:table-cell table:formula="of:=MOD(INT([.D104]);INT([.$D$7]))" office:value-type="float" office:value="0">
            <text:p>#NUM!</text:p>
          </table:table-cell>
          <table:table-cell table:formula="of:=MOD(INT([.E104]);INT([.$D$7]))" office:value-type="float" office:value="0">
            <text:p>#NUM!</text:p>
          </table:table-cell>
          <table:table-cell table:formula="of:=MOD(([.$D$5]*[.H103]+[.$D$6]);[.$D$7])" office:value-type="float" office:value="15311">
            <text:p>15311</text:p>
          </table:table-cell>
          <table:table-cell table:formula="of:=MOD([.H104];2)" office:value-type="float" office:value="1">
            <text:p>1</text:p>
          </table:table-cell>
          <table:table-cell table:formula="of:=RANDBETWEEN(0;2^16)" office:value-type="float" office:value="32261">
            <text:p>32261</text:p>
          </table:table-cell>
          <table:table-cell table:formula="of:=MOD([.J10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table:formula="of:=[.$D$5]*[.D104]+[.$D$6]" office:value-type="float" office:value="0">
            <text:p>#NUM!</text:p>
          </table:table-cell>
          <table:table-cell table:formula="of:=[.$D$5]^[.C105]+[.$D$6]*(1-[.$D$5]^[.C105])/(1-[.$D$5])" office:value-type="float" office:value="0">
            <text:p>#NUM!</text:p>
          </table:table-cell>
          <table:table-cell table:formula="of:=MOD(INT([.D105]);INT([.$D$7]))" office:value-type="float" office:value="0">
            <text:p>#NUM!</text:p>
          </table:table-cell>
          <table:table-cell table:formula="of:=MOD(INT([.E105]);INT([.$D$7]))" office:value-type="float" office:value="0">
            <text:p>#NUM!</text:p>
          </table:table-cell>
          <table:table-cell table:formula="of:=MOD(([.$D$5]*[.H104]+[.$D$6]);[.$D$7])" office:value-type="float" office:value="63835">
            <text:p>63835</text:p>
          </table:table-cell>
          <table:table-cell table:formula="of:=MOD([.H105];2)" office:value-type="float" office:value="1">
            <text:p>1</text:p>
          </table:table-cell>
          <table:table-cell table:formula="of:=RANDBETWEEN(0;2^16)" office:value-type="float" office:value="41045">
            <text:p>41045</text:p>
          </table:table-cell>
          <table:table-cell table:formula="of:=MOD([.J10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table:formula="of:=[.$D$5]*[.D105]+[.$D$6]" office:value-type="float" office:value="0">
            <text:p>#NUM!</text:p>
          </table:table-cell>
          <table:table-cell table:formula="of:=[.$D$5]^[.C106]+[.$D$6]*(1-[.$D$5]^[.C106])/(1-[.$D$5])" office:value-type="float" office:value="0">
            <text:p>#NUM!</text:p>
          </table:table-cell>
          <table:table-cell table:formula="of:=MOD(INT([.D106]);INT([.$D$7]))" office:value-type="float" office:value="0">
            <text:p>#NUM!</text:p>
          </table:table-cell>
          <table:table-cell table:formula="of:=MOD(INT([.E106]);INT([.$D$7]))" office:value-type="float" office:value="0">
            <text:p>#NUM!</text:p>
          </table:table-cell>
          <table:table-cell table:formula="of:=MOD(([.$D$5]*[.H105]+[.$D$6]);[.$D$7])" office:value-type="float" office:value="11329">
            <text:p>11329</text:p>
          </table:table-cell>
          <table:table-cell table:formula="of:=MOD([.H106];2)" office:value-type="float" office:value="1">
            <text:p>1</text:p>
          </table:table-cell>
          <table:table-cell table:formula="of:=RANDBETWEEN(0;2^16)" office:value-type="float" office:value="30263">
            <text:p>30263</text:p>
          </table:table-cell>
          <table:table-cell table:formula="of:=MOD([.J10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table:formula="of:=[.$D$5]*[.D106]+[.$D$6]" office:value-type="float" office:value="0">
            <text:p>#NUM!</text:p>
          </table:table-cell>
          <table:table-cell table:formula="of:=[.$D$5]^[.C107]+[.$D$6]*(1-[.$D$5]^[.C107])/(1-[.$D$5])" office:value-type="float" office:value="0">
            <text:p>#NUM!</text:p>
          </table:table-cell>
          <table:table-cell table:formula="of:=MOD(INT([.D107]);INT([.$D$7]))" office:value-type="float" office:value="0">
            <text:p>#NUM!</text:p>
          </table:table-cell>
          <table:table-cell table:formula="of:=MOD(INT([.E107]);INT([.$D$7]))" office:value-type="float" office:value="0">
            <text:p>#NUM!</text:p>
          </table:table-cell>
          <table:table-cell table:formula="of:=MOD(([.$D$5]*[.H106]+[.$D$6]);[.$D$7])" office:value-type="float" office:value="43849">
            <text:p>43849</text:p>
          </table:table-cell>
          <table:table-cell table:formula="of:=MOD([.H107];2)" office:value-type="float" office:value="1">
            <text:p>1</text:p>
          </table:table-cell>
          <table:table-cell table:formula="of:=RANDBETWEEN(0;2^16)" office:value-type="float" office:value="52718">
            <text:p>52718</text:p>
          </table:table-cell>
          <table:table-cell table:formula="of:=MOD([.J10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table:formula="of:=[.$D$5]*[.D107]+[.$D$6]" office:value-type="float" office:value="0">
            <text:p>#NUM!</text:p>
          </table:table-cell>
          <table:table-cell table:formula="of:=[.$D$5]^[.C108]+[.$D$6]*(1-[.$D$5]^[.C108])/(1-[.$D$5])" office:value-type="float" office:value="0">
            <text:p>#NUM!</text:p>
          </table:table-cell>
          <table:table-cell table:formula="of:=MOD(INT([.D108]);INT([.$D$7]))" office:value-type="float" office:value="0">
            <text:p>#NUM!</text:p>
          </table:table-cell>
          <table:table-cell table:formula="of:=MOD(INT([.E108]);INT([.$D$7]))" office:value-type="float" office:value="0">
            <text:p>#NUM!</text:p>
          </table:table-cell>
          <table:table-cell table:formula="of:=MOD(([.$D$5]*[.H107]+[.$D$6]);[.$D$7])" office:value-type="float" office:value="15462">
            <text:p>15462</text:p>
          </table:table-cell>
          <table:table-cell table:formula="of:=MOD([.H108];2)" office:value-type="float" office:value="0">
            <text:p>0</text:p>
          </table:table-cell>
          <table:table-cell table:formula="of:=RANDBETWEEN(0;2^16)" office:value-type="float" office:value="2224">
            <text:p>2224</text:p>
          </table:table-cell>
          <table:table-cell table:formula="of:=MOD([.J10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table:formula="of:=[.$D$5]*[.D108]+[.$D$6]" office:value-type="float" office:value="0">
            <text:p>#NUM!</text:p>
          </table:table-cell>
          <table:table-cell table:formula="of:=[.$D$5]^[.C109]+[.$D$6]*(1-[.$D$5]^[.C109])/(1-[.$D$5])" office:value-type="float" office:value="0">
            <text:p>#NUM!</text:p>
          </table:table-cell>
          <table:table-cell table:formula="of:=MOD(INT([.D109]);INT([.$D$7]))" office:value-type="float" office:value="0">
            <text:p>#NUM!</text:p>
          </table:table-cell>
          <table:table-cell table:formula="of:=MOD(INT([.E109]);INT([.$D$7]))" office:value-type="float" office:value="0">
            <text:p>#NUM!</text:p>
          </table:table-cell>
          <table:table-cell table:formula="of:=MOD(([.$D$5]*[.H108]+[.$D$6]);[.$D$7])" office:value-type="float" office:value="37305">
            <text:p>37305</text:p>
          </table:table-cell>
          <table:table-cell table:formula="of:=MOD([.H109];2)" office:value-type="float" office:value="1">
            <text:p>1</text:p>
          </table:table-cell>
          <table:table-cell table:formula="of:=RANDBETWEEN(0;2^16)" office:value-type="float" office:value="21609">
            <text:p>21609</text:p>
          </table:table-cell>
          <table:table-cell table:formula="of:=MOD([.J10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table:formula="of:=[.$D$5]*[.D109]+[.$D$6]" office:value-type="float" office:value="0">
            <text:p>#NUM!</text:p>
          </table:table-cell>
          <table:table-cell table:formula="of:=[.$D$5]^[.C110]+[.$D$6]*(1-[.$D$5]^[.C110])/(1-[.$D$5])" office:value-type="float" office:value="0">
            <text:p>#NUM!</text:p>
          </table:table-cell>
          <table:table-cell table:formula="of:=MOD(INT([.D110]);INT([.$D$7]))" office:value-type="float" office:value="0">
            <text:p>#NUM!</text:p>
          </table:table-cell>
          <table:table-cell table:formula="of:=MOD(INT([.E110]);INT([.$D$7]))" office:value-type="float" office:value="0">
            <text:p>#NUM!</text:p>
          </table:table-cell>
          <table:table-cell table:formula="of:=MOD(([.$D$5]*[.H109]+[.$D$6]);[.$D$7])" office:value-type="float" office:value="62802">
            <text:p>62802</text:p>
          </table:table-cell>
          <table:table-cell table:formula="of:=MOD([.H110];2)" office:value-type="float" office:value="0">
            <text:p>0</text:p>
          </table:table-cell>
          <table:table-cell table:formula="of:=RANDBETWEEN(0;2^16)" office:value-type="float" office:value="39924">
            <text:p>39924</text:p>
          </table:table-cell>
          <table:table-cell table:formula="of:=MOD([.J11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table:formula="of:=[.$D$5]*[.D110]+[.$D$6]" office:value-type="float" office:value="0">
            <text:p>#NUM!</text:p>
          </table:table-cell>
          <table:table-cell table:formula="of:=[.$D$5]^[.C111]+[.$D$6]*(1-[.$D$5]^[.C111])/(1-[.$D$5])" office:value-type="float" office:value="0">
            <text:p>#NUM!</text:p>
          </table:table-cell>
          <table:table-cell table:formula="of:=MOD(INT([.D111]);INT([.$D$7]))" office:value-type="float" office:value="0">
            <text:p>#NUM!</text:p>
          </table:table-cell>
          <table:table-cell table:formula="of:=MOD(INT([.E111]);INT([.$D$7]))" office:value-type="float" office:value="0">
            <text:p>#NUM!</text:p>
          </table:table-cell>
          <table:table-cell table:formula="of:=MOD(([.$D$5]*[.H110]+[.$D$6]);[.$D$7])" office:value-type="float" office:value="33103">
            <text:p>33103</text:p>
          </table:table-cell>
          <table:table-cell table:formula="of:=MOD([.H111];2)" office:value-type="float" office:value="1">
            <text:p>1</text:p>
          </table:table-cell>
          <table:table-cell table:formula="of:=RANDBETWEEN(0;2^16)" office:value-type="float" office:value="60537">
            <text:p>60537</text:p>
          </table:table-cell>
          <table:table-cell table:formula="of:=MOD([.J11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$D$5]*[.D111]+[.$D$6]" office:value-type="float" office:value="0">
            <text:p>#NUM!</text:p>
          </table:table-cell>
          <table:table-cell table:formula="of:=[.$D$5]^[.C112]+[.$D$6]*(1-[.$D$5]^[.C112])/(1-[.$D$5])" office:value-type="float" office:value="0">
            <text:p>#NUM!</text:p>
          </table:table-cell>
          <table:table-cell table:formula="of:=MOD(INT([.D112]);INT([.$D$7]))" office:value-type="float" office:value="0">
            <text:p>#NUM!</text:p>
          </table:table-cell>
          <table:table-cell table:formula="of:=MOD(INT([.E112]);INT([.$D$7]))" office:value-type="float" office:value="0">
            <text:p>#NUM!</text:p>
          </table:table-cell>
          <table:table-cell table:formula="of:=MOD(([.$D$5]*[.H111]+[.$D$6]);[.$D$7])" office:value-type="float" office:value="16366">
            <text:p>16366</text:p>
          </table:table-cell>
          <table:table-cell table:formula="of:=MOD([.H112];2)" office:value-type="float" office:value="0">
            <text:p>0</text:p>
          </table:table-cell>
          <table:table-cell table:formula="of:=RANDBETWEEN(0;2^16)" office:value-type="float" office:value="57384">
            <text:p>57384</text:p>
          </table:table-cell>
          <table:table-cell table:formula="of:=MOD([.J11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table:formula="of:=[.$D$5]*[.D112]+[.$D$6]" office:value-type="float" office:value="0">
            <text:p>#NUM!</text:p>
          </table:table-cell>
          <table:table-cell table:formula="of:=[.$D$5]^[.C113]+[.$D$6]*(1-[.$D$5]^[.C113])/(1-[.$D$5])" office:value-type="float" office:value="0">
            <text:p>#NUM!</text:p>
          </table:table-cell>
          <table:table-cell table:formula="of:=MOD(INT([.D113]);INT([.$D$7]))" office:value-type="float" office:value="0">
            <text:p>#NUM!</text:p>
          </table:table-cell>
          <table:table-cell table:formula="of:=MOD(INT([.E113]);INT([.$D$7]))" office:value-type="float" office:value="0">
            <text:p>#NUM!</text:p>
          </table:table-cell>
          <table:table-cell table:formula="of:=MOD(([.$D$5]*[.H112]+[.$D$6]);[.$D$7])" office:value-type="float" office:value="44706">
            <text:p>44706</text:p>
          </table:table-cell>
          <table:table-cell table:formula="of:=MOD([.H113];2)" office:value-type="float" office:value="0">
            <text:p>0</text:p>
          </table:table-cell>
          <table:table-cell table:formula="of:=RANDBETWEEN(0;2^16)" office:value-type="float" office:value="36055">
            <text:p>36055</text:p>
          </table:table-cell>
          <table:table-cell table:formula="of:=MOD([.J11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table:formula="of:=[.$D$5]*[.D113]+[.$D$6]" office:value-type="float" office:value="0">
            <text:p>#NUM!</text:p>
          </table:table-cell>
          <table:table-cell table:formula="of:=[.$D$5]^[.C114]+[.$D$6]*(1-[.$D$5]^[.C114])/(1-[.$D$5])" office:value-type="float" office:value="0">
            <text:p>#NUM!</text:p>
          </table:table-cell>
          <table:table-cell table:formula="of:=MOD(INT([.D114]);INT([.$D$7]))" office:value-type="float" office:value="0">
            <text:p>#NUM!</text:p>
          </table:table-cell>
          <table:table-cell table:formula="of:=MOD(INT([.E114]);INT([.$D$7]))" office:value-type="float" office:value="0">
            <text:p>#NUM!</text:p>
          </table:table-cell>
          <table:table-cell table:formula="of:=MOD(([.$D$5]*[.H113]+[.$D$6]);[.$D$7])" office:value-type="float" office:value="38065">
            <text:p>38065</text:p>
          </table:table-cell>
          <table:table-cell table:formula="of:=MOD([.H114];2)" office:value-type="float" office:value="1">
            <text:p>1</text:p>
          </table:table-cell>
          <table:table-cell table:formula="of:=RANDBETWEEN(0;2^16)" office:value-type="float" office:value="33978">
            <text:p>33978</text:p>
          </table:table-cell>
          <table:table-cell table:formula="of:=MOD([.J11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table:formula="of:=[.$D$5]*[.D114]+[.$D$6]" office:value-type="float" office:value="0">
            <text:p>#NUM!</text:p>
          </table:table-cell>
          <table:table-cell table:formula="of:=[.$D$5]^[.C115]+[.$D$6]*(1-[.$D$5]^[.C115])/(1-[.$D$5])" office:value-type="float" office:value="0">
            <text:p>#NUM!</text:p>
          </table:table-cell>
          <table:table-cell table:formula="of:=MOD(INT([.D115]);INT([.$D$7]))" office:value-type="float" office:value="0">
            <text:p>#NUM!</text:p>
          </table:table-cell>
          <table:table-cell table:formula="of:=MOD(INT([.E115]);INT([.$D$7]))" office:value-type="float" office:value="0">
            <text:p>#NUM!</text:p>
          </table:table-cell>
          <table:table-cell table:formula="of:=MOD(([.$D$5]*[.H114]+[.$D$6]);[.$D$7])" office:value-type="float" office:value="5227">
            <text:p>5227</text:p>
          </table:table-cell>
          <table:table-cell table:formula="of:=MOD([.H115];2)" office:value-type="float" office:value="1">
            <text:p>1</text:p>
          </table:table-cell>
          <table:table-cell table:formula="of:=RANDBETWEEN(0;2^16)" office:value-type="float" office:value="42775">
            <text:p>42775</text:p>
          </table:table-cell>
          <table:table-cell table:formula="of:=MOD([.J11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table:formula="of:=[.$D$5]*[.D115]+[.$D$6]" office:value-type="float" office:value="0">
            <text:p>#NUM!</text:p>
          </table:table-cell>
          <table:table-cell table:formula="of:=[.$D$5]^[.C116]+[.$D$6]*(1-[.$D$5]^[.C116])/(1-[.$D$5])" office:value-type="float" office:value="0">
            <text:p>#NUM!</text:p>
          </table:table-cell>
          <table:table-cell table:formula="of:=MOD(INT([.D116]);INT([.$D$7]))" office:value-type="float" office:value="0">
            <text:p>#NUM!</text:p>
          </table:table-cell>
          <table:table-cell table:formula="of:=MOD(INT([.E116]);INT([.$D$7]))" office:value-type="float" office:value="0">
            <text:p>#NUM!</text:p>
          </table:table-cell>
          <table:table-cell table:formula="of:=MOD(([.$D$5]*[.H115]+[.$D$6]);[.$D$7])" office:value-type="float" office:value="43045">
            <text:p>43045</text:p>
          </table:table-cell>
          <table:table-cell table:formula="of:=MOD([.H116];2)" office:value-type="float" office:value="1">
            <text:p>1</text:p>
          </table:table-cell>
          <table:table-cell table:formula="of:=RANDBETWEEN(0;2^16)" office:value-type="float" office:value="61700">
            <text:p>61700</text:p>
          </table:table-cell>
          <table:table-cell table:formula="of:=MOD([.J11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table:formula="of:=[.$D$5]*[.D116]+[.$D$6]" office:value-type="float" office:value="0">
            <text:p>#NUM!</text:p>
          </table:table-cell>
          <table:table-cell table:formula="of:=[.$D$5]^[.C117]+[.$D$6]*(1-[.$D$5]^[.C117])/(1-[.$D$5])" office:value-type="float" office:value="0">
            <text:p>#NUM!</text:p>
          </table:table-cell>
          <table:table-cell table:formula="of:=MOD(INT([.D117]);INT([.$D$7]))" office:value-type="float" office:value="0">
            <text:p>#NUM!</text:p>
          </table:table-cell>
          <table:table-cell table:formula="of:=MOD(INT([.E117]);INT([.$D$7]))" office:value-type="float" office:value="0">
            <text:p>#NUM!</text:p>
          </table:table-cell>
          <table:table-cell table:formula="of:=MOD(([.$D$5]*[.H116]+[.$D$6]);[.$D$7])" office:value-type="float" office:value="2210">
            <text:p>2210</text:p>
          </table:table-cell>
          <table:table-cell table:formula="of:=MOD([.H117];2)" office:value-type="float" office:value="0">
            <text:p>0</text:p>
          </table:table-cell>
          <table:table-cell table:formula="of:=RANDBETWEEN(0;2^16)" office:value-type="float" office:value="2404">
            <text:p>2404</text:p>
          </table:table-cell>
          <table:table-cell table:formula="of:=MOD([.J11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table:formula="of:=[.$D$5]*[.D117]+[.$D$6]" office:value-type="float" office:value="0">
            <text:p>#NUM!</text:p>
          </table:table-cell>
          <table:table-cell table:formula="of:=[.$D$5]^[.C118]+[.$D$6]*(1-[.$D$5]^[.C118])/(1-[.$D$5])" office:value-type="float" office:value="0">
            <text:p>#NUM!</text:p>
          </table:table-cell>
          <table:table-cell table:formula="of:=MOD(INT([.D118]);INT([.$D$7]))" office:value-type="float" office:value="0">
            <text:p>#NUM!</text:p>
          </table:table-cell>
          <table:table-cell table:formula="of:=MOD(INT([.E118]);INT([.$D$7]))" office:value-type="float" office:value="0">
            <text:p>#NUM!</text:p>
          </table:table-cell>
          <table:table-cell table:formula="of:=MOD(([.$D$5]*[.H117]+[.$D$6]);[.$D$7])" office:value-type="float" office:value="28857">
            <text:p>28857</text:p>
          </table:table-cell>
          <table:table-cell table:formula="of:=MOD([.H118];2)" office:value-type="float" office:value="1">
            <text:p>1</text:p>
          </table:table-cell>
          <table:table-cell table:formula="of:=RANDBETWEEN(0;2^16)" office:value-type="float" office:value="30666">
            <text:p>30666</text:p>
          </table:table-cell>
          <table:table-cell table:formula="of:=MOD([.J11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table:formula="of:=[.$D$5]*[.D118]+[.$D$6]" office:value-type="float" office:value="0">
            <text:p>#NUM!</text:p>
          </table:table-cell>
          <table:table-cell table:formula="of:=[.$D$5]^[.C119]+[.$D$6]*(1-[.$D$5]^[.C119])/(1-[.$D$5])" office:value-type="float" office:value="0">
            <text:p>#NUM!</text:p>
          </table:table-cell>
          <table:table-cell table:formula="of:=MOD(INT([.D119]);INT([.$D$7]))" office:value-type="float" office:value="0">
            <text:p>#NUM!</text:p>
          </table:table-cell>
          <table:table-cell table:formula="of:=MOD(INT([.E119]);INT([.$D$7]))" office:value-type="float" office:value="0">
            <text:p>#NUM!</text:p>
          </table:table-cell>
          <table:table-cell table:formula="of:=MOD(([.$D$5]*[.H118]+[.$D$6]);[.$D$7])" office:value-type="float" office:value="30177">
            <text:p>30177</text:p>
          </table:table-cell>
          <table:table-cell table:formula="of:=MOD([.H119];2)" office:value-type="float" office:value="1">
            <text:p>1</text:p>
          </table:table-cell>
          <table:table-cell table:formula="of:=RANDBETWEEN(0;2^16)" office:value-type="float" office:value="15097">
            <text:p>15097</text:p>
          </table:table-cell>
          <table:table-cell table:formula="of:=MOD([.J11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table:formula="of:=[.$D$5]*[.D119]+[.$D$6]" office:value-type="float" office:value="0">
            <text:p>#NUM!</text:p>
          </table:table-cell>
          <table:table-cell table:formula="of:=[.$D$5]^[.C120]+[.$D$6]*(1-[.$D$5]^[.C120])/(1-[.$D$5])" office:value-type="float" office:value="0">
            <text:p>#NUM!</text:p>
          </table:table-cell>
          <table:table-cell table:formula="of:=MOD(INT([.D120]);INT([.$D$7]))" office:value-type="float" office:value="0">
            <text:p>#NUM!</text:p>
          </table:table-cell>
          <table:table-cell table:formula="of:=MOD(INT([.E120]);INT([.$D$7]))" office:value-type="float" office:value="0">
            <text:p>#NUM!</text:p>
          </table:table-cell>
          <table:table-cell table:formula="of:=MOD(([.$D$5]*[.H119]+[.$D$6]);[.$D$7])" office:value-type="float" office:value="57803">
            <text:p>57803</text:p>
          </table:table-cell>
          <table:table-cell table:formula="of:=MOD([.H120];2)" office:value-type="float" office:value="1">
            <text:p>1</text:p>
          </table:table-cell>
          <table:table-cell table:formula="of:=RANDBETWEEN(0;2^16)" office:value-type="float" office:value="23029">
            <text:p>23029</text:p>
          </table:table-cell>
          <table:table-cell table:formula="of:=MOD([.J12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table:formula="of:=[.$D$5]*[.D120]+[.$D$6]" office:value-type="float" office:value="0">
            <text:p>#NUM!</text:p>
          </table:table-cell>
          <table:table-cell table:formula="of:=[.$D$5]^[.C121]+[.$D$6]*(1-[.$D$5]^[.C121])/(1-[.$D$5])" office:value-type="float" office:value="0">
            <text:p>#NUM!</text:p>
          </table:table-cell>
          <table:table-cell table:formula="of:=MOD(INT([.D121]);INT([.$D$7]))" office:value-type="float" office:value="0">
            <text:p>#NUM!</text:p>
          </table:table-cell>
          <table:table-cell table:formula="of:=MOD(INT([.E121]);INT([.$D$7]))" office:value-type="float" office:value="0">
            <text:p>#NUM!</text:p>
          </table:table-cell>
          <table:table-cell table:formula="of:=MOD(([.$D$5]*[.H120]+[.$D$6]);[.$D$7])" office:value-type="float" office:value="12983">
            <text:p>12983</text:p>
          </table:table-cell>
          <table:table-cell table:formula="of:=MOD([.H121];2)" office:value-type="float" office:value="1">
            <text:p>1</text:p>
          </table:table-cell>
          <table:table-cell table:formula="of:=RANDBETWEEN(0;2^16)" office:value-type="float" office:value="28948">
            <text:p>28948</text:p>
          </table:table-cell>
          <table:table-cell table:formula="of:=MOD([.J12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table:formula="of:=[.$D$5]*[.D121]+[.$D$6]" office:value-type="float" office:value="0">
            <text:p>#NUM!</text:p>
          </table:table-cell>
          <table:table-cell table:formula="of:=[.$D$5]^[.C122]+[.$D$6]*(1-[.$D$5]^[.C122])/(1-[.$D$5])" office:value-type="float" office:value="0">
            <text:p>#NUM!</text:p>
          </table:table-cell>
          <table:table-cell table:formula="of:=MOD(INT([.D122]);INT([.$D$7]))" office:value-type="float" office:value="0">
            <text:p>#NUM!</text:p>
          </table:table-cell>
          <table:table-cell table:formula="of:=MOD(INT([.E122]);INT([.$D$7]))" office:value-type="float" office:value="0">
            <text:p>#NUM!</text:p>
          </table:table-cell>
          <table:table-cell table:formula="of:=MOD(([.$D$5]*[.H121]+[.$D$6]);[.$D$7])" office:value-type="float" office:value="40136">
            <text:p>40136</text:p>
          </table:table-cell>
          <table:table-cell table:formula="of:=MOD([.H122];2)" office:value-type="float" office:value="0">
            <text:p>0</text:p>
          </table:table-cell>
          <table:table-cell table:formula="of:=RANDBETWEEN(0;2^16)" office:value-type="float" office:value="12055">
            <text:p>12055</text:p>
          </table:table-cell>
          <table:table-cell table:formula="of:=MOD([.J12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table:formula="of:=[.$D$5]*[.D122]+[.$D$6]" office:value-type="float" office:value="0">
            <text:p>#NUM!</text:p>
          </table:table-cell>
          <table:table-cell table:formula="of:=[.$D$5]^[.C123]+[.$D$6]*(1-[.$D$5]^[.C123])/(1-[.$D$5])" office:value-type="float" office:value="0">
            <text:p>#NUM!</text:p>
          </table:table-cell>
          <table:table-cell table:formula="of:=MOD(INT([.D123]);INT([.$D$7]))" office:value-type="float" office:value="0">
            <text:p>#NUM!</text:p>
          </table:table-cell>
          <table:table-cell table:formula="of:=MOD(INT([.E123]);INT([.$D$7]))" office:value-type="float" office:value="0">
            <text:p>#NUM!</text:p>
          </table:table-cell>
          <table:table-cell table:formula="of:=MOD(([.$D$5]*[.H122]+[.$D$6]);[.$D$7])" office:value-type="float" office:value="36754">
            <text:p>36754</text:p>
          </table:table-cell>
          <table:table-cell table:formula="of:=MOD([.H123];2)" office:value-type="float" office:value="0">
            <text:p>0</text:p>
          </table:table-cell>
          <table:table-cell table:formula="of:=RANDBETWEEN(0;2^16)" office:value-type="float" office:value="30885">
            <text:p>30885</text:p>
          </table:table-cell>
          <table:table-cell table:formula="of:=MOD([.J12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table:formula="of:=[.$D$5]*[.D123]+[.$D$6]" office:value-type="float" office:value="0">
            <text:p>#NUM!</text:p>
          </table:table-cell>
          <table:table-cell table:formula="of:=[.$D$5]^[.C124]+[.$D$6]*(1-[.$D$5]^[.C124])/(1-[.$D$5])" office:value-type="float" office:value="0">
            <text:p>#NUM!</text:p>
          </table:table-cell>
          <table:table-cell table:formula="of:=MOD(INT([.D124]);INT([.$D$7]))" office:value-type="float" office:value="0">
            <text:p>#NUM!</text:p>
          </table:table-cell>
          <table:table-cell table:formula="of:=MOD(INT([.E124]);INT([.$D$7]))" office:value-type="float" office:value="0">
            <text:p>#NUM!</text:p>
          </table:table-cell>
          <table:table-cell table:formula="of:=MOD(([.$D$5]*[.H123]+[.$D$6]);[.$D$7])" office:value-type="float" office:value="47199">
            <text:p>47199</text:p>
          </table:table-cell>
          <table:table-cell table:formula="of:=MOD([.H124];2)" office:value-type="float" office:value="1">
            <text:p>1</text:p>
          </table:table-cell>
          <table:table-cell table:formula="of:=RANDBETWEEN(0;2^16)" office:value-type="float" office:value="36544">
            <text:p>36544</text:p>
          </table:table-cell>
          <table:table-cell table:formula="of:=MOD([.J12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table:formula="of:=[.$D$5]*[.D124]+[.$D$6]" office:value-type="float" office:value="0">
            <text:p>#NUM!</text:p>
          </table:table-cell>
          <table:table-cell table:formula="of:=[.$D$5]^[.C125]+[.$D$6]*(1-[.$D$5]^[.C125])/(1-[.$D$5])" office:value-type="float" office:value="0">
            <text:p>#NUM!</text:p>
          </table:table-cell>
          <table:table-cell table:formula="of:=MOD(INT([.D125]);INT([.$D$7]))" office:value-type="float" office:value="0">
            <text:p>#NUM!</text:p>
          </table:table-cell>
          <table:table-cell table:formula="of:=MOD(INT([.E125]);INT([.$D$7]))" office:value-type="float" office:value="0">
            <text:p>#NUM!</text:p>
          </table:table-cell>
          <table:table-cell table:formula="of:=MOD(([.$D$5]*[.H124]+[.$D$6]);[.$D$7])" office:value-type="float" office:value="48833">
            <text:p>48833</text:p>
          </table:table-cell>
          <table:table-cell table:formula="of:=MOD([.H125];2)" office:value-type="float" office:value="1">
            <text:p>1</text:p>
          </table:table-cell>
          <table:table-cell table:formula="of:=RANDBETWEEN(0;2^16)" office:value-type="float" office:value="26128">
            <text:p>26128</text:p>
          </table:table-cell>
          <table:table-cell table:formula="of:=MOD([.J12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table:formula="of:=[.$D$5]*[.D125]+[.$D$6]" office:value-type="float" office:value="0">
            <text:p>#NUM!</text:p>
          </table:table-cell>
          <table:table-cell table:formula="of:=[.$D$5]^[.C126]+[.$D$6]*(1-[.$D$5]^[.C126])/(1-[.$D$5])" office:value-type="float" office:value="0">
            <text:p>#NUM!</text:p>
          </table:table-cell>
          <table:table-cell table:formula="of:=MOD(INT([.D126]);INT([.$D$7]))" office:value-type="float" office:value="0">
            <text:p>#NUM!</text:p>
          </table:table-cell>
          <table:table-cell table:formula="of:=MOD(INT([.E126]);INT([.$D$7]))" office:value-type="float" office:value="0">
            <text:p>#NUM!</text:p>
          </table:table-cell>
          <table:table-cell table:formula="of:=MOD(([.$D$5]*[.H125]+[.$D$6]);[.$D$7])" office:value-type="float" office:value="6968">
            <text:p>6968</text:p>
          </table:table-cell>
          <table:table-cell table:formula="of:=MOD([.H126];2)" office:value-type="float" office:value="0">
            <text:p>0</text:p>
          </table:table-cell>
          <table:table-cell table:formula="of:=RANDBETWEEN(0;2^16)" office:value-type="float" office:value="49951">
            <text:p>49951</text:p>
          </table:table-cell>
          <table:table-cell table:formula="of:=MOD([.J12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table:formula="of:=[.$D$5]*[.D126]+[.$D$6]" office:value-type="float" office:value="0">
            <text:p>#NUM!</text:p>
          </table:table-cell>
          <table:table-cell table:formula="of:=[.$D$5]^[.C127]+[.$D$6]*(1-[.$D$5]^[.C127])/(1-[.$D$5])" office:value-type="float" office:value="0">
            <text:p>#NUM!</text:p>
          </table:table-cell>
          <table:table-cell table:formula="of:=MOD(INT([.D127]);INT([.$D$7]))" office:value-type="float" office:value="0">
            <text:p>#NUM!</text:p>
          </table:table-cell>
          <table:table-cell table:formula="of:=MOD(INT([.E127]);INT([.$D$7]))" office:value-type="float" office:value="0">
            <text:p>#NUM!</text:p>
          </table:table-cell>
          <table:table-cell table:formula="of:=MOD(([.$D$5]*[.H126]+[.$D$6]);[.$D$7])" office:value-type="float" office:value="34897">
            <text:p>34897</text:p>
          </table:table-cell>
          <table:table-cell table:formula="of:=MOD([.H127];2)" office:value-type="float" office:value="1">
            <text:p>1</text:p>
          </table:table-cell>
          <table:table-cell table:formula="of:=RANDBETWEEN(0;2^16)" office:value-type="float" office:value="8951">
            <text:p>8951</text:p>
          </table:table-cell>
          <table:table-cell table:formula="of:=MOD([.J12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table:formula="of:=[.$D$5]*[.D127]+[.$D$6]" office:value-type="float" office:value="0">
            <text:p>#NUM!</text:p>
          </table:table-cell>
          <table:table-cell table:formula="of:=[.$D$5]^[.C128]+[.$D$6]*(1-[.$D$5]^[.C128])/(1-[.$D$5])" office:value-type="float" office:value="0">
            <text:p>#NUM!</text:p>
          </table:table-cell>
          <table:table-cell table:formula="of:=MOD(INT([.D128]);INT([.$D$7]))" office:value-type="float" office:value="0">
            <text:p>#NUM!</text:p>
          </table:table-cell>
          <table:table-cell table:formula="of:=MOD(INT([.E128]);INT([.$D$7]))" office:value-type="float" office:value="0">
            <text:p>#NUM!</text:p>
          </table:table-cell>
          <table:table-cell table:formula="of:=MOD(([.$D$5]*[.H127]+[.$D$6]);[.$D$7])" office:value-type="float" office:value="17569">
            <text:p>17569</text:p>
          </table:table-cell>
          <table:table-cell table:formula="of:=MOD([.H128];2)" office:value-type="float" office:value="1">
            <text:p>1</text:p>
          </table:table-cell>
          <table:table-cell table:formula="of:=RANDBETWEEN(0;2^16)" office:value-type="float" office:value="18909">
            <text:p>18909</text:p>
          </table:table-cell>
          <table:table-cell table:formula="of:=MOD([.J12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table:formula="of:=[.$D$5]*[.D128]+[.$D$6]" office:value-type="float" office:value="0">
            <text:p>#NUM!</text:p>
          </table:table-cell>
          <table:table-cell table:formula="of:=[.$D$5]^[.C129]+[.$D$6]*(1-[.$D$5]^[.C129])/(1-[.$D$5])" office:value-type="float" office:value="0">
            <text:p>#NUM!</text:p>
          </table:table-cell>
          <table:table-cell table:formula="of:=MOD(INT([.D129]);INT([.$D$7]))" office:value-type="float" office:value="0">
            <text:p>#NUM!</text:p>
          </table:table-cell>
          <table:table-cell table:formula="of:=MOD(INT([.E129]);INT([.$D$7]))" office:value-type="float" office:value="0">
            <text:p>#NUM!</text:p>
          </table:table-cell>
          <table:table-cell table:formula="of:=MOD(([.$D$5]*[.H128]+[.$D$6]);[.$D$7])" office:value-type="float" office:value="19539">
            <text:p>19539</text:p>
          </table:table-cell>
          <table:table-cell table:formula="of:=MOD([.H129];2)" office:value-type="float" office:value="1">
            <text:p>1</text:p>
          </table:table-cell>
          <table:table-cell table:formula="of:=RANDBETWEEN(0;2^16)" office:value-type="float" office:value="27135">
            <text:p>27135</text:p>
          </table:table-cell>
          <table:table-cell table:formula="of:=MOD([.J12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table:formula="of:=[.$D$5]*[.D129]+[.$D$6]" office:value-type="float" office:value="0">
            <text:p>#NUM!</text:p>
          </table:table-cell>
          <table:table-cell table:formula="of:=[.$D$5]^[.C130]+[.$D$6]*(1-[.$D$5]^[.C130])/(1-[.$D$5])" office:value-type="float" office:value="0">
            <text:p>#NUM!</text:p>
          </table:table-cell>
          <table:table-cell table:formula="of:=MOD(INT([.D130]);INT([.$D$7]))" office:value-type="float" office:value="0">
            <text:p>#NUM!</text:p>
          </table:table-cell>
          <table:table-cell table:formula="of:=MOD(INT([.E130]);INT([.$D$7]))" office:value-type="float" office:value="0">
            <text:p>#NUM!</text:p>
          </table:table-cell>
          <table:table-cell table:formula="of:=MOD(([.$D$5]*[.H129]+[.$D$6]);[.$D$7])" office:value-type="float" office:value="41902">
            <text:p>41902</text:p>
          </table:table-cell>
          <table:table-cell table:formula="of:=MOD([.H130];2)" office:value-type="float" office:value="0">
            <text:p>0</text:p>
          </table:table-cell>
          <table:table-cell table:formula="of:=RANDBETWEEN(0;2^16)" office:value-type="float" office:value="62239">
            <text:p>62239</text:p>
          </table:table-cell>
          <table:table-cell table:formula="of:=MOD([.J13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table:formula="of:=[.$D$5]*[.D130]+[.$D$6]" office:value-type="float" office:value="0">
            <text:p>#NUM!</text:p>
          </table:table-cell>
          <table:table-cell table:formula="of:=[.$D$5]^[.C131]+[.$D$6]*(1-[.$D$5]^[.C131])/(1-[.$D$5])" office:value-type="float" office:value="0">
            <text:p>#NUM!</text:p>
          </table:table-cell>
          <table:table-cell table:formula="of:=MOD(INT([.D131]);INT([.$D$7]))" office:value-type="float" office:value="0">
            <text:p>#NUM!</text:p>
          </table:table-cell>
          <table:table-cell table:formula="of:=MOD(INT([.E131]);INT([.$D$7]))" office:value-type="float" office:value="0">
            <text:p>#NUM!</text:p>
          </table:table-cell>
          <table:table-cell table:formula="of:=MOD(([.$D$5]*[.H130]+[.$D$6]);[.$D$7])" office:value-type="float" office:value="10759">
            <text:p>10759</text:p>
          </table:table-cell>
          <table:table-cell table:formula="of:=MOD([.H131];2)" office:value-type="float" office:value="1">
            <text:p>1</text:p>
          </table:table-cell>
          <table:table-cell table:formula="of:=RANDBETWEEN(0;2^16)" office:value-type="float" office:value="35451">
            <text:p>35451</text:p>
          </table:table-cell>
          <table:table-cell table:formula="of:=MOD([.J13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table:formula="of:=[.$D$5]*[.D131]+[.$D$6]" office:value-type="float" office:value="0">
            <text:p>#NUM!</text:p>
          </table:table-cell>
          <table:table-cell table:formula="of:=[.$D$5]^[.C132]+[.$D$6]*(1-[.$D$5]^[.C132])/(1-[.$D$5])" office:value-type="float" office:value="0">
            <text:p>#NUM!</text:p>
          </table:table-cell>
          <table:table-cell table:formula="of:=MOD(INT([.D132]);INT([.$D$7]))" office:value-type="float" office:value="0">
            <text:p>#NUM!</text:p>
          </table:table-cell>
          <table:table-cell table:formula="of:=MOD(INT([.E132]);INT([.$D$7]))" office:value-type="float" office:value="0">
            <text:p>#NUM!</text:p>
          </table:table-cell>
          <table:table-cell table:formula="of:=MOD(([.$D$5]*[.H131]+[.$D$6]);[.$D$7])" office:value-type="float" office:value="5109">
            <text:p>5109</text:p>
          </table:table-cell>
          <table:table-cell table:formula="of:=MOD([.H132];2)" office:value-type="float" office:value="1">
            <text:p>1</text:p>
          </table:table-cell>
          <table:table-cell table:formula="of:=RANDBETWEEN(0;2^16)" office:value-type="float" office:value="60537">
            <text:p>60537</text:p>
          </table:table-cell>
          <table:table-cell table:formula="of:=MOD([.J13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formula="of:=[.$D$5]*[.D132]+[.$D$6]" office:value-type="float" office:value="0">
            <text:p>#NUM!</text:p>
          </table:table-cell>
          <table:table-cell table:formula="of:=[.$D$5]^[.C133]+[.$D$6]*(1-[.$D$5]^[.C133])/(1-[.$D$5])" office:value-type="float" office:value="0">
            <text:p>#NUM!</text:p>
          </table:table-cell>
          <table:table-cell table:formula="of:=MOD(INT([.D133]);INT([.$D$7]))" office:value-type="float" office:value="0">
            <text:p>#NUM!</text:p>
          </table:table-cell>
          <table:table-cell table:formula="of:=MOD(INT([.E133]);INT([.$D$7]))" office:value-type="float" office:value="0">
            <text:p>#NUM!</text:p>
          </table:table-cell>
          <table:table-cell table:formula="of:=MOD(([.$D$5]*[.H132]+[.$D$6]);[.$D$7])" office:value-type="float" office:value="40774">
            <text:p>40774</text:p>
          </table:table-cell>
          <table:table-cell table:formula="of:=MOD([.H133];2)" office:value-type="float" office:value="0">
            <text:p>0</text:p>
          </table:table-cell>
          <table:table-cell table:formula="of:=RANDBETWEEN(0;2^16)" office:value-type="float" office:value="63631">
            <text:p>63631</text:p>
          </table:table-cell>
          <table:table-cell table:formula="of:=MOD([.J13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table:formula="of:=[.$D$5]*[.D133]+[.$D$6]" office:value-type="float" office:value="0">
            <text:p>#NUM!</text:p>
          </table:table-cell>
          <table:table-cell table:formula="of:=[.$D$5]^[.C134]+[.$D$6]*(1-[.$D$5]^[.C134])/(1-[.$D$5])" office:value-type="float" office:value="0">
            <text:p>#NUM!</text:p>
          </table:table-cell>
          <table:table-cell table:formula="of:=MOD(INT([.D134]);INT([.$D$7]))" office:value-type="float" office:value="0">
            <text:p>#NUM!</text:p>
          </table:table-cell>
          <table:table-cell table:formula="of:=MOD(INT([.E134]);INT([.$D$7]))" office:value-type="float" office:value="0">
            <text:p>#NUM!</text:p>
          </table:table-cell>
          <table:table-cell table:formula="of:=MOD(([.$D$5]*[.H133]+[.$D$6]);[.$D$7])" office:value-type="float" office:value="47922">
            <text:p>47922</text:p>
          </table:table-cell>
          <table:table-cell table:formula="of:=MOD([.H134];2)" office:value-type="float" office:value="0">
            <text:p>0</text:p>
          </table:table-cell>
          <table:table-cell table:formula="of:=RANDBETWEEN(0;2^16)" office:value-type="float" office:value="7055">
            <text:p>7055</text:p>
          </table:table-cell>
          <table:table-cell table:formula="of:=MOD([.J13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table:formula="of:=[.$D$5]*[.D134]+[.$D$6]" office:value-type="float" office:value="0">
            <text:p>#NUM!</text:p>
          </table:table-cell>
          <table:table-cell table:formula="of:=[.$D$5]^[.C135]+[.$D$6]*(1-[.$D$5]^[.C135])/(1-[.$D$5])" office:value-type="float" office:value="0">
            <text:p>#NUM!</text:p>
          </table:table-cell>
          <table:table-cell table:formula="of:=MOD(INT([.D135]);INT([.$D$7]))" office:value-type="float" office:value="0">
            <text:p>#NUM!</text:p>
          </table:table-cell>
          <table:table-cell table:formula="of:=MOD(INT([.E135]);INT([.$D$7]))" office:value-type="float" office:value="0">
            <text:p>#NUM!</text:p>
          </table:table-cell>
          <table:table-cell table:formula="of:=MOD(([.$D$5]*[.H134]+[.$D$6]);[.$D$7])" office:value-type="float" office:value="25536">
            <text:p>25536</text:p>
          </table:table-cell>
          <table:table-cell table:formula="of:=MOD([.H135];2)" office:value-type="float" office:value="0">
            <text:p>0</text:p>
          </table:table-cell>
          <table:table-cell table:formula="of:=RANDBETWEEN(0;2^16)" office:value-type="float" office:value="6127">
            <text:p>6127</text:p>
          </table:table-cell>
          <table:table-cell table:formula="of:=MOD([.J13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table:formula="of:=[.$D$5]*[.D135]+[.$D$6]" office:value-type="float" office:value="0">
            <text:p>#NUM!</text:p>
          </table:table-cell>
          <table:table-cell table:formula="of:=[.$D$5]^[.C136]+[.$D$6]*(1-[.$D$5]^[.C136])/(1-[.$D$5])" office:value-type="float" office:value="0">
            <text:p>#NUM!</text:p>
          </table:table-cell>
          <table:table-cell table:formula="of:=MOD(INT([.D136]);INT([.$D$7]))" office:value-type="float" office:value="0">
            <text:p>#NUM!</text:p>
          </table:table-cell>
          <table:table-cell table:formula="of:=MOD(INT([.E136]);INT([.$D$7]))" office:value-type="float" office:value="0">
            <text:p>#NUM!</text:p>
          </table:table-cell>
          <table:table-cell table:formula="of:=MOD(([.$D$5]*[.H135]+[.$D$6]);[.$D$7])" office:value-type="float" office:value="39019">
            <text:p>39019</text:p>
          </table:table-cell>
          <table:table-cell table:formula="of:=MOD([.H136];2)" office:value-type="float" office:value="1">
            <text:p>1</text:p>
          </table:table-cell>
          <table:table-cell table:formula="of:=RANDBETWEEN(0;2^16)" office:value-type="float" office:value="49630">
            <text:p>49630</text:p>
          </table:table-cell>
          <table:table-cell table:formula="of:=MOD([.J13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table:formula="of:=[.$D$5]*[.D136]+[.$D$6]" office:value-type="float" office:value="0">
            <text:p>#NUM!</text:p>
          </table:table-cell>
          <table:table-cell table:formula="of:=[.$D$5]^[.C137]+[.$D$6]*(1-[.$D$5]^[.C137])/(1-[.$D$5])" office:value-type="float" office:value="0">
            <text:p>#NUM!</text:p>
          </table:table-cell>
          <table:table-cell table:formula="of:=MOD(INT([.D137]);INT([.$D$7]))" office:value-type="float" office:value="0">
            <text:p>#NUM!</text:p>
          </table:table-cell>
          <table:table-cell table:formula="of:=MOD(INT([.E137]);INT([.$D$7]))" office:value-type="float" office:value="0">
            <text:p>#NUM!</text:p>
          </table:table-cell>
          <table:table-cell table:formula="of:=MOD(([.$D$5]*[.H136]+[.$D$6]);[.$D$7])" office:value-type="float" office:value="42471">
            <text:p>42471</text:p>
          </table:table-cell>
          <table:table-cell table:formula="of:=MOD([.H137];2)" office:value-type="float" office:value="1">
            <text:p>1</text:p>
          </table:table-cell>
          <table:table-cell table:formula="of:=RANDBETWEEN(0;2^16)" office:value-type="float" office:value="6093">
            <text:p>6093</text:p>
          </table:table-cell>
          <table:table-cell table:formula="of:=MOD([.J13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table:formula="of:=[.$D$5]*[.D137]+[.$D$6]" office:value-type="float" office:value="0">
            <text:p>#NUM!</text:p>
          </table:table-cell>
          <table:table-cell table:formula="of:=[.$D$5]^[.C138]+[.$D$6]*(1-[.$D$5]^[.C138])/(1-[.$D$5])" office:value-type="float" office:value="0">
            <text:p>#NUM!</text:p>
          </table:table-cell>
          <table:table-cell table:formula="of:=MOD(INT([.D138]);INT([.$D$7]))" office:value-type="float" office:value="0">
            <text:p>#NUM!</text:p>
          </table:table-cell>
          <table:table-cell table:formula="of:=MOD(INT([.E138]);INT([.$D$7]))" office:value-type="float" office:value="0">
            <text:p>#NUM!</text:p>
          </table:table-cell>
          <table:table-cell table:formula="of:=MOD(([.$D$5]*[.H137]+[.$D$6]);[.$D$7])" office:value-type="float" office:value="34484">
            <text:p>34484</text:p>
          </table:table-cell>
          <table:table-cell table:formula="of:=MOD([.H138];2)" office:value-type="float" office:value="0">
            <text:p>0</text:p>
          </table:table-cell>
          <table:table-cell table:formula="of:=RANDBETWEEN(0;2^16)" office:value-type="float" office:value="26040">
            <text:p>26040</text:p>
          </table:table-cell>
          <table:table-cell table:formula="of:=MOD([.J13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table:formula="of:=[.$D$5]*[.D138]+[.$D$6]" office:value-type="float" office:value="0">
            <text:p>#NUM!</text:p>
          </table:table-cell>
          <table:table-cell table:formula="of:=[.$D$5]^[.C139]+[.$D$6]*(1-[.$D$5]^[.C139])/(1-[.$D$5])" office:value-type="float" office:value="0">
            <text:p>#NUM!</text:p>
          </table:table-cell>
          <table:table-cell table:formula="of:=MOD(INT([.D139]);INT([.$D$7]))" office:value-type="float" office:value="0">
            <text:p>#NUM!</text:p>
          </table:table-cell>
          <table:table-cell table:formula="of:=MOD(INT([.E139]);INT([.$D$7]))" office:value-type="float" office:value="0">
            <text:p>#NUM!</text:p>
          </table:table-cell>
          <table:table-cell table:formula="of:=MOD(([.$D$5]*[.H138]+[.$D$6]);[.$D$7])" office:value-type="float" office:value="42389">
            <text:p>42389</text:p>
          </table:table-cell>
          <table:table-cell table:formula="of:=MOD([.H139];2)" office:value-type="float" office:value="1">
            <text:p>1</text:p>
          </table:table-cell>
          <table:table-cell table:formula="of:=RANDBETWEEN(0;2^16)" office:value-type="float" office:value="52494">
            <text:p>52494</text:p>
          </table:table-cell>
          <table:table-cell table:formula="of:=MOD([.J13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table:formula="of:=[.$D$5]*[.D139]+[.$D$6]" office:value-type="float" office:value="0">
            <text:p>#NUM!</text:p>
          </table:table-cell>
          <table:table-cell table:formula="of:=[.$D$5]^[.C140]+[.$D$6]*(1-[.$D$5]^[.C140])/(1-[.$D$5])" office:value-type="float" office:value="0">
            <text:p>#NUM!</text:p>
          </table:table-cell>
          <table:table-cell table:formula="of:=MOD(INT([.D140]);INT([.$D$7]))" office:value-type="float" office:value="0">
            <text:p>#NUM!</text:p>
          </table:table-cell>
          <table:table-cell table:formula="of:=MOD(INT([.E140]);INT([.$D$7]))" office:value-type="float" office:value="0">
            <text:p>#NUM!</text:p>
          </table:table-cell>
          <table:table-cell table:formula="of:=MOD(([.$D$5]*[.H139]+[.$D$6]);[.$D$7])" office:value-type="float" office:value="48457">
            <text:p>48457</text:p>
          </table:table-cell>
          <table:table-cell table:formula="of:=MOD([.H140];2)" office:value-type="float" office:value="1">
            <text:p>1</text:p>
          </table:table-cell>
          <table:table-cell table:formula="of:=RANDBETWEEN(0;2^16)" office:value-type="float" office:value="49829">
            <text:p>49829</text:p>
          </table:table-cell>
          <table:table-cell table:formula="of:=MOD([.J14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table:formula="of:=[.$D$5]*[.D140]+[.$D$6]" office:value-type="float" office:value="0">
            <text:p>#NUM!</text:p>
          </table:table-cell>
          <table:table-cell table:formula="of:=[.$D$5]^[.C141]+[.$D$6]*(1-[.$D$5]^[.C141])/(1-[.$D$5])" office:value-type="float" office:value="0">
            <text:p>#NUM!</text:p>
          </table:table-cell>
          <table:table-cell table:formula="of:=MOD(INT([.D141]);INT([.$D$7]))" office:value-type="float" office:value="0">
            <text:p>#NUM!</text:p>
          </table:table-cell>
          <table:table-cell table:formula="of:=MOD(INT([.E141]);INT([.$D$7]))" office:value-type="float" office:value="0">
            <text:p>#NUM!</text:p>
          </table:table-cell>
          <table:table-cell table:formula="of:=MOD(([.$D$5]*[.H140]+[.$D$6]);[.$D$7])" office:value-type="float" office:value="63047">
            <text:p>63047</text:p>
          </table:table-cell>
          <table:table-cell table:formula="of:=MOD([.H141];2)" office:value-type="float" office:value="1">
            <text:p>1</text:p>
          </table:table-cell>
          <table:table-cell table:formula="of:=RANDBETWEEN(0;2^16)" office:value-type="float" office:value="41845">
            <text:p>41845</text:p>
          </table:table-cell>
          <table:table-cell table:formula="of:=MOD([.J14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table:formula="of:=[.$D$5]*[.D141]+[.$D$6]" office:value-type="float" office:value="0">
            <text:p>#NUM!</text:p>
          </table:table-cell>
          <table:table-cell table:formula="of:=[.$D$5]^[.C142]+[.$D$6]*(1-[.$D$5]^[.C142])/(1-[.$D$5])" office:value-type="float" office:value="0">
            <text:p>#NUM!</text:p>
          </table:table-cell>
          <table:table-cell table:formula="of:=MOD(INT([.D142]);INT([.$D$7]))" office:value-type="float" office:value="0">
            <text:p>#NUM!</text:p>
          </table:table-cell>
          <table:table-cell table:formula="of:=MOD(INT([.E142]);INT([.$D$7]))" office:value-type="float" office:value="0">
            <text:p>#NUM!</text:p>
          </table:table-cell>
          <table:table-cell table:formula="of:=MOD(([.$D$5]*[.H141]+[.$D$6]);[.$D$7])" office:value-type="float" office:value="41706">
            <text:p>41706</text:p>
          </table:table-cell>
          <table:table-cell table:formula="of:=MOD([.H142];2)" office:value-type="float" office:value="0">
            <text:p>0</text:p>
          </table:table-cell>
          <table:table-cell table:formula="of:=RANDBETWEEN(0;2^16)" office:value-type="float" office:value="33094">
            <text:p>33094</text:p>
          </table:table-cell>
          <table:table-cell table:formula="of:=MOD([.J14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table:formula="of:=[.$D$5]*[.D142]+[.$D$6]" office:value-type="float" office:value="0">
            <text:p>#NUM!</text:p>
          </table:table-cell>
          <table:table-cell table:formula="of:=[.$D$5]^[.C143]+[.$D$6]*(1-[.$D$5]^[.C143])/(1-[.$D$5])" office:value-type="float" office:value="0">
            <text:p>#NUM!</text:p>
          </table:table-cell>
          <table:table-cell table:formula="of:=MOD(INT([.D143]);INT([.$D$7]))" office:value-type="float" office:value="0">
            <text:p>#NUM!</text:p>
          </table:table-cell>
          <table:table-cell table:formula="of:=MOD(INT([.E143]);INT([.$D$7]))" office:value-type="float" office:value="0">
            <text:p>#NUM!</text:p>
          </table:table-cell>
          <table:table-cell table:formula="of:=MOD(([.$D$5]*[.H142]+[.$D$6]);[.$D$7])" office:value-type="float" office:value="16984">
            <text:p>16984</text:p>
          </table:table-cell>
          <table:table-cell table:formula="of:=MOD([.H143];2)" office:value-type="float" office:value="0">
            <text:p>0</text:p>
          </table:table-cell>
          <table:table-cell table:formula="of:=RANDBETWEEN(0;2^16)" office:value-type="float" office:value="1281">
            <text:p>1281</text:p>
          </table:table-cell>
          <table:table-cell table:formula="of:=MOD([.J14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table:formula="of:=[.$D$5]*[.D143]+[.$D$6]" office:value-type="float" office:value="0">
            <text:p>#NUM!</text:p>
          </table:table-cell>
          <table:table-cell table:formula="of:=[.$D$5]^[.C144]+[.$D$6]*(1-[.$D$5]^[.C144])/(1-[.$D$5])" office:value-type="float" office:value="0">
            <text:p>#NUM!</text:p>
          </table:table-cell>
          <table:table-cell table:formula="of:=MOD(INT([.D144]);INT([.$D$7]))" office:value-type="float" office:value="0">
            <text:p>#NUM!</text:p>
          </table:table-cell>
          <table:table-cell table:formula="of:=MOD(INT([.E144]);INT([.$D$7]))" office:value-type="float" office:value="0">
            <text:p>#NUM!</text:p>
          </table:table-cell>
          <table:table-cell table:formula="of:=MOD(([.$D$5]*[.H143]+[.$D$6]);[.$D$7])" office:value-type="float" office:value="17722">
            <text:p>17722</text:p>
          </table:table-cell>
          <table:table-cell table:formula="of:=MOD([.H144];2)" office:value-type="float" office:value="0">
            <text:p>0</text:p>
          </table:table-cell>
          <table:table-cell table:formula="of:=RANDBETWEEN(0;2^16)" office:value-type="float" office:value="17400">
            <text:p>17400</text:p>
          </table:table-cell>
          <table:table-cell table:formula="of:=MOD([.J14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table:formula="of:=[.$D$5]*[.D144]+[.$D$6]" office:value-type="float" office:value="0">
            <text:p>#NUM!</text:p>
          </table:table-cell>
          <table:table-cell table:formula="of:=[.$D$5]^[.C145]+[.$D$6]*(1-[.$D$5]^[.C145])/(1-[.$D$5])" office:value-type="float" office:value="0">
            <text:p>#NUM!</text:p>
          </table:table-cell>
          <table:table-cell table:formula="of:=MOD(INT([.D145]);INT([.$D$7]))" office:value-type="float" office:value="0">
            <text:p>#NUM!</text:p>
          </table:table-cell>
          <table:table-cell table:formula="of:=MOD(INT([.E145]);INT([.$D$7]))" office:value-type="float" office:value="0">
            <text:p>#NUM!</text:p>
          </table:table-cell>
          <table:table-cell table:formula="of:=MOD(([.$D$5]*[.H144]+[.$D$6]);[.$D$7])" office:value-type="float" office:value="23039">
            <text:p>23039</text:p>
          </table:table-cell>
          <table:table-cell table:formula="of:=MOD([.H145];2)" office:value-type="float" office:value="1">
            <text:p>1</text:p>
          </table:table-cell>
          <table:table-cell table:formula="of:=RANDBETWEEN(0;2^16)" office:value-type="float" office:value="45197">
            <text:p>45197</text:p>
          </table:table-cell>
          <table:table-cell table:formula="of:=MOD([.J14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table:formula="of:=[.$D$5]*[.D145]+[.$D$6]" office:value-type="float" office:value="0">
            <text:p>#NUM!</text:p>
          </table:table-cell>
          <table:table-cell table:formula="of:=[.$D$5]^[.C146]+[.$D$6]*(1-[.$D$5]^[.C146])/(1-[.$D$5])" office:value-type="float" office:value="0">
            <text:p>#NUM!</text:p>
          </table:table-cell>
          <table:table-cell table:formula="of:=MOD(INT([.D146]);INT([.$D$7]))" office:value-type="float" office:value="0">
            <text:p>#NUM!</text:p>
          </table:table-cell>
          <table:table-cell table:formula="of:=MOD(INT([.E146]);INT([.$D$7]))" office:value-type="float" office:value="0">
            <text:p>#NUM!</text:p>
          </table:table-cell>
          <table:table-cell table:formula="of:=MOD(([.$D$5]*[.H145]+[.$D$6]);[.$D$7])" office:value-type="float" office:value="33728">
            <text:p>33728</text:p>
          </table:table-cell>
          <table:table-cell table:formula="of:=MOD([.H146];2)" office:value-type="float" office:value="0">
            <text:p>0</text:p>
          </table:table-cell>
          <table:table-cell table:formula="of:=RANDBETWEEN(0;2^16)" office:value-type="float" office:value="34270">
            <text:p>34270</text:p>
          </table:table-cell>
          <table:table-cell table:formula="of:=MOD([.J14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table:formula="of:=[.$D$5]*[.D146]+[.$D$6]" office:value-type="float" office:value="0">
            <text:p>#NUM!</text:p>
          </table:table-cell>
          <table:table-cell table:formula="of:=[.$D$5]^[.C147]+[.$D$6]*(1-[.$D$5]^[.C147])/(1-[.$D$5])" office:value-type="float" office:value="0">
            <text:p>#NUM!</text:p>
          </table:table-cell>
          <table:table-cell table:formula="of:=MOD(INT([.D147]);INT([.$D$7]))" office:value-type="float" office:value="0">
            <text:p>#NUM!</text:p>
          </table:table-cell>
          <table:table-cell table:formula="of:=MOD(INT([.E147]);INT([.$D$7]))" office:value-type="float" office:value="0">
            <text:p>#NUM!</text:p>
          </table:table-cell>
          <table:table-cell table:formula="of:=MOD(([.$D$5]*[.H146]+[.$D$6]);[.$D$7])" office:value-type="float" office:value="28950">
            <text:p>28950</text:p>
          </table:table-cell>
          <table:table-cell table:formula="of:=MOD([.H147];2)" office:value-type="float" office:value="0">
            <text:p>0</text:p>
          </table:table-cell>
          <table:table-cell table:formula="of:=RANDBETWEEN(0;2^16)" office:value-type="float" office:value="47370">
            <text:p>47370</text:p>
          </table:table-cell>
          <table:table-cell table:formula="of:=MOD([.J14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table:formula="of:=[.$D$5]*[.D147]+[.$D$6]" office:value-type="float" office:value="0">
            <text:p>#NUM!</text:p>
          </table:table-cell>
          <table:table-cell table:formula="of:=[.$D$5]^[.C148]+[.$D$6]*(1-[.$D$5]^[.C148])/(1-[.$D$5])" office:value-type="float" office:value="0">
            <text:p>#NUM!</text:p>
          </table:table-cell>
          <table:table-cell table:formula="of:=MOD(INT([.D148]);INT([.$D$7]))" office:value-type="float" office:value="0">
            <text:p>#NUM!</text:p>
          </table:table-cell>
          <table:table-cell table:formula="of:=MOD(INT([.E148]);INT([.$D$7]))" office:value-type="float" office:value="0">
            <text:p>#NUM!</text:p>
          </table:table-cell>
          <table:table-cell table:formula="of:=MOD(([.$D$5]*[.H147]+[.$D$6]);[.$D$7])" office:value-type="float" office:value="50295">
            <text:p>50295</text:p>
          </table:table-cell>
          <table:table-cell table:formula="of:=MOD([.H148];2)" office:value-type="float" office:value="1">
            <text:p>1</text:p>
          </table:table-cell>
          <table:table-cell table:formula="of:=RANDBETWEEN(0;2^16)" office:value-type="float" office:value="35906">
            <text:p>35906</text:p>
          </table:table-cell>
          <table:table-cell table:formula="of:=MOD([.J14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table:formula="of:=[.$D$5]*[.D148]+[.$D$6]" office:value-type="float" office:value="0">
            <text:p>#NUM!</text:p>
          </table:table-cell>
          <table:table-cell table:formula="of:=[.$D$5]^[.C149]+[.$D$6]*(1-[.$D$5]^[.C149])/(1-[.$D$5])" office:value-type="float" office:value="0">
            <text:p>#NUM!</text:p>
          </table:table-cell>
          <table:table-cell table:formula="of:=MOD(INT([.D149]);INT([.$D$7]))" office:value-type="float" office:value="0">
            <text:p>#NUM!</text:p>
          </table:table-cell>
          <table:table-cell table:formula="of:=MOD(INT([.E149]);INT([.$D$7]))" office:value-type="float" office:value="0">
            <text:p>#NUM!</text:p>
          </table:table-cell>
          <table:table-cell table:formula="of:=MOD(([.$D$5]*[.H148]+[.$D$6]);[.$D$7])" office:value-type="float" office:value="4003">
            <text:p>4003</text:p>
          </table:table-cell>
          <table:table-cell table:formula="of:=MOD([.H149];2)" office:value-type="float" office:value="1">
            <text:p>1</text:p>
          </table:table-cell>
          <table:table-cell table:formula="of:=RANDBETWEEN(0;2^16)" office:value-type="float" office:value="65353">
            <text:p>65353</text:p>
          </table:table-cell>
          <table:table-cell table:formula="of:=MOD([.J14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table:formula="of:=[.$D$5]*[.D149]+[.$D$6]" office:value-type="float" office:value="0">
            <text:p>#NUM!</text:p>
          </table:table-cell>
          <table:table-cell table:formula="of:=[.$D$5]^[.C150]+[.$D$6]*(1-[.$D$5]^[.C150])/(1-[.$D$5])" office:value-type="float" office:value="0">
            <text:p>#NUM!</text:p>
          </table:table-cell>
          <table:table-cell table:formula="of:=MOD(INT([.D150]);INT([.$D$7]))" office:value-type="float" office:value="0">
            <text:p>#NUM!</text:p>
          </table:table-cell>
          <table:table-cell table:formula="of:=MOD(INT([.E150]);INT([.$D$7]))" office:value-type="float" office:value="0">
            <text:p>#NUM!</text:p>
          </table:table-cell>
          <table:table-cell table:formula="of:=MOD(([.$D$5]*[.H149]+[.$D$6]);[.$D$7])" office:value-type="float" office:value="15045">
            <text:p>15045</text:p>
          </table:table-cell>
          <table:table-cell table:formula="of:=MOD([.H150];2)" office:value-type="float" office:value="1">
            <text:p>1</text:p>
          </table:table-cell>
          <table:table-cell table:formula="of:=RANDBETWEEN(0;2^16)" office:value-type="float" office:value="55525">
            <text:p>55525</text:p>
          </table:table-cell>
          <table:table-cell table:formula="of:=MOD([.J15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table:formula="of:=[.$D$5]*[.D150]+[.$D$6]" office:value-type="float" office:value="0">
            <text:p>#NUM!</text:p>
          </table:table-cell>
          <table:table-cell table:formula="of:=[.$D$5]^[.C151]+[.$D$6]*(1-[.$D$5]^[.C151])/(1-[.$D$5])" office:value-type="float" office:value="0">
            <text:p>#NUM!</text:p>
          </table:table-cell>
          <table:table-cell table:formula="of:=MOD(INT([.D151]);INT([.$D$7]))" office:value-type="float" office:value="0">
            <text:p>#NUM!</text:p>
          </table:table-cell>
          <table:table-cell table:formula="of:=MOD(INT([.E151]);INT([.$D$7]))" office:value-type="float" office:value="0">
            <text:p>#NUM!</text:p>
          </table:table-cell>
          <table:table-cell table:formula="of:=MOD(([.$D$5]*[.H150]+[.$D$6]);[.$D$7])" office:value-type="float" office:value="2065">
            <text:p>2065</text:p>
          </table:table-cell>
          <table:table-cell table:formula="of:=MOD([.H151];2)" office:value-type="float" office:value="1">
            <text:p>1</text:p>
          </table:table-cell>
          <table:table-cell table:formula="of:=RANDBETWEEN(0;2^16)" office:value-type="float" office:value="52369">
            <text:p>52369</text:p>
          </table:table-cell>
          <table:table-cell table:formula="of:=MOD([.J15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table:formula="of:=[.$D$5]*[.D151]+[.$D$6]" office:value-type="float" office:value="0">
            <text:p>#NUM!</text:p>
          </table:table-cell>
          <table:table-cell table:formula="of:=[.$D$5]^[.C152]+[.$D$6]*(1-[.$D$5]^[.C152])/(1-[.$D$5])" office:value-type="float" office:value="0">
            <text:p>#NUM!</text:p>
          </table:table-cell>
          <table:table-cell table:formula="of:=MOD(INT([.D152]);INT([.$D$7]))" office:value-type="float" office:value="0">
            <text:p>#NUM!</text:p>
          </table:table-cell>
          <table:table-cell table:formula="of:=MOD(INT([.E152]);INT([.$D$7]))" office:value-type="float" office:value="0">
            <text:p>#NUM!</text:p>
          </table:table-cell>
          <table:table-cell table:formula="of:=MOD(([.$D$5]*[.H151]+[.$D$6]);[.$D$7])" office:value-type="float" office:value="14403">
            <text:p>14403</text:p>
          </table:table-cell>
          <table:table-cell table:formula="of:=MOD([.H152];2)" office:value-type="float" office:value="1">
            <text:p>1</text:p>
          </table:table-cell>
          <table:table-cell table:formula="of:=RANDBETWEEN(0;2^16)" office:value-type="float" office:value="45534">
            <text:p>45534</text:p>
          </table:table-cell>
          <table:table-cell table:formula="of:=MOD([.J15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table:formula="of:=[.$D$5]*[.D152]+[.$D$6]" office:value-type="float" office:value="0">
            <text:p>#NUM!</text:p>
          </table:table-cell>
          <table:table-cell table:formula="of:=[.$D$5]^[.C153]+[.$D$6]*(1-[.$D$5]^[.C153])/(1-[.$D$5])" office:value-type="float" office:value="0">
            <text:p>#NUM!</text:p>
          </table:table-cell>
          <table:table-cell table:formula="of:=MOD(INT([.D153]);INT([.$D$7]))" office:value-type="float" office:value="0">
            <text:p>#NUM!</text:p>
          </table:table-cell>
          <table:table-cell table:formula="of:=MOD(INT([.E153]);INT([.$D$7]))" office:value-type="float" office:value="0">
            <text:p>#NUM!</text:p>
          </table:table-cell>
          <table:table-cell table:formula="of:=MOD(([.$D$5]*[.H152]+[.$D$6]);[.$D$7])" office:value-type="float" office:value="61911">
            <text:p>61911</text:p>
          </table:table-cell>
          <table:table-cell table:formula="of:=MOD([.H153];2)" office:value-type="float" office:value="1">
            <text:p>1</text:p>
          </table:table-cell>
          <table:table-cell table:formula="of:=RANDBETWEEN(0;2^16)" office:value-type="float" office:value="13249">
            <text:p>13249</text:p>
          </table:table-cell>
          <table:table-cell table:formula="of:=MOD([.J15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table:formula="of:=[.$D$5]*[.D153]+[.$D$6]" office:value-type="float" office:value="0">
            <text:p>#NUM!</text:p>
          </table:table-cell>
          <table:table-cell table:formula="of:=[.$D$5]^[.C154]+[.$D$6]*(1-[.$D$5]^[.C154])/(1-[.$D$5])" office:value-type="float" office:value="0">
            <text:p>#NUM!</text:p>
          </table:table-cell>
          <table:table-cell table:formula="of:=MOD(INT([.D154]);INT([.$D$7]))" office:value-type="float" office:value="0">
            <text:p>#NUM!</text:p>
          </table:table-cell>
          <table:table-cell table:formula="of:=MOD(INT([.E154]);INT([.$D$7]))" office:value-type="float" office:value="0">
            <text:p>#NUM!</text:p>
          </table:table-cell>
          <table:table-cell table:formula="of:=MOD(([.$D$5]*[.H153]+[.$D$6]);[.$D$7])" office:value-type="float" office:value="24286">
            <text:p>24286</text:p>
          </table:table-cell>
          <table:table-cell table:formula="of:=MOD([.H154];2)" office:value-type="float" office:value="0">
            <text:p>0</text:p>
          </table:table-cell>
          <table:table-cell table:formula="of:=RANDBETWEEN(0;2^16)" office:value-type="float" office:value="20906">
            <text:p>20906</text:p>
          </table:table-cell>
          <table:table-cell table:formula="of:=MOD([.J15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table:formula="of:=[.$D$5]*[.D154]+[.$D$6]" office:value-type="float" office:value="0">
            <text:p>#NUM!</text:p>
          </table:table-cell>
          <table:table-cell table:formula="of:=[.$D$5]^[.C155]+[.$D$6]*(1-[.$D$5]^[.C155])/(1-[.$D$5])" office:value-type="float" office:value="0">
            <text:p>#NUM!</text:p>
          </table:table-cell>
          <table:table-cell table:formula="of:=MOD(INT([.D155]);INT([.$D$7]))" office:value-type="float" office:value="0">
            <text:p>#NUM!</text:p>
          </table:table-cell>
          <table:table-cell table:formula="of:=MOD(INT([.E155]);INT([.$D$7]))" office:value-type="float" office:value="0">
            <text:p>#NUM!</text:p>
          </table:table-cell>
          <table:table-cell table:formula="of:=MOD(([.$D$5]*[.H154]+[.$D$6]);[.$D$7])" office:value-type="float" office:value="13851">
            <text:p>13851</text:p>
          </table:table-cell>
          <table:table-cell table:formula="of:=MOD([.H155];2)" office:value-type="float" office:value="1">
            <text:p>1</text:p>
          </table:table-cell>
          <table:table-cell table:formula="of:=RANDBETWEEN(0;2^16)" office:value-type="float" office:value="56435">
            <text:p>56435</text:p>
          </table:table-cell>
          <table:table-cell table:formula="of:=MOD([.J15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table:formula="of:=[.$D$5]*[.D155]+[.$D$6]" office:value-type="float" office:value="0">
            <text:p>#NUM!</text:p>
          </table:table-cell>
          <table:table-cell table:formula="of:=[.$D$5]^[.C156]+[.$D$6]*(1-[.$D$5]^[.C156])/(1-[.$D$5])" office:value-type="float" office:value="0">
            <text:p>#NUM!</text:p>
          </table:table-cell>
          <table:table-cell table:formula="of:=MOD(INT([.D156]);INT([.$D$7]))" office:value-type="float" office:value="0">
            <text:p>#NUM!</text:p>
          </table:table-cell>
          <table:table-cell table:formula="of:=MOD(INT([.E156]);INT([.$D$7]))" office:value-type="float" office:value="0">
            <text:p>#NUM!</text:p>
          </table:table-cell>
          <table:table-cell table:formula="of:=MOD(([.$D$5]*[.H155]+[.$D$6]);[.$D$7])" office:value-type="float" office:value="31293">
            <text:p>31293</text:p>
          </table:table-cell>
          <table:table-cell table:formula="of:=MOD([.H156];2)" office:value-type="float" office:value="1">
            <text:p>1</text:p>
          </table:table-cell>
          <table:table-cell table:formula="of:=RANDBETWEEN(0;2^16)" office:value-type="float" office:value="58696">
            <text:p>58696</text:p>
          </table:table-cell>
          <table:table-cell table:formula="of:=MOD([.J15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table:formula="of:=[.$D$5]*[.D156]+[.$D$6]" office:value-type="float" office:value="0">
            <text:p>#NUM!</text:p>
          </table:table-cell>
          <table:table-cell table:formula="of:=[.$D$5]^[.C157]+[.$D$6]*(1-[.$D$5]^[.C157])/(1-[.$D$5])" office:value-type="float" office:value="0">
            <text:p>#NUM!</text:p>
          </table:table-cell>
          <table:table-cell table:formula="of:=MOD(INT([.D157]);INT([.$D$7]))" office:value-type="float" office:value="0">
            <text:p>#NUM!</text:p>
          </table:table-cell>
          <table:table-cell table:formula="of:=MOD(INT([.E157]);INT([.$D$7]))" office:value-type="float" office:value="0">
            <text:p>#NUM!</text:p>
          </table:table-cell>
          <table:table-cell table:formula="of:=MOD(([.$D$5]*[.H156]+[.$D$6]);[.$D$7])" office:value-type="float" office:value="37071">
            <text:p>37071</text:p>
          </table:table-cell>
          <table:table-cell table:formula="of:=MOD([.H157];2)" office:value-type="float" office:value="1">
            <text:p>1</text:p>
          </table:table-cell>
          <table:table-cell table:formula="of:=RANDBETWEEN(0;2^16)" office:value-type="float" office:value="48098">
            <text:p>48098</text:p>
          </table:table-cell>
          <table:table-cell table:formula="of:=MOD([.J15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table:formula="of:=[.$D$5]*[.D157]+[.$D$6]" office:value-type="float" office:value="0">
            <text:p>#NUM!</text:p>
          </table:table-cell>
          <table:table-cell table:formula="of:=[.$D$5]^[.C158]+[.$D$6]*(1-[.$D$5]^[.C158])/(1-[.$D$5])" office:value-type="float" office:value="0">
            <text:p>#NUM!</text:p>
          </table:table-cell>
          <table:table-cell table:formula="of:=MOD(INT([.D158]);INT([.$D$7]))" office:value-type="float" office:value="0">
            <text:p>#NUM!</text:p>
          </table:table-cell>
          <table:table-cell table:formula="of:=MOD(INT([.E158]);INT([.$D$7]))" office:value-type="float" office:value="0">
            <text:p>#NUM!</text:p>
          </table:table-cell>
          <table:table-cell table:formula="of:=MOD(([.$D$5]*[.H157]+[.$D$6]);[.$D$7])" office:value-type="float" office:value="22753">
            <text:p>22753</text:p>
          </table:table-cell>
          <table:table-cell table:formula="of:=MOD([.H158];2)" office:value-type="float" office:value="1">
            <text:p>1</text:p>
          </table:table-cell>
          <table:table-cell table:formula="of:=RANDBETWEEN(0;2^16)" office:value-type="float" office:value="42864">
            <text:p>42864</text:p>
          </table:table-cell>
          <table:table-cell table:formula="of:=MOD([.J15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47">
            <text:p>147</text:p>
          </table:table-cell>
          <table:table-cell table:formula="of:=[.$D$5]*[.D158]+[.$D$6]" office:value-type="float" office:value="0">
            <text:p>#NUM!</text:p>
          </table:table-cell>
          <table:table-cell table:formula="of:=[.$D$5]^[.C159]+[.$D$6]*(1-[.$D$5]^[.C159])/(1-[.$D$5])" office:value-type="float" office:value="0">
            <text:p>#NUM!</text:p>
          </table:table-cell>
          <table:table-cell table:formula="of:=MOD(INT([.D159]);INT([.$D$7]))" office:value-type="float" office:value="0">
            <text:p>#NUM!</text:p>
          </table:table-cell>
          <table:table-cell table:formula="of:=MOD(INT([.E159]);INT([.$D$7]))" office:value-type="float" office:value="0">
            <text:p>#NUM!</text:p>
          </table:table-cell>
          <table:table-cell table:formula="of:=MOD(([.$D$5]*[.H158]+[.$D$6]);[.$D$7])" office:value-type="float" office:value="64880">
            <text:p>64880</text:p>
          </table:table-cell>
          <table:table-cell table:formula="of:=MOD([.H159];2)" office:value-type="float" office:value="0">
            <text:p>0</text:p>
          </table:table-cell>
          <table:table-cell table:formula="of:=RANDBETWEEN(0;2^16)" office:value-type="float" office:value="16578">
            <text:p>16578</text:p>
          </table:table-cell>
          <table:table-cell table:formula="of:=MOD([.J15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table:formula="of:=[.$D$5]*[.D159]+[.$D$6]" office:value-type="float" office:value="0">
            <text:p>#NUM!</text:p>
          </table:table-cell>
          <table:table-cell table:formula="of:=[.$D$5]^[.C160]+[.$D$6]*(1-[.$D$5]^[.C160])/(1-[.$D$5])" office:value-type="float" office:value="0">
            <text:p>#NUM!</text:p>
          </table:table-cell>
          <table:table-cell table:formula="of:=MOD(INT([.D160]);INT([.$D$7]))" office:value-type="float" office:value="0">
            <text:p>#NUM!</text:p>
          </table:table-cell>
          <table:table-cell table:formula="of:=MOD(INT([.E160]);INT([.$D$7]))" office:value-type="float" office:value="0">
            <text:p>#NUM!</text:p>
          </table:table-cell>
          <table:table-cell table:formula="of:=MOD(([.$D$5]*[.H159]+[.$D$6]);[.$D$7])" office:value-type="float" office:value="38661">
            <text:p>38661</text:p>
          </table:table-cell>
          <table:table-cell table:formula="of:=MOD([.H160];2)" office:value-type="float" office:value="1">
            <text:p>1</text:p>
          </table:table-cell>
          <table:table-cell table:formula="of:=RANDBETWEEN(0;2^16)" office:value-type="float" office:value="15527">
            <text:p>15527</text:p>
          </table:table-cell>
          <table:table-cell table:formula="of:=MOD([.J16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49">
            <text:p>149</text:p>
          </table:table-cell>
          <table:table-cell table:formula="of:=[.$D$5]*[.D160]+[.$D$6]" office:value-type="float" office:value="0">
            <text:p>#NUM!</text:p>
          </table:table-cell>
          <table:table-cell table:formula="of:=[.$D$5]^[.C161]+[.$D$6]*(1-[.$D$5]^[.C161])/(1-[.$D$5])" office:value-type="float" office:value="0">
            <text:p>#NUM!</text:p>
          </table:table-cell>
          <table:table-cell table:formula="of:=MOD(INT([.D161]);INT([.$D$7]))" office:value-type="float" office:value="0">
            <text:p>#NUM!</text:p>
          </table:table-cell>
          <table:table-cell table:formula="of:=MOD(INT([.E161]);INT([.$D$7]))" office:value-type="float" office:value="0">
            <text:p>#NUM!</text:p>
          </table:table-cell>
          <table:table-cell table:formula="of:=MOD(([.$D$5]*[.H160]+[.$D$6]);[.$D$7])" office:value-type="float" office:value="41135">
            <text:p>41135</text:p>
          </table:table-cell>
          <table:table-cell table:formula="of:=MOD([.H161];2)" office:value-type="float" office:value="1">
            <text:p>1</text:p>
          </table:table-cell>
          <table:table-cell table:formula="of:=RANDBETWEEN(0;2^16)" office:value-type="float" office:value="10265">
            <text:p>10265</text:p>
          </table:table-cell>
          <table:table-cell table:formula="of:=MOD([.J16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table:formula="of:=[.$D$5]*[.D161]+[.$D$6]" office:value-type="float" office:value="0">
            <text:p>#NUM!</text:p>
          </table:table-cell>
          <table:table-cell table:formula="of:=[.$D$5]^[.C162]+[.$D$6]*(1-[.$D$5]^[.C162])/(1-[.$D$5])" office:value-type="float" office:value="0">
            <text:p>#NUM!</text:p>
          </table:table-cell>
          <table:table-cell table:formula="of:=MOD(INT([.D162]);INT([.$D$7]))" office:value-type="float" office:value="0">
            <text:p>#NUM!</text:p>
          </table:table-cell>
          <table:table-cell table:formula="of:=MOD(INT([.E162]);INT([.$D$7]))" office:value-type="float" office:value="0">
            <text:p>#NUM!</text:p>
          </table:table-cell>
          <table:table-cell table:formula="of:=MOD(([.$D$5]*[.H161]+[.$D$6]);[.$D$7])" office:value-type="float" office:value="28766">
            <text:p>28766</text:p>
          </table:table-cell>
          <table:table-cell table:formula="of:=MOD([.H162];2)" office:value-type="float" office:value="0">
            <text:p>0</text:p>
          </table:table-cell>
          <table:table-cell table:formula="of:=RANDBETWEEN(0;2^16)" office:value-type="float" office:value="7461">
            <text:p>7461</text:p>
          </table:table-cell>
          <table:table-cell table:formula="of:=MOD([.J16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table:formula="of:=[.$D$5]*[.D162]+[.$D$6]" office:value-type="float" office:value="0">
            <text:p>#NUM!</text:p>
          </table:table-cell>
          <table:table-cell table:formula="of:=[.$D$5]^[.C163]+[.$D$6]*(1-[.$D$5]^[.C163])/(1-[.$D$5])" office:value-type="float" office:value="0">
            <text:p>#NUM!</text:p>
          </table:table-cell>
          <table:table-cell table:formula="of:=MOD(INT([.D163]);INT([.$D$7]))" office:value-type="float" office:value="0">
            <text:p>#NUM!</text:p>
          </table:table-cell>
          <table:table-cell table:formula="of:=MOD(INT([.E163]);INT([.$D$7]))" office:value-type="float" office:value="0">
            <text:p>#NUM!</text:p>
          </table:table-cell>
          <table:table-cell table:formula="of:=MOD(([.$D$5]*[.H162]+[.$D$6]);[.$D$7])" office:value-type="float" office:value="40089">
            <text:p>40089</text:p>
          </table:table-cell>
          <table:table-cell table:formula="of:=MOD([.H163];2)" office:value-type="float" office:value="1">
            <text:p>1</text:p>
          </table:table-cell>
          <table:table-cell table:formula="of:=RANDBETWEEN(0;2^16)" office:value-type="float" office:value="1505">
            <text:p>1505</text:p>
          </table:table-cell>
          <table:table-cell table:formula="of:=MOD([.J16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table:formula="of:=[.$D$5]*[.D163]+[.$D$6]" office:value-type="float" office:value="0">
            <text:p>#NUM!</text:p>
          </table:table-cell>
          <table:table-cell table:formula="of:=[.$D$5]^[.C164]+[.$D$6]*(1-[.$D$5]^[.C164])/(1-[.$D$5])" office:value-type="float" office:value="0">
            <text:p>#NUM!</text:p>
          </table:table-cell>
          <table:table-cell table:formula="of:=MOD(INT([.D164]);INT([.$D$7]))" office:value-type="float" office:value="0">
            <text:p>#NUM!</text:p>
          </table:table-cell>
          <table:table-cell table:formula="of:=MOD(INT([.E164]);INT([.$D$7]))" office:value-type="float" office:value="0">
            <text:p>#NUM!</text:p>
          </table:table-cell>
          <table:table-cell table:formula="of:=MOD(([.$D$5]*[.H163]+[.$D$6]);[.$D$7])" office:value-type="float" office:value="51956">
            <text:p>51956</text:p>
          </table:table-cell>
          <table:table-cell table:formula="of:=MOD([.H164];2)" office:value-type="float" office:value="0">
            <text:p>0</text:p>
          </table:table-cell>
          <table:table-cell table:formula="of:=RANDBETWEEN(0;2^16)" office:value-type="float" office:value="13004">
            <text:p>13004</text:p>
          </table:table-cell>
          <table:table-cell table:formula="of:=MOD([.J16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53">
            <text:p>153</text:p>
          </table:table-cell>
          <table:table-cell table:formula="of:=[.$D$5]*[.D164]+[.$D$6]" office:value-type="float" office:value="0">
            <text:p>#NUM!</text:p>
          </table:table-cell>
          <table:table-cell table:formula="of:=[.$D$5]^[.C165]+[.$D$6]*(1-[.$D$5]^[.C165])/(1-[.$D$5])" office:value-type="float" office:value="0">
            <text:p>#NUM!</text:p>
          </table:table-cell>
          <table:table-cell table:formula="of:=MOD(INT([.D165]);INT([.$D$7]))" office:value-type="float" office:value="0">
            <text:p>#NUM!</text:p>
          </table:table-cell>
          <table:table-cell table:formula="of:=MOD(INT([.E165]);INT([.$D$7]))" office:value-type="float" office:value="0">
            <text:p>#NUM!</text:p>
          </table:table-cell>
          <table:table-cell table:formula="of:=MOD(([.$D$5]*[.H164]+[.$D$6]);[.$D$7])" office:value-type="float" office:value="39858">
            <text:p>39858</text:p>
          </table:table-cell>
          <table:table-cell table:formula="of:=MOD([.H165];2)" office:value-type="float" office:value="0">
            <text:p>0</text:p>
          </table:table-cell>
          <table:table-cell table:formula="of:=RANDBETWEEN(0;2^16)" office:value-type="float" office:value="14176">
            <text:p>14176</text:p>
          </table:table-cell>
          <table:table-cell table:formula="of:=MOD([.J16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54">
            <text:p>154</text:p>
          </table:table-cell>
          <table:table-cell table:formula="of:=[.$D$5]*[.D165]+[.$D$6]" office:value-type="float" office:value="0">
            <text:p>#NUM!</text:p>
          </table:table-cell>
          <table:table-cell table:formula="of:=[.$D$5]^[.C166]+[.$D$6]*(1-[.$D$5]^[.C166])/(1-[.$D$5])" office:value-type="float" office:value="0">
            <text:p>#NUM!</text:p>
          </table:table-cell>
          <table:table-cell table:formula="of:=MOD(INT([.D166]);INT([.$D$7]))" office:value-type="float" office:value="0">
            <text:p>#NUM!</text:p>
          </table:table-cell>
          <table:table-cell table:formula="of:=MOD(INT([.E166]);INT([.$D$7]))" office:value-type="float" office:value="0">
            <text:p>#NUM!</text:p>
          </table:table-cell>
          <table:table-cell table:formula="of:=MOD(([.$D$5]*[.H165]+[.$D$6]);[.$D$7])" office:value-type="float" office:value="56952">
            <text:p>56952</text:p>
          </table:table-cell>
          <table:table-cell table:formula="of:=MOD([.H166];2)" office:value-type="float" office:value="0">
            <text:p>0</text:p>
          </table:table-cell>
          <table:table-cell table:formula="of:=RANDBETWEEN(0;2^16)" office:value-type="float" office:value="55377">
            <text:p>55377</text:p>
          </table:table-cell>
          <table:table-cell table:formula="of:=MOD([.J16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table:formula="of:=[.$D$5]*[.D166]+[.$D$6]" office:value-type="float" office:value="0">
            <text:p>#NUM!</text:p>
          </table:table-cell>
          <table:table-cell table:formula="of:=[.$D$5]^[.C167]+[.$D$6]*(1-[.$D$5]^[.C167])/(1-[.$D$5])" office:value-type="float" office:value="0">
            <text:p>#NUM!</text:p>
          </table:table-cell>
          <table:table-cell table:formula="of:=MOD(INT([.D167]);INT([.$D$7]))" office:value-type="float" office:value="0">
            <text:p>#NUM!</text:p>
          </table:table-cell>
          <table:table-cell table:formula="of:=MOD(INT([.E167]);INT([.$D$7]))" office:value-type="float" office:value="0">
            <text:p>#NUM!</text:p>
          </table:table-cell>
          <table:table-cell table:formula="of:=MOD(([.$D$5]*[.H166]+[.$D$6]);[.$D$7])" office:value-type="float" office:value="14933">
            <text:p>14933</text:p>
          </table:table-cell>
          <table:table-cell table:formula="of:=MOD([.H167];2)" office:value-type="float" office:value="1">
            <text:p>1</text:p>
          </table:table-cell>
          <table:table-cell table:formula="of:=RANDBETWEEN(0;2^16)" office:value-type="float" office:value="43144">
            <text:p>43144</text:p>
          </table:table-cell>
          <table:table-cell table:formula="of:=MOD([.J16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table:formula="of:=[.$D$5]*[.D167]+[.$D$6]" office:value-type="float" office:value="0">
            <text:p>#NUM!</text:p>
          </table:table-cell>
          <table:table-cell table:formula="of:=[.$D$5]^[.C168]+[.$D$6]*(1-[.$D$5]^[.C168])/(1-[.$D$5])" office:value-type="float" office:value="0">
            <text:p>#NUM!</text:p>
          </table:table-cell>
          <table:table-cell table:formula="of:=MOD(INT([.D168]);INT([.$D$7]))" office:value-type="float" office:value="0">
            <text:p>#NUM!</text:p>
          </table:table-cell>
          <table:table-cell table:formula="of:=MOD(INT([.E168]);INT([.$D$7]))" office:value-type="float" office:value="0">
            <text:p>#NUM!</text:p>
          </table:table-cell>
          <table:table-cell table:formula="of:=MOD(([.$D$5]*[.H167]+[.$D$6]);[.$D$7])" office:value-type="float" office:value="24347">
            <text:p>24347</text:p>
          </table:table-cell>
          <table:table-cell table:formula="of:=MOD([.H168];2)" office:value-type="float" office:value="1">
            <text:p>1</text:p>
          </table:table-cell>
          <table:table-cell table:formula="of:=RANDBETWEEN(0;2^16)" office:value-type="float" office:value="63007">
            <text:p>63007</text:p>
          </table:table-cell>
          <table:table-cell table:formula="of:=MOD([.J16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57">
            <text:p>157</text:p>
          </table:table-cell>
          <table:table-cell table:formula="of:=[.$D$5]*[.D168]+[.$D$6]" office:value-type="float" office:value="0">
            <text:p>#NUM!</text:p>
          </table:table-cell>
          <table:table-cell table:formula="of:=[.$D$5]^[.C169]+[.$D$6]*(1-[.$D$5]^[.C169])/(1-[.$D$5])" office:value-type="float" office:value="0">
            <text:p>#NUM!</text:p>
          </table:table-cell>
          <table:table-cell table:formula="of:=MOD(INT([.D169]);INT([.$D$7]))" office:value-type="float" office:value="0">
            <text:p>#NUM!</text:p>
          </table:table-cell>
          <table:table-cell table:formula="of:=MOD(INT([.E169]);INT([.$D$7]))" office:value-type="float" office:value="0">
            <text:p>#NUM!</text:p>
          </table:table-cell>
          <table:table-cell table:formula="of:=MOD(([.$D$5]*[.H168]+[.$D$6]);[.$D$7])" office:value-type="float" office:value="12248">
            <text:p>12248</text:p>
          </table:table-cell>
          <table:table-cell table:formula="of:=MOD([.H169];2)" office:value-type="float" office:value="0">
            <text:p>0</text:p>
          </table:table-cell>
          <table:table-cell table:formula="of:=RANDBETWEEN(0;2^16)" office:value-type="float" office:value="53225">
            <text:p>53225</text:p>
          </table:table-cell>
          <table:table-cell table:formula="of:=MOD([.J16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58">
            <text:p>158</text:p>
          </table:table-cell>
          <table:table-cell table:formula="of:=[.$D$5]*[.D169]+[.$D$6]" office:value-type="float" office:value="0">
            <text:p>#NUM!</text:p>
          </table:table-cell>
          <table:table-cell table:formula="of:=[.$D$5]^[.C170]+[.$D$6]*(1-[.$D$5]^[.C170])/(1-[.$D$5])" office:value-type="float" office:value="0">
            <text:p>#NUM!</text:p>
          </table:table-cell>
          <table:table-cell table:formula="of:=MOD(INT([.D170]);INT([.$D$7]))" office:value-type="float" office:value="0">
            <text:p>#NUM!</text:p>
          </table:table-cell>
          <table:table-cell table:formula="of:=MOD(INT([.E170]);INT([.$D$7]))" office:value-type="float" office:value="0">
            <text:p>#NUM!</text:p>
          </table:table-cell>
          <table:table-cell table:formula="of:=MOD(([.$D$5]*[.H169]+[.$D$6]);[.$D$7])" office:value-type="float" office:value="14327">
            <text:p>14327</text:p>
          </table:table-cell>
          <table:table-cell table:formula="of:=MOD([.H170];2)" office:value-type="float" office:value="1">
            <text:p>1</text:p>
          </table:table-cell>
          <table:table-cell table:formula="of:=RANDBETWEEN(0;2^16)" office:value-type="float" office:value="54890">
            <text:p>54890</text:p>
          </table:table-cell>
          <table:table-cell table:formula="of:=MOD([.J17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59">
            <text:p>159</text:p>
          </table:table-cell>
          <table:table-cell table:formula="of:=[.$D$5]*[.D170]+[.$D$6]" office:value-type="float" office:value="0">
            <text:p>#NUM!</text:p>
          </table:table-cell>
          <table:table-cell table:formula="of:=[.$D$5]^[.C171]+[.$D$6]*(1-[.$D$5]^[.C171])/(1-[.$D$5])" office:value-type="float" office:value="0">
            <text:p>#NUM!</text:p>
          </table:table-cell>
          <table:table-cell table:formula="of:=MOD(INT([.D171]);INT([.$D$7]))" office:value-type="float" office:value="0">
            <text:p>#NUM!</text:p>
          </table:table-cell>
          <table:table-cell table:formula="of:=MOD(INT([.E171]);INT([.$D$7]))" office:value-type="float" office:value="0">
            <text:p>#NUM!</text:p>
          </table:table-cell>
          <table:table-cell table:formula="of:=MOD(([.$D$5]*[.H170]+[.$D$6]);[.$D$7])" office:value-type="float" office:value="34900">
            <text:p>34900</text:p>
          </table:table-cell>
          <table:table-cell table:formula="of:=MOD([.H171];2)" office:value-type="float" office:value="0">
            <text:p>0</text:p>
          </table:table-cell>
          <table:table-cell table:formula="of:=RANDBETWEEN(0;2^16)" office:value-type="float" office:value="47807">
            <text:p>47807</text:p>
          </table:table-cell>
          <table:table-cell table:formula="of:=MOD([.J17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table:formula="of:=[.$D$5]*[.D171]+[.$D$6]" office:value-type="float" office:value="0">
            <text:p>#NUM!</text:p>
          </table:table-cell>
          <table:table-cell table:formula="of:=[.$D$5]^[.C172]+[.$D$6]*(1-[.$D$5]^[.C172])/(1-[.$D$5])" office:value-type="float" office:value="0">
            <text:p>#NUM!</text:p>
          </table:table-cell>
          <table:table-cell table:formula="of:=MOD(INT([.D172]);INT([.$D$7]))" office:value-type="float" office:value="0">
            <text:p>#NUM!</text:p>
          </table:table-cell>
          <table:table-cell table:formula="of:=MOD(INT([.E172]);INT([.$D$7]))" office:value-type="float" office:value="0">
            <text:p>#NUM!</text:p>
          </table:table-cell>
          <table:table-cell table:formula="of:=MOD(([.$D$5]*[.H171]+[.$D$6]);[.$D$7])" office:value-type="float" office:value="62614">
            <text:p>62614</text:p>
          </table:table-cell>
          <table:table-cell table:formula="of:=MOD([.H172];2)" office:value-type="float" office:value="0">
            <text:p>0</text:p>
          </table:table-cell>
          <table:table-cell table:formula="of:=RANDBETWEEN(0;2^16)" office:value-type="float" office:value="59844">
            <text:p>59844</text:p>
          </table:table-cell>
          <table:table-cell table:formula="of:=MOD([.J17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table:formula="of:=[.$D$5]*[.D172]+[.$D$6]" office:value-type="float" office:value="0">
            <text:p>#NUM!</text:p>
          </table:table-cell>
          <table:table-cell table:formula="of:=[.$D$5]^[.C173]+[.$D$6]*(1-[.$D$5]^[.C173])/(1-[.$D$5])" office:value-type="float" office:value="0">
            <text:p>#NUM!</text:p>
          </table:table-cell>
          <table:table-cell table:formula="of:=MOD(INT([.D173]);INT([.$D$7]))" office:value-type="float" office:value="0">
            <text:p>#NUM!</text:p>
          </table:table-cell>
          <table:table-cell table:formula="of:=MOD(INT([.E173]);INT([.$D$7]))" office:value-type="float" office:value="0">
            <text:p>#NUM!</text:p>
          </table:table-cell>
          <table:table-cell table:formula="of:=MOD(([.$D$5]*[.H172]+[.$D$6]);[.$D$7])" office:value-type="float" office:value="28374">
            <text:p>28374</text:p>
          </table:table-cell>
          <table:table-cell table:formula="of:=MOD([.H173];2)" office:value-type="float" office:value="0">
            <text:p>0</text:p>
          </table:table-cell>
          <table:table-cell table:formula="of:=RANDBETWEEN(0;2^16)" office:value-type="float" office:value="38123">
            <text:p>38123</text:p>
          </table:table-cell>
          <table:table-cell table:formula="of:=MOD([.J17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table:formula="of:=[.$D$5]*[.D173]+[.$D$6]" office:value-type="float" office:value="0">
            <text:p>#NUM!</text:p>
          </table:table-cell>
          <table:table-cell table:formula="of:=[.$D$5]^[.C174]+[.$D$6]*(1-[.$D$5]^[.C174])/(1-[.$D$5])" office:value-type="float" office:value="0">
            <text:p>#NUM!</text:p>
          </table:table-cell>
          <table:table-cell table:formula="of:=MOD(INT([.D174]);INT([.$D$7]))" office:value-type="float" office:value="0">
            <text:p>#NUM!</text:p>
          </table:table-cell>
          <table:table-cell table:formula="of:=MOD(INT([.E174]);INT([.$D$7]))" office:value-type="float" office:value="0">
            <text:p>#NUM!</text:p>
          </table:table-cell>
          <table:table-cell table:formula="of:=MOD(([.$D$5]*[.H173]+[.$D$6]);[.$D$7])" office:value-type="float" office:value="52539">
            <text:p>52539</text:p>
          </table:table-cell>
          <table:table-cell table:formula="of:=MOD([.H174];2)" office:value-type="float" office:value="1">
            <text:p>1</text:p>
          </table:table-cell>
          <table:table-cell table:formula="of:=RANDBETWEEN(0;2^16)" office:value-type="float" office:value="38390">
            <text:p>38390</text:p>
          </table:table-cell>
          <table:table-cell table:formula="of:=MOD([.J17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63">
            <text:p>163</text:p>
          </table:table-cell>
          <table:table-cell table:formula="of:=[.$D$5]*[.D174]+[.$D$6]" office:value-type="float" office:value="0">
            <text:p>#NUM!</text:p>
          </table:table-cell>
          <table:table-cell table:formula="of:=[.$D$5]^[.C175]+[.$D$6]*(1-[.$D$5]^[.C175])/(1-[.$D$5])" office:value-type="float" office:value="0">
            <text:p>#NUM!</text:p>
          </table:table-cell>
          <table:table-cell table:formula="of:=MOD(INT([.D175]);INT([.$D$7]))" office:value-type="float" office:value="0">
            <text:p>#NUM!</text:p>
          </table:table-cell>
          <table:table-cell table:formula="of:=MOD(INT([.E175]);INT([.$D$7]))" office:value-type="float" office:value="0">
            <text:p>#NUM!</text:p>
          </table:table-cell>
          <table:table-cell table:formula="of:=MOD(([.$D$5]*[.H174]+[.$D$6]);[.$D$7])" office:value-type="float" office:value="11645">
            <text:p>11645</text:p>
          </table:table-cell>
          <table:table-cell table:formula="of:=MOD([.H175];2)" office:value-type="float" office:value="1">
            <text:p>1</text:p>
          </table:table-cell>
          <table:table-cell table:formula="of:=RANDBETWEEN(0;2^16)" office:value-type="float" office:value="43807">
            <text:p>43807</text:p>
          </table:table-cell>
          <table:table-cell table:formula="of:=MOD([.J17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table:formula="of:=[.$D$5]*[.D175]+[.$D$6]" office:value-type="float" office:value="0">
            <text:p>#NUM!</text:p>
          </table:table-cell>
          <table:table-cell table:formula="of:=[.$D$5]^[.C176]+[.$D$6]*(1-[.$D$5]^[.C176])/(1-[.$D$5])" office:value-type="float" office:value="0">
            <text:p>#NUM!</text:p>
          </table:table-cell>
          <table:table-cell table:formula="of:=MOD(INT([.D176]);INT([.$D$7]))" office:value-type="float" office:value="0">
            <text:p>#NUM!</text:p>
          </table:table-cell>
          <table:table-cell table:formula="of:=MOD(INT([.E176]);INT([.$D$7]))" office:value-type="float" office:value="0">
            <text:p>#NUM!</text:p>
          </table:table-cell>
          <table:table-cell table:formula="of:=MOD(([.$D$5]*[.H175]+[.$D$6]);[.$D$7])" office:value-type="float" office:value="4388">
            <text:p>4388</text:p>
          </table:table-cell>
          <table:table-cell table:formula="of:=MOD([.H176];2)" office:value-type="float" office:value="0">
            <text:p>0</text:p>
          </table:table-cell>
          <table:table-cell table:formula="of:=RANDBETWEEN(0;2^16)" office:value-type="float" office:value="2608">
            <text:p>2608</text:p>
          </table:table-cell>
          <table:table-cell table:formula="of:=MOD([.J17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table:formula="of:=[.$D$5]*[.D176]+[.$D$6]" office:value-type="float" office:value="0">
            <text:p>#NUM!</text:p>
          </table:table-cell>
          <table:table-cell table:formula="of:=[.$D$5]^[.C177]+[.$D$6]*(1-[.$D$5]^[.C177])/(1-[.$D$5])" office:value-type="float" office:value="0">
            <text:p>#NUM!</text:p>
          </table:table-cell>
          <table:table-cell table:formula="of:=MOD(INT([.D177]);INT([.$D$7]))" office:value-type="float" office:value="0">
            <text:p>#NUM!</text:p>
          </table:table-cell>
          <table:table-cell table:formula="of:=MOD(INT([.E177]);INT([.$D$7]))" office:value-type="float" office:value="0">
            <text:p>#NUM!</text:p>
          </table:table-cell>
          <table:table-cell table:formula="of:=MOD(([.$D$5]*[.H176]+[.$D$6]);[.$D$7])" office:value-type="float" office:value="28564">
            <text:p>28564</text:p>
          </table:table-cell>
          <table:table-cell table:formula="of:=MOD([.H177];2)" office:value-type="float" office:value="0">
            <text:p>0</text:p>
          </table:table-cell>
          <table:table-cell table:formula="of:=RANDBETWEEN(0;2^16)" office:value-type="float" office:value="37481">
            <text:p>37481</text:p>
          </table:table-cell>
          <table:table-cell table:formula="of:=MOD([.J17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 table:formula="of:=[.$D$5]*[.D177]+[.$D$6]" office:value-type="float" office:value="0">
            <text:p>#NUM!</text:p>
          </table:table-cell>
          <table:table-cell table:formula="of:=[.$D$5]^[.C178]+[.$D$6]*(1-[.$D$5]^[.C178])/(1-[.$D$5])" office:value-type="float" office:value="0">
            <text:p>#NUM!</text:p>
          </table:table-cell>
          <table:table-cell table:formula="of:=MOD(INT([.D178]);INT([.$D$7]))" office:value-type="float" office:value="0">
            <text:p>#NUM!</text:p>
          </table:table-cell>
          <table:table-cell table:formula="of:=MOD(INT([.E178]);INT([.$D$7]))" office:value-type="float" office:value="0">
            <text:p>#NUM!</text:p>
          </table:table-cell>
          <table:table-cell table:formula="of:=MOD(([.$D$5]*[.H177]+[.$D$6]);[.$D$7])" office:value-type="float" office:value="21761">
            <text:p>21761</text:p>
          </table:table-cell>
          <table:table-cell table:formula="of:=MOD([.H178];2)" office:value-type="float" office:value="1">
            <text:p>1</text:p>
          </table:table-cell>
          <table:table-cell table:formula="of:=RANDBETWEEN(0;2^16)" office:value-type="float" office:value="43417">
            <text:p>43417</text:p>
          </table:table-cell>
          <table:table-cell table:formula="of:=MOD([.J17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67">
            <text:p>167</text:p>
          </table:table-cell>
          <table:table-cell table:formula="of:=[.$D$5]*[.D178]+[.$D$6]" office:value-type="float" office:value="0">
            <text:p>#NUM!</text:p>
          </table:table-cell>
          <table:table-cell table:formula="of:=[.$D$5]^[.C179]+[.$D$6]*(1-[.$D$5]^[.C179])/(1-[.$D$5])" office:value-type="float" office:value="0">
            <text:p>#NUM!</text:p>
          </table:table-cell>
          <table:table-cell table:formula="of:=MOD(INT([.D179]);INT([.$D$7]))" office:value-type="float" office:value="0">
            <text:p>#NUM!</text:p>
          </table:table-cell>
          <table:table-cell table:formula="of:=MOD(INT([.E179]);INT([.$D$7]))" office:value-type="float" office:value="0">
            <text:p>#NUM!</text:p>
          </table:table-cell>
          <table:table-cell table:formula="of:=MOD(([.$D$5]*[.H178]+[.$D$6]);[.$D$7])" office:value-type="float" office:value="46899">
            <text:p>46899</text:p>
          </table:table-cell>
          <table:table-cell table:formula="of:=MOD([.H179];2)" office:value-type="float" office:value="1">
            <text:p>1</text:p>
          </table:table-cell>
          <table:table-cell table:formula="of:=RANDBETWEEN(0;2^16)" office:value-type="float" office:value="44373">
            <text:p>44373</text:p>
          </table:table-cell>
          <table:table-cell table:formula="of:=MOD([.J17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table:formula="of:=[.$D$5]*[.D179]+[.$D$6]" office:value-type="float" office:value="0">
            <text:p>#NUM!</text:p>
          </table:table-cell>
          <table:table-cell table:formula="of:=[.$D$5]^[.C180]+[.$D$6]*(1-[.$D$5]^[.C180])/(1-[.$D$5])" office:value-type="float" office:value="0">
            <text:p>#NUM!</text:p>
          </table:table-cell>
          <table:table-cell table:formula="of:=MOD(INT([.D180]);INT([.$D$7]))" office:value-type="float" office:value="0">
            <text:p>#NUM!</text:p>
          </table:table-cell>
          <table:table-cell table:formula="of:=MOD(INT([.E180]);INT([.$D$7]))" office:value-type="float" office:value="0">
            <text:p>#NUM!</text:p>
          </table:table-cell>
          <table:table-cell table:formula="of:=MOD(([.$D$5]*[.H179]+[.$D$6]);[.$D$7])" office:value-type="float" office:value="849">
            <text:p>849</text:p>
          </table:table-cell>
          <table:table-cell table:formula="of:=MOD([.H180];2)" office:value-type="float" office:value="1">
            <text:p>1</text:p>
          </table:table-cell>
          <table:table-cell table:formula="of:=RANDBETWEEN(0;2^16)" office:value-type="float" office:value="31296">
            <text:p>31296</text:p>
          </table:table-cell>
          <table:table-cell table:formula="of:=MOD([.J18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69">
            <text:p>169</text:p>
          </table:table-cell>
          <table:table-cell table:formula="of:=[.$D$5]*[.D180]+[.$D$6]" office:value-type="float" office:value="0">
            <text:p>#NUM!</text:p>
          </table:table-cell>
          <table:table-cell table:formula="of:=[.$D$5]^[.C181]+[.$D$6]*(1-[.$D$5]^[.C181])/(1-[.$D$5])" office:value-type="float" office:value="0">
            <text:p>#NUM!</text:p>
          </table:table-cell>
          <table:table-cell table:formula="of:=MOD(INT([.D181]);INT([.$D$7]))" office:value-type="float" office:value="0">
            <text:p>#NUM!</text:p>
          </table:table-cell>
          <table:table-cell table:formula="of:=MOD(INT([.E181]);INT([.$D$7]))" office:value-type="float" office:value="0">
            <text:p>#NUM!</text:p>
          </table:table-cell>
          <table:table-cell table:formula="of:=MOD(([.$D$5]*[.H180]+[.$D$6]);[.$D$7])" office:value-type="float" office:value="40986">
            <text:p>40986</text:p>
          </table:table-cell>
          <table:table-cell table:formula="of:=MOD([.H181];2)" office:value-type="float" office:value="0">
            <text:p>0</text:p>
          </table:table-cell>
          <table:table-cell table:formula="of:=RANDBETWEEN(0;2^16)" office:value-type="float" office:value="3050">
            <text:p>3050</text:p>
          </table:table-cell>
          <table:table-cell table:formula="of:=MOD([.J18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table:formula="of:=[.$D$5]*[.D181]+[.$D$6]" office:value-type="float" office:value="0">
            <text:p>#NUM!</text:p>
          </table:table-cell>
          <table:table-cell table:formula="of:=[.$D$5]^[.C182]+[.$D$6]*(1-[.$D$5]^[.C182])/(1-[.$D$5])" office:value-type="float" office:value="0">
            <text:p>#NUM!</text:p>
          </table:table-cell>
          <table:table-cell table:formula="of:=MOD(INT([.D182]);INT([.$D$7]))" office:value-type="float" office:value="0">
            <text:p>#NUM!</text:p>
          </table:table-cell>
          <table:table-cell table:formula="of:=MOD(INT([.E182]);INT([.$D$7]))" office:value-type="float" office:value="0">
            <text:p>#NUM!</text:p>
          </table:table-cell>
          <table:table-cell table:formula="of:=MOD(([.$D$5]*[.H181]+[.$D$6]);[.$D$7])" office:value-type="float" office:value="19789">
            <text:p>19789</text:p>
          </table:table-cell>
          <table:table-cell table:formula="of:=MOD([.H182];2)" office:value-type="float" office:value="1">
            <text:p>1</text:p>
          </table:table-cell>
          <table:table-cell table:formula="of:=RANDBETWEEN(0;2^16)" office:value-type="float" office:value="7418">
            <text:p>7418</text:p>
          </table:table-cell>
          <table:table-cell table:formula="of:=MOD([.J18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table:formula="of:=[.$D$5]*[.D182]+[.$D$6]" office:value-type="float" office:value="0">
            <text:p>#NUM!</text:p>
          </table:table-cell>
          <table:table-cell table:formula="of:=[.$D$5]^[.C183]+[.$D$6]*(1-[.$D$5]^[.C183])/(1-[.$D$5])" office:value-type="float" office:value="0">
            <text:p>#NUM!</text:p>
          </table:table-cell>
          <table:table-cell table:formula="of:=MOD(INT([.D183]);INT([.$D$7]))" office:value-type="float" office:value="0">
            <text:p>#NUM!</text:p>
          </table:table-cell>
          <table:table-cell table:formula="of:=MOD(INT([.E183]);INT([.$D$7]))" office:value-type="float" office:value="0">
            <text:p>#NUM!</text:p>
          </table:table-cell>
          <table:table-cell table:formula="of:=MOD(([.$D$5]*[.H182]+[.$D$6]);[.$D$7])" office:value-type="float" office:value="60043">
            <text:p>60043</text:p>
          </table:table-cell>
          <table:table-cell table:formula="of:=MOD([.H183];2)" office:value-type="float" office:value="1">
            <text:p>1</text:p>
          </table:table-cell>
          <table:table-cell table:formula="of:=RANDBETWEEN(0;2^16)" office:value-type="float" office:value="26701">
            <text:p>26701</text:p>
          </table:table-cell>
          <table:table-cell table:formula="of:=MOD([.J18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72">
            <text:p>172</text:p>
          </table:table-cell>
          <table:table-cell table:formula="of:=[.$D$5]*[.D183]+[.$D$6]" office:value-type="float" office:value="0">
            <text:p>#NUM!</text:p>
          </table:table-cell>
          <table:table-cell table:formula="of:=[.$D$5]^[.C184]+[.$D$6]*(1-[.$D$5]^[.C184])/(1-[.$D$5])" office:value-type="float" office:value="0">
            <text:p>#NUM!</text:p>
          </table:table-cell>
          <table:table-cell table:formula="of:=MOD(INT([.D184]);INT([.$D$7]))" office:value-type="float" office:value="0">
            <text:p>#NUM!</text:p>
          </table:table-cell>
          <table:table-cell table:formula="of:=MOD(INT([.E184]);INT([.$D$7]))" office:value-type="float" office:value="0">
            <text:p>#NUM!</text:p>
          </table:table-cell>
          <table:table-cell table:formula="of:=MOD(([.$D$5]*[.H183]+[.$D$6]);[.$D$7])" office:value-type="float" office:value="26102">
            <text:p>26102</text:p>
          </table:table-cell>
          <table:table-cell table:formula="of:=MOD([.H184];2)" office:value-type="float" office:value="0">
            <text:p>0</text:p>
          </table:table-cell>
          <table:table-cell table:formula="of:=RANDBETWEEN(0;2^16)" office:value-type="float" office:value="19793">
            <text:p>19793</text:p>
          </table:table-cell>
          <table:table-cell table:formula="of:=MOD([.J18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73">
            <text:p>173</text:p>
          </table:table-cell>
          <table:table-cell table:formula="of:=[.$D$5]*[.D184]+[.$D$6]" office:value-type="float" office:value="0">
            <text:p>#NUM!</text:p>
          </table:table-cell>
          <table:table-cell table:formula="of:=[.$D$5]^[.C185]+[.$D$6]*(1-[.$D$5]^[.C185])/(1-[.$D$5])" office:value-type="float" office:value="0">
            <text:p>#NUM!</text:p>
          </table:table-cell>
          <table:table-cell table:formula="of:=MOD(INT([.D185]);INT([.$D$7]))" office:value-type="float" office:value="0">
            <text:p>#NUM!</text:p>
          </table:table-cell>
          <table:table-cell table:formula="of:=MOD(INT([.E185]);INT([.$D$7]))" office:value-type="float" office:value="0">
            <text:p>#NUM!</text:p>
          </table:table-cell>
          <table:table-cell table:formula="of:=MOD(([.$D$5]*[.H184]+[.$D$6]);[.$D$7])" office:value-type="float" office:value="17699">
            <text:p>17699</text:p>
          </table:table-cell>
          <table:table-cell table:formula="of:=MOD([.H185];2)" office:value-type="float" office:value="1">
            <text:p>1</text:p>
          </table:table-cell>
          <table:table-cell table:formula="of:=RANDBETWEEN(0;2^16)" office:value-type="float" office:value="53222">
            <text:p>53222</text:p>
          </table:table-cell>
          <table:table-cell table:formula="of:=MOD([.J18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table:formula="of:=[.$D$5]*[.D185]+[.$D$6]" office:value-type="float" office:value="0">
            <text:p>#NUM!</text:p>
          </table:table-cell>
          <table:table-cell table:formula="of:=[.$D$5]^[.C186]+[.$D$6]*(1-[.$D$5]^[.C186])/(1-[.$D$5])" office:value-type="float" office:value="0">
            <text:p>#NUM!</text:p>
          </table:table-cell>
          <table:table-cell table:formula="of:=MOD(INT([.D186]);INT([.$D$7]))" office:value-type="float" office:value="0">
            <text:p>#NUM!</text:p>
          </table:table-cell>
          <table:table-cell table:formula="of:=MOD(INT([.E186]);INT([.$D$7]))" office:value-type="float" office:value="0">
            <text:p>#NUM!</text:p>
          </table:table-cell>
          <table:table-cell table:formula="of:=MOD(([.$D$5]*[.H185]+[.$D$6]);[.$D$7])" office:value-type="float" office:value="5379">
            <text:p>5379</text:p>
          </table:table-cell>
          <table:table-cell table:formula="of:=MOD([.H186];2)" office:value-type="float" office:value="1">
            <text:p>1</text:p>
          </table:table-cell>
          <table:table-cell table:formula="of:=RANDBETWEEN(0;2^16)" office:value-type="float" office:value="34433">
            <text:p>34433</text:p>
          </table:table-cell>
          <table:table-cell table:formula="of:=MOD([.J18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table:formula="of:=[.$D$5]*[.D186]+[.$D$6]" office:value-type="float" office:value="0">
            <text:p>#NUM!</text:p>
          </table:table-cell>
          <table:table-cell table:formula="of:=[.$D$5]^[.C187]+[.$D$6]*(1-[.$D$5]^[.C187])/(1-[.$D$5])" office:value-type="float" office:value="0">
            <text:p>#NUM!</text:p>
          </table:table-cell>
          <table:table-cell table:formula="of:=MOD(INT([.D187]);INT([.$D$7]))" office:value-type="float" office:value="0">
            <text:p>#NUM!</text:p>
          </table:table-cell>
          <table:table-cell table:formula="of:=MOD(INT([.E187]);INT([.$D$7]))" office:value-type="float" office:value="0">
            <text:p>#NUM!</text:p>
          </table:table-cell>
          <table:table-cell table:formula="of:=MOD(([.$D$5]*[.H186]+[.$D$6]);[.$D$7])" office:value-type="float" office:value="31530">
            <text:p>31530</text:p>
          </table:table-cell>
          <table:table-cell table:formula="of:=MOD([.H187];2)" office:value-type="float" office:value="0">
            <text:p>0</text:p>
          </table:table-cell>
          <table:table-cell table:formula="of:=RANDBETWEEN(0;2^16)" office:value-type="float" office:value="8601">
            <text:p>8601</text:p>
          </table:table-cell>
          <table:table-cell table:formula="of:=MOD([.J18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 table:formula="of:=[.$D$5]*[.D187]+[.$D$6]" office:value-type="float" office:value="0">
            <text:p>#NUM!</text:p>
          </table:table-cell>
          <table:table-cell table:formula="of:=[.$D$5]^[.C188]+[.$D$6]*(1-[.$D$5]^[.C188])/(1-[.$D$5])" office:value-type="float" office:value="0">
            <text:p>#NUM!</text:p>
          </table:table-cell>
          <table:table-cell table:formula="of:=MOD(INT([.D188]);INT([.$D$7]))" office:value-type="float" office:value="0">
            <text:p>#NUM!</text:p>
          </table:table-cell>
          <table:table-cell table:formula="of:=MOD(INT([.E188]);INT([.$D$7]))" office:value-type="float" office:value="0">
            <text:p>#NUM!</text:p>
          </table:table-cell>
          <table:table-cell table:formula="of:=MOD(([.$D$5]*[.H187]+[.$D$6]);[.$D$7])" office:value-type="float" office:value="56628">
            <text:p>56628</text:p>
          </table:table-cell>
          <table:table-cell table:formula="of:=MOD([.H188];2)" office:value-type="float" office:value="0">
            <text:p>0</text:p>
          </table:table-cell>
          <table:table-cell table:formula="of:=RANDBETWEEN(0;2^16)" office:value-type="float" office:value="26701">
            <text:p>26701</text:p>
          </table:table-cell>
          <table:table-cell table:formula="of:=MOD([.J18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77">
            <text:p>177</text:p>
          </table:table-cell>
          <table:table-cell table:formula="of:=[.$D$5]*[.D188]+[.$D$6]" office:value-type="float" office:value="0">
            <text:p>#NUM!</text:p>
          </table:table-cell>
          <table:table-cell table:formula="of:=[.$D$5]^[.C189]+[.$D$6]*(1-[.$D$5]^[.C189])/(1-[.$D$5])" office:value-type="float" office:value="0">
            <text:p>#NUM!</text:p>
          </table:table-cell>
          <table:table-cell table:formula="of:=MOD(INT([.D189]);INT([.$D$7]))" office:value-type="float" office:value="0">
            <text:p>#NUM!</text:p>
          </table:table-cell>
          <table:table-cell table:formula="of:=MOD(INT([.E189]);INT([.$D$7]))" office:value-type="float" office:value="0">
            <text:p>#NUM!</text:p>
          </table:table-cell>
          <table:table-cell table:formula="of:=MOD(([.$D$5]*[.H188]+[.$D$6]);[.$D$7])" office:value-type="float" office:value="65348">
            <text:p>65348</text:p>
          </table:table-cell>
          <table:table-cell table:formula="of:=MOD([.H189];2)" office:value-type="float" office:value="0">
            <text:p>0</text:p>
          </table:table-cell>
          <table:table-cell table:formula="of:=RANDBETWEEN(0;2^16)" office:value-type="float" office:value="59110">
            <text:p>59110</text:p>
          </table:table-cell>
          <table:table-cell table:formula="of:=MOD([.J18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78">
            <text:p>178</text:p>
          </table:table-cell>
          <table:table-cell table:formula="of:=[.$D$5]*[.D189]+[.$D$6]" office:value-type="float" office:value="0">
            <text:p>#NUM!</text:p>
          </table:table-cell>
          <table:table-cell table:formula="of:=[.$D$5]^[.C190]+[.$D$6]*(1-[.$D$5]^[.C190])/(1-[.$D$5])" office:value-type="float" office:value="0">
            <text:p>#NUM!</text:p>
          </table:table-cell>
          <table:table-cell table:formula="of:=MOD(INT([.D190]);INT([.$D$7]))" office:value-type="float" office:value="0">
            <text:p>#NUM!</text:p>
          </table:table-cell>
          <table:table-cell table:formula="of:=MOD(INT([.E190]);INT([.$D$7]))" office:value-type="float" office:value="0">
            <text:p>#NUM!</text:p>
          </table:table-cell>
          <table:table-cell table:formula="of:=MOD(([.$D$5]*[.H189]+[.$D$6]);[.$D$7])" office:value-type="float" office:value="53222">
            <text:p>53222</text:p>
          </table:table-cell>
          <table:table-cell table:formula="of:=MOD([.H190];2)" office:value-type="float" office:value="0">
            <text:p>0</text:p>
          </table:table-cell>
          <table:table-cell table:formula="of:=RANDBETWEEN(0;2^16)" office:value-type="float" office:value="6723">
            <text:p>6723</text:p>
          </table:table-cell>
          <table:table-cell table:formula="of:=MOD([.J19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table:formula="of:=[.$D$5]*[.D190]+[.$D$6]" office:value-type="float" office:value="0">
            <text:p>#NUM!</text:p>
          </table:table-cell>
          <table:table-cell table:formula="of:=[.$D$5]^[.C191]+[.$D$6]*(1-[.$D$5]^[.C191])/(1-[.$D$5])" office:value-type="float" office:value="0">
            <text:p>#NUM!</text:p>
          </table:table-cell>
          <table:table-cell table:formula="of:=MOD(INT([.D191]);INT([.$D$7]))" office:value-type="float" office:value="0">
            <text:p>#NUM!</text:p>
          </table:table-cell>
          <table:table-cell table:formula="of:=MOD(INT([.E191]);INT([.$D$7]))" office:value-type="float" office:value="0">
            <text:p>#NUM!</text:p>
          </table:table-cell>
          <table:table-cell table:formula="of:=MOD(([.$D$5]*[.H190]+[.$D$6]);[.$D$7])" office:value-type="float" office:value="43118">
            <text:p>43118</text:p>
          </table:table-cell>
          <table:table-cell table:formula="of:=MOD([.H191];2)" office:value-type="float" office:value="0">
            <text:p>0</text:p>
          </table:table-cell>
          <table:table-cell table:formula="of:=RANDBETWEEN(0;2^16)" office:value-type="float" office:value="58643">
            <text:p>58643</text:p>
          </table:table-cell>
          <table:table-cell table:formula="of:=MOD([.J19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table:formula="of:=[.$D$5]*[.D191]+[.$D$6]" office:value-type="float" office:value="0">
            <text:p>#NUM!</text:p>
          </table:table-cell>
          <table:table-cell table:formula="of:=[.$D$5]^[.C192]+[.$D$6]*(1-[.$D$5]^[.C192])/(1-[.$D$5])" office:value-type="float" office:value="0">
            <text:p>#NUM!</text:p>
          </table:table-cell>
          <table:table-cell table:formula="of:=MOD(INT([.D192]);INT([.$D$7]))" office:value-type="float" office:value="0">
            <text:p>#NUM!</text:p>
          </table:table-cell>
          <table:table-cell table:formula="of:=MOD(INT([.E192]);INT([.$D$7]))" office:value-type="float" office:value="0">
            <text:p>#NUM!</text:p>
          </table:table-cell>
          <table:table-cell table:formula="of:=MOD(([.$D$5]*[.H191]+[.$D$6]);[.$D$7])" office:value-type="float" office:value="49713">
            <text:p>49713</text:p>
          </table:table-cell>
          <table:table-cell table:formula="of:=MOD([.H192];2)" office:value-type="float" office:value="1">
            <text:p>1</text:p>
          </table:table-cell>
          <table:table-cell table:formula="of:=RANDBETWEEN(0;2^16)" office:value-type="float" office:value="897">
            <text:p>897</text:p>
          </table:table-cell>
          <table:table-cell table:formula="of:=MOD([.J19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81">
            <text:p>181</text:p>
          </table:table-cell>
          <table:table-cell table:formula="of:=[.$D$5]*[.D192]+[.$D$6]" office:value-type="float" office:value="0">
            <text:p>#NUM!</text:p>
          </table:table-cell>
          <table:table-cell table:formula="of:=[.$D$5]^[.C193]+[.$D$6]*(1-[.$D$5]^[.C193])/(1-[.$D$5])" office:value-type="float" office:value="0">
            <text:p>#NUM!</text:p>
          </table:table-cell>
          <table:table-cell table:formula="of:=MOD(INT([.D193]);INT([.$D$7]))" office:value-type="float" office:value="0">
            <text:p>#NUM!</text:p>
          </table:table-cell>
          <table:table-cell table:formula="of:=MOD(INT([.E193]);INT([.$D$7]))" office:value-type="float" office:value="0">
            <text:p>#NUM!</text:p>
          </table:table-cell>
          <table:table-cell table:formula="of:=MOD(([.$D$5]*[.H192]+[.$D$6]);[.$D$7])" office:value-type="float" office:value="47231">
            <text:p>47231</text:p>
          </table:table-cell>
          <table:table-cell table:formula="of:=MOD([.H193];2)" office:value-type="float" office:value="1">
            <text:p>1</text:p>
          </table:table-cell>
          <table:table-cell table:formula="of:=RANDBETWEEN(0;2^16)" office:value-type="float" office:value="24501">
            <text:p>24501</text:p>
          </table:table-cell>
          <table:table-cell table:formula="of:=MOD([.J19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table:formula="of:=[.$D$5]*[.D193]+[.$D$6]" office:value-type="float" office:value="0">
            <text:p>#NUM!</text:p>
          </table:table-cell>
          <table:table-cell table:formula="of:=[.$D$5]^[.C194]+[.$D$6]*(1-[.$D$5]^[.C194])/(1-[.$D$5])" office:value-type="float" office:value="0">
            <text:p>#NUM!</text:p>
          </table:table-cell>
          <table:table-cell table:formula="of:=MOD(INT([.D194]);INT([.$D$7]))" office:value-type="float" office:value="0">
            <text:p>#NUM!</text:p>
          </table:table-cell>
          <table:table-cell table:formula="of:=MOD(INT([.E194]);INT([.$D$7]))" office:value-type="float" office:value="0">
            <text:p>#NUM!</text:p>
          </table:table-cell>
          <table:table-cell table:formula="of:=MOD(([.$D$5]*[.H193]+[.$D$6]);[.$D$7])" office:value-type="float" office:value="5017">
            <text:p>5017</text:p>
          </table:table-cell>
          <table:table-cell table:formula="of:=MOD([.H194];2)" office:value-type="float" office:value="1">
            <text:p>1</text:p>
          </table:table-cell>
          <table:table-cell table:formula="of:=RANDBETWEEN(0;2^16)" office:value-type="float" office:value="51069">
            <text:p>51069</text:p>
          </table:table-cell>
          <table:table-cell table:formula="of:=MOD([.J19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table:formula="of:=[.$D$5]*[.D194]+[.$D$6]" office:value-type="float" office:value="0">
            <text:p>#NUM!</text:p>
          </table:table-cell>
          <table:table-cell table:formula="of:=[.$D$5]^[.C195]+[.$D$6]*(1-[.$D$5]^[.C195])/(1-[.$D$5])" office:value-type="float" office:value="0">
            <text:p>#NUM!</text:p>
          </table:table-cell>
          <table:table-cell table:formula="of:=MOD(INT([.D195]);INT([.$D$7]))" office:value-type="float" office:value="0">
            <text:p>#NUM!</text:p>
          </table:table-cell>
          <table:table-cell table:formula="of:=MOD(INT([.E195]);INT([.$D$7]))" office:value-type="float" office:value="0">
            <text:p>#NUM!</text:p>
          </table:table-cell>
          <table:table-cell table:formula="of:=MOD(([.$D$5]*[.H194]+[.$D$6]);[.$D$7])" office:value-type="float" office:value="35671">
            <text:p>35671</text:p>
          </table:table-cell>
          <table:table-cell table:formula="of:=MOD([.H195];2)" office:value-type="float" office:value="1">
            <text:p>1</text:p>
          </table:table-cell>
          <table:table-cell table:formula="of:=RANDBETWEEN(0;2^16)" office:value-type="float" office:value="18972">
            <text:p>18972</text:p>
          </table:table-cell>
          <table:table-cell table:formula="of:=MOD([.J19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84">
            <text:p>184</text:p>
          </table:table-cell>
          <table:table-cell table:formula="of:=[.$D$5]*[.D195]+[.$D$6]" office:value-type="float" office:value="0">
            <text:p>#NUM!</text:p>
          </table:table-cell>
          <table:table-cell table:formula="of:=[.$D$5]^[.C196]+[.$D$6]*(1-[.$D$5]^[.C196])/(1-[.$D$5])" office:value-type="float" office:value="0">
            <text:p>#NUM!</text:p>
          </table:table-cell>
          <table:table-cell table:formula="of:=MOD(INT([.D196]);INT([.$D$7]))" office:value-type="float" office:value="0">
            <text:p>#NUM!</text:p>
          </table:table-cell>
          <table:table-cell table:formula="of:=MOD(INT([.E196]);INT([.$D$7]))" office:value-type="float" office:value="0">
            <text:p>#NUM!</text:p>
          </table:table-cell>
          <table:table-cell table:formula="of:=MOD(([.$D$5]*[.H195]+[.$D$6]);[.$D$7])" office:value-type="float" office:value="39130">
            <text:p>39130</text:p>
          </table:table-cell>
          <table:table-cell table:formula="of:=MOD([.H196];2)" office:value-type="float" office:value="0">
            <text:p>0</text:p>
          </table:table-cell>
          <table:table-cell table:formula="of:=RANDBETWEEN(0;2^16)" office:value-type="float" office:value="42927">
            <text:p>42927</text:p>
          </table:table-cell>
          <table:table-cell table:formula="of:=MOD([.J19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table:formula="of:=[.$D$5]*[.D196]+[.$D$6]" office:value-type="float" office:value="0">
            <text:p>#NUM!</text:p>
          </table:table-cell>
          <table:table-cell table:formula="of:=[.$D$5]^[.C197]+[.$D$6]*(1-[.$D$5]^[.C197])/(1-[.$D$5])" office:value-type="float" office:value="0">
            <text:p>#NUM!</text:p>
          </table:table-cell>
          <table:table-cell table:formula="of:=MOD(INT([.D197]);INT([.$D$7]))" office:value-type="float" office:value="0">
            <text:p>#NUM!</text:p>
          </table:table-cell>
          <table:table-cell table:formula="of:=MOD(INT([.E197]);INT([.$D$7]))" office:value-type="float" office:value="0">
            <text:p>#NUM!</text:p>
          </table:table-cell>
          <table:table-cell table:formula="of:=MOD(([.$D$5]*[.H196]+[.$D$6]);[.$D$7])" office:value-type="float" office:value="5174">
            <text:p>5174</text:p>
          </table:table-cell>
          <table:table-cell table:formula="of:=MOD([.H197];2)" office:value-type="float" office:value="0">
            <text:p>0</text:p>
          </table:table-cell>
          <table:table-cell table:formula="of:=RANDBETWEEN(0;2^16)" office:value-type="float" office:value="56247">
            <text:p>56247</text:p>
          </table:table-cell>
          <table:table-cell table:formula="of:=MOD([.J19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table:formula="of:=[.$D$5]*[.D197]+[.$D$6]" office:value-type="float" office:value="0">
            <text:p>#NUM!</text:p>
          </table:table-cell>
          <table:table-cell table:formula="of:=[.$D$5]^[.C198]+[.$D$6]*(1-[.$D$5]^[.C198])/(1-[.$D$5])" office:value-type="float" office:value="0">
            <text:p>#NUM!</text:p>
          </table:table-cell>
          <table:table-cell table:formula="of:=MOD(INT([.D198]);INT([.$D$7]))" office:value-type="float" office:value="0">
            <text:p>#NUM!</text:p>
          </table:table-cell>
          <table:table-cell table:formula="of:=MOD(INT([.E198]);INT([.$D$7]))" office:value-type="float" office:value="0">
            <text:p>#NUM!</text:p>
          </table:table-cell>
          <table:table-cell table:formula="of:=MOD(([.$D$5]*[.H197]+[.$D$6]);[.$D$7])" office:value-type="float" office:value="33694">
            <text:p>33694</text:p>
          </table:table-cell>
          <table:table-cell table:formula="of:=MOD([.H198];2)" office:value-type="float" office:value="0">
            <text:p>0</text:p>
          </table:table-cell>
          <table:table-cell table:formula="of:=RANDBETWEEN(0;2^16)" office:value-type="float" office:value="48214">
            <text:p>48214</text:p>
          </table:table-cell>
          <table:table-cell table:formula="of:=MOD([.J19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table:formula="of:=[.$D$5]*[.D198]+[.$D$6]" office:value-type="float" office:value="0">
            <text:p>#NUM!</text:p>
          </table:table-cell>
          <table:table-cell table:formula="of:=[.$D$5]^[.C199]+[.$D$6]*(1-[.$D$5]^[.C199])/(1-[.$D$5])" office:value-type="float" office:value="0">
            <text:p>#NUM!</text:p>
          </table:table-cell>
          <table:table-cell table:formula="of:=MOD(INT([.D199]);INT([.$D$7]))" office:value-type="float" office:value="0">
            <text:p>#NUM!</text:p>
          </table:table-cell>
          <table:table-cell table:formula="of:=MOD(INT([.E199]);INT([.$D$7]))" office:value-type="float" office:value="0">
            <text:p>#NUM!</text:p>
          </table:table-cell>
          <table:table-cell table:formula="of:=MOD(([.$D$5]*[.H198]+[.$D$6]);[.$D$7])" office:value-type="float" office:value="42736">
            <text:p>42736</text:p>
          </table:table-cell>
          <table:table-cell table:formula="of:=MOD([.H199];2)" office:value-type="float" office:value="0">
            <text:p>0</text:p>
          </table:table-cell>
          <table:table-cell table:formula="of:=RANDBETWEEN(0;2^16)" office:value-type="float" office:value="51726">
            <text:p>51726</text:p>
          </table:table-cell>
          <table:table-cell table:formula="of:=MOD([.J19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table:formula="of:=[.$D$5]*[.D199]+[.$D$6]" office:value-type="float" office:value="0">
            <text:p>#NUM!</text:p>
          </table:table-cell>
          <table:table-cell table:formula="of:=[.$D$5]^[.C200]+[.$D$6]*(1-[.$D$5]^[.C200])/(1-[.$D$5])" office:value-type="float" office:value="0">
            <text:p>#NUM!</text:p>
          </table:table-cell>
          <table:table-cell table:formula="of:=MOD(INT([.D200]);INT([.$D$7]))" office:value-type="float" office:value="0">
            <text:p>#NUM!</text:p>
          </table:table-cell>
          <table:table-cell table:formula="of:=MOD(INT([.E200]);INT([.$D$7]))" office:value-type="float" office:value="0">
            <text:p>#NUM!</text:p>
          </table:table-cell>
          <table:table-cell table:formula="of:=MOD(([.$D$5]*[.H199]+[.$D$6]);[.$D$7])" office:value-type="float" office:value="15702">
            <text:p>15702</text:p>
          </table:table-cell>
          <table:table-cell table:formula="of:=MOD([.H200];2)" office:value-type="float" office:value="0">
            <text:p>0</text:p>
          </table:table-cell>
          <table:table-cell table:formula="of:=RANDBETWEEN(0;2^16)" office:value-type="float" office:value="48512">
            <text:p>48512</text:p>
          </table:table-cell>
          <table:table-cell table:formula="of:=MOD([.J20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table:formula="of:=[.$D$5]*[.D200]+[.$D$6]" office:value-type="float" office:value="0">
            <text:p>#NUM!</text:p>
          </table:table-cell>
          <table:table-cell table:formula="of:=[.$D$5]^[.C201]+[.$D$6]*(1-[.$D$5]^[.C201])/(1-[.$D$5])" office:value-type="float" office:value="0">
            <text:p>#NUM!</text:p>
          </table:table-cell>
          <table:table-cell table:formula="of:=MOD(INT([.D201]);INT([.$D$7]))" office:value-type="float" office:value="0">
            <text:p>#NUM!</text:p>
          </table:table-cell>
          <table:table-cell table:formula="of:=MOD(INT([.E201]);INT([.$D$7]))" office:value-type="float" office:value="0">
            <text:p>#NUM!</text:p>
          </table:table-cell>
          <table:table-cell table:formula="of:=MOD(([.$D$5]*[.H200]+[.$D$6]);[.$D$7])" office:value-type="float" office:value="36370">
            <text:p>36370</text:p>
          </table:table-cell>
          <table:table-cell table:formula="of:=MOD([.H201];2)" office:value-type="float" office:value="0">
            <text:p>0</text:p>
          </table:table-cell>
          <table:table-cell table:formula="of:=RANDBETWEEN(0;2^16)" office:value-type="float" office:value="31681">
            <text:p>31681</text:p>
          </table:table-cell>
          <table:table-cell table:formula="of:=MOD([.J20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table:formula="of:=[.$D$5]*[.D201]+[.$D$6]" office:value-type="float" office:value="0">
            <text:p>#NUM!</text:p>
          </table:table-cell>
          <table:table-cell table:formula="of:=[.$D$5]^[.C202]+[.$D$6]*(1-[.$D$5]^[.C202])/(1-[.$D$5])" office:value-type="float" office:value="0">
            <text:p>#NUM!</text:p>
          </table:table-cell>
          <table:table-cell table:formula="of:=MOD(INT([.D202]);INT([.$D$7]))" office:value-type="float" office:value="0">
            <text:p>#NUM!</text:p>
          </table:table-cell>
          <table:table-cell table:formula="of:=MOD(INT([.E202]);INT([.$D$7]))" office:value-type="float" office:value="0">
            <text:p>#NUM!</text:p>
          </table:table-cell>
          <table:table-cell table:formula="of:=MOD(([.$D$5]*[.H201]+[.$D$6]);[.$D$7])" office:value-type="float" office:value="48695">
            <text:p>48695</text:p>
          </table:table-cell>
          <table:table-cell table:formula="of:=MOD([.H202];2)" office:value-type="float" office:value="1">
            <text:p>1</text:p>
          </table:table-cell>
          <table:table-cell table:formula="of:=RANDBETWEEN(0;2^16)" office:value-type="float" office:value="34669">
            <text:p>34669</text:p>
          </table:table-cell>
          <table:table-cell table:formula="of:=MOD([.J20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 table:formula="of:=[.$D$5]*[.D202]+[.$D$6]" office:value-type="float" office:value="0">
            <text:p>#NUM!</text:p>
          </table:table-cell>
          <table:table-cell table:formula="of:=[.$D$5]^[.C203]+[.$D$6]*(1-[.$D$5]^[.C203])/(1-[.$D$5])" office:value-type="float" office:value="0">
            <text:p>#NUM!</text:p>
          </table:table-cell>
          <table:table-cell table:formula="of:=MOD(INT([.D203]);INT([.$D$7]))" office:value-type="float" office:value="0">
            <text:p>#NUM!</text:p>
          </table:table-cell>
          <table:table-cell table:formula="of:=MOD(INT([.E203]);INT([.$D$7]))" office:value-type="float" office:value="0">
            <text:p>#NUM!</text:p>
          </table:table-cell>
          <table:table-cell table:formula="of:=MOD(([.$D$5]*[.H202]+[.$D$6]);[.$D$7])" office:value-type="float" office:value="32082">
            <text:p>32082</text:p>
          </table:table-cell>
          <table:table-cell table:formula="of:=MOD([.H203];2)" office:value-type="float" office:value="0">
            <text:p>0</text:p>
          </table:table-cell>
          <table:table-cell table:formula="of:=RANDBETWEEN(0;2^16)" office:value-type="float" office:value="16796">
            <text:p>16796</text:p>
          </table:table-cell>
          <table:table-cell table:formula="of:=MOD([.J20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table:formula="of:=[.$D$5]*[.D203]+[.$D$6]" office:value-type="float" office:value="0">
            <text:p>#NUM!</text:p>
          </table:table-cell>
          <table:table-cell table:formula="of:=[.$D$5]^[.C204]+[.$D$6]*(1-[.$D$5]^[.C204])/(1-[.$D$5])" office:value-type="float" office:value="0">
            <text:p>#NUM!</text:p>
          </table:table-cell>
          <table:table-cell table:formula="of:=MOD(INT([.D204]);INT([.$D$7]))" office:value-type="float" office:value="0">
            <text:p>#NUM!</text:p>
          </table:table-cell>
          <table:table-cell table:formula="of:=MOD(INT([.E204]);INT([.$D$7]))" office:value-type="float" office:value="0">
            <text:p>#NUM!</text:p>
          </table:table-cell>
          <table:table-cell table:formula="of:=MOD(([.$D$5]*[.H203]+[.$D$6]);[.$D$7])" office:value-type="float" office:value="21709">
            <text:p>21709</text:p>
          </table:table-cell>
          <table:table-cell table:formula="of:=MOD([.H204];2)" office:value-type="float" office:value="1">
            <text:p>1</text:p>
          </table:table-cell>
          <table:table-cell table:formula="of:=RANDBETWEEN(0;2^16)" office:value-type="float" office:value="61600">
            <text:p>61600</text:p>
          </table:table-cell>
          <table:table-cell table:formula="of:=MOD([.J20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table:formula="of:=[.$D$5]*[.D204]+[.$D$6]" office:value-type="float" office:value="0">
            <text:p>#NUM!</text:p>
          </table:table-cell>
          <table:table-cell table:formula="of:=[.$D$5]^[.C205]+[.$D$6]*(1-[.$D$5]^[.C205])/(1-[.$D$5])" office:value-type="float" office:value="0">
            <text:p>#NUM!</text:p>
          </table:table-cell>
          <table:table-cell table:formula="of:=MOD(INT([.D205]);INT([.$D$7]))" office:value-type="float" office:value="0">
            <text:p>#NUM!</text:p>
          </table:table-cell>
          <table:table-cell table:formula="of:=MOD(INT([.E205]);INT([.$D$7]))" office:value-type="float" office:value="0">
            <text:p>#NUM!</text:p>
          </table:table-cell>
          <table:table-cell table:formula="of:=MOD(([.$D$5]*[.H204]+[.$D$6]);[.$D$7])" office:value-type="float" office:value="52563">
            <text:p>52563</text:p>
          </table:table-cell>
          <table:table-cell table:formula="of:=MOD([.H205];2)" office:value-type="float" office:value="1">
            <text:p>1</text:p>
          </table:table-cell>
          <table:table-cell table:formula="of:=RANDBETWEEN(0;2^16)" office:value-type="float" office:value="34677">
            <text:p>34677</text:p>
          </table:table-cell>
          <table:table-cell table:formula="of:=MOD([.J20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table:formula="of:=[.$D$5]*[.D205]+[.$D$6]" office:value-type="float" office:value="0">
            <text:p>#NUM!</text:p>
          </table:table-cell>
          <table:table-cell table:formula="of:=[.$D$5]^[.C206]+[.$D$6]*(1-[.$D$5]^[.C206])/(1-[.$D$5])" office:value-type="float" office:value="0">
            <text:p>#NUM!</text:p>
          </table:table-cell>
          <table:table-cell table:formula="of:=MOD(INT([.D206]);INT([.$D$7]))" office:value-type="float" office:value="0">
            <text:p>#NUM!</text:p>
          </table:table-cell>
          <table:table-cell table:formula="of:=MOD(INT([.E206]);INT([.$D$7]))" office:value-type="float" office:value="0">
            <text:p>#NUM!</text:p>
          </table:table-cell>
          <table:table-cell table:formula="of:=MOD(([.$D$5]*[.H205]+[.$D$6]);[.$D$7])" office:value-type="float" office:value="44320">
            <text:p>44320</text:p>
          </table:table-cell>
          <table:table-cell table:formula="of:=MOD([.H206];2)" office:value-type="float" office:value="0">
            <text:p>0</text:p>
          </table:table-cell>
          <table:table-cell table:formula="of:=RANDBETWEEN(0;2^16)" office:value-type="float" office:value="149">
            <text:p>149</text:p>
          </table:table-cell>
          <table:table-cell table:formula="of:=MOD([.J20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table:formula="of:=[.$D$5]*[.D206]+[.$D$6]" office:value-type="float" office:value="0">
            <text:p>#NUM!</text:p>
          </table:table-cell>
          <table:table-cell table:formula="of:=[.$D$5]^[.C207]+[.$D$6]*(1-[.$D$5]^[.C207])/(1-[.$D$5])" office:value-type="float" office:value="0">
            <text:p>#NUM!</text:p>
          </table:table-cell>
          <table:table-cell table:formula="of:=MOD(INT([.D207]);INT([.$D$7]))" office:value-type="float" office:value="0">
            <text:p>#NUM!</text:p>
          </table:table-cell>
          <table:table-cell table:formula="of:=MOD(INT([.E207]);INT([.$D$7]))" office:value-type="float" office:value="0">
            <text:p>#NUM!</text:p>
          </table:table-cell>
          <table:table-cell table:formula="of:=MOD(([.$D$5]*[.H206]+[.$D$6]);[.$D$7])" office:value-type="float" office:value="9531">
            <text:p>9531</text:p>
          </table:table-cell>
          <table:table-cell table:formula="of:=MOD([.H207];2)" office:value-type="float" office:value="1">
            <text:p>1</text:p>
          </table:table-cell>
          <table:table-cell table:formula="of:=RANDBETWEEN(0;2^16)" office:value-type="float" office:value="49802">
            <text:p>49802</text:p>
          </table:table-cell>
          <table:table-cell table:formula="of:=MOD([.J20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table:formula="of:=[.$D$5]*[.D207]+[.$D$6]" office:value-type="float" office:value="0">
            <text:p>#NUM!</text:p>
          </table:table-cell>
          <table:table-cell table:formula="of:=[.$D$5]^[.C208]+[.$D$6]*(1-[.$D$5]^[.C208])/(1-[.$D$5])" office:value-type="float" office:value="0">
            <text:p>#NUM!</text:p>
          </table:table-cell>
          <table:table-cell table:formula="of:=MOD(INT([.D208]);INT([.$D$7]))" office:value-type="float" office:value="0">
            <text:p>#NUM!</text:p>
          </table:table-cell>
          <table:table-cell table:formula="of:=MOD(INT([.E208]);INT([.$D$7]))" office:value-type="float" office:value="0">
            <text:p>#NUM!</text:p>
          </table:table-cell>
          <table:table-cell table:formula="of:=MOD(([.$D$5]*[.H207]+[.$D$6]);[.$D$7])" office:value-type="float" office:value="48123">
            <text:p>48123</text:p>
          </table:table-cell>
          <table:table-cell table:formula="of:=MOD([.H208];2)" office:value-type="float" office:value="1">
            <text:p>1</text:p>
          </table:table-cell>
          <table:table-cell table:formula="of:=RANDBETWEEN(0;2^16)" office:value-type="float" office:value="52081">
            <text:p>52081</text:p>
          </table:table-cell>
          <table:table-cell table:formula="of:=MOD([.J20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97">
            <text:p>197</text:p>
          </table:table-cell>
          <table:table-cell table:formula="of:=[.$D$5]*[.D208]+[.$D$6]" office:value-type="float" office:value="0">
            <text:p>#NUM!</text:p>
          </table:table-cell>
          <table:table-cell table:formula="of:=[.$D$5]^[.C209]+[.$D$6]*(1-[.$D$5]^[.C209])/(1-[.$D$5])" office:value-type="float" office:value="0">
            <text:p>#NUM!</text:p>
          </table:table-cell>
          <table:table-cell table:formula="of:=MOD(INT([.D209]);INT([.$D$7]))" office:value-type="float" office:value="0">
            <text:p>#NUM!</text:p>
          </table:table-cell>
          <table:table-cell table:formula="of:=MOD(INT([.E209]);INT([.$D$7]))" office:value-type="float" office:value="0">
            <text:p>#NUM!</text:p>
          </table:table-cell>
          <table:table-cell table:formula="of:=MOD(([.$D$5]*[.H208]+[.$D$6]);[.$D$7])" office:value-type="float" office:value="28849">
            <text:p>28849</text:p>
          </table:table-cell>
          <table:table-cell table:formula="of:=MOD([.H209];2)" office:value-type="float" office:value="1">
            <text:p>1</text:p>
          </table:table-cell>
          <table:table-cell table:formula="of:=RANDBETWEEN(0;2^16)" office:value-type="float" office:value="26710">
            <text:p>26710</text:p>
          </table:table-cell>
          <table:table-cell table:formula="of:=MOD([.J20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table:formula="of:=[.$D$5]*[.D209]+[.$D$6]" office:value-type="float" office:value="0">
            <text:p>#NUM!</text:p>
          </table:table-cell>
          <table:table-cell table:formula="of:=[.$D$5]^[.C210]+[.$D$6]*(1-[.$D$5]^[.C210])/(1-[.$D$5])" office:value-type="float" office:value="0">
            <text:p>#NUM!</text:p>
          </table:table-cell>
          <table:table-cell table:formula="of:=MOD(INT([.D210]);INT([.$D$7]))" office:value-type="float" office:value="0">
            <text:p>#NUM!</text:p>
          </table:table-cell>
          <table:table-cell table:formula="of:=MOD(INT([.E210]);INT([.$D$7]))" office:value-type="float" office:value="0">
            <text:p>#NUM!</text:p>
          </table:table-cell>
          <table:table-cell table:formula="of:=MOD(([.$D$5]*[.H209]+[.$D$6]);[.$D$7])" office:value-type="float" office:value="41131">
            <text:p>41131</text:p>
          </table:table-cell>
          <table:table-cell table:formula="of:=MOD([.H210];2)" office:value-type="float" office:value="1">
            <text:p>1</text:p>
          </table:table-cell>
          <table:table-cell table:formula="of:=RANDBETWEEN(0;2^16)" office:value-type="float" office:value="7207">
            <text:p>7207</text:p>
          </table:table-cell>
          <table:table-cell table:formula="of:=MOD([.J21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 table:formula="of:=[.$D$5]*[.D210]+[.$D$6]" office:value-type="float" office:value="0">
            <text:p>#NUM!</text:p>
          </table:table-cell>
          <table:table-cell table:formula="of:=[.$D$5]^[.C211]+[.$D$6]*(1-[.$D$5]^[.C211])/(1-[.$D$5])" office:value-type="float" office:value="0">
            <text:p>#NUM!</text:p>
          </table:table-cell>
          <table:table-cell table:formula="of:=MOD(INT([.D211]);INT([.$D$7]))" office:value-type="float" office:value="0">
            <text:p>#NUM!</text:p>
          </table:table-cell>
          <table:table-cell table:formula="of:=MOD(INT([.E211]);INT([.$D$7]))" office:value-type="float" office:value="0">
            <text:p>#NUM!</text:p>
          </table:table-cell>
          <table:table-cell table:formula="of:=MOD(([.$D$5]*[.H210]+[.$D$6]);[.$D$7])" office:value-type="float" office:value="34243">
            <text:p>34243</text:p>
          </table:table-cell>
          <table:table-cell table:formula="of:=MOD([.H211];2)" office:value-type="float" office:value="1">
            <text:p>1</text:p>
          </table:table-cell>
          <table:table-cell table:formula="of:=RANDBETWEEN(0;2^16)" office:value-type="float" office:value="23055">
            <text:p>23055</text:p>
          </table:table-cell>
          <table:table-cell table:formula="of:=MOD([.J21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formula="of:=[.$D$5]*[.D211]+[.$D$6]" office:value-type="float" office:value="0">
            <text:p>#NUM!</text:p>
          </table:table-cell>
          <table:table-cell table:formula="of:=[.$D$5]^[.C212]+[.$D$6]*(1-[.$D$5]^[.C212])/(1-[.$D$5])" office:value-type="float" office:value="0">
            <text:p>#NUM!</text:p>
          </table:table-cell>
          <table:table-cell table:formula="of:=MOD(INT([.D212]);INT([.$D$7]))" office:value-type="float" office:value="0">
            <text:p>#NUM!</text:p>
          </table:table-cell>
          <table:table-cell table:formula="of:=MOD(INT([.E212]);INT([.$D$7]))" office:value-type="float" office:value="0">
            <text:p>#NUM!</text:p>
          </table:table-cell>
          <table:table-cell table:formula="of:=MOD(([.$D$5]*[.H211]+[.$D$6]);[.$D$7])" office:value-type="float" office:value="28309">
            <text:p>28309</text:p>
          </table:table-cell>
          <table:table-cell table:formula="of:=MOD([.H212];2)" office:value-type="float" office:value="1">
            <text:p>1</text:p>
          </table:table-cell>
          <table:table-cell table:formula="of:=RANDBETWEEN(0;2^16)" office:value-type="float" office:value="7973">
            <text:p>7973</text:p>
          </table:table-cell>
          <table:table-cell table:formula="of:=MOD([.J21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01">
            <text:p>201</text:p>
          </table:table-cell>
          <table:table-cell table:formula="of:=[.$D$5]*[.D212]+[.$D$6]" office:value-type="float" office:value="0">
            <text:p>#NUM!</text:p>
          </table:table-cell>
          <table:table-cell table:formula="of:=[.$D$5]^[.C213]+[.$D$6]*(1-[.$D$5]^[.C213])/(1-[.$D$5])" office:value-type="float" office:value="0">
            <text:p>#NUM!</text:p>
          </table:table-cell>
          <table:table-cell table:formula="of:=MOD(INT([.D213]);INT([.$D$7]))" office:value-type="float" office:value="0">
            <text:p>#NUM!</text:p>
          </table:table-cell>
          <table:table-cell table:formula="of:=MOD(INT([.E213]);INT([.$D$7]))" office:value-type="float" office:value="0">
            <text:p>#NUM!</text:p>
          </table:table-cell>
          <table:table-cell table:formula="of:=MOD(([.$D$5]*[.H212]+[.$D$6]);[.$D$7])" office:value-type="float" office:value="59619">
            <text:p>59619</text:p>
          </table:table-cell>
          <table:table-cell table:formula="of:=MOD([.H213];2)" office:value-type="float" office:value="1">
            <text:p>1</text:p>
          </table:table-cell>
          <table:table-cell table:formula="of:=RANDBETWEEN(0;2^16)" office:value-type="float" office:value="57757">
            <text:p>57757</text:p>
          </table:table-cell>
          <table:table-cell table:formula="of:=MOD([.J21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02">
            <text:p>202</text:p>
          </table:table-cell>
          <table:table-cell table:formula="of:=[.$D$5]*[.D213]+[.$D$6]" office:value-type="float" office:value="0">
            <text:p>#NUM!</text:p>
          </table:table-cell>
          <table:table-cell table:formula="of:=[.$D$5]^[.C214]+[.$D$6]*(1-[.$D$5]^[.C214])/(1-[.$D$5])" office:value-type="float" office:value="0">
            <text:p>#NUM!</text:p>
          </table:table-cell>
          <table:table-cell table:formula="of:=MOD(INT([.D214]);INT([.$D$7]))" office:value-type="float" office:value="0">
            <text:p>#NUM!</text:p>
          </table:table-cell>
          <table:table-cell table:formula="of:=MOD(INT([.E214]);INT([.$D$7]))" office:value-type="float" office:value="0">
            <text:p>#NUM!</text:p>
          </table:table-cell>
          <table:table-cell table:formula="of:=MOD(([.$D$5]*[.H213]+[.$D$6]);[.$D$7])" office:value-type="float" office:value="16831">
            <text:p>16831</text:p>
          </table:table-cell>
          <table:table-cell table:formula="of:=MOD([.H214];2)" office:value-type="float" office:value="1">
            <text:p>1</text:p>
          </table:table-cell>
          <table:table-cell table:formula="of:=RANDBETWEEN(0;2^16)" office:value-type="float" office:value="47420">
            <text:p>47420</text:p>
          </table:table-cell>
          <table:table-cell table:formula="of:=MOD([.J21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03">
            <text:p>203</text:p>
          </table:table-cell>
          <table:table-cell table:formula="of:=[.$D$5]*[.D214]+[.$D$6]" office:value-type="float" office:value="0">
            <text:p>#NUM!</text:p>
          </table:table-cell>
          <table:table-cell table:formula="of:=[.$D$5]^[.C215]+[.$D$6]*(1-[.$D$5]^[.C215])/(1-[.$D$5])" office:value-type="float" office:value="0">
            <text:p>#NUM!</text:p>
          </table:table-cell>
          <table:table-cell table:formula="of:=MOD(INT([.D215]);INT([.$D$7]))" office:value-type="float" office:value="0">
            <text:p>#NUM!</text:p>
          </table:table-cell>
          <table:table-cell table:formula="of:=MOD(INT([.E215]);INT([.$D$7]))" office:value-type="float" office:value="0">
            <text:p>#NUM!</text:p>
          </table:table-cell>
          <table:table-cell table:formula="of:=MOD(([.$D$5]*[.H214]+[.$D$6]);[.$D$7])" office:value-type="float" office:value="14222">
            <text:p>14222</text:p>
          </table:table-cell>
          <table:table-cell table:formula="of:=MOD([.H215];2)" office:value-type="float" office:value="0">
            <text:p>0</text:p>
          </table:table-cell>
          <table:table-cell table:formula="of:=RANDBETWEEN(0;2^16)" office:value-type="float" office:value="41686">
            <text:p>41686</text:p>
          </table:table-cell>
          <table:table-cell table:formula="of:=MOD([.J21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 table:formula="of:=[.$D$5]*[.D215]+[.$D$6]" office:value-type="float" office:value="0">
            <text:p>#NUM!</text:p>
          </table:table-cell>
          <table:table-cell table:formula="of:=[.$D$5]^[.C216]+[.$D$6]*(1-[.$D$5]^[.C216])/(1-[.$D$5])" office:value-type="float" office:value="0">
            <text:p>#NUM!</text:p>
          </table:table-cell>
          <table:table-cell table:formula="of:=MOD(INT([.D216]);INT([.$D$7]))" office:value-type="float" office:value="0">
            <text:p>#NUM!</text:p>
          </table:table-cell>
          <table:table-cell table:formula="of:=MOD(INT([.E216]);INT([.$D$7]))" office:value-type="float" office:value="0">
            <text:p>#NUM!</text:p>
          </table:table-cell>
          <table:table-cell table:formula="of:=MOD(([.$D$5]*[.H215]+[.$D$6]);[.$D$7])" office:value-type="float" office:value="31213">
            <text:p>31213</text:p>
          </table:table-cell>
          <table:table-cell table:formula="of:=MOD([.H216];2)" office:value-type="float" office:value="1">
            <text:p>1</text:p>
          </table:table-cell>
          <table:table-cell table:formula="of:=RANDBETWEEN(0;2^16)" office:value-type="float" office:value="5981">
            <text:p>5981</text:p>
          </table:table-cell>
          <table:table-cell table:formula="of:=MOD([.J21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 table:formula="of:=[.$D$5]*[.D216]+[.$D$6]" office:value-type="float" office:value="0">
            <text:p>#NUM!</text:p>
          </table:table-cell>
          <table:table-cell table:formula="of:=[.$D$5]^[.C217]+[.$D$6]*(1-[.$D$5]^[.C217])/(1-[.$D$5])" office:value-type="float" office:value="0">
            <text:p>#NUM!</text:p>
          </table:table-cell>
          <table:table-cell table:formula="of:=MOD(INT([.D217]);INT([.$D$7]))" office:value-type="float" office:value="0">
            <text:p>#NUM!</text:p>
          </table:table-cell>
          <table:table-cell table:formula="of:=MOD(INT([.E217]);INT([.$D$7]))" office:value-type="float" office:value="0">
            <text:p>#NUM!</text:p>
          </table:table-cell>
          <table:table-cell table:formula="of:=MOD(([.$D$5]*[.H216]+[.$D$6]);[.$D$7])" office:value-type="float" office:value="15537">
            <text:p>15537</text:p>
          </table:table-cell>
          <table:table-cell table:formula="of:=MOD([.H217];2)" office:value-type="float" office:value="1">
            <text:p>1</text:p>
          </table:table-cell>
          <table:table-cell table:formula="of:=RANDBETWEEN(0;2^16)" office:value-type="float" office:value="26769">
            <text:p>26769</text:p>
          </table:table-cell>
          <table:table-cell table:formula="of:=MOD([.J21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06">
            <text:p>206</text:p>
          </table:table-cell>
          <table:table-cell table:formula="of:=[.$D$5]*[.D217]+[.$D$6]" office:value-type="float" office:value="0">
            <text:p>#NUM!</text:p>
          </table:table-cell>
          <table:table-cell table:formula="of:=[.$D$5]^[.C218]+[.$D$6]*(1-[.$D$5]^[.C218])/(1-[.$D$5])" office:value-type="float" office:value="0">
            <text:p>#NUM!</text:p>
          </table:table-cell>
          <table:table-cell table:formula="of:=MOD(INT([.D218]);INT([.$D$7]))" office:value-type="float" office:value="0">
            <text:p>#NUM!</text:p>
          </table:table-cell>
          <table:table-cell table:formula="of:=MOD(INT([.E218]);INT([.$D$7]))" office:value-type="float" office:value="0">
            <text:p>#NUM!</text:p>
          </table:table-cell>
          <table:table-cell table:formula="of:=MOD(([.$D$5]*[.H217]+[.$D$6]);[.$D$7])" office:value-type="float" office:value="49301">
            <text:p>49301</text:p>
          </table:table-cell>
          <table:table-cell table:formula="of:=MOD([.H218];2)" office:value-type="float" office:value="1">
            <text:p>1</text:p>
          </table:table-cell>
          <table:table-cell table:formula="of:=RANDBETWEEN(0;2^16)" office:value-type="float" office:value="60161">
            <text:p>60161</text:p>
          </table:table-cell>
          <table:table-cell table:formula="of:=MOD([.J21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07">
            <text:p>207</text:p>
          </table:table-cell>
          <table:table-cell table:formula="of:=[.$D$5]*[.D218]+[.$D$6]" office:value-type="float" office:value="0">
            <text:p>#NUM!</text:p>
          </table:table-cell>
          <table:table-cell table:formula="of:=[.$D$5]^[.C219]+[.$D$6]*(1-[.$D$5]^[.C219])/(1-[.$D$5])" office:value-type="float" office:value="0">
            <text:p>#NUM!</text:p>
          </table:table-cell>
          <table:table-cell table:formula="of:=MOD(INT([.D219]);INT([.$D$7]))" office:value-type="float" office:value="0">
            <text:p>#NUM!</text:p>
          </table:table-cell>
          <table:table-cell table:formula="of:=MOD(INT([.E219]);INT([.$D$7]))" office:value-type="float" office:value="0">
            <text:p>#NUM!</text:p>
          </table:table-cell>
          <table:table-cell table:formula="of:=MOD(([.$D$5]*[.H218]+[.$D$6]);[.$D$7])" office:value-type="float" office:value="21529">
            <text:p>21529</text:p>
          </table:table-cell>
          <table:table-cell table:formula="of:=MOD([.H219];2)" office:value-type="float" office:value="1">
            <text:p>1</text:p>
          </table:table-cell>
          <table:table-cell table:formula="of:=RANDBETWEEN(0;2^16)" office:value-type="float" office:value="39302">
            <text:p>39302</text:p>
          </table:table-cell>
          <table:table-cell table:formula="of:=MOD([.J21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08">
            <text:p>208</text:p>
          </table:table-cell>
          <table:table-cell table:formula="of:=[.$D$5]*[.D219]+[.$D$6]" office:value-type="float" office:value="0">
            <text:p>#NUM!</text:p>
          </table:table-cell>
          <table:table-cell table:formula="of:=[.$D$5]^[.C220]+[.$D$6]*(1-[.$D$5]^[.C220])/(1-[.$D$5])" office:value-type="float" office:value="0">
            <text:p>#NUM!</text:p>
          </table:table-cell>
          <table:table-cell table:formula="of:=MOD(INT([.D220]);INT([.$D$7]))" office:value-type="float" office:value="0">
            <text:p>#NUM!</text:p>
          </table:table-cell>
          <table:table-cell table:formula="of:=MOD(INT([.E220]);INT([.$D$7]))" office:value-type="float" office:value="0">
            <text:p>#NUM!</text:p>
          </table:table-cell>
          <table:table-cell table:formula="of:=MOD(([.$D$5]*[.H219]+[.$D$6]);[.$D$7])" office:value-type="float" office:value="36880">
            <text:p>36880</text:p>
          </table:table-cell>
          <table:table-cell table:formula="of:=MOD([.H220];2)" office:value-type="float" office:value="0">
            <text:p>0</text:p>
          </table:table-cell>
          <table:table-cell table:formula="of:=RANDBETWEEN(0;2^16)" office:value-type="float" office:value="58906">
            <text:p>58906</text:p>
          </table:table-cell>
          <table:table-cell table:formula="of:=MOD([.J22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09">
            <text:p>209</text:p>
          </table:table-cell>
          <table:table-cell table:formula="of:=[.$D$5]*[.D220]+[.$D$6]" office:value-type="float" office:value="0">
            <text:p>#NUM!</text:p>
          </table:table-cell>
          <table:table-cell table:formula="of:=[.$D$5]^[.C221]+[.$D$6]*(1-[.$D$5]^[.C221])/(1-[.$D$5])" office:value-type="float" office:value="0">
            <text:p>#NUM!</text:p>
          </table:table-cell>
          <table:table-cell table:formula="of:=MOD(INT([.D221]);INT([.$D$7]))" office:value-type="float" office:value="0">
            <text:p>#NUM!</text:p>
          </table:table-cell>
          <table:table-cell table:formula="of:=MOD(INT([.E221]);INT([.$D$7]))" office:value-type="float" office:value="0">
            <text:p>#NUM!</text:p>
          </table:table-cell>
          <table:table-cell table:formula="of:=MOD(([.$D$5]*[.H220]+[.$D$6]);[.$D$7])" office:value-type="float" office:value="38516">
            <text:p>38516</text:p>
          </table:table-cell>
          <table:table-cell table:formula="of:=MOD([.H221];2)" office:value-type="float" office:value="0">
            <text:p>0</text:p>
          </table:table-cell>
          <table:table-cell table:formula="of:=RANDBETWEEN(0;2^16)" office:value-type="float" office:value="29381">
            <text:p>29381</text:p>
          </table:table-cell>
          <table:table-cell table:formula="of:=MOD([.J22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table:formula="of:=[.$D$5]*[.D221]+[.$D$6]" office:value-type="float" office:value="0">
            <text:p>#NUM!</text:p>
          </table:table-cell>
          <table:table-cell table:formula="of:=[.$D$5]^[.C222]+[.$D$6]*(1-[.$D$5]^[.C222])/(1-[.$D$5])" office:value-type="float" office:value="0">
            <text:p>#NUM!</text:p>
          </table:table-cell>
          <table:table-cell table:formula="of:=MOD(INT([.D222]);INT([.$D$7]))" office:value-type="float" office:value="0">
            <text:p>#NUM!</text:p>
          </table:table-cell>
          <table:table-cell table:formula="of:=MOD(INT([.E222]);INT([.$D$7]))" office:value-type="float" office:value="0">
            <text:p>#NUM!</text:p>
          </table:table-cell>
          <table:table-cell table:formula="of:=MOD(([.$D$5]*[.H221]+[.$D$6]);[.$D$7])" office:value-type="float" office:value="26681">
            <text:p>26681</text:p>
          </table:table-cell>
          <table:table-cell table:formula="of:=MOD([.H222];2)" office:value-type="float" office:value="1">
            <text:p>1</text:p>
          </table:table-cell>
          <table:table-cell table:formula="of:=RANDBETWEEN(0;2^16)" office:value-type="float" office:value="12717">
            <text:p>12717</text:p>
          </table:table-cell>
          <table:table-cell table:formula="of:=MOD([.J22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11">
            <text:p>211</text:p>
          </table:table-cell>
          <table:table-cell table:formula="of:=[.$D$5]*[.D222]+[.$D$6]" office:value-type="float" office:value="0">
            <text:p>#NUM!</text:p>
          </table:table-cell>
          <table:table-cell table:formula="of:=[.$D$5]^[.C223]+[.$D$6]*(1-[.$D$5]^[.C223])/(1-[.$D$5])" office:value-type="float" office:value="0">
            <text:p>#NUM!</text:p>
          </table:table-cell>
          <table:table-cell table:formula="of:=MOD(INT([.D223]);INT([.$D$7]))" office:value-type="float" office:value="0">
            <text:p>#NUM!</text:p>
          </table:table-cell>
          <table:table-cell table:formula="of:=MOD(INT([.E223]);INT([.$D$7]))" office:value-type="float" office:value="0">
            <text:p>#NUM!</text:p>
          </table:table-cell>
          <table:table-cell table:formula="of:=MOD(([.$D$5]*[.H222]+[.$D$6]);[.$D$7])" office:value-type="float" office:value="60500">
            <text:p>60500</text:p>
          </table:table-cell>
          <table:table-cell table:formula="of:=MOD([.H223];2)" office:value-type="float" office:value="0">
            <text:p>0</text:p>
          </table:table-cell>
          <table:table-cell table:formula="of:=RANDBETWEEN(0;2^16)" office:value-type="float" office:value="28178">
            <text:p>28178</text:p>
          </table:table-cell>
          <table:table-cell table:formula="of:=MOD([.J22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12">
            <text:p>212</text:p>
          </table:table-cell>
          <table:table-cell table:formula="of:=[.$D$5]*[.D223]+[.$D$6]" office:value-type="float" office:value="0">
            <text:p>#NUM!</text:p>
          </table:table-cell>
          <table:table-cell table:formula="of:=[.$D$5]^[.C224]+[.$D$6]*(1-[.$D$5]^[.C224])/(1-[.$D$5])" office:value-type="float" office:value="0">
            <text:p>#NUM!</text:p>
          </table:table-cell>
          <table:table-cell table:formula="of:=MOD(INT([.D224]);INT([.$D$7]))" office:value-type="float" office:value="0">
            <text:p>#NUM!</text:p>
          </table:table-cell>
          <table:table-cell table:formula="of:=MOD(INT([.E224]);INT([.$D$7]))" office:value-type="float" office:value="0">
            <text:p>#NUM!</text:p>
          </table:table-cell>
          <table:table-cell table:formula="of:=MOD(([.$D$5]*[.H223]+[.$D$6]);[.$D$7])" office:value-type="float" office:value="6572">
            <text:p>6572</text:p>
          </table:table-cell>
          <table:table-cell table:formula="of:=MOD([.H224];2)" office:value-type="float" office:value="0">
            <text:p>0</text:p>
          </table:table-cell>
          <table:table-cell table:formula="of:=RANDBETWEEN(0;2^16)" office:value-type="float" office:value="50267">
            <text:p>50267</text:p>
          </table:table-cell>
          <table:table-cell table:formula="of:=MOD([.J22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13">
            <text:p>213</text:p>
          </table:table-cell>
          <table:table-cell table:formula="of:=[.$D$5]*[.D224]+[.$D$6]" office:value-type="float" office:value="0">
            <text:p>#NUM!</text:p>
          </table:table-cell>
          <table:table-cell table:formula="of:=[.$D$5]^[.C225]+[.$D$6]*(1-[.$D$5]^[.C225])/(1-[.$D$5])" office:value-type="float" office:value="0">
            <text:p>#NUM!</text:p>
          </table:table-cell>
          <table:table-cell table:formula="of:=MOD(INT([.D225]);INT([.$D$7]))" office:value-type="float" office:value="0">
            <text:p>#NUM!</text:p>
          </table:table-cell>
          <table:table-cell table:formula="of:=MOD(INT([.E225]);INT([.$D$7]))" office:value-type="float" office:value="0">
            <text:p>#NUM!</text:p>
          </table:table-cell>
          <table:table-cell table:formula="of:=MOD(([.$D$5]*[.H224]+[.$D$6]);[.$D$7])" office:value-type="float" office:value="52824">
            <text:p>52824</text:p>
          </table:table-cell>
          <table:table-cell table:formula="of:=MOD([.H225];2)" office:value-type="float" office:value="0">
            <text:p>0</text:p>
          </table:table-cell>
          <table:table-cell table:formula="of:=RANDBETWEEN(0;2^16)" office:value-type="float" office:value="16469">
            <text:p>16469</text:p>
          </table:table-cell>
          <table:table-cell table:formula="of:=MOD([.J22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14">
            <text:p>214</text:p>
          </table:table-cell>
          <table:table-cell table:formula="of:=[.$D$5]*[.D225]+[.$D$6]" office:value-type="float" office:value="0">
            <text:p>#NUM!</text:p>
          </table:table-cell>
          <table:table-cell table:formula="of:=[.$D$5]^[.C226]+[.$D$6]*(1-[.$D$5]^[.C226])/(1-[.$D$5])" office:value-type="float" office:value="0">
            <text:p>#NUM!</text:p>
          </table:table-cell>
          <table:table-cell table:formula="of:=MOD(INT([.D226]);INT([.$D$7]))" office:value-type="float" office:value="0">
            <text:p>#NUM!</text:p>
          </table:table-cell>
          <table:table-cell table:formula="of:=MOD(INT([.E226]);INT([.$D$7]))" office:value-type="float" office:value="0">
            <text:p>#NUM!</text:p>
          </table:table-cell>
          <table:table-cell table:formula="of:=MOD(([.$D$5]*[.H225]+[.$D$6]);[.$D$7])" office:value-type="float" office:value="31015">
            <text:p>31015</text:p>
          </table:table-cell>
          <table:table-cell table:formula="of:=MOD([.H226];2)" office:value-type="float" office:value="1">
            <text:p>1</text:p>
          </table:table-cell>
          <table:table-cell table:formula="of:=RANDBETWEEN(0;2^16)" office:value-type="float" office:value="49739">
            <text:p>49739</text:p>
          </table:table-cell>
          <table:table-cell table:formula="of:=MOD([.J22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table:formula="of:=[.$D$5]*[.D226]+[.$D$6]" office:value-type="float" office:value="0">
            <text:p>#NUM!</text:p>
          </table:table-cell>
          <table:table-cell table:formula="of:=[.$D$5]^[.C227]+[.$D$6]*(1-[.$D$5]^[.C227])/(1-[.$D$5])" office:value-type="float" office:value="0">
            <text:p>#NUM!</text:p>
          </table:table-cell>
          <table:table-cell table:formula="of:=MOD(INT([.D227]);INT([.$D$7]))" office:value-type="float" office:value="0">
            <text:p>#NUM!</text:p>
          </table:table-cell>
          <table:table-cell table:formula="of:=MOD(INT([.E227]);INT([.$D$7]))" office:value-type="float" office:value="0">
            <text:p>#NUM!</text:p>
          </table:table-cell>
          <table:table-cell table:formula="of:=MOD(([.$D$5]*[.H226]+[.$D$6]);[.$D$7])" office:value-type="float" office:value="57269">
            <text:p>57269</text:p>
          </table:table-cell>
          <table:table-cell table:formula="of:=MOD([.H227];2)" office:value-type="float" office:value="1">
            <text:p>1</text:p>
          </table:table-cell>
          <table:table-cell table:formula="of:=RANDBETWEEN(0;2^16)" office:value-type="float" office:value="37932">
            <text:p>37932</text:p>
          </table:table-cell>
          <table:table-cell table:formula="of:=MOD([.J22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table:formula="of:=[.$D$5]*[.D227]+[.$D$6]" office:value-type="float" office:value="0">
            <text:p>#NUM!</text:p>
          </table:table-cell>
          <table:table-cell table:formula="of:=[.$D$5]^[.C228]+[.$D$6]*(1-[.$D$5]^[.C228])/(1-[.$D$5])" office:value-type="float" office:value="0">
            <text:p>#NUM!</text:p>
          </table:table-cell>
          <table:table-cell table:formula="of:=MOD(INT([.D228]);INT([.$D$7]))" office:value-type="float" office:value="0">
            <text:p>#NUM!</text:p>
          </table:table-cell>
          <table:table-cell table:formula="of:=MOD(INT([.E228]);INT([.$D$7]))" office:value-type="float" office:value="0">
            <text:p>#NUM!</text:p>
          </table:table-cell>
          <table:table-cell table:formula="of:=MOD(([.$D$5]*[.H227]+[.$D$6]);[.$D$7])" office:value-type="float" office:value="56024">
            <text:p>56024</text:p>
          </table:table-cell>
          <table:table-cell table:formula="of:=MOD([.H228];2)" office:value-type="float" office:value="0">
            <text:p>0</text:p>
          </table:table-cell>
          <table:table-cell table:formula="of:=RANDBETWEEN(0;2^16)" office:value-type="float" office:value="8592">
            <text:p>8592</text:p>
          </table:table-cell>
          <table:table-cell table:formula="of:=MOD([.J22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17">
            <text:p>217</text:p>
          </table:table-cell>
          <table:table-cell table:formula="of:=[.$D$5]*[.D228]+[.$D$6]" office:value-type="float" office:value="0">
            <text:p>#NUM!</text:p>
          </table:table-cell>
          <table:table-cell table:formula="of:=[.$D$5]^[.C229]+[.$D$6]*(1-[.$D$5]^[.C229])/(1-[.$D$5])" office:value-type="float" office:value="0">
            <text:p>#NUM!</text:p>
          </table:table-cell>
          <table:table-cell table:formula="of:=MOD(INT([.D229]);INT([.$D$7]))" office:value-type="float" office:value="0">
            <text:p>#NUM!</text:p>
          </table:table-cell>
          <table:table-cell table:formula="of:=MOD(INT([.E229]);INT([.$D$7]))" office:value-type="float" office:value="0">
            <text:p>#NUM!</text:p>
          </table:table-cell>
          <table:table-cell table:formula="of:=MOD(([.$D$5]*[.H228]+[.$D$6]);[.$D$7])" office:value-type="float" office:value="40394">
            <text:p>40394</text:p>
          </table:table-cell>
          <table:table-cell table:formula="of:=MOD([.H229];2)" office:value-type="float" office:value="0">
            <text:p>0</text:p>
          </table:table-cell>
          <table:table-cell table:formula="of:=RANDBETWEEN(0;2^16)" office:value-type="float" office:value="15767">
            <text:p>15767</text:p>
          </table:table-cell>
          <table:table-cell table:formula="of:=MOD([.J22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18">
            <text:p>218</text:p>
          </table:table-cell>
          <table:table-cell table:formula="of:=[.$D$5]*[.D229]+[.$D$6]" office:value-type="float" office:value="0">
            <text:p>#NUM!</text:p>
          </table:table-cell>
          <table:table-cell table:formula="of:=[.$D$5]^[.C230]+[.$D$6]*(1-[.$D$5]^[.C230])/(1-[.$D$5])" office:value-type="float" office:value="0">
            <text:p>#NUM!</text:p>
          </table:table-cell>
          <table:table-cell table:formula="of:=MOD(INT([.D230]);INT([.$D$7]))" office:value-type="float" office:value="0">
            <text:p>#NUM!</text:p>
          </table:table-cell>
          <table:table-cell table:formula="of:=MOD(INT([.E230]);INT([.$D$7]))" office:value-type="float" office:value="0">
            <text:p>#NUM!</text:p>
          </table:table-cell>
          <table:table-cell table:formula="of:=MOD(([.$D$5]*[.H229]+[.$D$6]);[.$D$7])" office:value-type="float" office:value="43941">
            <text:p>43941</text:p>
          </table:table-cell>
          <table:table-cell table:formula="of:=MOD([.H230];2)" office:value-type="float" office:value="1">
            <text:p>1</text:p>
          </table:table-cell>
          <table:table-cell table:formula="of:=RANDBETWEEN(0;2^16)" office:value-type="float" office:value="63802">
            <text:p>63802</text:p>
          </table:table-cell>
          <table:table-cell table:formula="of:=MOD([.J23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19">
            <text:p>219</text:p>
          </table:table-cell>
          <table:table-cell table:formula="of:=[.$D$5]*[.D230]+[.$D$6]" office:value-type="float" office:value="0">
            <text:p>#NUM!</text:p>
          </table:table-cell>
          <table:table-cell table:formula="of:=[.$D$5]^[.C231]+[.$D$6]*(1-[.$D$5]^[.C231])/(1-[.$D$5])" office:value-type="float" office:value="0">
            <text:p>#NUM!</text:p>
          </table:table-cell>
          <table:table-cell table:formula="of:=MOD(INT([.D231]);INT([.$D$7]))" office:value-type="float" office:value="0">
            <text:p>#NUM!</text:p>
          </table:table-cell>
          <table:table-cell table:formula="of:=MOD(INT([.E231]);INT([.$D$7]))" office:value-type="float" office:value="0">
            <text:p>#NUM!</text:p>
          </table:table-cell>
          <table:table-cell table:formula="of:=MOD(([.$D$5]*[.H230]+[.$D$6]);[.$D$7])" office:value-type="float" office:value="20565">
            <text:p>20565</text:p>
          </table:table-cell>
          <table:table-cell table:formula="of:=MOD([.H231];2)" office:value-type="float" office:value="1">
            <text:p>1</text:p>
          </table:table-cell>
          <table:table-cell table:formula="of:=RANDBETWEEN(0;2^16)" office:value-type="float" office:value="42580">
            <text:p>42580</text:p>
          </table:table-cell>
          <table:table-cell table:formula="of:=MOD([.J23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 table:formula="of:=[.$D$5]*[.D231]+[.$D$6]" office:value-type="float" office:value="0">
            <text:p>#NUM!</text:p>
          </table:table-cell>
          <table:table-cell table:formula="of:=[.$D$5]^[.C232]+[.$D$6]*(1-[.$D$5]^[.C232])/(1-[.$D$5])" office:value-type="float" office:value="0">
            <text:p>#NUM!</text:p>
          </table:table-cell>
          <table:table-cell table:formula="of:=MOD(INT([.D232]);INT([.$D$7]))" office:value-type="float" office:value="0">
            <text:p>#NUM!</text:p>
          </table:table-cell>
          <table:table-cell table:formula="of:=MOD(INT([.E232]);INT([.$D$7]))" office:value-type="float" office:value="0">
            <text:p>#NUM!</text:p>
          </table:table-cell>
          <table:table-cell table:formula="of:=MOD(([.$D$5]*[.H231]+[.$D$6]);[.$D$7])" office:value-type="float" office:value="46097">
            <text:p>46097</text:p>
          </table:table-cell>
          <table:table-cell table:formula="of:=MOD([.H232];2)" office:value-type="float" office:value="1">
            <text:p>1</text:p>
          </table:table-cell>
          <table:table-cell table:formula="of:=RANDBETWEEN(0;2^16)" office:value-type="float" office:value="42674">
            <text:p>42674</text:p>
          </table:table-cell>
          <table:table-cell table:formula="of:=MOD([.J23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21">
            <text:p>221</text:p>
          </table:table-cell>
          <table:table-cell table:formula="of:=[.$D$5]*[.D232]+[.$D$6]" office:value-type="float" office:value="0">
            <text:p>#NUM!</text:p>
          </table:table-cell>
          <table:table-cell table:formula="of:=[.$D$5]^[.C233]+[.$D$6]*(1-[.$D$5]^[.C233])/(1-[.$D$5])" office:value-type="float" office:value="0">
            <text:p>#NUM!</text:p>
          </table:table-cell>
          <table:table-cell table:formula="of:=MOD(INT([.D233]);INT([.$D$7]))" office:value-type="float" office:value="0">
            <text:p>#NUM!</text:p>
          </table:table-cell>
          <table:table-cell table:formula="of:=MOD(INT([.E233]);INT([.$D$7]))" office:value-type="float" office:value="0">
            <text:p>#NUM!</text:p>
          </table:table-cell>
          <table:table-cell table:formula="of:=MOD(([.$D$5]*[.H232]+[.$D$6]);[.$D$7])" office:value-type="float" office:value="17627">
            <text:p>17627</text:p>
          </table:table-cell>
          <table:table-cell table:formula="of:=MOD([.H233];2)" office:value-type="float" office:value="1">
            <text:p>1</text:p>
          </table:table-cell>
          <table:table-cell table:formula="of:=RANDBETWEEN(0;2^16)" office:value-type="float" office:value="49109">
            <text:p>49109</text:p>
          </table:table-cell>
          <table:table-cell table:formula="of:=MOD([.J23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22">
            <text:p>222</text:p>
          </table:table-cell>
          <table:table-cell table:formula="of:=[.$D$5]*[.D233]+[.$D$6]" office:value-type="float" office:value="0">
            <text:p>#NUM!</text:p>
          </table:table-cell>
          <table:table-cell table:formula="of:=[.$D$5]^[.C234]+[.$D$6]*(1-[.$D$5]^[.C234])/(1-[.$D$5])" office:value-type="float" office:value="0">
            <text:p>#NUM!</text:p>
          </table:table-cell>
          <table:table-cell table:formula="of:=MOD(INT([.D234]);INT([.$D$7]))" office:value-type="float" office:value="0">
            <text:p>#NUM!</text:p>
          </table:table-cell>
          <table:table-cell table:formula="of:=MOD(INT([.E234]);INT([.$D$7]))" office:value-type="float" office:value="0">
            <text:p>#NUM!</text:p>
          </table:table-cell>
          <table:table-cell table:formula="of:=MOD(([.$D$5]*[.H233]+[.$D$6]);[.$D$7])" office:value-type="float" office:value="38428">
            <text:p>38428</text:p>
          </table:table-cell>
          <table:table-cell table:formula="of:=MOD([.H234];2)" office:value-type="float" office:value="0">
            <text:p>0</text:p>
          </table:table-cell>
          <table:table-cell table:formula="of:=RANDBETWEEN(0;2^16)" office:value-type="float" office:value="26027">
            <text:p>26027</text:p>
          </table:table-cell>
          <table:table-cell table:formula="of:=MOD([.J23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23">
            <text:p>223</text:p>
          </table:table-cell>
          <table:table-cell table:formula="of:=[.$D$5]*[.D234]+[.$D$6]" office:value-type="float" office:value="0">
            <text:p>#NUM!</text:p>
          </table:table-cell>
          <table:table-cell table:formula="of:=[.$D$5]^[.C235]+[.$D$6]*(1-[.$D$5]^[.C235])/(1-[.$D$5])" office:value-type="float" office:value="0">
            <text:p>#NUM!</text:p>
          </table:table-cell>
          <table:table-cell table:formula="of:=MOD(INT([.D235]);INT([.$D$7]))" office:value-type="float" office:value="0">
            <text:p>#NUM!</text:p>
          </table:table-cell>
          <table:table-cell table:formula="of:=MOD(INT([.E235]);INT([.$D$7]))" office:value-type="float" office:value="0">
            <text:p>#NUM!</text:p>
          </table:table-cell>
          <table:table-cell table:formula="of:=MOD(([.$D$5]*[.H234]+[.$D$6]);[.$D$7])" office:value-type="float" office:value="16101">
            <text:p>16101</text:p>
          </table:table-cell>
          <table:table-cell table:formula="of:=MOD([.H235];2)" office:value-type="float" office:value="1">
            <text:p>1</text:p>
          </table:table-cell>
          <table:table-cell table:formula="of:=RANDBETWEEN(0;2^16)" office:value-type="float" office:value="29506">
            <text:p>29506</text:p>
          </table:table-cell>
          <table:table-cell table:formula="of:=MOD([.J23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24">
            <text:p>224</text:p>
          </table:table-cell>
          <table:table-cell table:formula="of:=[.$D$5]*[.D235]+[.$D$6]" office:value-type="float" office:value="0">
            <text:p>#NUM!</text:p>
          </table:table-cell>
          <table:table-cell table:formula="of:=[.$D$5]^[.C236]+[.$D$6]*(1-[.$D$5]^[.C236])/(1-[.$D$5])" office:value-type="float" office:value="0">
            <text:p>#NUM!</text:p>
          </table:table-cell>
          <table:table-cell table:formula="of:=MOD(INT([.D236]);INT([.$D$7]))" office:value-type="float" office:value="0">
            <text:p>#NUM!</text:p>
          </table:table-cell>
          <table:table-cell table:formula="of:=MOD(INT([.E236]);INT([.$D$7]))" office:value-type="float" office:value="0">
            <text:p>#NUM!</text:p>
          </table:table-cell>
          <table:table-cell table:formula="of:=MOD(([.$D$5]*[.H235]+[.$D$6]);[.$D$7])" office:value-type="float" office:value="63488">
            <text:p>63488</text:p>
          </table:table-cell>
          <table:table-cell table:formula="of:=MOD([.H236];2)" office:value-type="float" office:value="0">
            <text:p>0</text:p>
          </table:table-cell>
          <table:table-cell table:formula="of:=RANDBETWEEN(0;2^16)" office:value-type="float" office:value="33041">
            <text:p>33041</text:p>
          </table:table-cell>
          <table:table-cell table:formula="of:=MOD([.J23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table:formula="of:=[.$D$5]*[.D236]+[.$D$6]" office:value-type="float" office:value="0">
            <text:p>#NUM!</text:p>
          </table:table-cell>
          <table:table-cell table:formula="of:=[.$D$5]^[.C237]+[.$D$6]*(1-[.$D$5]^[.C237])/(1-[.$D$5])" office:value-type="float" office:value="0">
            <text:p>#NUM!</text:p>
          </table:table-cell>
          <table:table-cell table:formula="of:=MOD(INT([.D237]);INT([.$D$7]))" office:value-type="float" office:value="0">
            <text:p>#NUM!</text:p>
          </table:table-cell>
          <table:table-cell table:formula="of:=MOD(INT([.E237]);INT([.$D$7]))" office:value-type="float" office:value="0">
            <text:p>#NUM!</text:p>
          </table:table-cell>
          <table:table-cell table:formula="of:=MOD(([.$D$5]*[.H236]+[.$D$6]);[.$D$7])" office:value-type="float" office:value="44084">
            <text:p>44084</text:p>
          </table:table-cell>
          <table:table-cell table:formula="of:=MOD([.H237];2)" office:value-type="float" office:value="0">
            <text:p>0</text:p>
          </table:table-cell>
          <table:table-cell table:formula="of:=RANDBETWEEN(0;2^16)" office:value-type="float" office:value="49690">
            <text:p>49690</text:p>
          </table:table-cell>
          <table:table-cell table:formula="of:=MOD([.J23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26">
            <text:p>226</text:p>
          </table:table-cell>
          <table:table-cell table:formula="of:=[.$D$5]*[.D237]+[.$D$6]" office:value-type="float" office:value="0">
            <text:p>#NUM!</text:p>
          </table:table-cell>
          <table:table-cell table:formula="of:=[.$D$5]^[.C238]+[.$D$6]*(1-[.$D$5]^[.C238])/(1-[.$D$5])" office:value-type="float" office:value="0">
            <text:p>#NUM!</text:p>
          </table:table-cell>
          <table:table-cell table:formula="of:=MOD(INT([.D238]);INT([.$D$7]))" office:value-type="float" office:value="0">
            <text:p>#NUM!</text:p>
          </table:table-cell>
          <table:table-cell table:formula="of:=MOD(INT([.E238]);INT([.$D$7]))" office:value-type="float" office:value="0">
            <text:p>#NUM!</text:p>
          </table:table-cell>
          <table:table-cell table:formula="of:=MOD(([.$D$5]*[.H237]+[.$D$6]);[.$D$7])" office:value-type="float" office:value="4989">
            <text:p>4989</text:p>
          </table:table-cell>
          <table:table-cell table:formula="of:=MOD([.H238];2)" office:value-type="float" office:value="1">
            <text:p>1</text:p>
          </table:table-cell>
          <table:table-cell table:formula="of:=RANDBETWEEN(0;2^16)" office:value-type="float" office:value="33217">
            <text:p>33217</text:p>
          </table:table-cell>
          <table:table-cell table:formula="of:=MOD([.J23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table:formula="of:=[.$D$5]*[.D238]+[.$D$6]" office:value-type="float" office:value="0">
            <text:p>#NUM!</text:p>
          </table:table-cell>
          <table:table-cell table:formula="of:=[.$D$5]^[.C239]+[.$D$6]*(1-[.$D$5]^[.C239])/(1-[.$D$5])" office:value-type="float" office:value="0">
            <text:p>#NUM!</text:p>
          </table:table-cell>
          <table:table-cell table:formula="of:=MOD(INT([.D239]);INT([.$D$7]))" office:value-type="float" office:value="0">
            <text:p>#NUM!</text:p>
          </table:table-cell>
          <table:table-cell table:formula="of:=MOD(INT([.E239]);INT([.$D$7]))" office:value-type="float" office:value="0">
            <text:p>#NUM!</text:p>
          </table:table-cell>
          <table:table-cell table:formula="of:=MOD(([.$D$5]*[.H238]+[.$D$6]);[.$D$7])" office:value-type="float" office:value="8473">
            <text:p>8473</text:p>
          </table:table-cell>
          <table:table-cell table:formula="of:=MOD([.H239];2)" office:value-type="float" office:value="1">
            <text:p>1</text:p>
          </table:table-cell>
          <table:table-cell table:formula="of:=RANDBETWEEN(0;2^16)" office:value-type="float" office:value="13014">
            <text:p>13014</text:p>
          </table:table-cell>
          <table:table-cell table:formula="of:=MOD([.J23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28">
            <text:p>228</text:p>
          </table:table-cell>
          <table:table-cell table:formula="of:=[.$D$5]*[.D239]+[.$D$6]" office:value-type="float" office:value="0">
            <text:p>#NUM!</text:p>
          </table:table-cell>
          <table:table-cell table:formula="of:=[.$D$5]^[.C240]+[.$D$6]*(1-[.$D$5]^[.C240])/(1-[.$D$5])" office:value-type="float" office:value="0">
            <text:p>#NUM!</text:p>
          </table:table-cell>
          <table:table-cell table:formula="of:=MOD(INT([.D240]);INT([.$D$7]))" office:value-type="float" office:value="0">
            <text:p>#NUM!</text:p>
          </table:table-cell>
          <table:table-cell table:formula="of:=MOD(INT([.E240]);INT([.$D$7]))" office:value-type="float" office:value="0">
            <text:p>#NUM!</text:p>
          </table:table-cell>
          <table:table-cell table:formula="of:=MOD(([.$D$5]*[.H239]+[.$D$6]);[.$D$7])" office:value-type="float" office:value="22207">
            <text:p>22207</text:p>
          </table:table-cell>
          <table:table-cell table:formula="of:=MOD([.H240];2)" office:value-type="float" office:value="1">
            <text:p>1</text:p>
          </table:table-cell>
          <table:table-cell table:formula="of:=RANDBETWEEN(0;2^16)" office:value-type="float" office:value="40816">
            <text:p>40816</text:p>
          </table:table-cell>
          <table:table-cell table:formula="of:=MOD([.J24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29">
            <text:p>229</text:p>
          </table:table-cell>
          <table:table-cell table:formula="of:=[.$D$5]*[.D240]+[.$D$6]" office:value-type="float" office:value="0">
            <text:p>#NUM!</text:p>
          </table:table-cell>
          <table:table-cell table:formula="of:=[.$D$5]^[.C241]+[.$D$6]*(1-[.$D$5]^[.C241])/(1-[.$D$5])" office:value-type="float" office:value="0">
            <text:p>#NUM!</text:p>
          </table:table-cell>
          <table:table-cell table:formula="of:=MOD(INT([.D241]);INT([.$D$7]))" office:value-type="float" office:value="0">
            <text:p>#NUM!</text:p>
          </table:table-cell>
          <table:table-cell table:formula="of:=MOD(INT([.E241]);INT([.$D$7]))" office:value-type="float" office:value="0">
            <text:p>#NUM!</text:p>
          </table:table-cell>
          <table:table-cell table:formula="of:=MOD(([.$D$5]*[.H240]+[.$D$6]);[.$D$7])" office:value-type="float" office:value="58815">
            <text:p>58815</text:p>
          </table:table-cell>
          <table:table-cell table:formula="of:=MOD([.H241];2)" office:value-type="float" office:value="1">
            <text:p>1</text:p>
          </table:table-cell>
          <table:table-cell table:formula="of:=RANDBETWEEN(0;2^16)" office:value-type="float" office:value="59640">
            <text:p>59640</text:p>
          </table:table-cell>
          <table:table-cell table:formula="of:=MOD([.J24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table:formula="of:=[.$D$5]*[.D241]+[.$D$6]" office:value-type="float" office:value="0">
            <text:p>#NUM!</text:p>
          </table:table-cell>
          <table:table-cell table:formula="of:=[.$D$5]^[.C242]+[.$D$6]*(1-[.$D$5]^[.C242])/(1-[.$D$5])" office:value-type="float" office:value="0">
            <text:p>#NUM!</text:p>
          </table:table-cell>
          <table:table-cell table:formula="of:=MOD(INT([.D242]);INT([.$D$7]))" office:value-type="float" office:value="0">
            <text:p>#NUM!</text:p>
          </table:table-cell>
          <table:table-cell table:formula="of:=MOD(INT([.E242]);INT([.$D$7]))" office:value-type="float" office:value="0">
            <text:p>#NUM!</text:p>
          </table:table-cell>
          <table:table-cell table:formula="of:=MOD(([.$D$5]*[.H241]+[.$D$6]);[.$D$7])" office:value-type="float" office:value="3579">
            <text:p>3579</text:p>
          </table:table-cell>
          <table:table-cell table:formula="of:=MOD([.H242];2)" office:value-type="float" office:value="1">
            <text:p>1</text:p>
          </table:table-cell>
          <table:table-cell table:formula="of:=RANDBETWEEN(0;2^16)" office:value-type="float" office:value="38755">
            <text:p>38755</text:p>
          </table:table-cell>
          <table:table-cell table:formula="of:=MOD([.J24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31">
            <text:p>231</text:p>
          </table:table-cell>
          <table:table-cell table:formula="of:=[.$D$5]*[.D242]+[.$D$6]" office:value-type="float" office:value="0">
            <text:p>#NUM!</text:p>
          </table:table-cell>
          <table:table-cell table:formula="of:=[.$D$5]^[.C243]+[.$D$6]*(1-[.$D$5]^[.C243])/(1-[.$D$5])" office:value-type="float" office:value="0">
            <text:p>#NUM!</text:p>
          </table:table-cell>
          <table:table-cell table:formula="of:=MOD(INT([.D243]);INT([.$D$7]))" office:value-type="float" office:value="0">
            <text:p>#NUM!</text:p>
          </table:table-cell>
          <table:table-cell table:formula="of:=MOD(INT([.E243]);INT([.$D$7]))" office:value-type="float" office:value="0">
            <text:p>#NUM!</text:p>
          </table:table-cell>
          <table:table-cell table:formula="of:=MOD(([.$D$5]*[.H242]+[.$D$6]);[.$D$7])" office:value-type="float" office:value="5774">
            <text:p>5774</text:p>
          </table:table-cell>
          <table:table-cell table:formula="of:=MOD([.H243];2)" office:value-type="float" office:value="0">
            <text:p>0</text:p>
          </table:table-cell>
          <table:table-cell table:formula="of:=RANDBETWEEN(0;2^16)" office:value-type="float" office:value="19098">
            <text:p>19098</text:p>
          </table:table-cell>
          <table:table-cell table:formula="of:=MOD([.J24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32">
            <text:p>232</text:p>
          </table:table-cell>
          <table:table-cell table:formula="of:=[.$D$5]*[.D243]+[.$D$6]" office:value-type="float" office:value="0">
            <text:p>#NUM!</text:p>
          </table:table-cell>
          <table:table-cell table:formula="of:=[.$D$5]^[.C244]+[.$D$6]*(1-[.$D$5]^[.C244])/(1-[.$D$5])" office:value-type="float" office:value="0">
            <text:p>#NUM!</text:p>
          </table:table-cell>
          <table:table-cell table:formula="of:=MOD(INT([.D244]);INT([.$D$7]))" office:value-type="float" office:value="0">
            <text:p>#NUM!</text:p>
          </table:table-cell>
          <table:table-cell table:formula="of:=MOD(INT([.E244]);INT([.$D$7]))" office:value-type="float" office:value="0">
            <text:p>#NUM!</text:p>
          </table:table-cell>
          <table:table-cell table:formula="of:=MOD(([.$D$5]*[.H243]+[.$D$6]);[.$D$7])" office:value-type="float" office:value="64125">
            <text:p>64125</text:p>
          </table:table-cell>
          <table:table-cell table:formula="of:=MOD([.H244];2)" office:value-type="float" office:value="1">
            <text:p>1</text:p>
          </table:table-cell>
          <table:table-cell table:formula="of:=RANDBETWEEN(0;2^16)" office:value-type="float" office:value="51517">
            <text:p>51517</text:p>
          </table:table-cell>
          <table:table-cell table:formula="of:=MOD([.J24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33">
            <text:p>233</text:p>
          </table:table-cell>
          <table:table-cell table:formula="of:=[.$D$5]*[.D244]+[.$D$6]" office:value-type="float" office:value="0">
            <text:p>#NUM!</text:p>
          </table:table-cell>
          <table:table-cell table:formula="of:=[.$D$5]^[.C245]+[.$D$6]*(1-[.$D$5]^[.C245])/(1-[.$D$5])" office:value-type="float" office:value="0">
            <text:p>#NUM!</text:p>
          </table:table-cell>
          <table:table-cell table:formula="of:=MOD(INT([.D245]);INT([.$D$7]))" office:value-type="float" office:value="0">
            <text:p>#NUM!</text:p>
          </table:table-cell>
          <table:table-cell table:formula="of:=MOD(INT([.E245]);INT([.$D$7]))" office:value-type="float" office:value="0">
            <text:p>#NUM!</text:p>
          </table:table-cell>
          <table:table-cell table:formula="of:=MOD(([.$D$5]*[.H244]+[.$D$6]);[.$D$7])" office:value-type="float" office:value="40237">
            <text:p>40237</text:p>
          </table:table-cell>
          <table:table-cell table:formula="of:=MOD([.H245];2)" office:value-type="float" office:value="1">
            <text:p>1</text:p>
          </table:table-cell>
          <table:table-cell table:formula="of:=RANDBETWEEN(0;2^16)" office:value-type="float" office:value="11429">
            <text:p>11429</text:p>
          </table:table-cell>
          <table:table-cell table:formula="of:=MOD([.J24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table:formula="of:=[.$D$5]*[.D245]+[.$D$6]" office:value-type="float" office:value="0">
            <text:p>#NUM!</text:p>
          </table:table-cell>
          <table:table-cell table:formula="of:=[.$D$5]^[.C246]+[.$D$6]*(1-[.$D$5]^[.C246])/(1-[.$D$5])" office:value-type="float" office:value="0">
            <text:p>#NUM!</text:p>
          </table:table-cell>
          <table:table-cell table:formula="of:=MOD(INT([.D246]);INT([.$D$7]))" office:value-type="float" office:value="0">
            <text:p>#NUM!</text:p>
          </table:table-cell>
          <table:table-cell table:formula="of:=MOD(INT([.E246]);INT([.$D$7]))" office:value-type="float" office:value="0">
            <text:p>#NUM!</text:p>
          </table:table-cell>
          <table:table-cell table:formula="of:=MOD(([.$D$5]*[.H245]+[.$D$6]);[.$D$7])" office:value-type="float" office:value="45918">
            <text:p>45918</text:p>
          </table:table-cell>
          <table:table-cell table:formula="of:=MOD([.H246];2)" office:value-type="float" office:value="0">
            <text:p>0</text:p>
          </table:table-cell>
          <table:table-cell table:formula="of:=RANDBETWEEN(0;2^16)" office:value-type="float" office:value="63584">
            <text:p>63584</text:p>
          </table:table-cell>
          <table:table-cell table:formula="of:=MOD([.J24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35">
            <text:p>235</text:p>
          </table:table-cell>
          <table:table-cell table:formula="of:=[.$D$5]*[.D246]+[.$D$6]" office:value-type="float" office:value="0">
            <text:p>#NUM!</text:p>
          </table:table-cell>
          <table:table-cell table:formula="of:=[.$D$5]^[.C247]+[.$D$6]*(1-[.$D$5]^[.C247])/(1-[.$D$5])" office:value-type="float" office:value="0">
            <text:p>#NUM!</text:p>
          </table:table-cell>
          <table:table-cell table:formula="of:=MOD(INT([.D247]);INT([.$D$7]))" office:value-type="float" office:value="0">
            <text:p>#NUM!</text:p>
          </table:table-cell>
          <table:table-cell table:formula="of:=MOD(INT([.E247]);INT([.$D$7]))" office:value-type="float" office:value="0">
            <text:p>#NUM!</text:p>
          </table:table-cell>
          <table:table-cell table:formula="of:=MOD(([.$D$5]*[.H246]+[.$D$6]);[.$D$7])" office:value-type="float" office:value="16959">
            <text:p>16959</text:p>
          </table:table-cell>
          <table:table-cell table:formula="of:=MOD([.H247];2)" office:value-type="float" office:value="1">
            <text:p>1</text:p>
          </table:table-cell>
          <table:table-cell table:formula="of:=RANDBETWEEN(0;2^16)" office:value-type="float" office:value="63427">
            <text:p>63427</text:p>
          </table:table-cell>
          <table:table-cell table:formula="of:=MOD([.J24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36">
            <text:p>236</text:p>
          </table:table-cell>
          <table:table-cell table:formula="of:=[.$D$5]*[.D247]+[.$D$6]" office:value-type="float" office:value="0">
            <text:p>#NUM!</text:p>
          </table:table-cell>
          <table:table-cell table:formula="of:=[.$D$5]^[.C248]+[.$D$6]*(1-[.$D$5]^[.C248])/(1-[.$D$5])" office:value-type="float" office:value="0">
            <text:p>#NUM!</text:p>
          </table:table-cell>
          <table:table-cell table:formula="of:=MOD(INT([.D248]);INT([.$D$7]))" office:value-type="float" office:value="0">
            <text:p>#NUM!</text:p>
          </table:table-cell>
          <table:table-cell table:formula="of:=MOD(INT([.E248]);INT([.$D$7]))" office:value-type="float" office:value="0">
            <text:p>#NUM!</text:p>
          </table:table-cell>
          <table:table-cell table:formula="of:=MOD(([.$D$5]*[.H247]+[.$D$6]);[.$D$7])" office:value-type="float" office:value="35569">
            <text:p>35569</text:p>
          </table:table-cell>
          <table:table-cell table:formula="of:=MOD([.H248];2)" office:value-type="float" office:value="1">
            <text:p>1</text:p>
          </table:table-cell>
          <table:table-cell table:formula="of:=RANDBETWEEN(0;2^16)" office:value-type="float" office:value="12782">
            <text:p>12782</text:p>
          </table:table-cell>
          <table:table-cell table:formula="of:=MOD([.J24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37">
            <text:p>237</text:p>
          </table:table-cell>
          <table:table-cell table:formula="of:=[.$D$5]*[.D248]+[.$D$6]" office:value-type="float" office:value="0">
            <text:p>#NUM!</text:p>
          </table:table-cell>
          <table:table-cell table:formula="of:=[.$D$5]^[.C249]+[.$D$6]*(1-[.$D$5]^[.C249])/(1-[.$D$5])" office:value-type="float" office:value="0">
            <text:p>#NUM!</text:p>
          </table:table-cell>
          <table:table-cell table:formula="of:=MOD(INT([.D249]);INT([.$D$7]))" office:value-type="float" office:value="0">
            <text:p>#NUM!</text:p>
          </table:table-cell>
          <table:table-cell table:formula="of:=MOD(INT([.E249]);INT([.$D$7]))" office:value-type="float" office:value="0">
            <text:p>#NUM!</text:p>
          </table:table-cell>
          <table:table-cell table:formula="of:=MOD(([.$D$5]*[.H248]+[.$D$6]);[.$D$7])" office:value-type="float" office:value="14951">
            <text:p>14951</text:p>
          </table:table-cell>
          <table:table-cell table:formula="of:=MOD([.H249];2)" office:value-type="float" office:value="1">
            <text:p>1</text:p>
          </table:table-cell>
          <table:table-cell table:formula="of:=RANDBETWEEN(0;2^16)" office:value-type="float" office:value="22762">
            <text:p>22762</text:p>
          </table:table-cell>
          <table:table-cell table:formula="of:=MOD([.J24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38">
            <text:p>238</text:p>
          </table:table-cell>
          <table:table-cell table:formula="of:=[.$D$5]*[.D249]+[.$D$6]" office:value-type="float" office:value="0">
            <text:p>#NUM!</text:p>
          </table:table-cell>
          <table:table-cell table:formula="of:=[.$D$5]^[.C250]+[.$D$6]*(1-[.$D$5]^[.C250])/(1-[.$D$5])" office:value-type="float" office:value="0">
            <text:p>#NUM!</text:p>
          </table:table-cell>
          <table:table-cell table:formula="of:=MOD(INT([.D250]);INT([.$D$7]))" office:value-type="float" office:value="0">
            <text:p>#NUM!</text:p>
          </table:table-cell>
          <table:table-cell table:formula="of:=MOD(INT([.E250]);INT([.$D$7]))" office:value-type="float" office:value="0">
            <text:p>#NUM!</text:p>
          </table:table-cell>
          <table:table-cell table:formula="of:=MOD(([.$D$5]*[.H249]+[.$D$6]);[.$D$7])" office:value-type="float" office:value="32469">
            <text:p>32469</text:p>
          </table:table-cell>
          <table:table-cell table:formula="of:=MOD([.H250];2)" office:value-type="float" office:value="1">
            <text:p>1</text:p>
          </table:table-cell>
          <table:table-cell table:formula="of:=RANDBETWEEN(0;2^16)" office:value-type="float" office:value="57581">
            <text:p>57581</text:p>
          </table:table-cell>
          <table:table-cell table:formula="of:=MOD([.J25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39">
            <text:p>239</text:p>
          </table:table-cell>
          <table:table-cell table:formula="of:=[.$D$5]*[.D250]+[.$D$6]" office:value-type="float" office:value="0">
            <text:p>#NUM!</text:p>
          </table:table-cell>
          <table:table-cell table:formula="of:=[.$D$5]^[.C251]+[.$D$6]*(1-[.$D$5]^[.C251])/(1-[.$D$5])" office:value-type="float" office:value="0">
            <text:p>#NUM!</text:p>
          </table:table-cell>
          <table:table-cell table:formula="of:=MOD(INT([.D251]);INT([.$D$7]))" office:value-type="float" office:value="0">
            <text:p>#NUM!</text:p>
          </table:table-cell>
          <table:table-cell table:formula="of:=MOD(INT([.E251]);INT([.$D$7]))" office:value-type="float" office:value="0">
            <text:p>#NUM!</text:p>
          </table:table-cell>
          <table:table-cell table:formula="of:=MOD(([.$D$5]*[.H250]+[.$D$6]);[.$D$7])" office:value-type="float" office:value="65258">
            <text:p>65258</text:p>
          </table:table-cell>
          <table:table-cell table:formula="of:=MOD([.H251];2)" office:value-type="float" office:value="0">
            <text:p>0</text:p>
          </table:table-cell>
          <table:table-cell table:formula="of:=RANDBETWEEN(0;2^16)" office:value-type="float" office:value="19983">
            <text:p>19983</text:p>
          </table:table-cell>
          <table:table-cell table:formula="of:=MOD([.J25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table:formula="of:=[.$D$5]*[.D251]+[.$D$6]" office:value-type="float" office:value="0">
            <text:p>#NUM!</text:p>
          </table:table-cell>
          <table:table-cell table:formula="of:=[.$D$5]^[.C252]+[.$D$6]*(1-[.$D$5]^[.C252])/(1-[.$D$5])" office:value-type="float" office:value="0">
            <text:p>#NUM!</text:p>
          </table:table-cell>
          <table:table-cell table:formula="of:=MOD(INT([.D252]);INT([.$D$7]))" office:value-type="float" office:value="0">
            <text:p>#NUM!</text:p>
          </table:table-cell>
          <table:table-cell table:formula="of:=MOD(INT([.E252]);INT([.$D$7]))" office:value-type="float" office:value="0">
            <text:p>#NUM!</text:p>
          </table:table-cell>
          <table:table-cell table:formula="of:=MOD(([.$D$5]*[.H251]+[.$D$6]);[.$D$7])" office:value-type="float" office:value="12612">
            <text:p>12612</text:p>
          </table:table-cell>
          <table:table-cell table:formula="of:=MOD([.H252];2)" office:value-type="float" office:value="0">
            <text:p>0</text:p>
          </table:table-cell>
          <table:table-cell table:formula="of:=RANDBETWEEN(0;2^16)" office:value-type="float" office:value="8587">
            <text:p>8587</text:p>
          </table:table-cell>
          <table:table-cell table:formula="of:=MOD([.J25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41">
            <text:p>241</text:p>
          </table:table-cell>
          <table:table-cell table:formula="of:=[.$D$5]*[.D252]+[.$D$6]" office:value-type="float" office:value="0">
            <text:p>#NUM!</text:p>
          </table:table-cell>
          <table:table-cell table:formula="of:=[.$D$5]^[.C253]+[.$D$6]*(1-[.$D$5]^[.C253])/(1-[.$D$5])" office:value-type="float" office:value="0">
            <text:p>#NUM!</text:p>
          </table:table-cell>
          <table:table-cell table:formula="of:=MOD(INT([.D253]);INT([.$D$7]))" office:value-type="float" office:value="0">
            <text:p>#NUM!</text:p>
          </table:table-cell>
          <table:table-cell table:formula="of:=MOD(INT([.E253]);INT([.$D$7]))" office:value-type="float" office:value="0">
            <text:p>#NUM!</text:p>
          </table:table-cell>
          <table:table-cell table:formula="of:=MOD(([.$D$5]*[.H252]+[.$D$6]);[.$D$7])" office:value-type="float" office:value="40216">
            <text:p>40216</text:p>
          </table:table-cell>
          <table:table-cell table:formula="of:=MOD([.H253];2)" office:value-type="float" office:value="0">
            <text:p>0</text:p>
          </table:table-cell>
          <table:table-cell table:formula="of:=RANDBETWEEN(0;2^16)" office:value-type="float" office:value="50733">
            <text:p>50733</text:p>
          </table:table-cell>
          <table:table-cell table:formula="of:=MOD([.J25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42">
            <text:p>242</text:p>
          </table:table-cell>
          <table:table-cell table:formula="of:=[.$D$5]*[.D253]+[.$D$6]" office:value-type="float" office:value="0">
            <text:p>#NUM!</text:p>
          </table:table-cell>
          <table:table-cell table:formula="of:=[.$D$5]^[.C254]+[.$D$6]*(1-[.$D$5]^[.C254])/(1-[.$D$5])" office:value-type="float" office:value="0">
            <text:p>#NUM!</text:p>
          </table:table-cell>
          <table:table-cell table:formula="of:=MOD(INT([.D254]);INT([.$D$7]))" office:value-type="float" office:value="0">
            <text:p>#NUM!</text:p>
          </table:table-cell>
          <table:table-cell table:formula="of:=MOD(INT([.E254]);INT([.$D$7]))" office:value-type="float" office:value="0">
            <text:p>#NUM!</text:p>
          </table:table-cell>
          <table:table-cell table:formula="of:=MOD(([.$D$5]*[.H253]+[.$D$6]);[.$D$7])" office:value-type="float" office:value="58288">
            <text:p>58288</text:p>
          </table:table-cell>
          <table:table-cell table:formula="of:=MOD([.H254];2)" office:value-type="float" office:value="0">
            <text:p>0</text:p>
          </table:table-cell>
          <table:table-cell table:formula="of:=RANDBETWEEN(0;2^16)" office:value-type="float" office:value="10016">
            <text:p>10016</text:p>
          </table:table-cell>
          <table:table-cell table:formula="of:=MOD([.J25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43">
            <text:p>243</text:p>
          </table:table-cell>
          <table:table-cell table:formula="of:=[.$D$5]*[.D254]+[.$D$6]" office:value-type="float" office:value="0">
            <text:p>#NUM!</text:p>
          </table:table-cell>
          <table:table-cell table:formula="of:=[.$D$5]^[.C255]+[.$D$6]*(1-[.$D$5]^[.C255])/(1-[.$D$5])" office:value-type="float" office:value="0">
            <text:p>#NUM!</text:p>
          </table:table-cell>
          <table:table-cell table:formula="of:=MOD(INT([.D255]);INT([.$D$7]))" office:value-type="float" office:value="0">
            <text:p>#NUM!</text:p>
          </table:table-cell>
          <table:table-cell table:formula="of:=MOD(INT([.E255]);INT([.$D$7]))" office:value-type="float" office:value="0">
            <text:p>#NUM!</text:p>
          </table:table-cell>
          <table:table-cell table:formula="of:=MOD(([.$D$5]*[.H254]+[.$D$6]);[.$D$7])" office:value-type="float" office:value="20651">
            <text:p>20651</text:p>
          </table:table-cell>
          <table:table-cell table:formula="of:=MOD([.H255];2)" office:value-type="float" office:value="1">
            <text:p>1</text:p>
          </table:table-cell>
          <table:table-cell table:formula="of:=RANDBETWEEN(0;2^16)" office:value-type="float" office:value="16326">
            <text:p>16326</text:p>
          </table:table-cell>
          <table:table-cell table:formula="of:=MOD([.J25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44">
            <text:p>244</text:p>
          </table:table-cell>
          <table:table-cell table:formula="of:=[.$D$5]*[.D255]+[.$D$6]" office:value-type="float" office:value="0">
            <text:p>#NUM!</text:p>
          </table:table-cell>
          <table:table-cell table:formula="of:=[.$D$5]^[.C256]+[.$D$6]*(1-[.$D$5]^[.C256])/(1-[.$D$5])" office:value-type="float" office:value="0">
            <text:p>#NUM!</text:p>
          </table:table-cell>
          <table:table-cell table:formula="of:=MOD(INT([.D256]);INT([.$D$7]))" office:value-type="float" office:value="0">
            <text:p>#NUM!</text:p>
          </table:table-cell>
          <table:table-cell table:formula="of:=MOD(INT([.E256]);INT([.$D$7]))" office:value-type="float" office:value="0">
            <text:p>#NUM!</text:p>
          </table:table-cell>
          <table:table-cell table:formula="of:=MOD(([.$D$5]*[.H255]+[.$D$6]);[.$D$7])" office:value-type="float" office:value="26647">
            <text:p>26647</text:p>
          </table:table-cell>
          <table:table-cell table:formula="of:=MOD([.H256];2)" office:value-type="float" office:value="1">
            <text:p>1</text:p>
          </table:table-cell>
          <table:table-cell table:formula="of:=RANDBETWEEN(0;2^16)" office:value-type="float" office:value="31051">
            <text:p>31051</text:p>
          </table:table-cell>
          <table:table-cell table:formula="of:=MOD([.J25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table:formula="of:=[.$D$5]*[.D256]+[.$D$6]" office:value-type="float" office:value="0">
            <text:p>#NUM!</text:p>
          </table:table-cell>
          <table:table-cell table:formula="of:=[.$D$5]^[.C257]+[.$D$6]*(1-[.$D$5]^[.C257])/(1-[.$D$5])" office:value-type="float" office:value="0">
            <text:p>#NUM!</text:p>
          </table:table-cell>
          <table:table-cell table:formula="of:=MOD(INT([.D257]);INT([.$D$7]))" office:value-type="float" office:value="0">
            <text:p>#NUM!</text:p>
          </table:table-cell>
          <table:table-cell table:formula="of:=MOD(INT([.E257]);INT([.$D$7]))" office:value-type="float" office:value="0">
            <text:p>#NUM!</text:p>
          </table:table-cell>
          <table:table-cell table:formula="of:=MOD(([.$D$5]*[.H256]+[.$D$6]);[.$D$7])" office:value-type="float" office:value="8749">
            <text:p>8749</text:p>
          </table:table-cell>
          <table:table-cell table:formula="of:=MOD([.H257];2)" office:value-type="float" office:value="1">
            <text:p>1</text:p>
          </table:table-cell>
          <table:table-cell table:formula="of:=RANDBETWEEN(0;2^16)" office:value-type="float" office:value="6849">
            <text:p>6849</text:p>
          </table:table-cell>
          <table:table-cell table:formula="of:=MOD([.J25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46">
            <text:p>246</text:p>
          </table:table-cell>
          <table:table-cell table:formula="of:=[.$D$5]*[.D257]+[.$D$6]" office:value-type="float" office:value="0">
            <text:p>#NUM!</text:p>
          </table:table-cell>
          <table:table-cell table:formula="of:=[.$D$5]^[.C258]+[.$D$6]*(1-[.$D$5]^[.C258])/(1-[.$D$5])" office:value-type="float" office:value="0">
            <text:p>#NUM!</text:p>
          </table:table-cell>
          <table:table-cell table:formula="of:=MOD(INT([.D258]);INT([.$D$7]))" office:value-type="float" office:value="0">
            <text:p>#NUM!</text:p>
          </table:table-cell>
          <table:table-cell table:formula="of:=MOD(INT([.E258]);INT([.$D$7]))" office:value-type="float" office:value="0">
            <text:p>#NUM!</text:p>
          </table:table-cell>
          <table:table-cell table:formula="of:=MOD(([.$D$5]*[.H257]+[.$D$6]);[.$D$7])" office:value-type="float" office:value="37516">
            <text:p>37516</text:p>
          </table:table-cell>
          <table:table-cell table:formula="of:=MOD([.H258];2)" office:value-type="float" office:value="0">
            <text:p>0</text:p>
          </table:table-cell>
          <table:table-cell table:formula="of:=RANDBETWEEN(0;2^16)" office:value-type="float" office:value="9852">
            <text:p>9852</text:p>
          </table:table-cell>
          <table:table-cell table:formula="of:=MOD([.J25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47">
            <text:p>247</text:p>
          </table:table-cell>
          <table:table-cell table:formula="of:=[.$D$5]*[.D258]+[.$D$6]" office:value-type="float" office:value="0">
            <text:p>#NUM!</text:p>
          </table:table-cell>
          <table:table-cell table:formula="of:=[.$D$5]^[.C259]+[.$D$6]*(1-[.$D$5]^[.C259])/(1-[.$D$5])" office:value-type="float" office:value="0">
            <text:p>#NUM!</text:p>
          </table:table-cell>
          <table:table-cell table:formula="of:=MOD(INT([.D259]);INT([.$D$7]))" office:value-type="float" office:value="0">
            <text:p>#NUM!</text:p>
          </table:table-cell>
          <table:table-cell table:formula="of:=MOD(INT([.E259]);INT([.$D$7]))" office:value-type="float" office:value="0">
            <text:p>#NUM!</text:p>
          </table:table-cell>
          <table:table-cell table:formula="of:=MOD(([.$D$5]*[.H258]+[.$D$6]);[.$D$7])" office:value-type="float" office:value="19654">
            <text:p>19654</text:p>
          </table:table-cell>
          <table:table-cell table:formula="of:=MOD([.H259];2)" office:value-type="float" office:value="0">
            <text:p>0</text:p>
          </table:table-cell>
          <table:table-cell table:formula="of:=RANDBETWEEN(0;2^16)" office:value-type="float" office:value="65021">
            <text:p>65021</text:p>
          </table:table-cell>
          <table:table-cell table:formula="of:=MOD([.J25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48">
            <text:p>248</text:p>
          </table:table-cell>
          <table:table-cell table:formula="of:=[.$D$5]*[.D259]+[.$D$6]" office:value-type="float" office:value="0">
            <text:p>#NUM!</text:p>
          </table:table-cell>
          <table:table-cell table:formula="of:=[.$D$5]^[.C260]+[.$D$6]*(1-[.$D$5]^[.C260])/(1-[.$D$5])" office:value-type="float" office:value="0">
            <text:p>#NUM!</text:p>
          </table:table-cell>
          <table:table-cell table:formula="of:=MOD(INT([.D260]);INT([.$D$7]))" office:value-type="float" office:value="0">
            <text:p>#NUM!</text:p>
          </table:table-cell>
          <table:table-cell table:formula="of:=MOD(INT([.E260]);INT([.$D$7]))" office:value-type="float" office:value="0">
            <text:p>#NUM!</text:p>
          </table:table-cell>
          <table:table-cell table:formula="of:=MOD(([.$D$5]*[.H259]+[.$D$6]);[.$D$7])" office:value-type="float" office:value="64665">
            <text:p>64665</text:p>
          </table:table-cell>
          <table:table-cell table:formula="of:=MOD([.H260];2)" office:value-type="float" office:value="1">
            <text:p>1</text:p>
          </table:table-cell>
          <table:table-cell table:formula="of:=RANDBETWEEN(0;2^16)" office:value-type="float" office:value="21271">
            <text:p>21271</text:p>
          </table:table-cell>
          <table:table-cell table:formula="of:=MOD([.J26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49">
            <text:p>249</text:p>
          </table:table-cell>
          <table:table-cell table:formula="of:=[.$D$5]*[.D260]+[.$D$6]" office:value-type="float" office:value="0">
            <text:p>#NUM!</text:p>
          </table:table-cell>
          <table:table-cell table:formula="of:=[.$D$5]^[.C261]+[.$D$6]*(1-[.$D$5]^[.C261])/(1-[.$D$5])" office:value-type="float" office:value="0">
            <text:p>#NUM!</text:p>
          </table:table-cell>
          <table:table-cell table:formula="of:=MOD(INT([.D261]);INT([.$D$7]))" office:value-type="float" office:value="0">
            <text:p>#NUM!</text:p>
          </table:table-cell>
          <table:table-cell table:formula="of:=MOD(INT([.E261]);INT([.$D$7]))" office:value-type="float" office:value="0">
            <text:p>#NUM!</text:p>
          </table:table-cell>
          <table:table-cell table:formula="of:=MOD(([.$D$5]*[.H260]+[.$D$6]);[.$D$7])" office:value-type="float" office:value="21749">
            <text:p>21749</text:p>
          </table:table-cell>
          <table:table-cell table:formula="of:=MOD([.H261];2)" office:value-type="float" office:value="1">
            <text:p>1</text:p>
          </table:table-cell>
          <table:table-cell table:formula="of:=RANDBETWEEN(0;2^16)" office:value-type="float" office:value="46527">
            <text:p>46527</text:p>
          </table:table-cell>
          <table:table-cell table:formula="of:=MOD([.J26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formula="of:=[.$D$5]*[.D261]+[.$D$6]" office:value-type="float" office:value="0">
            <text:p>#NUM!</text:p>
          </table:table-cell>
          <table:table-cell table:formula="of:=[.$D$5]^[.C262]+[.$D$6]*(1-[.$D$5]^[.C262])/(1-[.$D$5])" office:value-type="float" office:value="0">
            <text:p>#NUM!</text:p>
          </table:table-cell>
          <table:table-cell table:formula="of:=MOD(INT([.D262]);INT([.$D$7]))" office:value-type="float" office:value="0">
            <text:p>#NUM!</text:p>
          </table:table-cell>
          <table:table-cell table:formula="of:=MOD(INT([.E262]);INT([.$D$7]))" office:value-type="float" office:value="0">
            <text:p>#NUM!</text:p>
          </table:table-cell>
          <table:table-cell table:formula="of:=MOD(([.$D$5]*[.H261]+[.$D$6]);[.$D$7])" office:value-type="float" office:value="63330">
            <text:p>63330</text:p>
          </table:table-cell>
          <table:table-cell table:formula="of:=MOD([.H262];2)" office:value-type="float" office:value="0">
            <text:p>0</text:p>
          </table:table-cell>
          <table:table-cell table:formula="of:=RANDBETWEEN(0;2^16)" office:value-type="float" office:value="52898">
            <text:p>52898</text:p>
          </table:table-cell>
          <table:table-cell table:formula="of:=MOD([.J26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51">
            <text:p>251</text:p>
          </table:table-cell>
          <table:table-cell table:formula="of:=[.$D$5]*[.D262]+[.$D$6]" office:value-type="float" office:value="0">
            <text:p>#NUM!</text:p>
          </table:table-cell>
          <table:table-cell table:formula="of:=[.$D$5]^[.C263]+[.$D$6]*(1-[.$D$5]^[.C263])/(1-[.$D$5])" office:value-type="float" office:value="0">
            <text:p>#NUM!</text:p>
          </table:table-cell>
          <table:table-cell table:formula="of:=MOD(INT([.D263]);INT([.$D$7]))" office:value-type="float" office:value="0">
            <text:p>#NUM!</text:p>
          </table:table-cell>
          <table:table-cell table:formula="of:=MOD(INT([.E263]);INT([.$D$7]))" office:value-type="float" office:value="0">
            <text:p>#NUM!</text:p>
          </table:table-cell>
          <table:table-cell table:formula="of:=MOD(([.$D$5]*[.H262]+[.$D$6]);[.$D$7])" office:value-type="float" office:value="31046">
            <text:p>31046</text:p>
          </table:table-cell>
          <table:table-cell table:formula="of:=MOD([.H263];2)" office:value-type="float" office:value="0">
            <text:p>0</text:p>
          </table:table-cell>
          <table:table-cell table:formula="of:=RANDBETWEEN(0;2^16)" office:value-type="float" office:value="2667">
            <text:p>2667</text:p>
          </table:table-cell>
          <table:table-cell table:formula="of:=MOD([.J26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52">
            <text:p>252</text:p>
          </table:table-cell>
          <table:table-cell table:formula="of:=[.$D$5]*[.D263]+[.$D$6]" office:value-type="float" office:value="0">
            <text:p>#NUM!</text:p>
          </table:table-cell>
          <table:table-cell table:formula="of:=[.$D$5]^[.C264]+[.$D$6]*(1-[.$D$5]^[.C264])/(1-[.$D$5])" office:value-type="float" office:value="0">
            <text:p>#NUM!</text:p>
          </table:table-cell>
          <table:table-cell table:formula="of:=MOD(INT([.D264]);INT([.$D$7]))" office:value-type="float" office:value="0">
            <text:p>#NUM!</text:p>
          </table:table-cell>
          <table:table-cell table:formula="of:=MOD(INT([.E264]);INT([.$D$7]))" office:value-type="float" office:value="0">
            <text:p>#NUM!</text:p>
          </table:table-cell>
          <table:table-cell table:formula="of:=MOD(([.$D$5]*[.H263]+[.$D$6]);[.$D$7])" office:value-type="float" office:value="63975">
            <text:p>63975</text:p>
          </table:table-cell>
          <table:table-cell table:formula="of:=MOD([.H264];2)" office:value-type="float" office:value="1">
            <text:p>1</text:p>
          </table:table-cell>
          <table:table-cell table:formula="of:=RANDBETWEEN(0;2^16)" office:value-type="float" office:value="64005">
            <text:p>64005</text:p>
          </table:table-cell>
          <table:table-cell table:formula="of:=MOD([.J26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53">
            <text:p>253</text:p>
          </table:table-cell>
          <table:table-cell table:formula="of:=[.$D$5]*[.D264]+[.$D$6]" office:value-type="float" office:value="0">
            <text:p>#NUM!</text:p>
          </table:table-cell>
          <table:table-cell table:formula="of:=[.$D$5]^[.C265]+[.$D$6]*(1-[.$D$5]^[.C265])/(1-[.$D$5])" office:value-type="float" office:value="0">
            <text:p>#NUM!</text:p>
          </table:table-cell>
          <table:table-cell table:formula="of:=MOD(INT([.D265]);INT([.$D$7]))" office:value-type="float" office:value="0">
            <text:p>#NUM!</text:p>
          </table:table-cell>
          <table:table-cell table:formula="of:=MOD(INT([.E265]);INT([.$D$7]))" office:value-type="float" office:value="0">
            <text:p>#NUM!</text:p>
          </table:table-cell>
          <table:table-cell table:formula="of:=MOD(([.$D$5]*[.H264]+[.$D$6]);[.$D$7])" office:value-type="float" office:value="16245">
            <text:p>16245</text:p>
          </table:table-cell>
          <table:table-cell table:formula="of:=MOD([.H265];2)" office:value-type="float" office:value="1">
            <text:p>1</text:p>
          </table:table-cell>
          <table:table-cell table:formula="of:=RANDBETWEEN(0;2^16)" office:value-type="float" office:value="27968">
            <text:p>27968</text:p>
          </table:table-cell>
          <table:table-cell table:formula="of:=MOD([.J26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54">
            <text:p>254</text:p>
          </table:table-cell>
          <table:table-cell table:formula="of:=[.$D$5]*[.D265]+[.$D$6]" office:value-type="float" office:value="0">
            <text:p>#NUM!</text:p>
          </table:table-cell>
          <table:table-cell table:formula="of:=[.$D$5]^[.C266]+[.$D$6]*(1-[.$D$5]^[.C266])/(1-[.$D$5])" office:value-type="float" office:value="0">
            <text:p>#NUM!</text:p>
          </table:table-cell>
          <table:table-cell table:formula="of:=MOD(INT([.D266]);INT([.$D$7]))" office:value-type="float" office:value="0">
            <text:p>#NUM!</text:p>
          </table:table-cell>
          <table:table-cell table:formula="of:=MOD(INT([.E266]);INT([.$D$7]))" office:value-type="float" office:value="0">
            <text:p>#NUM!</text:p>
          </table:table-cell>
          <table:table-cell table:formula="of:=MOD(([.$D$5]*[.H265]+[.$D$6]);[.$D$7])" office:value-type="float" office:value="62927">
            <text:p>62927</text:p>
          </table:table-cell>
          <table:table-cell table:formula="of:=MOD([.H266];2)" office:value-type="float" office:value="1">
            <text:p>1</text:p>
          </table:table-cell>
          <table:table-cell table:formula="of:=RANDBETWEEN(0;2^16)" office:value-type="float" office:value="8384">
            <text:p>8384</text:p>
          </table:table-cell>
          <table:table-cell table:formula="of:=MOD([.J26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55">
            <text:p>255</text:p>
          </table:table-cell>
          <table:table-cell table:formula="of:=[.$D$5]*[.D266]+[.$D$6]" office:value-type="float" office:value="0">
            <text:p>#NUM!</text:p>
          </table:table-cell>
          <table:table-cell table:formula="of:=[.$D$5]^[.C267]+[.$D$6]*(1-[.$D$5]^[.C267])/(1-[.$D$5])" office:value-type="float" office:value="0">
            <text:p>#NUM!</text:p>
          </table:table-cell>
          <table:table-cell table:formula="of:=MOD(INT([.D267]);INT([.$D$7]))" office:value-type="float" office:value="0">
            <text:p>#NUM!</text:p>
          </table:table-cell>
          <table:table-cell table:formula="of:=MOD(INT([.E267]);INT([.$D$7]))" office:value-type="float" office:value="0">
            <text:p>#NUM!</text:p>
          </table:table-cell>
          <table:table-cell table:formula="of:=MOD(([.$D$5]*[.H266]+[.$D$6]);[.$D$7])" office:value-type="float" office:value="9405">
            <text:p>9405</text:p>
          </table:table-cell>
          <table:table-cell table:formula="of:=MOD([.H267];2)" office:value-type="float" office:value="1">
            <text:p>1</text:p>
          </table:table-cell>
          <table:table-cell table:formula="of:=RANDBETWEEN(0;2^16)" office:value-type="float" office:value="42976">
            <text:p>42976</text:p>
          </table:table-cell>
          <table:table-cell table:formula="of:=MOD([.J26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56">
            <text:p>256</text:p>
          </table:table-cell>
          <table:table-cell table:formula="of:=[.$D$5]*[.D267]+[.$D$6]" office:value-type="float" office:value="0">
            <text:p>#NUM!</text:p>
          </table:table-cell>
          <table:table-cell table:formula="of:=[.$D$5]^[.C268]+[.$D$6]*(1-[.$D$5]^[.C268])/(1-[.$D$5])" office:value-type="float" office:value="0">
            <text:p>#NUM!</text:p>
          </table:table-cell>
          <table:table-cell table:formula="of:=MOD(INT([.D268]);INT([.$D$7]))" office:value-type="float" office:value="0">
            <text:p>#NUM!</text:p>
          </table:table-cell>
          <table:table-cell table:formula="of:=MOD(INT([.E268]);INT([.$D$7]))" office:value-type="float" office:value="0">
            <text:p>#NUM!</text:p>
          </table:table-cell>
          <table:table-cell table:formula="of:=MOD(([.$D$5]*[.H267]+[.$D$6]);[.$D$7])" office:value-type="float" office:value="56806">
            <text:p>56806</text:p>
          </table:table-cell>
          <table:table-cell table:formula="of:=MOD([.H268];2)" office:value-type="float" office:value="0">
            <text:p>0</text:p>
          </table:table-cell>
          <table:table-cell table:formula="of:=RANDBETWEEN(0;2^16)" office:value-type="float" office:value="57396">
            <text:p>57396</text:p>
          </table:table-cell>
          <table:table-cell table:formula="of:=MOD([.J26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57">
            <text:p>257</text:p>
          </table:table-cell>
          <table:table-cell table:formula="of:=[.$D$5]*[.D268]+[.$D$6]" office:value-type="float" office:value="0">
            <text:p>#NUM!</text:p>
          </table:table-cell>
          <table:table-cell table:formula="of:=[.$D$5]^[.C269]+[.$D$6]*(1-[.$D$5]^[.C269])/(1-[.$D$5])" office:value-type="float" office:value="0">
            <text:p>#NUM!</text:p>
          </table:table-cell>
          <table:table-cell table:formula="of:=MOD(INT([.D269]);INT([.$D$7]))" office:value-type="float" office:value="0">
            <text:p>#NUM!</text:p>
          </table:table-cell>
          <table:table-cell table:formula="of:=MOD(INT([.E269]);INT([.$D$7]))" office:value-type="float" office:value="0">
            <text:p>#NUM!</text:p>
          </table:table-cell>
          <table:table-cell table:formula="of:=MOD(([.$D$5]*[.H268]+[.$D$6]);[.$D$7])" office:value-type="float" office:value="51001">
            <text:p>51001</text:p>
          </table:table-cell>
          <table:table-cell table:formula="of:=MOD([.H269];2)" office:value-type="float" office:value="1">
            <text:p>1</text:p>
          </table:table-cell>
          <table:table-cell table:formula="of:=RANDBETWEEN(0;2^16)" office:value-type="float" office:value="11665">
            <text:p>11665</text:p>
          </table:table-cell>
          <table:table-cell table:formula="of:=MOD([.J26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58">
            <text:p>258</text:p>
          </table:table-cell>
          <table:table-cell table:formula="of:=[.$D$5]*[.D269]+[.$D$6]" office:value-type="float" office:value="0">
            <text:p>#NUM!</text:p>
          </table:table-cell>
          <table:table-cell table:formula="of:=[.$D$5]^[.C270]+[.$D$6]*(1-[.$D$5]^[.C270])/(1-[.$D$5])" office:value-type="float" office:value="0">
            <text:p>#NUM!</text:p>
          </table:table-cell>
          <table:table-cell table:formula="of:=MOD(INT([.D270]);INT([.$D$7]))" office:value-type="float" office:value="0">
            <text:p>#NUM!</text:p>
          </table:table-cell>
          <table:table-cell table:formula="of:=MOD(INT([.E270]);INT([.$D$7]))" office:value-type="float" office:value="0">
            <text:p>#NUM!</text:p>
          </table:table-cell>
          <table:table-cell table:formula="of:=MOD(([.$D$5]*[.H269]+[.$D$6]);[.$D$7])" office:value-type="float" office:value="53136">
            <text:p>53136</text:p>
          </table:table-cell>
          <table:table-cell table:formula="of:=MOD([.H270];2)" office:value-type="float" office:value="0">
            <text:p>0</text:p>
          </table:table-cell>
          <table:table-cell table:formula="of:=RANDBETWEEN(0;2^16)" office:value-type="float" office:value="40902">
            <text:p>40902</text:p>
          </table:table-cell>
          <table:table-cell table:formula="of:=MOD([.J27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59">
            <text:p>259</text:p>
          </table:table-cell>
          <table:table-cell table:formula="of:=[.$D$5]*[.D270]+[.$D$6]" office:value-type="float" office:value="0">
            <text:p>#NUM!</text:p>
          </table:table-cell>
          <table:table-cell table:formula="of:=[.$D$5]^[.C271]+[.$D$6]*(1-[.$D$5]^[.C271])/(1-[.$D$5])" office:value-type="float" office:value="0">
            <text:p>#NUM!</text:p>
          </table:table-cell>
          <table:table-cell table:formula="of:=MOD(INT([.D271]);INT([.$D$7]))" office:value-type="float" office:value="0">
            <text:p>#NUM!</text:p>
          </table:table-cell>
          <table:table-cell table:formula="of:=MOD(INT([.E271]);INT([.$D$7]))" office:value-type="float" office:value="0">
            <text:p>#NUM!</text:p>
          </table:table-cell>
          <table:table-cell table:formula="of:=MOD(([.$D$5]*[.H270]+[.$D$6]);[.$D$7])" office:value-type="float" office:value="62568">
            <text:p>62568</text:p>
          </table:table-cell>
          <table:table-cell table:formula="of:=MOD([.H271];2)" office:value-type="float" office:value="0">
            <text:p>0</text:p>
          </table:table-cell>
          <table:table-cell table:formula="of:=RANDBETWEEN(0;2^16)" office:value-type="float" office:value="7512">
            <text:p>7512</text:p>
          </table:table-cell>
          <table:table-cell table:formula="of:=MOD([.J27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60">
            <text:p>260</text:p>
          </table:table-cell>
          <table:table-cell table:formula="of:=[.$D$5]*[.D271]+[.$D$6]" office:value-type="float" office:value="0">
            <text:p>#NUM!</text:p>
          </table:table-cell>
          <table:table-cell table:formula="of:=[.$D$5]^[.C272]+[.$D$6]*(1-[.$D$5]^[.C272])/(1-[.$D$5])" office:value-type="float" office:value="0">
            <text:p>#NUM!</text:p>
          </table:table-cell>
          <table:table-cell table:formula="of:=MOD(INT([.D272]);INT([.$D$7]))" office:value-type="float" office:value="0">
            <text:p>#NUM!</text:p>
          </table:table-cell>
          <table:table-cell table:formula="of:=MOD(INT([.E272]);INT([.$D$7]))" office:value-type="float" office:value="0">
            <text:p>#NUM!</text:p>
          </table:table-cell>
          <table:table-cell table:formula="of:=MOD(([.$D$5]*[.H271]+[.$D$6]);[.$D$7])" office:value-type="float" office:value="58591">
            <text:p>58591</text:p>
          </table:table-cell>
          <table:table-cell table:formula="of:=MOD([.H272];2)" office:value-type="float" office:value="1">
            <text:p>1</text:p>
          </table:table-cell>
          <table:table-cell table:formula="of:=RANDBETWEEN(0;2^16)" office:value-type="float" office:value="50700">
            <text:p>50700</text:p>
          </table:table-cell>
          <table:table-cell table:formula="of:=MOD([.J27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61">
            <text:p>261</text:p>
          </table:table-cell>
          <table:table-cell table:formula="of:=[.$D$5]*[.D272]+[.$D$6]" office:value-type="float" office:value="0">
            <text:p>#NUM!</text:p>
          </table:table-cell>
          <table:table-cell table:formula="of:=[.$D$5]^[.C273]+[.$D$6]*(1-[.$D$5]^[.C273])/(1-[.$D$5])" office:value-type="float" office:value="0">
            <text:p>#NUM!</text:p>
          </table:table-cell>
          <table:table-cell table:formula="of:=MOD(INT([.D273]);INT([.$D$7]))" office:value-type="float" office:value="0">
            <text:p>#NUM!</text:p>
          </table:table-cell>
          <table:table-cell table:formula="of:=MOD(INT([.E273]);INT([.$D$7]))" office:value-type="float" office:value="0">
            <text:p>#NUM!</text:p>
          </table:table-cell>
          <table:table-cell table:formula="of:=MOD(([.$D$5]*[.H272]+[.$D$6]);[.$D$7])" office:value-type="float" office:value="48143">
            <text:p>48143</text:p>
          </table:table-cell>
          <table:table-cell table:formula="of:=MOD([.H273];2)" office:value-type="float" office:value="1">
            <text:p>1</text:p>
          </table:table-cell>
          <table:table-cell table:formula="of:=RANDBETWEEN(0;2^16)" office:value-type="float" office:value="8850">
            <text:p>8850</text:p>
          </table:table-cell>
          <table:table-cell table:formula="of:=MOD([.J27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62">
            <text:p>262</text:p>
          </table:table-cell>
          <table:table-cell table:formula="of:=[.$D$5]*[.D273]+[.$D$6]" office:value-type="float" office:value="0">
            <text:p>#NUM!</text:p>
          </table:table-cell>
          <table:table-cell table:formula="of:=[.$D$5]^[.C274]+[.$D$6]*(1-[.$D$5]^[.C274])/(1-[.$D$5])" office:value-type="float" office:value="0">
            <text:p>#NUM!</text:p>
          </table:table-cell>
          <table:table-cell table:formula="of:=MOD(INT([.D274]);INT([.$D$7]))" office:value-type="float" office:value="0">
            <text:p>#NUM!</text:p>
          </table:table-cell>
          <table:table-cell table:formula="of:=MOD(INT([.E274]);INT([.$D$7]))" office:value-type="float" office:value="0">
            <text:p>#NUM!</text:p>
          </table:table-cell>
          <table:table-cell table:formula="of:=MOD(([.$D$5]*[.H273]+[.$D$6]);[.$D$7])" office:value-type="float" office:value="1464">
            <text:p>1464</text:p>
          </table:table-cell>
          <table:table-cell table:formula="of:=MOD([.H274];2)" office:value-type="float" office:value="0">
            <text:p>0</text:p>
          </table:table-cell>
          <table:table-cell table:formula="of:=RANDBETWEEN(0;2^16)" office:value-type="float" office:value="56746">
            <text:p>56746</text:p>
          </table:table-cell>
          <table:table-cell table:formula="of:=MOD([.J27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63">
            <text:p>263</text:p>
          </table:table-cell>
          <table:table-cell table:formula="of:=[.$D$5]*[.D274]+[.$D$6]" office:value-type="float" office:value="0">
            <text:p>#NUM!</text:p>
          </table:table-cell>
          <table:table-cell table:formula="of:=[.$D$5]^[.C275]+[.$D$6]*(1-[.$D$5]^[.C275])/(1-[.$D$5])" office:value-type="float" office:value="0">
            <text:p>#NUM!</text:p>
          </table:table-cell>
          <table:table-cell table:formula="of:=MOD(INT([.D275]);INT([.$D$7]))" office:value-type="float" office:value="0">
            <text:p>#NUM!</text:p>
          </table:table-cell>
          <table:table-cell table:formula="of:=MOD(INT([.E275]);INT([.$D$7]))" office:value-type="float" office:value="0">
            <text:p>#NUM!</text:p>
          </table:table-cell>
          <table:table-cell table:formula="of:=MOD(([.$D$5]*[.H274]+[.$D$6]);[.$D$7])" office:value-type="float" office:value="34494">
            <text:p>34494</text:p>
          </table:table-cell>
          <table:table-cell table:formula="of:=MOD([.H275];2)" office:value-type="float" office:value="0">
            <text:p>0</text:p>
          </table:table-cell>
          <table:table-cell table:formula="of:=RANDBETWEEN(0;2^16)" office:value-type="float" office:value="32886">
            <text:p>32886</text:p>
          </table:table-cell>
          <table:table-cell table:formula="of:=MOD([.J27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64">
            <text:p>264</text:p>
          </table:table-cell>
          <table:table-cell table:formula="of:=[.$D$5]*[.D275]+[.$D$6]" office:value-type="float" office:value="0">
            <text:p>#NUM!</text:p>
          </table:table-cell>
          <table:table-cell table:formula="of:=[.$D$5]^[.C276]+[.$D$6]*(1-[.$D$5]^[.C276])/(1-[.$D$5])" office:value-type="float" office:value="0">
            <text:p>#NUM!</text:p>
          </table:table-cell>
          <table:table-cell table:formula="of:=MOD(INT([.D276]);INT([.$D$7]))" office:value-type="float" office:value="0">
            <text:p>#NUM!</text:p>
          </table:table-cell>
          <table:table-cell table:formula="of:=MOD(INT([.E276]);INT([.$D$7]))" office:value-type="float" office:value="0">
            <text:p>#NUM!</text:p>
          </table:table-cell>
          <table:table-cell table:formula="of:=MOD(([.$D$5]*[.H275]+[.$D$6]);[.$D$7])" office:value-type="float" office:value="61465">
            <text:p>61465</text:p>
          </table:table-cell>
          <table:table-cell table:formula="of:=MOD([.H276];2)" office:value-type="float" office:value="1">
            <text:p>1</text:p>
          </table:table-cell>
          <table:table-cell table:formula="of:=RANDBETWEEN(0;2^16)" office:value-type="float" office:value="12437">
            <text:p>12437</text:p>
          </table:table-cell>
          <table:table-cell table:formula="of:=MOD([.J27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65">
            <text:p>265</text:p>
          </table:table-cell>
          <table:table-cell table:formula="of:=[.$D$5]*[.D276]+[.$D$6]" office:value-type="float" office:value="0">
            <text:p>#NUM!</text:p>
          </table:table-cell>
          <table:table-cell table:formula="of:=[.$D$5]^[.C277]+[.$D$6]*(1-[.$D$5]^[.C277])/(1-[.$D$5])" office:value-type="float" office:value="0">
            <text:p>#NUM!</text:p>
          </table:table-cell>
          <table:table-cell table:formula="of:=MOD(INT([.D277]);INT([.$D$7]))" office:value-type="float" office:value="0">
            <text:p>#NUM!</text:p>
          </table:table-cell>
          <table:table-cell table:formula="of:=MOD(INT([.E277]);INT([.$D$7]))" office:value-type="float" office:value="0">
            <text:p>#NUM!</text:p>
          </table:table-cell>
          <table:table-cell table:formula="of:=MOD(([.$D$5]*[.H276]+[.$D$6]);[.$D$7])" office:value-type="float" office:value="12370">
            <text:p>12370</text:p>
          </table:table-cell>
          <table:table-cell table:formula="of:=MOD([.H277];2)" office:value-type="float" office:value="0">
            <text:p>0</text:p>
          </table:table-cell>
          <table:table-cell table:formula="of:=RANDBETWEEN(0;2^16)" office:value-type="float" office:value="51530">
            <text:p>51530</text:p>
          </table:table-cell>
          <table:table-cell table:formula="of:=MOD([.J27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66">
            <text:p>266</text:p>
          </table:table-cell>
          <table:table-cell table:formula="of:=[.$D$5]*[.D277]+[.$D$6]" office:value-type="float" office:value="0">
            <text:p>#NUM!</text:p>
          </table:table-cell>
          <table:table-cell table:formula="of:=[.$D$5]^[.C278]+[.$D$6]*(1-[.$D$5]^[.C278])/(1-[.$D$5])" office:value-type="float" office:value="0">
            <text:p>#NUM!</text:p>
          </table:table-cell>
          <table:table-cell table:formula="of:=MOD(INT([.D278]);INT([.$D$7]))" office:value-type="float" office:value="0">
            <text:p>#NUM!</text:p>
          </table:table-cell>
          <table:table-cell table:formula="of:=MOD(INT([.E278]);INT([.$D$7]))" office:value-type="float" office:value="0">
            <text:p>#NUM!</text:p>
          </table:table-cell>
          <table:table-cell table:formula="of:=MOD(([.$D$5]*[.H277]+[.$D$6]);[.$D$7])" office:value-type="float" office:value="11121">
            <text:p>11121</text:p>
          </table:table-cell>
          <table:table-cell table:formula="of:=MOD([.H278];2)" office:value-type="float" office:value="1">
            <text:p>1</text:p>
          </table:table-cell>
          <table:table-cell table:formula="of:=RANDBETWEEN(0;2^16)" office:value-type="float" office:value="13594">
            <text:p>13594</text:p>
          </table:table-cell>
          <table:table-cell table:formula="of:=MOD([.J27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67">
            <text:p>267</text:p>
          </table:table-cell>
          <table:table-cell table:formula="of:=[.$D$5]*[.D278]+[.$D$6]" office:value-type="float" office:value="0">
            <text:p>#NUM!</text:p>
          </table:table-cell>
          <table:table-cell table:formula="of:=[.$D$5]^[.C279]+[.$D$6]*(1-[.$D$5]^[.C279])/(1-[.$D$5])" office:value-type="float" office:value="0">
            <text:p>#NUM!</text:p>
          </table:table-cell>
          <table:table-cell table:formula="of:=MOD(INT([.D279]);INT([.$D$7]))" office:value-type="float" office:value="0">
            <text:p>#NUM!</text:p>
          </table:table-cell>
          <table:table-cell table:formula="of:=MOD(INT([.E279]);INT([.$D$7]))" office:value-type="float" office:value="0">
            <text:p>#NUM!</text:p>
          </table:table-cell>
          <table:table-cell table:formula="of:=MOD(([.$D$5]*[.H278]+[.$D$6]);[.$D$7])" office:value-type="float" office:value="968">
            <text:p>968</text:p>
          </table:table-cell>
          <table:table-cell table:formula="of:=MOD([.H279];2)" office:value-type="float" office:value="0">
            <text:p>0</text:p>
          </table:table-cell>
          <table:table-cell table:formula="of:=RANDBETWEEN(0;2^16)" office:value-type="float" office:value="30337">
            <text:p>30337</text:p>
          </table:table-cell>
          <table:table-cell table:formula="of:=MOD([.J27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68">
            <text:p>268</text:p>
          </table:table-cell>
          <table:table-cell table:formula="of:=[.$D$5]*[.D279]+[.$D$6]" office:value-type="float" office:value="0">
            <text:p>#NUM!</text:p>
          </table:table-cell>
          <table:table-cell table:formula="of:=[.$D$5]^[.C280]+[.$D$6]*(1-[.$D$5]^[.C280])/(1-[.$D$5])" office:value-type="float" office:value="0">
            <text:p>#NUM!</text:p>
          </table:table-cell>
          <table:table-cell table:formula="of:=MOD(INT([.D280]);INT([.$D$7]))" office:value-type="float" office:value="0">
            <text:p>#NUM!</text:p>
          </table:table-cell>
          <table:table-cell table:formula="of:=MOD(INT([.E280]);INT([.$D$7]))" office:value-type="float" office:value="0">
            <text:p>#NUM!</text:p>
          </table:table-cell>
          <table:table-cell table:formula="of:=MOD(([.$D$5]*[.H279]+[.$D$6]);[.$D$7])" office:value-type="float" office:value="58272">
            <text:p>58272</text:p>
          </table:table-cell>
          <table:table-cell table:formula="of:=MOD([.H280];2)" office:value-type="float" office:value="0">
            <text:p>0</text:p>
          </table:table-cell>
          <table:table-cell table:formula="of:=RANDBETWEEN(0;2^16)" office:value-type="float" office:value="56246">
            <text:p>56246</text:p>
          </table:table-cell>
          <table:table-cell table:formula="of:=MOD([.J28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69">
            <text:p>269</text:p>
          </table:table-cell>
          <table:table-cell table:formula="of:=[.$D$5]*[.D280]+[.$D$6]" office:value-type="float" office:value="0">
            <text:p>#NUM!</text:p>
          </table:table-cell>
          <table:table-cell table:formula="of:=[.$D$5]^[.C281]+[.$D$6]*(1-[.$D$5]^[.C281])/(1-[.$D$5])" office:value-type="float" office:value="0">
            <text:p>#NUM!</text:p>
          </table:table-cell>
          <table:table-cell table:formula="of:=MOD(INT([.D281]);INT([.$D$7]))" office:value-type="float" office:value="0">
            <text:p>#NUM!</text:p>
          </table:table-cell>
          <table:table-cell table:formula="of:=MOD(INT([.E281]);INT([.$D$7]))" office:value-type="float" office:value="0">
            <text:p>#NUM!</text:p>
          </table:table-cell>
          <table:table-cell table:formula="of:=MOD(([.$D$5]*[.H280]+[.$D$6]);[.$D$7])" office:value-type="float" office:value="42559">
            <text:p>42559</text:p>
          </table:table-cell>
          <table:table-cell table:formula="of:=MOD([.H281];2)" office:value-type="float" office:value="1">
            <text:p>1</text:p>
          </table:table-cell>
          <table:table-cell table:formula="of:=RANDBETWEEN(0;2^16)" office:value-type="float" office:value="44973">
            <text:p>44973</text:p>
          </table:table-cell>
          <table:table-cell table:formula="of:=MOD([.J28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70">
            <text:p>270</text:p>
          </table:table-cell>
          <table:table-cell table:formula="of:=[.$D$5]*[.D281]+[.$D$6]" office:value-type="float" office:value="0">
            <text:p>#NUM!</text:p>
          </table:table-cell>
          <table:table-cell table:formula="of:=[.$D$5]^[.C282]+[.$D$6]*(1-[.$D$5]^[.C282])/(1-[.$D$5])" office:value-type="float" office:value="0">
            <text:p>#NUM!</text:p>
          </table:table-cell>
          <table:table-cell table:formula="of:=MOD(INT([.D282]);INT([.$D$7]))" office:value-type="float" office:value="0">
            <text:p>#NUM!</text:p>
          </table:table-cell>
          <table:table-cell table:formula="of:=MOD(INT([.E282]);INT([.$D$7]))" office:value-type="float" office:value="0">
            <text:p>#NUM!</text:p>
          </table:table-cell>
          <table:table-cell table:formula="of:=MOD(([.$D$5]*[.H281]+[.$D$6]);[.$D$7])" office:value-type="float" office:value="45064">
            <text:p>45064</text:p>
          </table:table-cell>
          <table:table-cell table:formula="of:=MOD([.H282];2)" office:value-type="float" office:value="0">
            <text:p>0</text:p>
          </table:table-cell>
          <table:table-cell table:formula="of:=RANDBETWEEN(0;2^16)" office:value-type="float" office:value="33905">
            <text:p>33905</text:p>
          </table:table-cell>
          <table:table-cell table:formula="of:=MOD([.J28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71">
            <text:p>271</text:p>
          </table:table-cell>
          <table:table-cell table:formula="of:=[.$D$5]*[.D282]+[.$D$6]" office:value-type="float" office:value="0">
            <text:p>#NUM!</text:p>
          </table:table-cell>
          <table:table-cell table:formula="of:=[.$D$5]^[.C283]+[.$D$6]*(1-[.$D$5]^[.C283])/(1-[.$D$5])" office:value-type="float" office:value="0">
            <text:p>#NUM!</text:p>
          </table:table-cell>
          <table:table-cell table:formula="of:=MOD(INT([.D283]);INT([.$D$7]))" office:value-type="float" office:value="0">
            <text:p>#NUM!</text:p>
          </table:table-cell>
          <table:table-cell table:formula="of:=MOD(INT([.E283]);INT([.$D$7]))" office:value-type="float" office:value="0">
            <text:p>#NUM!</text:p>
          </table:table-cell>
          <table:table-cell table:formula="of:=MOD(([.$D$5]*[.H282]+[.$D$6]);[.$D$7])" office:value-type="float" office:value="39401">
            <text:p>39401</text:p>
          </table:table-cell>
          <table:table-cell table:formula="of:=MOD([.H283];2)" office:value-type="float" office:value="1">
            <text:p>1</text:p>
          </table:table-cell>
          <table:table-cell table:formula="of:=RANDBETWEEN(0;2^16)" office:value-type="float" office:value="14962">
            <text:p>14962</text:p>
          </table:table-cell>
          <table:table-cell table:formula="of:=MOD([.J28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72">
            <text:p>272</text:p>
          </table:table-cell>
          <table:table-cell table:formula="of:=[.$D$5]*[.D283]+[.$D$6]" office:value-type="float" office:value="0">
            <text:p>#NUM!</text:p>
          </table:table-cell>
          <table:table-cell table:formula="of:=[.$D$5]^[.C284]+[.$D$6]*(1-[.$D$5]^[.C284])/(1-[.$D$5])" office:value-type="float" office:value="0">
            <text:p>#NUM!</text:p>
          </table:table-cell>
          <table:table-cell table:formula="of:=MOD(INT([.D284]);INT([.$D$7]))" office:value-type="float" office:value="0">
            <text:p>#NUM!</text:p>
          </table:table-cell>
          <table:table-cell table:formula="of:=MOD(INT([.E284]);INT([.$D$7]))" office:value-type="float" office:value="0">
            <text:p>#NUM!</text:p>
          </table:table-cell>
          <table:table-cell table:formula="of:=MOD(([.$D$5]*[.H283]+[.$D$6]);[.$D$7])" office:value-type="float" office:value="10945">
            <text:p>10945</text:p>
          </table:table-cell>
          <table:table-cell table:formula="of:=MOD([.H284];2)" office:value-type="float" office:value="1">
            <text:p>1</text:p>
          </table:table-cell>
          <table:table-cell table:formula="of:=RANDBETWEEN(0;2^16)" office:value-type="float" office:value="4645">
            <text:p>4645</text:p>
          </table:table-cell>
          <table:table-cell table:formula="of:=MOD([.J28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73">
            <text:p>273</text:p>
          </table:table-cell>
          <table:table-cell table:formula="of:=[.$D$5]*[.D284]+[.$D$6]" office:value-type="float" office:value="0">
            <text:p>#NUM!</text:p>
          </table:table-cell>
          <table:table-cell table:formula="of:=[.$D$5]^[.C285]+[.$D$6]*(1-[.$D$5]^[.C285])/(1-[.$D$5])" office:value-type="float" office:value="0">
            <text:p>#NUM!</text:p>
          </table:table-cell>
          <table:table-cell table:formula="of:=MOD(INT([.D285]);INT([.$D$7]))" office:value-type="float" office:value="0">
            <text:p>#NUM!</text:p>
          </table:table-cell>
          <table:table-cell table:formula="of:=MOD(INT([.E285]);INT([.$D$7]))" office:value-type="float" office:value="0">
            <text:p>#NUM!</text:p>
          </table:table-cell>
          <table:table-cell table:formula="of:=MOD(([.$D$5]*[.H284]+[.$D$6]);[.$D$7])" office:value-type="float" office:value="45345">
            <text:p>45345</text:p>
          </table:table-cell>
          <table:table-cell table:formula="of:=MOD([.H285];2)" office:value-type="float" office:value="1">
            <text:p>1</text:p>
          </table:table-cell>
          <table:table-cell table:formula="of:=RANDBETWEEN(0;2^16)" office:value-type="float" office:value="55877">
            <text:p>55877</text:p>
          </table:table-cell>
          <table:table-cell table:formula="of:=MOD([.J28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74">
            <text:p>274</text:p>
          </table:table-cell>
          <table:table-cell table:formula="of:=[.$D$5]*[.D285]+[.$D$6]" office:value-type="float" office:value="0">
            <text:p>#NUM!</text:p>
          </table:table-cell>
          <table:table-cell table:formula="of:=[.$D$5]^[.C286]+[.$D$6]*(1-[.$D$5]^[.C286])/(1-[.$D$5])" office:value-type="float" office:value="0">
            <text:p>#NUM!</text:p>
          </table:table-cell>
          <table:table-cell table:formula="of:=MOD(INT([.D286]);INT([.$D$7]))" office:value-type="float" office:value="0">
            <text:p>#NUM!</text:p>
          </table:table-cell>
          <table:table-cell table:formula="of:=MOD(INT([.E286]);INT([.$D$7]))" office:value-type="float" office:value="0">
            <text:p>#NUM!</text:p>
          </table:table-cell>
          <table:table-cell table:formula="of:=MOD(([.$D$5]*[.H285]+[.$D$6]);[.$D$7])" office:value-type="float" office:value="64248">
            <text:p>64248</text:p>
          </table:table-cell>
          <table:table-cell table:formula="of:=MOD([.H286];2)" office:value-type="float" office:value="0">
            <text:p>0</text:p>
          </table:table-cell>
          <table:table-cell table:formula="of:=RANDBETWEEN(0;2^16)" office:value-type="float" office:value="26692">
            <text:p>26692</text:p>
          </table:table-cell>
          <table:table-cell table:formula="of:=MOD([.J28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table:formula="of:=[.$D$5]*[.D286]+[.$D$6]" office:value-type="float" office:value="0">
            <text:p>#NUM!</text:p>
          </table:table-cell>
          <table:table-cell table:formula="of:=[.$D$5]^[.C287]+[.$D$6]*(1-[.$D$5]^[.C287])/(1-[.$D$5])" office:value-type="float" office:value="0">
            <text:p>#NUM!</text:p>
          </table:table-cell>
          <table:table-cell table:formula="of:=MOD(INT([.D287]);INT([.$D$7]))" office:value-type="float" office:value="0">
            <text:p>#NUM!</text:p>
          </table:table-cell>
          <table:table-cell table:formula="of:=MOD(INT([.E287]);INT([.$D$7]))" office:value-type="float" office:value="0">
            <text:p>#NUM!</text:p>
          </table:table-cell>
          <table:table-cell table:formula="of:=MOD(([.$D$5]*[.H286]+[.$D$6]);[.$D$7])" office:value-type="float" office:value="52046">
            <text:p>52046</text:p>
          </table:table-cell>
          <table:table-cell table:formula="of:=MOD([.H287];2)" office:value-type="float" office:value="0">
            <text:p>0</text:p>
          </table:table-cell>
          <table:table-cell table:formula="of:=RANDBETWEEN(0;2^16)" office:value-type="float" office:value="63885">
            <text:p>63885</text:p>
          </table:table-cell>
          <table:table-cell table:formula="of:=MOD([.J28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76">
            <text:p>276</text:p>
          </table:table-cell>
          <table:table-cell table:formula="of:=[.$D$5]*[.D287]+[.$D$6]" office:value-type="float" office:value="0">
            <text:p>#NUM!</text:p>
          </table:table-cell>
          <table:table-cell table:formula="of:=[.$D$5]^[.C288]+[.$D$6]*(1-[.$D$5]^[.C288])/(1-[.$D$5])" office:value-type="float" office:value="0">
            <text:p>#NUM!</text:p>
          </table:table-cell>
          <table:table-cell table:formula="of:=MOD(INT([.D288]);INT([.$D$7]))" office:value-type="float" office:value="0">
            <text:p>#NUM!</text:p>
          </table:table-cell>
          <table:table-cell table:formula="of:=MOD(INT([.E288]);INT([.$D$7]))" office:value-type="float" office:value="0">
            <text:p>#NUM!</text:p>
          </table:table-cell>
          <table:table-cell table:formula="of:=MOD(([.$D$5]*[.H287]+[.$D$6]);[.$D$7])" office:value-type="float" office:value="14931">
            <text:p>14931</text:p>
          </table:table-cell>
          <table:table-cell table:formula="of:=MOD([.H288];2)" office:value-type="float" office:value="1">
            <text:p>1</text:p>
          </table:table-cell>
          <table:table-cell table:formula="of:=RANDBETWEEN(0;2^16)" office:value-type="float" office:value="55037">
            <text:p>55037</text:p>
          </table:table-cell>
          <table:table-cell table:formula="of:=MOD([.J28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77">
            <text:p>277</text:p>
          </table:table-cell>
          <table:table-cell table:formula="of:=[.$D$5]*[.D288]+[.$D$6]" office:value-type="float" office:value="0">
            <text:p>#NUM!</text:p>
          </table:table-cell>
          <table:table-cell table:formula="of:=[.$D$5]^[.C289]+[.$D$6]*(1-[.$D$5]^[.C289])/(1-[.$D$5])" office:value-type="float" office:value="0">
            <text:p>#NUM!</text:p>
          </table:table-cell>
          <table:table-cell table:formula="of:=MOD(INT([.D289]);INT([.$D$7]))" office:value-type="float" office:value="0">
            <text:p>#NUM!</text:p>
          </table:table-cell>
          <table:table-cell table:formula="of:=MOD(INT([.E289]);INT([.$D$7]))" office:value-type="float" office:value="0">
            <text:p>#NUM!</text:p>
          </table:table-cell>
          <table:table-cell table:formula="of:=MOD(([.$D$5]*[.H288]+[.$D$6]);[.$D$7])" office:value-type="float" office:value="59854">
            <text:p>59854</text:p>
          </table:table-cell>
          <table:table-cell table:formula="of:=MOD([.H289];2)" office:value-type="float" office:value="0">
            <text:p>0</text:p>
          </table:table-cell>
          <table:table-cell table:formula="of:=RANDBETWEEN(0;2^16)" office:value-type="float" office:value="49636">
            <text:p>49636</text:p>
          </table:table-cell>
          <table:table-cell table:formula="of:=MOD([.J28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78">
            <text:p>278</text:p>
          </table:table-cell>
          <table:table-cell table:formula="of:=[.$D$5]*[.D289]+[.$D$6]" office:value-type="float" office:value="0">
            <text:p>#NUM!</text:p>
          </table:table-cell>
          <table:table-cell table:formula="of:=[.$D$5]^[.C290]+[.$D$6]*(1-[.$D$5]^[.C290])/(1-[.$D$5])" office:value-type="float" office:value="0">
            <text:p>#NUM!</text:p>
          </table:table-cell>
          <table:table-cell table:formula="of:=MOD(INT([.D290]);INT([.$D$7]))" office:value-type="float" office:value="0">
            <text:p>#NUM!</text:p>
          </table:table-cell>
          <table:table-cell table:formula="of:=MOD(INT([.E290]);INT([.$D$7]))" office:value-type="float" office:value="0">
            <text:p>#NUM!</text:p>
          </table:table-cell>
          <table:table-cell table:formula="of:=MOD(([.$D$5]*[.H289]+[.$D$6]);[.$D$7])" office:value-type="float" office:value="6358">
            <text:p>6358</text:p>
          </table:table-cell>
          <table:table-cell table:formula="of:=MOD([.H290];2)" office:value-type="float" office:value="0">
            <text:p>0</text:p>
          </table:table-cell>
          <table:table-cell table:formula="of:=RANDBETWEEN(0;2^16)" office:value-type="float" office:value="29471">
            <text:p>29471</text:p>
          </table:table-cell>
          <table:table-cell table:formula="of:=MOD([.J29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79">
            <text:p>279</text:p>
          </table:table-cell>
          <table:table-cell table:formula="of:=[.$D$5]*[.D290]+[.$D$6]" office:value-type="float" office:value="0">
            <text:p>#NUM!</text:p>
          </table:table-cell>
          <table:table-cell table:formula="of:=[.$D$5]^[.C291]+[.$D$6]*(1-[.$D$5]^[.C291])/(1-[.$D$5])" office:value-type="float" office:value="0">
            <text:p>#NUM!</text:p>
          </table:table-cell>
          <table:table-cell table:formula="of:=MOD(INT([.D291]);INT([.$D$7]))" office:value-type="float" office:value="0">
            <text:p>#NUM!</text:p>
          </table:table-cell>
          <table:table-cell table:formula="of:=MOD(INT([.E291]);INT([.$D$7]))" office:value-type="float" office:value="0">
            <text:p>#NUM!</text:p>
          </table:table-cell>
          <table:table-cell table:formula="of:=MOD(([.$D$5]*[.H290]+[.$D$6]);[.$D$7])" office:value-type="float" office:value="50927">
            <text:p>50927</text:p>
          </table:table-cell>
          <table:table-cell table:formula="of:=MOD([.H291];2)" office:value-type="float" office:value="1">
            <text:p>1</text:p>
          </table:table-cell>
          <table:table-cell table:formula="of:=RANDBETWEEN(0;2^16)" office:value-type="float" office:value="42245">
            <text:p>42245</text:p>
          </table:table-cell>
          <table:table-cell table:formula="of:=MOD([.J29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table:formula="of:=[.$D$5]*[.D291]+[.$D$6]" office:value-type="float" office:value="0">
            <text:p>#NUM!</text:p>
          </table:table-cell>
          <table:table-cell table:formula="of:=[.$D$5]^[.C292]+[.$D$6]*(1-[.$D$5]^[.C292])/(1-[.$D$5])" office:value-type="float" office:value="0">
            <text:p>#NUM!</text:p>
          </table:table-cell>
          <table:table-cell table:formula="of:=MOD(INT([.D292]);INT([.$D$7]))" office:value-type="float" office:value="0">
            <text:p>#NUM!</text:p>
          </table:table-cell>
          <table:table-cell table:formula="of:=MOD(INT([.E292]);INT([.$D$7]))" office:value-type="float" office:value="0">
            <text:p>#NUM!</text:p>
          </table:table-cell>
          <table:table-cell table:formula="of:=MOD(([.$D$5]*[.H291]+[.$D$6]);[.$D$7])" office:value-type="float" office:value="56155">
            <text:p>56155</text:p>
          </table:table-cell>
          <table:table-cell table:formula="of:=MOD([.H292];2)" office:value-type="float" office:value="1">
            <text:p>1</text:p>
          </table:table-cell>
          <table:table-cell table:formula="of:=RANDBETWEEN(0;2^16)" office:value-type="float" office:value="13506">
            <text:p>13506</text:p>
          </table:table-cell>
          <table:table-cell table:formula="of:=MOD([.J29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81">
            <text:p>281</text:p>
          </table:table-cell>
          <table:table-cell table:formula="of:=[.$D$5]*[.D292]+[.$D$6]" office:value-type="float" office:value="0">
            <text:p>#NUM!</text:p>
          </table:table-cell>
          <table:table-cell table:formula="of:=[.$D$5]^[.C293]+[.$D$6]*(1-[.$D$5]^[.C293])/(1-[.$D$5])" office:value-type="float" office:value="0">
            <text:p>#NUM!</text:p>
          </table:table-cell>
          <table:table-cell table:formula="of:=MOD(INT([.D293]);INT([.$D$7]))" office:value-type="float" office:value="0">
            <text:p>#NUM!</text:p>
          </table:table-cell>
          <table:table-cell table:formula="of:=MOD(INT([.E293]);INT([.$D$7]))" office:value-type="float" office:value="0">
            <text:p>#NUM!</text:p>
          </table:table-cell>
          <table:table-cell table:formula="of:=MOD(([.$D$5]*[.H292]+[.$D$6]);[.$D$7])" office:value-type="float" office:value="41249">
            <text:p>41249</text:p>
          </table:table-cell>
          <table:table-cell table:formula="of:=MOD([.H293];2)" office:value-type="float" office:value="1">
            <text:p>1</text:p>
          </table:table-cell>
          <table:table-cell table:formula="of:=RANDBETWEEN(0;2^16)" office:value-type="float" office:value="56674">
            <text:p>56674</text:p>
          </table:table-cell>
          <table:table-cell table:formula="of:=MOD([.J29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82">
            <text:p>282</text:p>
          </table:table-cell>
          <table:table-cell table:formula="of:=[.$D$5]*[.D293]+[.$D$6]" office:value-type="float" office:value="0">
            <text:p>#NUM!</text:p>
          </table:table-cell>
          <table:table-cell table:formula="of:=[.$D$5]^[.C294]+[.$D$6]*(1-[.$D$5]^[.C294])/(1-[.$D$5])" office:value-type="float" office:value="0">
            <text:p>#NUM!</text:p>
          </table:table-cell>
          <table:table-cell table:formula="of:=MOD(INT([.D294]);INT([.$D$7]))" office:value-type="float" office:value="0">
            <text:p>#NUM!</text:p>
          </table:table-cell>
          <table:table-cell table:formula="of:=MOD(INT([.E294]);INT([.$D$7]))" office:value-type="float" office:value="0">
            <text:p>#NUM!</text:p>
          </table:table-cell>
          <table:table-cell table:formula="of:=MOD(([.$D$5]*[.H293]+[.$D$6]);[.$D$7])" office:value-type="float" office:value="36514">
            <text:p>36514</text:p>
          </table:table-cell>
          <table:table-cell table:formula="of:=MOD([.H294];2)" office:value-type="float" office:value="0">
            <text:p>0</text:p>
          </table:table-cell>
          <table:table-cell table:formula="of:=RANDBETWEEN(0;2^16)" office:value-type="float" office:value="51701">
            <text:p>51701</text:p>
          </table:table-cell>
          <table:table-cell table:formula="of:=MOD([.J29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83">
            <text:p>283</text:p>
          </table:table-cell>
          <table:table-cell table:formula="of:=[.$D$5]*[.D294]+[.$D$6]" office:value-type="float" office:value="0">
            <text:p>#NUM!</text:p>
          </table:table-cell>
          <table:table-cell table:formula="of:=[.$D$5]^[.C295]+[.$D$6]*(1-[.$D$5]^[.C295])/(1-[.$D$5])" office:value-type="float" office:value="0">
            <text:p>#NUM!</text:p>
          </table:table-cell>
          <table:table-cell table:formula="of:=MOD(INT([.D295]);INT([.$D$7]))" office:value-type="float" office:value="0">
            <text:p>#NUM!</text:p>
          </table:table-cell>
          <table:table-cell table:formula="of:=MOD(INT([.E295]);INT([.$D$7]))" office:value-type="float" office:value="0">
            <text:p>#NUM!</text:p>
          </table:table-cell>
          <table:table-cell table:formula="of:=MOD(([.$D$5]*[.H294]+[.$D$6]);[.$D$7])" office:value-type="float" office:value="48134">
            <text:p>48134</text:p>
          </table:table-cell>
          <table:table-cell table:formula="of:=MOD([.H295];2)" office:value-type="float" office:value="0">
            <text:p>0</text:p>
          </table:table-cell>
          <table:table-cell table:formula="of:=RANDBETWEEN(0;2^16)" office:value-type="float" office:value="12282">
            <text:p>12282</text:p>
          </table:table-cell>
          <table:table-cell table:formula="of:=MOD([.J29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84">
            <text:p>284</text:p>
          </table:table-cell>
          <table:table-cell table:formula="of:=[.$D$5]*[.D295]+[.$D$6]" office:value-type="float" office:value="0">
            <text:p>#NUM!</text:p>
          </table:table-cell>
          <table:table-cell table:formula="of:=[.$D$5]^[.C296]+[.$D$6]*(1-[.$D$5]^[.C296])/(1-[.$D$5])" office:value-type="float" office:value="0">
            <text:p>#NUM!</text:p>
          </table:table-cell>
          <table:table-cell table:formula="of:=MOD(INT([.D296]);INT([.$D$7]))" office:value-type="float" office:value="0">
            <text:p>#NUM!</text:p>
          </table:table-cell>
          <table:table-cell table:formula="of:=MOD(INT([.E296]);INT([.$D$7]))" office:value-type="float" office:value="0">
            <text:p>#NUM!</text:p>
          </table:table-cell>
          <table:table-cell table:formula="of:=MOD(([.$D$5]*[.H295]+[.$D$6]);[.$D$7])" office:value-type="float" office:value="62940">
            <text:p>62940</text:p>
          </table:table-cell>
          <table:table-cell table:formula="of:=MOD([.H296];2)" office:value-type="float" office:value="0">
            <text:p>0</text:p>
          </table:table-cell>
          <table:table-cell table:formula="of:=RANDBETWEEN(0;2^16)" office:value-type="float" office:value="37463">
            <text:p>37463</text:p>
          </table:table-cell>
          <table:table-cell table:formula="of:=MOD([.J29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85">
            <text:p>285</text:p>
          </table:table-cell>
          <table:table-cell table:formula="of:=[.$D$5]*[.D296]+[.$D$6]" office:value-type="float" office:value="0">
            <text:p>#NUM!</text:p>
          </table:table-cell>
          <table:table-cell table:formula="of:=[.$D$5]^[.C297]+[.$D$6]*(1-[.$D$5]^[.C297])/(1-[.$D$5])" office:value-type="float" office:value="0">
            <text:p>#NUM!</text:p>
          </table:table-cell>
          <table:table-cell table:formula="of:=MOD(INT([.D297]);INT([.$D$7]))" office:value-type="float" office:value="0">
            <text:p>#NUM!</text:p>
          </table:table-cell>
          <table:table-cell table:formula="of:=MOD(INT([.E297]);INT([.$D$7]))" office:value-type="float" office:value="0">
            <text:p>#NUM!</text:p>
          </table:table-cell>
          <table:table-cell table:formula="of:=MOD(([.$D$5]*[.H296]+[.$D$6]);[.$D$7])" office:value-type="float" office:value="7989">
            <text:p>7989</text:p>
          </table:table-cell>
          <table:table-cell table:formula="of:=MOD([.H297];2)" office:value-type="float" office:value="1">
            <text:p>1</text:p>
          </table:table-cell>
          <table:table-cell table:formula="of:=RANDBETWEEN(0;2^16)" office:value-type="float" office:value="49414">
            <text:p>49414</text:p>
          </table:table-cell>
          <table:table-cell table:formula="of:=MOD([.J29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86">
            <text:p>286</text:p>
          </table:table-cell>
          <table:table-cell table:formula="of:=[.$D$5]*[.D297]+[.$D$6]" office:value-type="float" office:value="0">
            <text:p>#NUM!</text:p>
          </table:table-cell>
          <table:table-cell table:formula="of:=[.$D$5]^[.C298]+[.$D$6]*(1-[.$D$5]^[.C298])/(1-[.$D$5])" office:value-type="float" office:value="0">
            <text:p>#NUM!</text:p>
          </table:table-cell>
          <table:table-cell table:formula="of:=MOD(INT([.D298]);INT([.$D$7]))" office:value-type="float" office:value="0">
            <text:p>#NUM!</text:p>
          </table:table-cell>
          <table:table-cell table:formula="of:=MOD(INT([.E298]);INT([.$D$7]))" office:value-type="float" office:value="0">
            <text:p>#NUM!</text:p>
          </table:table-cell>
          <table:table-cell table:formula="of:=MOD(([.$D$5]*[.H297]+[.$D$6]);[.$D$7])" office:value-type="float" office:value="29554">
            <text:p>29554</text:p>
          </table:table-cell>
          <table:table-cell table:formula="of:=MOD([.H298];2)" office:value-type="float" office:value="0">
            <text:p>0</text:p>
          </table:table-cell>
          <table:table-cell table:formula="of:=RANDBETWEEN(0;2^16)" office:value-type="float" office:value="6921">
            <text:p>6921</text:p>
          </table:table-cell>
          <table:table-cell table:formula="of:=MOD([.J29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87">
            <text:p>287</text:p>
          </table:table-cell>
          <table:table-cell table:formula="of:=[.$D$5]*[.D298]+[.$D$6]" office:value-type="float" office:value="0">
            <text:p>#NUM!</text:p>
          </table:table-cell>
          <table:table-cell table:formula="of:=[.$D$5]^[.C299]+[.$D$6]*(1-[.$D$5]^[.C299])/(1-[.$D$5])" office:value-type="float" office:value="0">
            <text:p>#NUM!</text:p>
          </table:table-cell>
          <table:table-cell table:formula="of:=MOD(INT([.D299]);INT([.$D$7]))" office:value-type="float" office:value="0">
            <text:p>#NUM!</text:p>
          </table:table-cell>
          <table:table-cell table:formula="of:=MOD(INT([.E299]);INT([.$D$7]))" office:value-type="float" office:value="0">
            <text:p>#NUM!</text:p>
          </table:table-cell>
          <table:table-cell table:formula="of:=MOD(([.$D$5]*[.H298]+[.$D$6]);[.$D$7])" office:value-type="float" office:value="9712">
            <text:p>9712</text:p>
          </table:table-cell>
          <table:table-cell table:formula="of:=MOD([.H299];2)" office:value-type="float" office:value="0">
            <text:p>0</text:p>
          </table:table-cell>
          <table:table-cell table:formula="of:=RANDBETWEEN(0;2^16)" office:value-type="float" office:value="50085">
            <text:p>50085</text:p>
          </table:table-cell>
          <table:table-cell table:formula="of:=MOD([.J29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88">
            <text:p>288</text:p>
          </table:table-cell>
          <table:table-cell table:formula="of:=[.$D$5]*[.D299]+[.$D$6]" office:value-type="float" office:value="0">
            <text:p>#NUM!</text:p>
          </table:table-cell>
          <table:table-cell table:formula="of:=[.$D$5]^[.C300]+[.$D$6]*(1-[.$D$5]^[.C300])/(1-[.$D$5])" office:value-type="float" office:value="0">
            <text:p>#NUM!</text:p>
          </table:table-cell>
          <table:table-cell table:formula="of:=MOD(INT([.D300]);INT([.$D$7]))" office:value-type="float" office:value="0">
            <text:p>#NUM!</text:p>
          </table:table-cell>
          <table:table-cell table:formula="of:=MOD(INT([.E300]);INT([.$D$7]))" office:value-type="float" office:value="0">
            <text:p>#NUM!</text:p>
          </table:table-cell>
          <table:table-cell table:formula="of:=MOD(([.$D$5]*[.H299]+[.$D$6]);[.$D$7])" office:value-type="float" office:value="13284">
            <text:p>13284</text:p>
          </table:table-cell>
          <table:table-cell table:formula="of:=MOD([.H300];2)" office:value-type="float" office:value="0">
            <text:p>0</text:p>
          </table:table-cell>
          <table:table-cell table:formula="of:=RANDBETWEEN(0;2^16)" office:value-type="float" office:value="31456">
            <text:p>31456</text:p>
          </table:table-cell>
          <table:table-cell table:formula="of:=MOD([.J30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89">
            <text:p>289</text:p>
          </table:table-cell>
          <table:table-cell table:formula="of:=[.$D$5]*[.D300]+[.$D$6]" office:value-type="float" office:value="0">
            <text:p>#NUM!</text:p>
          </table:table-cell>
          <table:table-cell table:formula="of:=[.$D$5]^[.C301]+[.$D$6]*(1-[.$D$5]^[.C301])/(1-[.$D$5])" office:value-type="float" office:value="0">
            <text:p>#NUM!</text:p>
          </table:table-cell>
          <table:table-cell table:formula="of:=MOD(INT([.D301]);INT([.$D$7]))" office:value-type="float" office:value="0">
            <text:p>#NUM!</text:p>
          </table:table-cell>
          <table:table-cell table:formula="of:=MOD(INT([.E301]);INT([.$D$7]))" office:value-type="float" office:value="0">
            <text:p>#NUM!</text:p>
          </table:table-cell>
          <table:table-cell table:formula="of:=MOD(([.$D$5]*[.H300]+[.$D$6]);[.$D$7])" office:value-type="float" office:value="37598">
            <text:p>37598</text:p>
          </table:table-cell>
          <table:table-cell table:formula="of:=MOD([.H301];2)" office:value-type="float" office:value="0">
            <text:p>0</text:p>
          </table:table-cell>
          <table:table-cell table:formula="of:=RANDBETWEEN(0;2^16)" office:value-type="float" office:value="57517">
            <text:p>57517</text:p>
          </table:table-cell>
          <table:table-cell table:formula="of:=MOD([.J30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90">
            <text:p>290</text:p>
          </table:table-cell>
          <table:table-cell table:formula="of:=[.$D$5]*[.D301]+[.$D$6]" office:value-type="float" office:value="0">
            <text:p>#NUM!</text:p>
          </table:table-cell>
          <table:table-cell table:formula="of:=[.$D$5]^[.C302]+[.$D$6]*(1-[.$D$5]^[.C302])/(1-[.$D$5])" office:value-type="float" office:value="0">
            <text:p>#NUM!</text:p>
          </table:table-cell>
          <table:table-cell table:formula="of:=MOD(INT([.D302]);INT([.$D$7]))" office:value-type="float" office:value="0">
            <text:p>#NUM!</text:p>
          </table:table-cell>
          <table:table-cell table:formula="of:=MOD(INT([.E302]);INT([.$D$7]))" office:value-type="float" office:value="0">
            <text:p>#NUM!</text:p>
          </table:table-cell>
          <table:table-cell table:formula="of:=MOD(([.$D$5]*[.H301]+[.$D$6]);[.$D$7])" office:value-type="float" office:value="5681">
            <text:p>5681</text:p>
          </table:table-cell>
          <table:table-cell table:formula="of:=MOD([.H302];2)" office:value-type="float" office:value="1">
            <text:p>1</text:p>
          </table:table-cell>
          <table:table-cell table:formula="of:=RANDBETWEEN(0;2^16)" office:value-type="float" office:value="8211">
            <text:p>8211</text:p>
          </table:table-cell>
          <table:table-cell table:formula="of:=MOD([.J30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91">
            <text:p>291</text:p>
          </table:table-cell>
          <table:table-cell table:formula="of:=[.$D$5]*[.D302]+[.$D$6]" office:value-type="float" office:value="0">
            <text:p>#NUM!</text:p>
          </table:table-cell>
          <table:table-cell table:formula="of:=[.$D$5]^[.C303]+[.$D$6]*(1-[.$D$5]^[.C303])/(1-[.$D$5])" office:value-type="float" office:value="0">
            <text:p>#NUM!</text:p>
          </table:table-cell>
          <table:table-cell table:formula="of:=MOD(INT([.D303]);INT([.$D$7]))" office:value-type="float" office:value="0">
            <text:p>#NUM!</text:p>
          </table:table-cell>
          <table:table-cell table:formula="of:=MOD(INT([.E303]);INT([.$D$7]))" office:value-type="float" office:value="0">
            <text:p>#NUM!</text:p>
          </table:table-cell>
          <table:table-cell table:formula="of:=MOD(([.$D$5]*[.H302]+[.$D$6]);[.$D$7])" office:value-type="float" office:value="44007">
            <text:p>44007</text:p>
          </table:table-cell>
          <table:table-cell table:formula="of:=MOD([.H303];2)" office:value-type="float" office:value="1">
            <text:p>1</text:p>
          </table:table-cell>
          <table:table-cell table:formula="of:=RANDBETWEEN(0;2^16)" office:value-type="float" office:value="14768">
            <text:p>14768</text:p>
          </table:table-cell>
          <table:table-cell table:formula="of:=MOD([.J30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92">
            <text:p>292</text:p>
          </table:table-cell>
          <table:table-cell table:formula="of:=[.$D$5]*[.D303]+[.$D$6]" office:value-type="float" office:value="0">
            <text:p>#NUM!</text:p>
          </table:table-cell>
          <table:table-cell table:formula="of:=[.$D$5]^[.C304]+[.$D$6]*(1-[.$D$5]^[.C304])/(1-[.$D$5])" office:value-type="float" office:value="0">
            <text:p>#NUM!</text:p>
          </table:table-cell>
          <table:table-cell table:formula="of:=MOD(INT([.D304]);INT([.$D$7]))" office:value-type="float" office:value="0">
            <text:p>#NUM!</text:p>
          </table:table-cell>
          <table:table-cell table:formula="of:=MOD(INT([.E304]);INT([.$D$7]))" office:value-type="float" office:value="0">
            <text:p>#NUM!</text:p>
          </table:table-cell>
          <table:table-cell table:formula="of:=MOD(([.$D$5]*[.H303]+[.$D$6]);[.$D$7])" office:value-type="float" office:value="28500">
            <text:p>28500</text:p>
          </table:table-cell>
          <table:table-cell table:formula="of:=MOD([.H304];2)" office:value-type="float" office:value="0">
            <text:p>0</text:p>
          </table:table-cell>
          <table:table-cell table:formula="of:=RANDBETWEEN(0;2^16)" office:value-type="float" office:value="45688">
            <text:p>45688</text:p>
          </table:table-cell>
          <table:table-cell table:formula="of:=MOD([.J30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93">
            <text:p>293</text:p>
          </table:table-cell>
          <table:table-cell table:formula="of:=[.$D$5]*[.D304]+[.$D$6]" office:value-type="float" office:value="0">
            <text:p>#NUM!</text:p>
          </table:table-cell>
          <table:table-cell table:formula="of:=[.$D$5]^[.C305]+[.$D$6]*(1-[.$D$5]^[.C305])/(1-[.$D$5])" office:value-type="float" office:value="0">
            <text:p>#NUM!</text:p>
          </table:table-cell>
          <table:table-cell table:formula="of:=MOD(INT([.D305]);INT([.$D$7]))" office:value-type="float" office:value="0">
            <text:p>#NUM!</text:p>
          </table:table-cell>
          <table:table-cell table:formula="of:=MOD(INT([.E305]);INT([.$D$7]))" office:value-type="float" office:value="0">
            <text:p>#NUM!</text:p>
          </table:table-cell>
          <table:table-cell table:formula="of:=MOD(([.$D$5]*[.H304]+[.$D$6]);[.$D$7])" office:value-type="float" office:value="43856">
            <text:p>43856</text:p>
          </table:table-cell>
          <table:table-cell table:formula="of:=MOD([.H305];2)" office:value-type="float" office:value="0">
            <text:p>0</text:p>
          </table:table-cell>
          <table:table-cell table:formula="of:=RANDBETWEEN(0;2^16)" office:value-type="float" office:value="15430">
            <text:p>15430</text:p>
          </table:table-cell>
          <table:table-cell table:formula="of:=MOD([.J30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94">
            <text:p>294</text:p>
          </table:table-cell>
          <table:table-cell table:formula="of:=[.$D$5]*[.D305]+[.$D$6]" office:value-type="float" office:value="0">
            <text:p>#NUM!</text:p>
          </table:table-cell>
          <table:table-cell table:formula="of:=[.$D$5]^[.C306]+[.$D$6]*(1-[.$D$5]^[.C306])/(1-[.$D$5])" office:value-type="float" office:value="0">
            <text:p>#NUM!</text:p>
          </table:table-cell>
          <table:table-cell table:formula="of:=MOD(INT([.D306]);INT([.$D$7]))" office:value-type="float" office:value="0">
            <text:p>#NUM!</text:p>
          </table:table-cell>
          <table:table-cell table:formula="of:=MOD(INT([.E306]);INT([.$D$7]))" office:value-type="float" office:value="0">
            <text:p>#NUM!</text:p>
          </table:table-cell>
          <table:table-cell table:formula="of:=MOD(([.$D$5]*[.H305]+[.$D$6]);[.$D$7])" office:value-type="float" office:value="55030">
            <text:p>55030</text:p>
          </table:table-cell>
          <table:table-cell table:formula="of:=MOD([.H306];2)" office:value-type="float" office:value="0">
            <text:p>0</text:p>
          </table:table-cell>
          <table:table-cell table:formula="of:=RANDBETWEEN(0;2^16)" office:value-type="float" office:value="32179">
            <text:p>32179</text:p>
          </table:table-cell>
          <table:table-cell table:formula="of:=MOD([.J30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95">
            <text:p>295</text:p>
          </table:table-cell>
          <table:table-cell table:formula="of:=[.$D$5]*[.D306]+[.$D$6]" office:value-type="float" office:value="0">
            <text:p>#NUM!</text:p>
          </table:table-cell>
          <table:table-cell table:formula="of:=[.$D$5]^[.C307]+[.$D$6]*(1-[.$D$5]^[.C307])/(1-[.$D$5])" office:value-type="float" office:value="0">
            <text:p>#NUM!</text:p>
          </table:table-cell>
          <table:table-cell table:formula="of:=MOD(INT([.D307]);INT([.$D$7]))" office:value-type="float" office:value="0">
            <text:p>#NUM!</text:p>
          </table:table-cell>
          <table:table-cell table:formula="of:=MOD(INT([.E307]);INT([.$D$7]))" office:value-type="float" office:value="0">
            <text:p>#NUM!</text:p>
          </table:table-cell>
          <table:table-cell table:formula="of:=MOD(([.$D$5]*[.H306]+[.$D$6]);[.$D$7])" office:value-type="float" office:value="57920">
            <text:p>57920</text:p>
          </table:table-cell>
          <table:table-cell table:formula="of:=MOD([.H307];2)" office:value-type="float" office:value="0">
            <text:p>0</text:p>
          </table:table-cell>
          <table:table-cell table:formula="of:=RANDBETWEEN(0;2^16)" office:value-type="float" office:value="61850">
            <text:p>61850</text:p>
          </table:table-cell>
          <table:table-cell table:formula="of:=MOD([.J30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96">
            <text:p>296</text:p>
          </table:table-cell>
          <table:table-cell table:formula="of:=[.$D$5]*[.D307]+[.$D$6]" office:value-type="float" office:value="0">
            <text:p>#NUM!</text:p>
          </table:table-cell>
          <table:table-cell table:formula="of:=[.$D$5]^[.C308]+[.$D$6]*(1-[.$D$5]^[.C308])/(1-[.$D$5])" office:value-type="float" office:value="0">
            <text:p>#NUM!</text:p>
          </table:table-cell>
          <table:table-cell table:formula="of:=MOD(INT([.D308]);INT([.$D$7]))" office:value-type="float" office:value="0">
            <text:p>#NUM!</text:p>
          </table:table-cell>
          <table:table-cell table:formula="of:=MOD(INT([.E308]);INT([.$D$7]))" office:value-type="float" office:value="0">
            <text:p>#NUM!</text:p>
          </table:table-cell>
          <table:table-cell table:formula="of:=MOD(([.$D$5]*[.H307]+[.$D$6]);[.$D$7])" office:value-type="float" office:value="239">
            <text:p>239</text:p>
          </table:table-cell>
          <table:table-cell table:formula="of:=MOD([.H308];2)" office:value-type="float" office:value="1">
            <text:p>1</text:p>
          </table:table-cell>
          <table:table-cell table:formula="of:=RANDBETWEEN(0;2^16)" office:value-type="float" office:value="43848">
            <text:p>43848</text:p>
          </table:table-cell>
          <table:table-cell table:formula="of:=MOD([.J30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97">
            <text:p>297</text:p>
          </table:table-cell>
          <table:table-cell table:formula="of:=[.$D$5]*[.D308]+[.$D$6]" office:value-type="float" office:value="0">
            <text:p>#NUM!</text:p>
          </table:table-cell>
          <table:table-cell table:formula="of:=[.$D$5]^[.C309]+[.$D$6]*(1-[.$D$5]^[.C309])/(1-[.$D$5])" office:value-type="float" office:value="0">
            <text:p>#NUM!</text:p>
          </table:table-cell>
          <table:table-cell table:formula="of:=MOD(INT([.D309]);INT([.$D$7]))" office:value-type="float" office:value="0">
            <text:p>#NUM!</text:p>
          </table:table-cell>
          <table:table-cell table:formula="of:=MOD(INT([.E309]);INT([.$D$7]))" office:value-type="float" office:value="0">
            <text:p>#NUM!</text:p>
          </table:table-cell>
          <table:table-cell table:formula="of:=MOD(([.$D$5]*[.H308]+[.$D$6]);[.$D$7])" office:value-type="float" office:value="57016">
            <text:p>57016</text:p>
          </table:table-cell>
          <table:table-cell table:formula="of:=MOD([.H309];2)" office:value-type="float" office:value="0">
            <text:p>0</text:p>
          </table:table-cell>
          <table:table-cell table:formula="of:=RANDBETWEEN(0;2^16)" office:value-type="float" office:value="13565">
            <text:p>13565</text:p>
          </table:table-cell>
          <table:table-cell table:formula="of:=MOD([.J30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98">
            <text:p>298</text:p>
          </table:table-cell>
          <table:table-cell table:formula="of:=[.$D$5]*[.D309]+[.$D$6]" office:value-type="float" office:value="0">
            <text:p>#NUM!</text:p>
          </table:table-cell>
          <table:table-cell table:formula="of:=[.$D$5]^[.C310]+[.$D$6]*(1-[.$D$5]^[.C310])/(1-[.$D$5])" office:value-type="float" office:value="0">
            <text:p>#NUM!</text:p>
          </table:table-cell>
          <table:table-cell table:formula="of:=MOD(INT([.D310]);INT([.$D$7]))" office:value-type="float" office:value="0">
            <text:p>#NUM!</text:p>
          </table:table-cell>
          <table:table-cell table:formula="of:=MOD(INT([.E310]);INT([.$D$7]))" office:value-type="float" office:value="0">
            <text:p>#NUM!</text:p>
          </table:table-cell>
          <table:table-cell table:formula="of:=MOD(([.$D$5]*[.H309]+[.$D$6]);[.$D$7])" office:value-type="float" office:value="58375">
            <text:p>58375</text:p>
          </table:table-cell>
          <table:table-cell table:formula="of:=MOD([.H310];2)" office:value-type="float" office:value="1">
            <text:p>1</text:p>
          </table:table-cell>
          <table:table-cell table:formula="of:=RANDBETWEEN(0;2^16)" office:value-type="float" office:value="39613">
            <text:p>39613</text:p>
          </table:table-cell>
          <table:table-cell table:formula="of:=MOD([.J31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table:formula="of:=[.$D$5]*[.D310]+[.$D$6]" office:value-type="float" office:value="0">
            <text:p>#NUM!</text:p>
          </table:table-cell>
          <table:table-cell table:formula="of:=[.$D$5]^[.C311]+[.$D$6]*(1-[.$D$5]^[.C311])/(1-[.$D$5])" office:value-type="float" office:value="0">
            <text:p>#NUM!</text:p>
          </table:table-cell>
          <table:table-cell table:formula="of:=MOD(INT([.D311]);INT([.$D$7]))" office:value-type="float" office:value="0">
            <text:p>#NUM!</text:p>
          </table:table-cell>
          <table:table-cell table:formula="of:=MOD(INT([.E311]);INT([.$D$7]))" office:value-type="float" office:value="0">
            <text:p>#NUM!</text:p>
          </table:table-cell>
          <table:table-cell table:formula="of:=MOD(([.$D$5]*[.H310]+[.$D$6]);[.$D$7])" office:value-type="float" office:value="16216">
            <text:p>16216</text:p>
          </table:table-cell>
          <table:table-cell table:formula="of:=MOD([.H311];2)" office:value-type="float" office:value="0">
            <text:p>0</text:p>
          </table:table-cell>
          <table:table-cell table:formula="of:=RANDBETWEEN(0;2^16)" office:value-type="float" office:value="587">
            <text:p>587</text:p>
          </table:table-cell>
          <table:table-cell table:formula="of:=MOD([.J31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formula="of:=[.$D$5]*[.D311]+[.$D$6]" office:value-type="float" office:value="0">
            <text:p>#NUM!</text:p>
          </table:table-cell>
          <table:table-cell table:formula="of:=[.$D$5]^[.C312]+[.$D$6]*(1-[.$D$5]^[.C312])/(1-[.$D$5])" office:value-type="float" office:value="0">
            <text:p>#NUM!</text:p>
          </table:table-cell>
          <table:table-cell table:formula="of:=MOD(INT([.D312]);INT([.$D$7]))" office:value-type="float" office:value="0">
            <text:p>#NUM!</text:p>
          </table:table-cell>
          <table:table-cell table:formula="of:=MOD(INT([.E312]);INT([.$D$7]))" office:value-type="float" office:value="0">
            <text:p>#NUM!</text:p>
          </table:table-cell>
          <table:table-cell table:formula="of:=MOD(([.$D$5]*[.H311]+[.$D$6]);[.$D$7])" office:value-type="float" office:value="20714">
            <text:p>20714</text:p>
          </table:table-cell>
          <table:table-cell table:formula="of:=MOD([.H312];2)" office:value-type="float" office:value="0">
            <text:p>0</text:p>
          </table:table-cell>
          <table:table-cell table:formula="of:=RANDBETWEEN(0;2^16)" office:value-type="float" office:value="31022">
            <text:p>31022</text:p>
          </table:table-cell>
          <table:table-cell table:formula="of:=MOD([.J31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01">
            <text:p>301</text:p>
          </table:table-cell>
          <table:table-cell table:formula="of:=[.$D$5]*[.D312]+[.$D$6]" office:value-type="float" office:value="0">
            <text:p>#NUM!</text:p>
          </table:table-cell>
          <table:table-cell table:formula="of:=[.$D$5]^[.C313]+[.$D$6]*(1-[.$D$5]^[.C313])/(1-[.$D$5])" office:value-type="float" office:value="0">
            <text:p>#NUM!</text:p>
          </table:table-cell>
          <table:table-cell table:formula="of:=MOD(INT([.D313]);INT([.$D$7]))" office:value-type="float" office:value="0">
            <text:p>#NUM!</text:p>
          </table:table-cell>
          <table:table-cell table:formula="of:=MOD(INT([.E313]);INT([.$D$7]))" office:value-type="float" office:value="0">
            <text:p>#NUM!</text:p>
          </table:table-cell>
          <table:table-cell table:formula="of:=MOD(([.$D$5]*[.H312]+[.$D$6]);[.$D$7])" office:value-type="float" office:value="55074">
            <text:p>55074</text:p>
          </table:table-cell>
          <table:table-cell table:formula="of:=MOD([.H313];2)" office:value-type="float" office:value="0">
            <text:p>0</text:p>
          </table:table-cell>
          <table:table-cell table:formula="of:=RANDBETWEEN(0;2^16)" office:value-type="float" office:value="19316">
            <text:p>19316</text:p>
          </table:table-cell>
          <table:table-cell table:formula="of:=MOD([.J31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02">
            <text:p>302</text:p>
          </table:table-cell>
          <table:table-cell table:formula="of:=[.$D$5]*[.D313]+[.$D$6]" office:value-type="float" office:value="0">
            <text:p>#NUM!</text:p>
          </table:table-cell>
          <table:table-cell table:formula="of:=[.$D$5]^[.C314]+[.$D$6]*(1-[.$D$5]^[.C314])/(1-[.$D$5])" office:value-type="float" office:value="0">
            <text:p>#NUM!</text:p>
          </table:table-cell>
          <table:table-cell table:formula="of:=MOD(INT([.D314]);INT([.$D$7]))" office:value-type="float" office:value="0">
            <text:p>#NUM!</text:p>
          </table:table-cell>
          <table:table-cell table:formula="of:=MOD(INT([.E314]);INT([.$D$7]))" office:value-type="float" office:value="0">
            <text:p>#NUM!</text:p>
          </table:table-cell>
          <table:table-cell table:formula="of:=MOD(([.$D$5]*[.H313]+[.$D$6]);[.$D$7])" office:value-type="float" office:value="63210">
            <text:p>63210</text:p>
          </table:table-cell>
          <table:table-cell table:formula="of:=MOD([.H314];2)" office:value-type="float" office:value="0">
            <text:p>0</text:p>
          </table:table-cell>
          <table:table-cell table:formula="of:=RANDBETWEEN(0;2^16)" office:value-type="float" office:value="27697">
            <text:p>27697</text:p>
          </table:table-cell>
          <table:table-cell table:formula="of:=MOD([.J31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03">
            <text:p>303</text:p>
          </table:table-cell>
          <table:table-cell table:formula="of:=[.$D$5]*[.D314]+[.$D$6]" office:value-type="float" office:value="0">
            <text:p>#NUM!</text:p>
          </table:table-cell>
          <table:table-cell table:formula="of:=[.$D$5]^[.C315]+[.$D$6]*(1-[.$D$5]^[.C315])/(1-[.$D$5])" office:value-type="float" office:value="0">
            <text:p>#NUM!</text:p>
          </table:table-cell>
          <table:table-cell table:formula="of:=MOD(INT([.D315]);INT([.$D$7]))" office:value-type="float" office:value="0">
            <text:p>#NUM!</text:p>
          </table:table-cell>
          <table:table-cell table:formula="of:=MOD(INT([.E315]);INT([.$D$7]))" office:value-type="float" office:value="0">
            <text:p>#NUM!</text:p>
          </table:table-cell>
          <table:table-cell table:formula="of:=MOD(([.$D$5]*[.H314]+[.$D$6]);[.$D$7])" office:value-type="float" office:value="64282">
            <text:p>64282</text:p>
          </table:table-cell>
          <table:table-cell table:formula="of:=MOD([.H315];2)" office:value-type="float" office:value="0">
            <text:p>0</text:p>
          </table:table-cell>
          <table:table-cell table:formula="of:=RANDBETWEEN(0;2^16)" office:value-type="float" office:value="29864">
            <text:p>29864</text:p>
          </table:table-cell>
          <table:table-cell table:formula="of:=MOD([.J31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04">
            <text:p>304</text:p>
          </table:table-cell>
          <table:table-cell table:formula="of:=[.$D$5]*[.D315]+[.$D$6]" office:value-type="float" office:value="0">
            <text:p>#NUM!</text:p>
          </table:table-cell>
          <table:table-cell table:formula="of:=[.$D$5]^[.C316]+[.$D$6]*(1-[.$D$5]^[.C316])/(1-[.$D$5])" office:value-type="float" office:value="0">
            <text:p>#NUM!</text:p>
          </table:table-cell>
          <table:table-cell table:formula="of:=MOD(INT([.D316]);INT([.$D$7]))" office:value-type="float" office:value="0">
            <text:p>#NUM!</text:p>
          </table:table-cell>
          <table:table-cell table:formula="of:=MOD(INT([.E316]);INT([.$D$7]))" office:value-type="float" office:value="0">
            <text:p>#NUM!</text:p>
          </table:table-cell>
          <table:table-cell table:formula="of:=MOD(([.$D$5]*[.H315]+[.$D$6]);[.$D$7])" office:value-type="float" office:value="38260">
            <text:p>38260</text:p>
          </table:table-cell>
          <table:table-cell table:formula="of:=MOD([.H316];2)" office:value-type="float" office:value="0">
            <text:p>0</text:p>
          </table:table-cell>
          <table:table-cell table:formula="of:=RANDBETWEEN(0;2^16)" office:value-type="float" office:value="63021">
            <text:p>63021</text:p>
          </table:table-cell>
          <table:table-cell table:formula="of:=MOD([.J31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05">
            <text:p>305</text:p>
          </table:table-cell>
          <table:table-cell table:formula="of:=[.$D$5]*[.D316]+[.$D$6]" office:value-type="float" office:value="0">
            <text:p>#NUM!</text:p>
          </table:table-cell>
          <table:table-cell table:formula="of:=[.$D$5]^[.C317]+[.$D$6]*(1-[.$D$5]^[.C317])/(1-[.$D$5])" office:value-type="float" office:value="0">
            <text:p>#NUM!</text:p>
          </table:table-cell>
          <table:table-cell table:formula="of:=MOD(INT([.D317]);INT([.$D$7]))" office:value-type="float" office:value="0">
            <text:p>#NUM!</text:p>
          </table:table-cell>
          <table:table-cell table:formula="of:=MOD(INT([.E317]);INT([.$D$7]))" office:value-type="float" office:value="0">
            <text:p>#NUM!</text:p>
          </table:table-cell>
          <table:table-cell table:formula="of:=MOD(([.$D$5]*[.H316]+[.$D$6]);[.$D$7])" office:value-type="float" office:value="49524">
            <text:p>49524</text:p>
          </table:table-cell>
          <table:table-cell table:formula="of:=MOD([.H317];2)" office:value-type="float" office:value="0">
            <text:p>0</text:p>
          </table:table-cell>
          <table:table-cell table:formula="of:=RANDBETWEEN(0;2^16)" office:value-type="float" office:value="8347">
            <text:p>8347</text:p>
          </table:table-cell>
          <table:table-cell table:formula="of:=MOD([.J31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06">
            <text:p>306</text:p>
          </table:table-cell>
          <table:table-cell table:formula="of:=[.$D$5]*[.D317]+[.$D$6]" office:value-type="float" office:value="0">
            <text:p>#NUM!</text:p>
          </table:table-cell>
          <table:table-cell table:formula="of:=[.$D$5]^[.C318]+[.$D$6]*(1-[.$D$5]^[.C318])/(1-[.$D$5])" office:value-type="float" office:value="0">
            <text:p>#NUM!</text:p>
          </table:table-cell>
          <table:table-cell table:formula="of:=MOD(INT([.D318]);INT([.$D$7]))" office:value-type="float" office:value="0">
            <text:p>#NUM!</text:p>
          </table:table-cell>
          <table:table-cell table:formula="of:=MOD(INT([.E318]);INT([.$D$7]))" office:value-type="float" office:value="0">
            <text:p>#NUM!</text:p>
          </table:table-cell>
          <table:table-cell table:formula="of:=MOD(([.$D$5]*[.H317]+[.$D$6]);[.$D$7])" office:value-type="float" office:value="27487">
            <text:p>27487</text:p>
          </table:table-cell>
          <table:table-cell table:formula="of:=MOD([.H318];2)" office:value-type="float" office:value="1">
            <text:p>1</text:p>
          </table:table-cell>
          <table:table-cell table:formula="of:=RANDBETWEEN(0;2^16)" office:value-type="float" office:value="55173">
            <text:p>55173</text:p>
          </table:table-cell>
          <table:table-cell table:formula="of:=MOD([.J31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07">
            <text:p>307</text:p>
          </table:table-cell>
          <table:table-cell table:formula="of:=[.$D$5]*[.D318]+[.$D$6]" office:value-type="float" office:value="0">
            <text:p>#NUM!</text:p>
          </table:table-cell>
          <table:table-cell table:formula="of:=[.$D$5]^[.C319]+[.$D$6]*(1-[.$D$5]^[.C319])/(1-[.$D$5])" office:value-type="float" office:value="0">
            <text:p>#NUM!</text:p>
          </table:table-cell>
          <table:table-cell table:formula="of:=MOD(INT([.D319]);INT([.$D$7]))" office:value-type="float" office:value="0">
            <text:p>#NUM!</text:p>
          </table:table-cell>
          <table:table-cell table:formula="of:=MOD(INT([.E319]);INT([.$D$7]))" office:value-type="float" office:value="0">
            <text:p>#NUM!</text:p>
          </table:table-cell>
          <table:table-cell table:formula="of:=MOD(([.$D$5]*[.H318]+[.$D$6]);[.$D$7])" office:value-type="float" office:value="38245">
            <text:p>38245</text:p>
          </table:table-cell>
          <table:table-cell table:formula="of:=MOD([.H319];2)" office:value-type="float" office:value="1">
            <text:p>1</text:p>
          </table:table-cell>
          <table:table-cell table:formula="of:=RANDBETWEEN(0;2^16)" office:value-type="float" office:value="54131">
            <text:p>54131</text:p>
          </table:table-cell>
          <table:table-cell table:formula="of:=MOD([.J31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08">
            <text:p>308</text:p>
          </table:table-cell>
          <table:table-cell table:formula="of:=[.$D$5]*[.D319]+[.$D$6]" office:value-type="float" office:value="0">
            <text:p>#NUM!</text:p>
          </table:table-cell>
          <table:table-cell table:formula="of:=[.$D$5]^[.C320]+[.$D$6]*(1-[.$D$5]^[.C320])/(1-[.$D$5])" office:value-type="float" office:value="0">
            <text:p>#NUM!</text:p>
          </table:table-cell>
          <table:table-cell table:formula="of:=MOD(INT([.D320]);INT([.$D$7]))" office:value-type="float" office:value="0">
            <text:p>#NUM!</text:p>
          </table:table-cell>
          <table:table-cell table:formula="of:=MOD(INT([.E320]);INT([.$D$7]))" office:value-type="float" office:value="0">
            <text:p>#NUM!</text:p>
          </table:table-cell>
          <table:table-cell table:formula="of:=MOD(([.$D$5]*[.H319]+[.$D$6]);[.$D$7])" office:value-type="float" office:value="20910">
            <text:p>20910</text:p>
          </table:table-cell>
          <table:table-cell table:formula="of:=MOD([.H320];2)" office:value-type="float" office:value="0">
            <text:p>0</text:p>
          </table:table-cell>
          <table:table-cell table:formula="of:=RANDBETWEEN(0;2^16)" office:value-type="float" office:value="64312">
            <text:p>64312</text:p>
          </table:table-cell>
          <table:table-cell table:formula="of:=MOD([.J32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09">
            <text:p>309</text:p>
          </table:table-cell>
          <table:table-cell table:formula="of:=[.$D$5]*[.D320]+[.$D$6]" office:value-type="float" office:value="0">
            <text:p>#NUM!</text:p>
          </table:table-cell>
          <table:table-cell table:formula="of:=[.$D$5]^[.C321]+[.$D$6]*(1-[.$D$5]^[.C321])/(1-[.$D$5])" office:value-type="float" office:value="0">
            <text:p>#NUM!</text:p>
          </table:table-cell>
          <table:table-cell table:formula="of:=MOD(INT([.D321]);INT([.$D$7]))" office:value-type="float" office:value="0">
            <text:p>#NUM!</text:p>
          </table:table-cell>
          <table:table-cell table:formula="of:=MOD(INT([.E321]);INT([.$D$7]))" office:value-type="float" office:value="0">
            <text:p>#NUM!</text:p>
          </table:table-cell>
          <table:table-cell table:formula="of:=MOD(([.$D$5]*[.H320]+[.$D$6]);[.$D$7])" office:value-type="float" office:value="48849">
            <text:p>48849</text:p>
          </table:table-cell>
          <table:table-cell table:formula="of:=MOD([.H321];2)" office:value-type="float" office:value="1">
            <text:p>1</text:p>
          </table:table-cell>
          <table:table-cell table:formula="of:=RANDBETWEEN(0;2^16)" office:value-type="float" office:value="47025">
            <text:p>47025</text:p>
          </table:table-cell>
          <table:table-cell table:formula="of:=MOD([.J32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10">
            <text:p>310</text:p>
          </table:table-cell>
          <table:table-cell table:formula="of:=[.$D$5]*[.D321]+[.$D$6]" office:value-type="float" office:value="0">
            <text:p>#NUM!</text:p>
          </table:table-cell>
          <table:table-cell table:formula="of:=[.$D$5]^[.C322]+[.$D$6]*(1-[.$D$5]^[.C322])/(1-[.$D$5])" office:value-type="float" office:value="0">
            <text:p>#NUM!</text:p>
          </table:table-cell>
          <table:table-cell table:formula="of:=MOD(INT([.D322]);INT([.$D$7]))" office:value-type="float" office:value="0">
            <text:p>#NUM!</text:p>
          </table:table-cell>
          <table:table-cell table:formula="of:=MOD(INT([.E322]);INT([.$D$7]))" office:value-type="float" office:value="0">
            <text:p>#NUM!</text:p>
          </table:table-cell>
          <table:table-cell table:formula="of:=MOD(([.$D$5]*[.H321]+[.$D$6]);[.$D$7])" office:value-type="float" office:value="50597">
            <text:p>50597</text:p>
          </table:table-cell>
          <table:table-cell table:formula="of:=MOD([.H322];2)" office:value-type="float" office:value="1">
            <text:p>1</text:p>
          </table:table-cell>
          <table:table-cell table:formula="of:=RANDBETWEEN(0;2^16)" office:value-type="float" office:value="17947">
            <text:p>17947</text:p>
          </table:table-cell>
          <table:table-cell table:formula="of:=MOD([.J32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11">
            <text:p>311</text:p>
          </table:table-cell>
          <table:table-cell table:formula="of:=[.$D$5]*[.D322]+[.$D$6]" office:value-type="float" office:value="0">
            <text:p>#NUM!</text:p>
          </table:table-cell>
          <table:table-cell table:formula="of:=[.$D$5]^[.C323]+[.$D$6]*(1-[.$D$5]^[.C323])/(1-[.$D$5])" office:value-type="float" office:value="0">
            <text:p>#NUM!</text:p>
          </table:table-cell>
          <table:table-cell table:formula="of:=MOD(INT([.D323]);INT([.$D$7]))" office:value-type="float" office:value="0">
            <text:p>#NUM!</text:p>
          </table:table-cell>
          <table:table-cell table:formula="of:=MOD(INT([.E323]);INT([.$D$7]))" office:value-type="float" office:value="0">
            <text:p>#NUM!</text:p>
          </table:table-cell>
          <table:table-cell table:formula="of:=MOD(([.$D$5]*[.H322]+[.$D$6]);[.$D$7])" office:value-type="float" office:value="16480">
            <text:p>16480</text:p>
          </table:table-cell>
          <table:table-cell table:formula="of:=MOD([.H323];2)" office:value-type="float" office:value="0">
            <text:p>0</text:p>
          </table:table-cell>
          <table:table-cell table:formula="of:=RANDBETWEEN(0;2^16)" office:value-type="float" office:value="10111">
            <text:p>10111</text:p>
          </table:table-cell>
          <table:table-cell table:formula="of:=MOD([.J32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12">
            <text:p>312</text:p>
          </table:table-cell>
          <table:table-cell table:formula="of:=[.$D$5]*[.D323]+[.$D$6]" office:value-type="float" office:value="0">
            <text:p>#NUM!</text:p>
          </table:table-cell>
          <table:table-cell table:formula="of:=[.$D$5]^[.C324]+[.$D$6]*(1-[.$D$5]^[.C324])/(1-[.$D$5])" office:value-type="float" office:value="0">
            <text:p>#NUM!</text:p>
          </table:table-cell>
          <table:table-cell table:formula="of:=MOD(INT([.D324]);INT([.$D$7]))" office:value-type="float" office:value="0">
            <text:p>#NUM!</text:p>
          </table:table-cell>
          <table:table-cell table:formula="of:=MOD(INT([.E324]);INT([.$D$7]))" office:value-type="float" office:value="0">
            <text:p>#NUM!</text:p>
          </table:table-cell>
          <table:table-cell table:formula="of:=MOD(([.$D$5]*[.H323]+[.$D$6]);[.$D$7])" office:value-type="float" office:value="52454">
            <text:p>52454</text:p>
          </table:table-cell>
          <table:table-cell table:formula="of:=MOD([.H324];2)" office:value-type="float" office:value="0">
            <text:p>0</text:p>
          </table:table-cell>
          <table:table-cell table:formula="of:=RANDBETWEEN(0;2^16)" office:value-type="float" office:value="18207">
            <text:p>18207</text:p>
          </table:table-cell>
          <table:table-cell table:formula="of:=MOD([.J32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13">
            <text:p>313</text:p>
          </table:table-cell>
          <table:table-cell table:formula="of:=[.$D$5]*[.D324]+[.$D$6]" office:value-type="float" office:value="0">
            <text:p>#NUM!</text:p>
          </table:table-cell>
          <table:table-cell table:formula="of:=[.$D$5]^[.C325]+[.$D$6]*(1-[.$D$5]^[.C325])/(1-[.$D$5])" office:value-type="float" office:value="0">
            <text:p>#NUM!</text:p>
          </table:table-cell>
          <table:table-cell table:formula="of:=MOD(INT([.D325]);INT([.$D$7]))" office:value-type="float" office:value="0">
            <text:p>#NUM!</text:p>
          </table:table-cell>
          <table:table-cell table:formula="of:=MOD(INT([.E325]);INT([.$D$7]))" office:value-type="float" office:value="0">
            <text:p>#NUM!</text:p>
          </table:table-cell>
          <table:table-cell table:formula="of:=MOD(([.$D$5]*[.H324]+[.$D$6]);[.$D$7])" office:value-type="float" office:value="46110">
            <text:p>46110</text:p>
          </table:table-cell>
          <table:table-cell table:formula="of:=MOD([.H325];2)" office:value-type="float" office:value="0">
            <text:p>0</text:p>
          </table:table-cell>
          <table:table-cell table:formula="of:=RANDBETWEEN(0;2^16)" office:value-type="float" office:value="12687">
            <text:p>12687</text:p>
          </table:table-cell>
          <table:table-cell table:formula="of:=MOD([.J32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14">
            <text:p>314</text:p>
          </table:table-cell>
          <table:table-cell table:formula="of:=[.$D$5]*[.D325]+[.$D$6]" office:value-type="float" office:value="0">
            <text:p>#NUM!</text:p>
          </table:table-cell>
          <table:table-cell table:formula="of:=[.$D$5]^[.C326]+[.$D$6]*(1-[.$D$5]^[.C326])/(1-[.$D$5])" office:value-type="float" office:value="0">
            <text:p>#NUM!</text:p>
          </table:table-cell>
          <table:table-cell table:formula="of:=MOD(INT([.D326]);INT([.$D$7]))" office:value-type="float" office:value="0">
            <text:p>#NUM!</text:p>
          </table:table-cell>
          <table:table-cell table:formula="of:=MOD(INT([.E326]);INT([.$D$7]))" office:value-type="float" office:value="0">
            <text:p>#NUM!</text:p>
          </table:table-cell>
          <table:table-cell table:formula="of:=MOD(([.$D$5]*[.H325]+[.$D$6]);[.$D$7])" office:value-type="float" office:value="16211">
            <text:p>16211</text:p>
          </table:table-cell>
          <table:table-cell table:formula="of:=MOD([.H326];2)" office:value-type="float" office:value="1">
            <text:p>1</text:p>
          </table:table-cell>
          <table:table-cell table:formula="of:=RANDBETWEEN(0;2^16)" office:value-type="float" office:value="14153">
            <text:p>14153</text:p>
          </table:table-cell>
          <table:table-cell table:formula="of:=MOD([.J32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15">
            <text:p>315</text:p>
          </table:table-cell>
          <table:table-cell table:formula="of:=[.$D$5]*[.D326]+[.$D$6]" office:value-type="float" office:value="0">
            <text:p>#NUM!</text:p>
          </table:table-cell>
          <table:table-cell table:formula="of:=[.$D$5]^[.C327]+[.$D$6]*(1-[.$D$5]^[.C327])/(1-[.$D$5])" office:value-type="float" office:value="0">
            <text:p>#NUM!</text:p>
          </table:table-cell>
          <table:table-cell table:formula="of:=MOD(INT([.D327]);INT([.$D$7]))" office:value-type="float" office:value="0">
            <text:p>#NUM!</text:p>
          </table:table-cell>
          <table:table-cell table:formula="of:=MOD(INT([.E327]);INT([.$D$7]))" office:value-type="float" office:value="0">
            <text:p>#NUM!</text:p>
          </table:table-cell>
          <table:table-cell table:formula="of:=MOD(([.$D$5]*[.H326]+[.$D$6]);[.$D$7])" office:value-type="float" office:value="11176">
            <text:p>11176</text:p>
          </table:table-cell>
          <table:table-cell table:formula="of:=MOD([.H327];2)" office:value-type="float" office:value="0">
            <text:p>0</text:p>
          </table:table-cell>
          <table:table-cell table:formula="of:=RANDBETWEEN(0;2^16)" office:value-type="float" office:value="10694">
            <text:p>10694</text:p>
          </table:table-cell>
          <table:table-cell table:formula="of:=MOD([.J32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16">
            <text:p>316</text:p>
          </table:table-cell>
          <table:table-cell table:formula="of:=[.$D$5]*[.D327]+[.$D$6]" office:value-type="float" office:value="0">
            <text:p>#NUM!</text:p>
          </table:table-cell>
          <table:table-cell table:formula="of:=[.$D$5]^[.C328]+[.$D$6]*(1-[.$D$5]^[.C328])/(1-[.$D$5])" office:value-type="float" office:value="0">
            <text:p>#NUM!</text:p>
          </table:table-cell>
          <table:table-cell table:formula="of:=MOD(INT([.D328]);INT([.$D$7]))" office:value-type="float" office:value="0">
            <text:p>#NUM!</text:p>
          </table:table-cell>
          <table:table-cell table:formula="of:=MOD(INT([.E328]);INT([.$D$7]))" office:value-type="float" office:value="0">
            <text:p>#NUM!</text:p>
          </table:table-cell>
          <table:table-cell table:formula="of:=MOD(([.$D$5]*[.H327]+[.$D$6]);[.$D$7])" office:value-type="float" office:value="40349">
            <text:p>40349</text:p>
          </table:table-cell>
          <table:table-cell table:formula="of:=MOD([.H328];2)" office:value-type="float" office:value="1">
            <text:p>1</text:p>
          </table:table-cell>
          <table:table-cell table:formula="of:=RANDBETWEEN(0;2^16)" office:value-type="float" office:value="34128">
            <text:p>34128</text:p>
          </table:table-cell>
          <table:table-cell table:formula="of:=MOD([.J32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17">
            <text:p>317</text:p>
          </table:table-cell>
          <table:table-cell table:formula="of:=[.$D$5]*[.D328]+[.$D$6]" office:value-type="float" office:value="0">
            <text:p>#NUM!</text:p>
          </table:table-cell>
          <table:table-cell table:formula="of:=[.$D$5]^[.C329]+[.$D$6]*(1-[.$D$5]^[.C329])/(1-[.$D$5])" office:value-type="float" office:value="0">
            <text:p>#NUM!</text:p>
          </table:table-cell>
          <table:table-cell table:formula="of:=MOD(INT([.D329]);INT([.$D$7]))" office:value-type="float" office:value="0">
            <text:p>#NUM!</text:p>
          </table:table-cell>
          <table:table-cell table:formula="of:=MOD(INT([.E329]);INT([.$D$7]))" office:value-type="float" office:value="0">
            <text:p>#NUM!</text:p>
          </table:table-cell>
          <table:table-cell table:formula="of:=MOD(([.$D$5]*[.H328]+[.$D$6]);[.$D$7])" office:value-type="float" office:value="23636">
            <text:p>23636</text:p>
          </table:table-cell>
          <table:table-cell table:formula="of:=MOD([.H329];2)" office:value-type="float" office:value="0">
            <text:p>0</text:p>
          </table:table-cell>
          <table:table-cell table:formula="of:=RANDBETWEEN(0;2^16)" office:value-type="float" office:value="63146">
            <text:p>63146</text:p>
          </table:table-cell>
          <table:table-cell table:formula="of:=MOD([.J32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18">
            <text:p>318</text:p>
          </table:table-cell>
          <table:table-cell table:formula="of:=[.$D$5]*[.D329]+[.$D$6]" office:value-type="float" office:value="0">
            <text:p>#NUM!</text:p>
          </table:table-cell>
          <table:table-cell table:formula="of:=[.$D$5]^[.C330]+[.$D$6]*(1-[.$D$5]^[.C330])/(1-[.$D$5])" office:value-type="float" office:value="0">
            <text:p>#NUM!</text:p>
          </table:table-cell>
          <table:table-cell table:formula="of:=MOD(INT([.D330]);INT([.$D$7]))" office:value-type="float" office:value="0">
            <text:p>#NUM!</text:p>
          </table:table-cell>
          <table:table-cell table:formula="of:=MOD(INT([.E330]);INT([.$D$7]))" office:value-type="float" office:value="0">
            <text:p>#NUM!</text:p>
          </table:table-cell>
          <table:table-cell table:formula="of:=MOD(([.$D$5]*[.H329]+[.$D$6]);[.$D$7])" office:value-type="float" office:value="19114">
            <text:p>19114</text:p>
          </table:table-cell>
          <table:table-cell table:formula="of:=MOD([.H330];2)" office:value-type="float" office:value="0">
            <text:p>0</text:p>
          </table:table-cell>
          <table:table-cell table:formula="of:=RANDBETWEEN(0;2^16)" office:value-type="float" office:value="24093">
            <text:p>24093</text:p>
          </table:table-cell>
          <table:table-cell table:formula="of:=MOD([.J33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19">
            <text:p>319</text:p>
          </table:table-cell>
          <table:table-cell table:formula="of:=[.$D$5]*[.D330]+[.$D$6]" office:value-type="float" office:value="0">
            <text:p>#NUM!</text:p>
          </table:table-cell>
          <table:table-cell table:formula="of:=[.$D$5]^[.C331]+[.$D$6]*(1-[.$D$5]^[.C331])/(1-[.$D$5])" office:value-type="float" office:value="0">
            <text:p>#NUM!</text:p>
          </table:table-cell>
          <table:table-cell table:formula="of:=MOD(INT([.D331]);INT([.$D$7]))" office:value-type="float" office:value="0">
            <text:p>#NUM!</text:p>
          </table:table-cell>
          <table:table-cell table:formula="of:=MOD(INT([.E331]);INT([.$D$7]))" office:value-type="float" office:value="0">
            <text:p>#NUM!</text:p>
          </table:table-cell>
          <table:table-cell table:formula="of:=MOD(([.$D$5]*[.H330]+[.$D$6]);[.$D$7])" office:value-type="float" office:value="17616">
            <text:p>17616</text:p>
          </table:table-cell>
          <table:table-cell table:formula="of:=MOD([.H331];2)" office:value-type="float" office:value="0">
            <text:p>0</text:p>
          </table:table-cell>
          <table:table-cell table:formula="of:=RANDBETWEEN(0;2^16)" office:value-type="float" office:value="51859">
            <text:p>51859</text:p>
          </table:table-cell>
          <table:table-cell table:formula="of:=MOD([.J33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20">
            <text:p>320</text:p>
          </table:table-cell>
          <table:table-cell table:formula="of:=[.$D$5]*[.D331]+[.$D$6]" office:value-type="float" office:value="0">
            <text:p>#NUM!</text:p>
          </table:table-cell>
          <table:table-cell table:formula="of:=[.$D$5]^[.C332]+[.$D$6]*(1-[.$D$5]^[.C332])/(1-[.$D$5])" office:value-type="float" office:value="0">
            <text:p>#NUM!</text:p>
          </table:table-cell>
          <table:table-cell table:formula="of:=MOD(INT([.D332]);INT([.$D$7]))" office:value-type="float" office:value="0">
            <text:p>#NUM!</text:p>
          </table:table-cell>
          <table:table-cell table:formula="of:=MOD(INT([.E332]);INT([.$D$7]))" office:value-type="float" office:value="0">
            <text:p>#NUM!</text:p>
          </table:table-cell>
          <table:table-cell table:formula="of:=MOD(([.$D$5]*[.H331]+[.$D$6]);[.$D$7])" office:value-type="float" office:value="4337">
            <text:p>4337</text:p>
          </table:table-cell>
          <table:table-cell table:formula="of:=MOD([.H332];2)" office:value-type="float" office:value="1">
            <text:p>1</text:p>
          </table:table-cell>
          <table:table-cell table:formula="of:=RANDBETWEEN(0;2^16)" office:value-type="float" office:value="63118">
            <text:p>63118</text:p>
          </table:table-cell>
          <table:table-cell table:formula="of:=MOD([.J33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21">
            <text:p>321</text:p>
          </table:table-cell>
          <table:table-cell table:formula="of:=[.$D$5]*[.D332]+[.$D$6]" office:value-type="float" office:value="0">
            <text:p>#NUM!</text:p>
          </table:table-cell>
          <table:table-cell table:formula="of:=[.$D$5]^[.C333]+[.$D$6]*(1-[.$D$5]^[.C333])/(1-[.$D$5])" office:value-type="float" office:value="0">
            <text:p>#NUM!</text:p>
          </table:table-cell>
          <table:table-cell table:formula="of:=MOD(INT([.D333]);INT([.$D$7]))" office:value-type="float" office:value="0">
            <text:p>#NUM!</text:p>
          </table:table-cell>
          <table:table-cell table:formula="of:=MOD(INT([.E333]);INT([.$D$7]))" office:value-type="float" office:value="0">
            <text:p>#NUM!</text:p>
          </table:table-cell>
          <table:table-cell table:formula="of:=MOD(([.$D$5]*[.H332]+[.$D$6]);[.$D$7])" office:value-type="float" office:value="49243">
            <text:p>49243</text:p>
          </table:table-cell>
          <table:table-cell table:formula="of:=MOD([.H333];2)" office:value-type="float" office:value="1">
            <text:p>1</text:p>
          </table:table-cell>
          <table:table-cell table:formula="of:=RANDBETWEEN(0;2^16)" office:value-type="float" office:value="49355">
            <text:p>49355</text:p>
          </table:table-cell>
          <table:table-cell table:formula="of:=MOD([.J33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22">
            <text:p>322</text:p>
          </table:table-cell>
          <table:table-cell table:formula="of:=[.$D$5]*[.D333]+[.$D$6]" office:value-type="float" office:value="0">
            <text:p>#NUM!</text:p>
          </table:table-cell>
          <table:table-cell table:formula="of:=[.$D$5]^[.C334]+[.$D$6]*(1-[.$D$5]^[.C334])/(1-[.$D$5])" office:value-type="float" office:value="0">
            <text:p>#NUM!</text:p>
          </table:table-cell>
          <table:table-cell table:formula="of:=MOD(INT([.D334]);INT([.$D$7]))" office:value-type="float" office:value="0">
            <text:p>#NUM!</text:p>
          </table:table-cell>
          <table:table-cell table:formula="of:=MOD(INT([.E334]);INT([.$D$7]))" office:value-type="float" office:value="0">
            <text:p>#NUM!</text:p>
          </table:table-cell>
          <table:table-cell table:formula="of:=MOD(([.$D$5]*[.H333]+[.$D$6]);[.$D$7])" office:value-type="float" office:value="2640">
            <text:p>2640</text:p>
          </table:table-cell>
          <table:table-cell table:formula="of:=MOD([.H334];2)" office:value-type="float" office:value="0">
            <text:p>0</text:p>
          </table:table-cell>
          <table:table-cell table:formula="of:=RANDBETWEEN(0;2^16)" office:value-type="float" office:value="39023">
            <text:p>39023</text:p>
          </table:table-cell>
          <table:table-cell table:formula="of:=MOD([.J33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23">
            <text:p>323</text:p>
          </table:table-cell>
          <table:table-cell table:formula="of:=[.$D$5]*[.D334]+[.$D$6]" office:value-type="float" office:value="0">
            <text:p>#NUM!</text:p>
          </table:table-cell>
          <table:table-cell table:formula="of:=[.$D$5]^[.C335]+[.$D$6]*(1-[.$D$5]^[.C335])/(1-[.$D$5])" office:value-type="float" office:value="0">
            <text:p>#NUM!</text:p>
          </table:table-cell>
          <table:table-cell table:formula="of:=MOD(INT([.D335]);INT([.$D$7]))" office:value-type="float" office:value="0">
            <text:p>#NUM!</text:p>
          </table:table-cell>
          <table:table-cell table:formula="of:=MOD(INT([.E335]);INT([.$D$7]))" office:value-type="float" office:value="0">
            <text:p>#NUM!</text:p>
          </table:table-cell>
          <table:table-cell table:formula="of:=MOD(([.$D$5]*[.H334]+[.$D$6]);[.$D$7])" office:value-type="float" office:value="62681">
            <text:p>62681</text:p>
          </table:table-cell>
          <table:table-cell table:formula="of:=MOD([.H335];2)" office:value-type="float" office:value="1">
            <text:p>1</text:p>
          </table:table-cell>
          <table:table-cell table:formula="of:=RANDBETWEEN(0;2^16)" office:value-type="float" office:value="9861">
            <text:p>9861</text:p>
          </table:table-cell>
          <table:table-cell table:formula="of:=MOD([.J33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24">
            <text:p>324</text:p>
          </table:table-cell>
          <table:table-cell table:formula="of:=[.$D$5]*[.D335]+[.$D$6]" office:value-type="float" office:value="0">
            <text:p>#NUM!</text:p>
          </table:table-cell>
          <table:table-cell table:formula="of:=[.$D$5]^[.C336]+[.$D$6]*(1-[.$D$5]^[.C336])/(1-[.$D$5])" office:value-type="float" office:value="0">
            <text:p>#NUM!</text:p>
          </table:table-cell>
          <table:table-cell table:formula="of:=MOD(INT([.D336]);INT([.$D$7]))" office:value-type="float" office:value="0">
            <text:p>#NUM!</text:p>
          </table:table-cell>
          <table:table-cell table:formula="of:=MOD(INT([.E336]);INT([.$D$7]))" office:value-type="float" office:value="0">
            <text:p>#NUM!</text:p>
          </table:table-cell>
          <table:table-cell table:formula="of:=MOD(([.$D$5]*[.H335]+[.$D$6]);[.$D$7])" office:value-type="float" office:value="51324">
            <text:p>51324</text:p>
          </table:table-cell>
          <table:table-cell table:formula="of:=MOD([.H336];2)" office:value-type="float" office:value="0">
            <text:p>0</text:p>
          </table:table-cell>
          <table:table-cell table:formula="of:=RANDBETWEEN(0;2^16)" office:value-type="float" office:value="11029">
            <text:p>11029</text:p>
          </table:table-cell>
          <table:table-cell table:formula="of:=MOD([.J33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table:formula="of:=[.$D$5]*[.D336]+[.$D$6]" office:value-type="float" office:value="0">
            <text:p>#NUM!</text:p>
          </table:table-cell>
          <table:table-cell table:formula="of:=[.$D$5]^[.C337]+[.$D$6]*(1-[.$D$5]^[.C337])/(1-[.$D$5])" office:value-type="float" office:value="0">
            <text:p>#NUM!</text:p>
          </table:table-cell>
          <table:table-cell table:formula="of:=MOD(INT([.D337]);INT([.$D$7]))" office:value-type="float" office:value="0">
            <text:p>#NUM!</text:p>
          </table:table-cell>
          <table:table-cell table:formula="of:=MOD(INT([.E337]);INT([.$D$7]))" office:value-type="float" office:value="0">
            <text:p>#NUM!</text:p>
          </table:table-cell>
          <table:table-cell table:formula="of:=MOD(([.$D$5]*[.H336]+[.$D$6]);[.$D$7])" office:value-type="float" office:value="53243">
            <text:p>53243</text:p>
          </table:table-cell>
          <table:table-cell table:formula="of:=MOD([.H337];2)" office:value-type="float" office:value="1">
            <text:p>1</text:p>
          </table:table-cell>
          <table:table-cell table:formula="of:=RANDBETWEEN(0;2^16)" office:value-type="float" office:value="26344">
            <text:p>26344</text:p>
          </table:table-cell>
          <table:table-cell table:formula="of:=MOD([.J33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26">
            <text:p>326</text:p>
          </table:table-cell>
          <table:table-cell table:formula="of:=[.$D$5]*[.D337]+[.$D$6]" office:value-type="float" office:value="0">
            <text:p>#NUM!</text:p>
          </table:table-cell>
          <table:table-cell table:formula="of:=[.$D$5]^[.C338]+[.$D$6]*(1-[.$D$5]^[.C338])/(1-[.$D$5])" office:value-type="float" office:value="0">
            <text:p>#NUM!</text:p>
          </table:table-cell>
          <table:table-cell table:formula="of:=MOD(INT([.D338]);INT([.$D$7]))" office:value-type="float" office:value="0">
            <text:p>#NUM!</text:p>
          </table:table-cell>
          <table:table-cell table:formula="of:=MOD(INT([.E338]);INT([.$D$7]))" office:value-type="float" office:value="0">
            <text:p>#NUM!</text:p>
          </table:table-cell>
          <table:table-cell table:formula="of:=MOD(([.$D$5]*[.H337]+[.$D$6]);[.$D$7])" office:value-type="float" office:value="30748">
            <text:p>30748</text:p>
          </table:table-cell>
          <table:table-cell table:formula="of:=MOD([.H338];2)" office:value-type="float" office:value="0">
            <text:p>0</text:p>
          </table:table-cell>
          <table:table-cell table:formula="of:=RANDBETWEEN(0;2^16)" office:value-type="float" office:value="16674">
            <text:p>16674</text:p>
          </table:table-cell>
          <table:table-cell table:formula="of:=MOD([.J33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27">
            <text:p>327</text:p>
          </table:table-cell>
          <table:table-cell table:formula="of:=[.$D$5]*[.D338]+[.$D$6]" office:value-type="float" office:value="0">
            <text:p>#NUM!</text:p>
          </table:table-cell>
          <table:table-cell table:formula="of:=[.$D$5]^[.C339]+[.$D$6]*(1-[.$D$5]^[.C339])/(1-[.$D$5])" office:value-type="float" office:value="0">
            <text:p>#NUM!</text:p>
          </table:table-cell>
          <table:table-cell table:formula="of:=MOD(INT([.D339]);INT([.$D$7]))" office:value-type="float" office:value="0">
            <text:p>#NUM!</text:p>
          </table:table-cell>
          <table:table-cell table:formula="of:=MOD(INT([.E339]);INT([.$D$7]))" office:value-type="float" office:value="0">
            <text:p>#NUM!</text:p>
          </table:table-cell>
          <table:table-cell table:formula="of:=MOD(([.$D$5]*[.H338]+[.$D$6]);[.$D$7])" office:value-type="float" office:value="46021">
            <text:p>46021</text:p>
          </table:table-cell>
          <table:table-cell table:formula="of:=MOD([.H339];2)" office:value-type="float" office:value="1">
            <text:p>1</text:p>
          </table:table-cell>
          <table:table-cell table:formula="of:=RANDBETWEEN(0;2^16)" office:value-type="float" office:value="40295">
            <text:p>40295</text:p>
          </table:table-cell>
          <table:table-cell table:formula="of:=MOD([.J33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28">
            <text:p>328</text:p>
          </table:table-cell>
          <table:table-cell table:formula="of:=[.$D$5]*[.D339]+[.$D$6]" office:value-type="float" office:value="0">
            <text:p>#NUM!</text:p>
          </table:table-cell>
          <table:table-cell table:formula="of:=[.$D$5]^[.C340]+[.$D$6]*(1-[.$D$5]^[.C340])/(1-[.$D$5])" office:value-type="float" office:value="0">
            <text:p>#NUM!</text:p>
          </table:table-cell>
          <table:table-cell table:formula="of:=MOD(INT([.D340]);INT([.$D$7]))" office:value-type="float" office:value="0">
            <text:p>#NUM!</text:p>
          </table:table-cell>
          <table:table-cell table:formula="of:=MOD(INT([.E340]);INT([.$D$7]))" office:value-type="float" office:value="0">
            <text:p>#NUM!</text:p>
          </table:table-cell>
          <table:table-cell table:formula="of:=MOD(([.$D$5]*[.H339]+[.$D$6]);[.$D$7])" office:value-type="float" office:value="56153">
            <text:p>56153</text:p>
          </table:table-cell>
          <table:table-cell table:formula="of:=MOD([.H340];2)" office:value-type="float" office:value="1">
            <text:p>1</text:p>
          </table:table-cell>
          <table:table-cell table:formula="of:=RANDBETWEEN(0;2^16)" office:value-type="float" office:value="33664">
            <text:p>33664</text:p>
          </table:table-cell>
          <table:table-cell table:formula="of:=MOD([.J34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29">
            <text:p>329</text:p>
          </table:table-cell>
          <table:table-cell table:formula="of:=[.$D$5]*[.D340]+[.$D$6]" office:value-type="float" office:value="0">
            <text:p>#NUM!</text:p>
          </table:table-cell>
          <table:table-cell table:formula="of:=[.$D$5]^[.C341]+[.$D$6]*(1-[.$D$5]^[.C341])/(1-[.$D$5])" office:value-type="float" office:value="0">
            <text:p>#NUM!</text:p>
          </table:table-cell>
          <table:table-cell table:formula="of:=MOD(INT([.D341]);INT([.$D$7]))" office:value-type="float" office:value="0">
            <text:p>#NUM!</text:p>
          </table:table-cell>
          <table:table-cell table:formula="of:=MOD(INT([.E341]);INT([.$D$7]))" office:value-type="float" office:value="0">
            <text:p>#NUM!</text:p>
          </table:table-cell>
          <table:table-cell table:formula="of:=MOD(([.$D$5]*[.H340]+[.$D$6]);[.$D$7])" office:value-type="float" office:value="11219">
            <text:p>11219</text:p>
          </table:table-cell>
          <table:table-cell table:formula="of:=MOD([.H341];2)" office:value-type="float" office:value="1">
            <text:p>1</text:p>
          </table:table-cell>
          <table:table-cell table:formula="of:=RANDBETWEEN(0;2^16)" office:value-type="float" office:value="25562">
            <text:p>25562</text:p>
          </table:table-cell>
          <table:table-cell table:formula="of:=MOD([.J34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30">
            <text:p>330</text:p>
          </table:table-cell>
          <table:table-cell table:formula="of:=[.$D$5]*[.D341]+[.$D$6]" office:value-type="float" office:value="0">
            <text:p>#NUM!</text:p>
          </table:table-cell>
          <table:table-cell table:formula="of:=[.$D$5]^[.C342]+[.$D$6]*(1-[.$D$5]^[.C342])/(1-[.$D$5])" office:value-type="float" office:value="0">
            <text:p>#NUM!</text:p>
          </table:table-cell>
          <table:table-cell table:formula="of:=MOD(INT([.D342]);INT([.$D$7]))" office:value-type="float" office:value="0">
            <text:p>#NUM!</text:p>
          </table:table-cell>
          <table:table-cell table:formula="of:=MOD(INT([.E342]);INT([.$D$7]))" office:value-type="float" office:value="0">
            <text:p>#NUM!</text:p>
          </table:table-cell>
          <table:table-cell table:formula="of:=MOD(([.$D$5]*[.H341]+[.$D$6]);[.$D$7])" office:value-type="float" office:value="30624">
            <text:p>30624</text:p>
          </table:table-cell>
          <table:table-cell table:formula="of:=MOD([.H342];2)" office:value-type="float" office:value="0">
            <text:p>0</text:p>
          </table:table-cell>
          <table:table-cell table:formula="of:=RANDBETWEEN(0;2^16)" office:value-type="float" office:value="47468">
            <text:p>47468</text:p>
          </table:table-cell>
          <table:table-cell table:formula="of:=MOD([.J34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31">
            <text:p>331</text:p>
          </table:table-cell>
          <table:table-cell table:formula="of:=[.$D$5]*[.D342]+[.$D$6]" office:value-type="float" office:value="0">
            <text:p>#NUM!</text:p>
          </table:table-cell>
          <table:table-cell table:formula="of:=[.$D$5]^[.C343]+[.$D$6]*(1-[.$D$5]^[.C343])/(1-[.$D$5])" office:value-type="float" office:value="0">
            <text:p>#NUM!</text:p>
          </table:table-cell>
          <table:table-cell table:formula="of:=MOD(INT([.D343]);INT([.$D$7]))" office:value-type="float" office:value="0">
            <text:p>#NUM!</text:p>
          </table:table-cell>
          <table:table-cell table:formula="of:=MOD(INT([.E343]);INT([.$D$7]))" office:value-type="float" office:value="0">
            <text:p>#NUM!</text:p>
          </table:table-cell>
          <table:table-cell table:formula="of:=MOD(([.$D$5]*[.H342]+[.$D$6]);[.$D$7])" office:value-type="float" office:value="19197">
            <text:p>19197</text:p>
          </table:table-cell>
          <table:table-cell table:formula="of:=MOD([.H343];2)" office:value-type="float" office:value="1">
            <text:p>1</text:p>
          </table:table-cell>
          <table:table-cell table:formula="of:=RANDBETWEEN(0;2^16)" office:value-type="float" office:value="51161">
            <text:p>51161</text:p>
          </table:table-cell>
          <table:table-cell table:formula="of:=MOD([.J34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32">
            <text:p>332</text:p>
          </table:table-cell>
          <table:table-cell table:formula="of:=[.$D$5]*[.D343]+[.$D$6]" office:value-type="float" office:value="0">
            <text:p>#NUM!</text:p>
          </table:table-cell>
          <table:table-cell table:formula="of:=[.$D$5]^[.C344]+[.$D$6]*(1-[.$D$5]^[.C344])/(1-[.$D$5])" office:value-type="float" office:value="0">
            <text:p>#NUM!</text:p>
          </table:table-cell>
          <table:table-cell table:formula="of:=MOD(INT([.D344]);INT([.$D$7]))" office:value-type="float" office:value="0">
            <text:p>#NUM!</text:p>
          </table:table-cell>
          <table:table-cell table:formula="of:=MOD(INT([.E344]);INT([.$D$7]))" office:value-type="float" office:value="0">
            <text:p>#NUM!</text:p>
          </table:table-cell>
          <table:table-cell table:formula="of:=MOD(([.$D$5]*[.H343]+[.$D$6]);[.$D$7])" office:value-type="float" office:value="18658">
            <text:p>18658</text:p>
          </table:table-cell>
          <table:table-cell table:formula="of:=MOD([.H344];2)" office:value-type="float" office:value="0">
            <text:p>0</text:p>
          </table:table-cell>
          <table:table-cell table:formula="of:=RANDBETWEEN(0;2^16)" office:value-type="float" office:value="4067">
            <text:p>4067</text:p>
          </table:table-cell>
          <table:table-cell table:formula="of:=MOD([.J34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33">
            <text:p>333</text:p>
          </table:table-cell>
          <table:table-cell table:formula="of:=[.$D$5]*[.D344]+[.$D$6]" office:value-type="float" office:value="0">
            <text:p>#NUM!</text:p>
          </table:table-cell>
          <table:table-cell table:formula="of:=[.$D$5]^[.C345]+[.$D$6]*(1-[.$D$5]^[.C345])/(1-[.$D$5])" office:value-type="float" office:value="0">
            <text:p>#NUM!</text:p>
          </table:table-cell>
          <table:table-cell table:formula="of:=MOD(INT([.D345]);INT([.$D$7]))" office:value-type="float" office:value="0">
            <text:p>#NUM!</text:p>
          </table:table-cell>
          <table:table-cell table:formula="of:=MOD(INT([.E345]);INT([.$D$7]))" office:value-type="float" office:value="0">
            <text:p>#NUM!</text:p>
          </table:table-cell>
          <table:table-cell table:formula="of:=MOD(([.$D$5]*[.H344]+[.$D$6]);[.$D$7])" office:value-type="float" office:value="52161">
            <text:p>52161</text:p>
          </table:table-cell>
          <table:table-cell table:formula="of:=MOD([.H345];2)" office:value-type="float" office:value="1">
            <text:p>1</text:p>
          </table:table-cell>
          <table:table-cell table:formula="of:=RANDBETWEEN(0;2^16)" office:value-type="float" office:value="18914">
            <text:p>18914</text:p>
          </table:table-cell>
          <table:table-cell table:formula="of:=MOD([.J34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34">
            <text:p>334</text:p>
          </table:table-cell>
          <table:table-cell table:formula="of:=[.$D$5]*[.D345]+[.$D$6]" office:value-type="float" office:value="0">
            <text:p>#NUM!</text:p>
          </table:table-cell>
          <table:table-cell table:formula="of:=[.$D$5]^[.C346]+[.$D$6]*(1-[.$D$5]^[.C346])/(1-[.$D$5])" office:value-type="float" office:value="0">
            <text:p>#NUM!</text:p>
          </table:table-cell>
          <table:table-cell table:formula="of:=MOD(INT([.D346]);INT([.$D$7]))" office:value-type="float" office:value="0">
            <text:p>#NUM!</text:p>
          </table:table-cell>
          <table:table-cell table:formula="of:=MOD(INT([.E346]);INT([.$D$7]))" office:value-type="float" office:value="0">
            <text:p>#NUM!</text:p>
          </table:table-cell>
          <table:table-cell table:formula="of:=MOD(([.$D$5]*[.H345]+[.$D$6]);[.$D$7])" office:value-type="float" office:value="37694">
            <text:p>37694</text:p>
          </table:table-cell>
          <table:table-cell table:formula="of:=MOD([.H346];2)" office:value-type="float" office:value="0">
            <text:p>0</text:p>
          </table:table-cell>
          <table:table-cell table:formula="of:=RANDBETWEEN(0;2^16)" office:value-type="float" office:value="35533">
            <text:p>35533</text:p>
          </table:table-cell>
          <table:table-cell table:formula="of:=MOD([.J34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35">
            <text:p>335</text:p>
          </table:table-cell>
          <table:table-cell table:formula="of:=[.$D$5]*[.D346]+[.$D$6]" office:value-type="float" office:value="0">
            <text:p>#NUM!</text:p>
          </table:table-cell>
          <table:table-cell table:formula="of:=[.$D$5]^[.C347]+[.$D$6]*(1-[.$D$5]^[.C347])/(1-[.$D$5])" office:value-type="float" office:value="0">
            <text:p>#NUM!</text:p>
          </table:table-cell>
          <table:table-cell table:formula="of:=MOD(INT([.D347]);INT([.$D$7]))" office:value-type="float" office:value="0">
            <text:p>#NUM!</text:p>
          </table:table-cell>
          <table:table-cell table:formula="of:=MOD(INT([.E347]);INT([.$D$7]))" office:value-type="float" office:value="0">
            <text:p>#NUM!</text:p>
          </table:table-cell>
          <table:table-cell table:formula="of:=MOD(([.$D$5]*[.H346]+[.$D$6]);[.$D$7])" office:value-type="float" office:value="5307">
            <text:p>5307</text:p>
          </table:table-cell>
          <table:table-cell table:formula="of:=MOD([.H347];2)" office:value-type="float" office:value="1">
            <text:p>1</text:p>
          </table:table-cell>
          <table:table-cell table:formula="of:=RANDBETWEEN(0;2^16)" office:value-type="float" office:value="47202">
            <text:p>47202</text:p>
          </table:table-cell>
          <table:table-cell table:formula="of:=MOD([.J34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36">
            <text:p>336</text:p>
          </table:table-cell>
          <table:table-cell table:formula="of:=[.$D$5]*[.D347]+[.$D$6]" office:value-type="float" office:value="0">
            <text:p>#NUM!</text:p>
          </table:table-cell>
          <table:table-cell table:formula="of:=[.$D$5]^[.C348]+[.$D$6]*(1-[.$D$5]^[.C348])/(1-[.$D$5])" office:value-type="float" office:value="0">
            <text:p>#NUM!</text:p>
          </table:table-cell>
          <table:table-cell table:formula="of:=MOD(INT([.D348]);INT([.$D$7]))" office:value-type="float" office:value="0">
            <text:p>#NUM!</text:p>
          </table:table-cell>
          <table:table-cell table:formula="of:=MOD(INT([.E348]);INT([.$D$7]))" office:value-type="float" office:value="0">
            <text:p>#NUM!</text:p>
          </table:table-cell>
          <table:table-cell table:formula="of:=MOD(([.$D$5]*[.H347]+[.$D$6]);[.$D$7])" office:value-type="float" office:value="64579">
            <text:p>64579</text:p>
          </table:table-cell>
          <table:table-cell table:formula="of:=MOD([.H348];2)" office:value-type="float" office:value="1">
            <text:p>1</text:p>
          </table:table-cell>
          <table:table-cell table:formula="of:=RANDBETWEEN(0;2^16)" office:value-type="float" office:value="8723">
            <text:p>8723</text:p>
          </table:table-cell>
          <table:table-cell table:formula="of:=MOD([.J34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37">
            <text:p>337</text:p>
          </table:table-cell>
          <table:table-cell table:formula="of:=[.$D$5]*[.D348]+[.$D$6]" office:value-type="float" office:value="0">
            <text:p>#NUM!</text:p>
          </table:table-cell>
          <table:table-cell table:formula="of:=[.$D$5]^[.C349]+[.$D$6]*(1-[.$D$5]^[.C349])/(1-[.$D$5])" office:value-type="float" office:value="0">
            <text:p>#NUM!</text:p>
          </table:table-cell>
          <table:table-cell table:formula="of:=MOD(INT([.D349]);INT([.$D$7]))" office:value-type="float" office:value="0">
            <text:p>#NUM!</text:p>
          </table:table-cell>
          <table:table-cell table:formula="of:=MOD(INT([.E349]);INT([.$D$7]))" office:value-type="float" office:value="0">
            <text:p>#NUM!</text:p>
          </table:table-cell>
          <table:table-cell table:formula="of:=MOD(([.$D$5]*[.H348]+[.$D$6]);[.$D$7])" office:value-type="float" office:value="41199">
            <text:p>41199</text:p>
          </table:table-cell>
          <table:table-cell table:formula="of:=MOD([.H349];2)" office:value-type="float" office:value="1">
            <text:p>1</text:p>
          </table:table-cell>
          <table:table-cell table:formula="of:=RANDBETWEEN(0;2^16)" office:value-type="float" office:value="47894">
            <text:p>47894</text:p>
          </table:table-cell>
          <table:table-cell table:formula="of:=MOD([.J34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38">
            <text:p>338</text:p>
          </table:table-cell>
          <table:table-cell table:formula="of:=[.$D$5]*[.D349]+[.$D$6]" office:value-type="float" office:value="0">
            <text:p>#NUM!</text:p>
          </table:table-cell>
          <table:table-cell table:formula="of:=[.$D$5]^[.C350]+[.$D$6]*(1-[.$D$5]^[.C350])/(1-[.$D$5])" office:value-type="float" office:value="0">
            <text:p>#NUM!</text:p>
          </table:table-cell>
          <table:table-cell table:formula="of:=MOD(INT([.D350]);INT([.$D$7]))" office:value-type="float" office:value="0">
            <text:p>#NUM!</text:p>
          </table:table-cell>
          <table:table-cell table:formula="of:=MOD(INT([.E350]);INT([.$D$7]))" office:value-type="float" office:value="0">
            <text:p>#NUM!</text:p>
          </table:table-cell>
          <table:table-cell table:formula="of:=MOD(([.$D$5]*[.H349]+[.$D$6]);[.$D$7])" office:value-type="float" office:value="6671">
            <text:p>6671</text:p>
          </table:table-cell>
          <table:table-cell table:formula="of:=MOD([.H350];2)" office:value-type="float" office:value="1">
            <text:p>1</text:p>
          </table:table-cell>
          <table:table-cell table:formula="of:=RANDBETWEEN(0;2^16)" office:value-type="float" office:value="31212">
            <text:p>31212</text:p>
          </table:table-cell>
          <table:table-cell table:formula="of:=MOD([.J35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39">
            <text:p>339</text:p>
          </table:table-cell>
          <table:table-cell table:formula="of:=[.$D$5]*[.D350]+[.$D$6]" office:value-type="float" office:value="0">
            <text:p>#NUM!</text:p>
          </table:table-cell>
          <table:table-cell table:formula="of:=[.$D$5]^[.C351]+[.$D$6]*(1-[.$D$5]^[.C351])/(1-[.$D$5])" office:value-type="float" office:value="0">
            <text:p>#NUM!</text:p>
          </table:table-cell>
          <table:table-cell table:formula="of:=MOD(INT([.D351]);INT([.$D$7]))" office:value-type="float" office:value="0">
            <text:p>#NUM!</text:p>
          </table:table-cell>
          <table:table-cell table:formula="of:=MOD(INT([.E351]);INT([.$D$7]))" office:value-type="float" office:value="0">
            <text:p>#NUM!</text:p>
          </table:table-cell>
          <table:table-cell table:formula="of:=MOD(([.$D$5]*[.H350]+[.$D$6]);[.$D$7])" office:value-type="float" office:value="31958">
            <text:p>31958</text:p>
          </table:table-cell>
          <table:table-cell table:formula="of:=MOD([.H351];2)" office:value-type="float" office:value="0">
            <text:p>0</text:p>
          </table:table-cell>
          <table:table-cell table:formula="of:=RANDBETWEEN(0;2^16)" office:value-type="float" office:value="62629">
            <text:p>62629</text:p>
          </table:table-cell>
          <table:table-cell table:formula="of:=MOD([.J35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0">
            <text:p>340</text:p>
          </table:table-cell>
          <table:table-cell table:formula="of:=[.$D$5]*[.D351]+[.$D$6]" office:value-type="float" office:value="0">
            <text:p>#NUM!</text:p>
          </table:table-cell>
          <table:table-cell table:formula="of:=[.$D$5]^[.C352]+[.$D$6]*(1-[.$D$5]^[.C352])/(1-[.$D$5])" office:value-type="float" office:value="0">
            <text:p>#NUM!</text:p>
          </table:table-cell>
          <table:table-cell table:formula="of:=MOD(INT([.D352]);INT([.$D$7]))" office:value-type="float" office:value="0">
            <text:p>#NUM!</text:p>
          </table:table-cell>
          <table:table-cell table:formula="of:=MOD(INT([.E352]);INT([.$D$7]))" office:value-type="float" office:value="0">
            <text:p>#NUM!</text:p>
          </table:table-cell>
          <table:table-cell table:formula="of:=MOD(([.$D$5]*[.H351]+[.$D$6]);[.$D$7])" office:value-type="float" office:value="60422">
            <text:p>60422</text:p>
          </table:table-cell>
          <table:table-cell table:formula="of:=MOD([.H352];2)" office:value-type="float" office:value="0">
            <text:p>0</text:p>
          </table:table-cell>
          <table:table-cell table:formula="of:=RANDBETWEEN(0;2^16)" office:value-type="float" office:value="27229">
            <text:p>27229</text:p>
          </table:table-cell>
          <table:table-cell table:formula="of:=MOD([.J35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1">
            <text:p>341</text:p>
          </table:table-cell>
          <table:table-cell table:formula="of:=[.$D$5]*[.D352]+[.$D$6]" office:value-type="float" office:value="0">
            <text:p>#NUM!</text:p>
          </table:table-cell>
          <table:table-cell table:formula="of:=[.$D$5]^[.C353]+[.$D$6]*(1-[.$D$5]^[.C353])/(1-[.$D$5])" office:value-type="float" office:value="0">
            <text:p>#NUM!</text:p>
          </table:table-cell>
          <table:table-cell table:formula="of:=MOD(INT([.D353]);INT([.$D$7]))" office:value-type="float" office:value="0">
            <text:p>#NUM!</text:p>
          </table:table-cell>
          <table:table-cell table:formula="of:=MOD(INT([.E353]);INT([.$D$7]))" office:value-type="float" office:value="0">
            <text:p>#NUM!</text:p>
          </table:table-cell>
          <table:table-cell table:formula="of:=MOD(([.$D$5]*[.H352]+[.$D$6]);[.$D$7])" office:value-type="float" office:value="15068">
            <text:p>15068</text:p>
          </table:table-cell>
          <table:table-cell table:formula="of:=MOD([.H353];2)" office:value-type="float" office:value="0">
            <text:p>0</text:p>
          </table:table-cell>
          <table:table-cell table:formula="of:=RANDBETWEEN(0;2^16)" office:value-type="float" office:value="42233">
            <text:p>42233</text:p>
          </table:table-cell>
          <table:table-cell table:formula="of:=MOD([.J35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2">
            <text:p>342</text:p>
          </table:table-cell>
          <table:table-cell table:formula="of:=[.$D$5]*[.D353]+[.$D$6]" office:value-type="float" office:value="0">
            <text:p>#NUM!</text:p>
          </table:table-cell>
          <table:table-cell table:formula="of:=[.$D$5]^[.C354]+[.$D$6]*(1-[.$D$5]^[.C354])/(1-[.$D$5])" office:value-type="float" office:value="0">
            <text:p>#NUM!</text:p>
          </table:table-cell>
          <table:table-cell table:formula="of:=MOD(INT([.D354]);INT([.$D$7]))" office:value-type="float" office:value="0">
            <text:p>#NUM!</text:p>
          </table:table-cell>
          <table:table-cell table:formula="of:=MOD(INT([.E354]);INT([.$D$7]))" office:value-type="float" office:value="0">
            <text:p>#NUM!</text:p>
          </table:table-cell>
          <table:table-cell table:formula="of:=MOD(([.$D$5]*[.H353]+[.$D$6]);[.$D$7])" office:value-type="float" office:value="19725">
            <text:p>19725</text:p>
          </table:table-cell>
          <table:table-cell table:formula="of:=MOD([.H354];2)" office:value-type="float" office:value="1">
            <text:p>1</text:p>
          </table:table-cell>
          <table:table-cell table:formula="of:=RANDBETWEEN(0;2^16)" office:value-type="float" office:value="20285">
            <text:p>20285</text:p>
          </table:table-cell>
          <table:table-cell table:formula="of:=MOD([.J35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3">
            <text:p>343</text:p>
          </table:table-cell>
          <table:table-cell table:formula="of:=[.$D$5]*[.D354]+[.$D$6]" office:value-type="float" office:value="0">
            <text:p>#NUM!</text:p>
          </table:table-cell>
          <table:table-cell table:formula="of:=[.$D$5]^[.C355]+[.$D$6]*(1-[.$D$5]^[.C355])/(1-[.$D$5])" office:value-type="float" office:value="0">
            <text:p>#NUM!</text:p>
          </table:table-cell>
          <table:table-cell table:formula="of:=MOD(INT([.D355]);INT([.$D$7]))" office:value-type="float" office:value="0">
            <text:p>#NUM!</text:p>
          </table:table-cell>
          <table:table-cell table:formula="of:=MOD(INT([.E355]);INT([.$D$7]))" office:value-type="float" office:value="0">
            <text:p>#NUM!</text:p>
          </table:table-cell>
          <table:table-cell table:formula="of:=MOD(([.$D$5]*[.H354]+[.$D$6]);[.$D$7])" office:value-type="float" office:value="16601">
            <text:p>16601</text:p>
          </table:table-cell>
          <table:table-cell table:formula="of:=MOD([.H355];2)" office:value-type="float" office:value="1">
            <text:p>1</text:p>
          </table:table-cell>
          <table:table-cell table:formula="of:=RANDBETWEEN(0;2^16)" office:value-type="float" office:value="15199">
            <text:p>15199</text:p>
          </table:table-cell>
          <table:table-cell table:formula="of:=MOD([.J35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4">
            <text:p>344</text:p>
          </table:table-cell>
          <table:table-cell table:formula="of:=[.$D$5]*[.D355]+[.$D$6]" office:value-type="float" office:value="0">
            <text:p>#NUM!</text:p>
          </table:table-cell>
          <table:table-cell table:formula="of:=[.$D$5]^[.C356]+[.$D$6]*(1-[.$D$5]^[.C356])/(1-[.$D$5])" office:value-type="float" office:value="0">
            <text:p>#NUM!</text:p>
          </table:table-cell>
          <table:table-cell table:formula="of:=MOD(INT([.D356]);INT([.$D$7]))" office:value-type="float" office:value="0">
            <text:p>#NUM!</text:p>
          </table:table-cell>
          <table:table-cell table:formula="of:=MOD(INT([.E356]);INT([.$D$7]))" office:value-type="float" office:value="0">
            <text:p>#NUM!</text:p>
          </table:table-cell>
          <table:table-cell table:formula="of:=MOD(([.$D$5]*[.H355]+[.$D$6]);[.$D$7])" office:value-type="float" office:value="34233">
            <text:p>34233</text:p>
          </table:table-cell>
          <table:table-cell table:formula="of:=MOD([.H356];2)" office:value-type="float" office:value="1">
            <text:p>1</text:p>
          </table:table-cell>
          <table:table-cell table:formula="of:=RANDBETWEEN(0;2^16)" office:value-type="float" office:value="19343">
            <text:p>19343</text:p>
          </table:table-cell>
          <table:table-cell table:formula="of:=MOD([.J35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table:formula="of:=[.$D$5]*[.D356]+[.$D$6]" office:value-type="float" office:value="0">
            <text:p>#NUM!</text:p>
          </table:table-cell>
          <table:table-cell table:formula="of:=[.$D$5]^[.C357]+[.$D$6]*(1-[.$D$5]^[.C357])/(1-[.$D$5])" office:value-type="float" office:value="0">
            <text:p>#NUM!</text:p>
          </table:table-cell>
          <table:table-cell table:formula="of:=MOD(INT([.D357]);INT([.$D$7]))" office:value-type="float" office:value="0">
            <text:p>#NUM!</text:p>
          </table:table-cell>
          <table:table-cell table:formula="of:=MOD(INT([.E357]);INT([.$D$7]))" office:value-type="float" office:value="0">
            <text:p>#NUM!</text:p>
          </table:table-cell>
          <table:table-cell table:formula="of:=MOD(([.$D$5]*[.H356]+[.$D$6]);[.$D$7])" office:value-type="float" office:value="9233">
            <text:p>9233</text:p>
          </table:table-cell>
          <table:table-cell table:formula="of:=MOD([.H357];2)" office:value-type="float" office:value="1">
            <text:p>1</text:p>
          </table:table-cell>
          <table:table-cell table:formula="of:=RANDBETWEEN(0;2^16)" office:value-type="float" office:value="29855">
            <text:p>29855</text:p>
          </table:table-cell>
          <table:table-cell table:formula="of:=MOD([.J35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6">
            <text:p>346</text:p>
          </table:table-cell>
          <table:table-cell table:formula="of:=[.$D$5]*[.D357]+[.$D$6]" office:value-type="float" office:value="0">
            <text:p>#NUM!</text:p>
          </table:table-cell>
          <table:table-cell table:formula="of:=[.$D$5]^[.C358]+[.$D$6]*(1-[.$D$5]^[.C358])/(1-[.$D$5])" office:value-type="float" office:value="0">
            <text:p>#NUM!</text:p>
          </table:table-cell>
          <table:table-cell table:formula="of:=MOD(INT([.D358]);INT([.$D$7]))" office:value-type="float" office:value="0">
            <text:p>#NUM!</text:p>
          </table:table-cell>
          <table:table-cell table:formula="of:=MOD(INT([.E358]);INT([.$D$7]))" office:value-type="float" office:value="0">
            <text:p>#NUM!</text:p>
          </table:table-cell>
          <table:table-cell table:formula="of:=MOD(([.$D$5]*[.H357]+[.$D$6]);[.$D$7])" office:value-type="float" office:value="30169">
            <text:p>30169</text:p>
          </table:table-cell>
          <table:table-cell table:formula="of:=MOD([.H358];2)" office:value-type="float" office:value="1">
            <text:p>1</text:p>
          </table:table-cell>
          <table:table-cell table:formula="of:=RANDBETWEEN(0;2^16)" office:value-type="float" office:value="12298">
            <text:p>12298</text:p>
          </table:table-cell>
          <table:table-cell table:formula="of:=MOD([.J35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47">
            <text:p>347</text:p>
          </table:table-cell>
          <table:table-cell table:formula="of:=[.$D$5]*[.D358]+[.$D$6]" office:value-type="float" office:value="0">
            <text:p>#NUM!</text:p>
          </table:table-cell>
          <table:table-cell table:formula="of:=[.$D$5]^[.C359]+[.$D$6]*(1-[.$D$5]^[.C359])/(1-[.$D$5])" office:value-type="float" office:value="0">
            <text:p>#NUM!</text:p>
          </table:table-cell>
          <table:table-cell table:formula="of:=MOD(INT([.D359]);INT([.$D$7]))" office:value-type="float" office:value="0">
            <text:p>#NUM!</text:p>
          </table:table-cell>
          <table:table-cell table:formula="of:=MOD(INT([.E359]);INT([.$D$7]))" office:value-type="float" office:value="0">
            <text:p>#NUM!</text:p>
          </table:table-cell>
          <table:table-cell table:formula="of:=MOD(([.$D$5]*[.H358]+[.$D$6]);[.$D$7])" office:value-type="float" office:value="3220">
            <text:p>3220</text:p>
          </table:table-cell>
          <table:table-cell table:formula="of:=MOD([.H359];2)" office:value-type="float" office:value="0">
            <text:p>0</text:p>
          </table:table-cell>
          <table:table-cell table:formula="of:=RANDBETWEEN(0;2^16)" office:value-type="float" office:value="29665">
            <text:p>29665</text:p>
          </table:table-cell>
          <table:table-cell table:formula="of:=MOD([.J35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8">
            <text:p>348</text:p>
          </table:table-cell>
          <table:table-cell table:formula="of:=[.$D$5]*[.D359]+[.$D$6]" office:value-type="float" office:value="0">
            <text:p>#NUM!</text:p>
          </table:table-cell>
          <table:table-cell table:formula="of:=[.$D$5]^[.C360]+[.$D$6]*(1-[.$D$5]^[.C360])/(1-[.$D$5])" office:value-type="float" office:value="0">
            <text:p>#NUM!</text:p>
          </table:table-cell>
          <table:table-cell table:formula="of:=MOD(INT([.D360]);INT([.$D$7]))" office:value-type="float" office:value="0">
            <text:p>#NUM!</text:p>
          </table:table-cell>
          <table:table-cell table:formula="of:=MOD(INT([.E360]);INT([.$D$7]))" office:value-type="float" office:value="0">
            <text:p>#NUM!</text:p>
          </table:table-cell>
          <table:table-cell table:formula="of:=MOD(([.$D$5]*[.H359]+[.$D$6]);[.$D$7])" office:value-type="float" office:value="54960">
            <text:p>54960</text:p>
          </table:table-cell>
          <table:table-cell table:formula="of:=MOD([.H360];2)" office:value-type="float" office:value="0">
            <text:p>0</text:p>
          </table:table-cell>
          <table:table-cell table:formula="of:=RANDBETWEEN(0;2^16)" office:value-type="float" office:value="35563">
            <text:p>35563</text:p>
          </table:table-cell>
          <table:table-cell table:formula="of:=MOD([.J36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9">
            <text:p>349</text:p>
          </table:table-cell>
          <table:table-cell table:formula="of:=[.$D$5]*[.D360]+[.$D$6]" office:value-type="float" office:value="0">
            <text:p>#NUM!</text:p>
          </table:table-cell>
          <table:table-cell table:formula="of:=[.$D$5]^[.C361]+[.$D$6]*(1-[.$D$5]^[.C361])/(1-[.$D$5])" office:value-type="float" office:value="0">
            <text:p>#NUM!</text:p>
          </table:table-cell>
          <table:table-cell table:formula="of:=MOD(INT([.D361]);INT([.$D$7]))" office:value-type="float" office:value="0">
            <text:p>#NUM!</text:p>
          </table:table-cell>
          <table:table-cell table:formula="of:=MOD(INT([.E361]);INT([.$D$7]))" office:value-type="float" office:value="0">
            <text:p>#NUM!</text:p>
          </table:table-cell>
          <table:table-cell table:formula="of:=MOD(([.$D$5]*[.H360]+[.$D$6]);[.$D$7])" office:value-type="float" office:value="55462">
            <text:p>55462</text:p>
          </table:table-cell>
          <table:table-cell table:formula="of:=MOD([.H361];2)" office:value-type="float" office:value="0">
            <text:p>0</text:p>
          </table:table-cell>
          <table:table-cell table:formula="of:=RANDBETWEEN(0;2^16)" office:value-type="float" office:value="2054">
            <text:p>2054</text:p>
          </table:table-cell>
          <table:table-cell table:formula="of:=MOD([.J36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table:formula="of:=[.$D$5]*[.D361]+[.$D$6]" office:value-type="float" office:value="0">
            <text:p>#NUM!</text:p>
          </table:table-cell>
          <table:table-cell table:formula="of:=[.$D$5]^[.C362]+[.$D$6]*(1-[.$D$5]^[.C362])/(1-[.$D$5])" office:value-type="float" office:value="0">
            <text:p>#NUM!</text:p>
          </table:table-cell>
          <table:table-cell table:formula="of:=MOD(INT([.D362]);INT([.$D$7]))" office:value-type="float" office:value="0">
            <text:p>#NUM!</text:p>
          </table:table-cell>
          <table:table-cell table:formula="of:=MOD(INT([.E362]);INT([.$D$7]))" office:value-type="float" office:value="0">
            <text:p>#NUM!</text:p>
          </table:table-cell>
          <table:table-cell table:formula="of:=MOD(([.$D$5]*[.H361]+[.$D$6]);[.$D$7])" office:value-type="float" office:value="56237">
            <text:p>56237</text:p>
          </table:table-cell>
          <table:table-cell table:formula="of:=MOD([.H362];2)" office:value-type="float" office:value="1">
            <text:p>1</text:p>
          </table:table-cell>
          <table:table-cell table:formula="of:=RANDBETWEEN(0;2^16)" office:value-type="float" office:value="56228">
            <text:p>56228</text:p>
          </table:table-cell>
          <table:table-cell table:formula="of:=MOD([.J36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51">
            <text:p>351</text:p>
          </table:table-cell>
          <table:table-cell table:formula="of:=[.$D$5]*[.D362]+[.$D$6]" office:value-type="float" office:value="0">
            <text:p>#NUM!</text:p>
          </table:table-cell>
          <table:table-cell table:formula="of:=[.$D$5]^[.C363]+[.$D$6]*(1-[.$D$5]^[.C363])/(1-[.$D$5])" office:value-type="float" office:value="0">
            <text:p>#NUM!</text:p>
          </table:table-cell>
          <table:table-cell table:formula="of:=MOD(INT([.D363]);INT([.$D$7]))" office:value-type="float" office:value="0">
            <text:p>#NUM!</text:p>
          </table:table-cell>
          <table:table-cell table:formula="of:=MOD(INT([.E363]);INT([.$D$7]))" office:value-type="float" office:value="0">
            <text:p>#NUM!</text:p>
          </table:table-cell>
          <table:table-cell table:formula="of:=MOD(([.$D$5]*[.H362]+[.$D$6]);[.$D$7])" office:value-type="float" office:value="27276">
            <text:p>27276</text:p>
          </table:table-cell>
          <table:table-cell table:formula="of:=MOD([.H363];2)" office:value-type="float" office:value="0">
            <text:p>0</text:p>
          </table:table-cell>
          <table:table-cell table:formula="of:=RANDBETWEEN(0;2^16)" office:value-type="float" office:value="4222">
            <text:p>4222</text:p>
          </table:table-cell>
          <table:table-cell table:formula="of:=MOD([.J36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52">
            <text:p>352</text:p>
          </table:table-cell>
          <table:table-cell table:formula="of:=[.$D$5]*[.D363]+[.$D$6]" office:value-type="float" office:value="0">
            <text:p>#NUM!</text:p>
          </table:table-cell>
          <table:table-cell table:formula="of:=[.$D$5]^[.C364]+[.$D$6]*(1-[.$D$5]^[.C364])/(1-[.$D$5])" office:value-type="float" office:value="0">
            <text:p>#NUM!</text:p>
          </table:table-cell>
          <table:table-cell table:formula="of:=MOD(INT([.D364]);INT([.$D$7]))" office:value-type="float" office:value="0">
            <text:p>#NUM!</text:p>
          </table:table-cell>
          <table:table-cell table:formula="of:=MOD(INT([.E364]);INT([.$D$7]))" office:value-type="float" office:value="0">
            <text:p>#NUM!</text:p>
          </table:table-cell>
          <table:table-cell table:formula="of:=MOD(([.$D$5]*[.H363]+[.$D$6]);[.$D$7])" office:value-type="float" office:value="15856">
            <text:p>15856</text:p>
          </table:table-cell>
          <table:table-cell table:formula="of:=MOD([.H364];2)" office:value-type="float" office:value="0">
            <text:p>0</text:p>
          </table:table-cell>
          <table:table-cell table:formula="of:=RANDBETWEEN(0;2^16)" office:value-type="float" office:value="39896">
            <text:p>39896</text:p>
          </table:table-cell>
          <table:table-cell table:formula="of:=MOD([.J36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53">
            <text:p>353</text:p>
          </table:table-cell>
          <table:table-cell table:formula="of:=[.$D$5]*[.D364]+[.$D$6]" office:value-type="float" office:value="0">
            <text:p>#NUM!</text:p>
          </table:table-cell>
          <table:table-cell table:formula="of:=[.$D$5]^[.C365]+[.$D$6]*(1-[.$D$5]^[.C365])/(1-[.$D$5])" office:value-type="float" office:value="0">
            <text:p>#NUM!</text:p>
          </table:table-cell>
          <table:table-cell table:formula="of:=MOD(INT([.D365]);INT([.$D$7]))" office:value-type="float" office:value="0">
            <text:p>#NUM!</text:p>
          </table:table-cell>
          <table:table-cell table:formula="of:=MOD(INT([.E365]);INT([.$D$7]))" office:value-type="float" office:value="0">
            <text:p>#NUM!</text:p>
          </table:table-cell>
          <table:table-cell table:formula="of:=MOD(([.$D$5]*[.H364]+[.$D$6]);[.$D$7])" office:value-type="float" office:value="54885">
            <text:p>54885</text:p>
          </table:table-cell>
          <table:table-cell table:formula="of:=MOD([.H365];2)" office:value-type="float" office:value="1">
            <text:p>1</text:p>
          </table:table-cell>
          <table:table-cell table:formula="of:=RANDBETWEEN(0;2^16)" office:value-type="float" office:value="13034">
            <text:p>13034</text:p>
          </table:table-cell>
          <table:table-cell table:formula="of:=MOD([.J36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54">
            <text:p>354</text:p>
          </table:table-cell>
          <table:table-cell table:formula="of:=[.$D$5]*[.D365]+[.$D$6]" office:value-type="float" office:value="0">
            <text:p>#NUM!</text:p>
          </table:table-cell>
          <table:table-cell table:formula="of:=[.$D$5]^[.C366]+[.$D$6]*(1-[.$D$5]^[.C366])/(1-[.$D$5])" office:value-type="float" office:value="0">
            <text:p>#NUM!</text:p>
          </table:table-cell>
          <table:table-cell table:formula="of:=MOD(INT([.D366]);INT([.$D$7]))" office:value-type="float" office:value="0">
            <text:p>#NUM!</text:p>
          </table:table-cell>
          <table:table-cell table:formula="of:=MOD(INT([.E366]);INT([.$D$7]))" office:value-type="float" office:value="0">
            <text:p>#NUM!</text:p>
          </table:table-cell>
          <table:table-cell table:formula="of:=MOD(([.$D$5]*[.H365]+[.$D$6]);[.$D$7])" office:value-type="float" office:value="43466">
            <text:p>43466</text:p>
          </table:table-cell>
          <table:table-cell table:formula="of:=MOD([.H366];2)" office:value-type="float" office:value="0">
            <text:p>0</text:p>
          </table:table-cell>
          <table:table-cell table:formula="of:=RANDBETWEEN(0;2^16)" office:value-type="float" office:value="1239">
            <text:p>1239</text:p>
          </table:table-cell>
          <table:table-cell table:formula="of:=MOD([.J36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55">
            <text:p>355</text:p>
          </table:table-cell>
          <table:table-cell table:formula="of:=[.$D$5]*[.D366]+[.$D$6]" office:value-type="float" office:value="0">
            <text:p>#NUM!</text:p>
          </table:table-cell>
          <table:table-cell table:formula="of:=[.$D$5]^[.C367]+[.$D$6]*(1-[.$D$5]^[.C367])/(1-[.$D$5])" office:value-type="float" office:value="0">
            <text:p>#NUM!</text:p>
          </table:table-cell>
          <table:table-cell table:formula="of:=MOD(INT([.D367]);INT([.$D$7]))" office:value-type="float" office:value="0">
            <text:p>#NUM!</text:p>
          </table:table-cell>
          <table:table-cell table:formula="of:=MOD(INT([.E367]);INT([.$D$7]))" office:value-type="float" office:value="0">
            <text:p>#NUM!</text:p>
          </table:table-cell>
          <table:table-cell table:formula="of:=MOD(([.$D$5]*[.H366]+[.$D$6]);[.$D$7])" office:value-type="float" office:value="31973">
            <text:p>31973</text:p>
          </table:table-cell>
          <table:table-cell table:formula="of:=MOD([.H367];2)" office:value-type="float" office:value="1">
            <text:p>1</text:p>
          </table:table-cell>
          <table:table-cell table:formula="of:=RANDBETWEEN(0;2^16)" office:value-type="float" office:value="45338">
            <text:p>45338</text:p>
          </table:table-cell>
          <table:table-cell table:formula="of:=MOD([.J36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56">
            <text:p>356</text:p>
          </table:table-cell>
          <table:table-cell table:formula="of:=[.$D$5]*[.D367]+[.$D$6]" office:value-type="float" office:value="0">
            <text:p>#NUM!</text:p>
          </table:table-cell>
          <table:table-cell table:formula="of:=[.$D$5]^[.C368]+[.$D$6]*(1-[.$D$5]^[.C368])/(1-[.$D$5])" office:value-type="float" office:value="0">
            <text:p>#NUM!</text:p>
          </table:table-cell>
          <table:table-cell table:formula="of:=MOD(INT([.D368]);INT([.$D$7]))" office:value-type="float" office:value="0">
            <text:p>#NUM!</text:p>
          </table:table-cell>
          <table:table-cell table:formula="of:=MOD(INT([.E368]);INT([.$D$7]))" office:value-type="float" office:value="0">
            <text:p>#NUM!</text:p>
          </table:table-cell>
          <table:table-cell table:formula="of:=MOD(([.$D$5]*[.H367]+[.$D$6]);[.$D$7])" office:value-type="float" office:value="23499">
            <text:p>23499</text:p>
          </table:table-cell>
          <table:table-cell table:formula="of:=MOD([.H368];2)" office:value-type="float" office:value="1">
            <text:p>1</text:p>
          </table:table-cell>
          <table:table-cell table:formula="of:=RANDBETWEEN(0;2^16)" office:value-type="float" office:value="25305">
            <text:p>25305</text:p>
          </table:table-cell>
          <table:table-cell table:formula="of:=MOD([.J36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57">
            <text:p>357</text:p>
          </table:table-cell>
          <table:table-cell table:formula="of:=[.$D$5]*[.D368]+[.$D$6]" office:value-type="float" office:value="0">
            <text:p>#NUM!</text:p>
          </table:table-cell>
          <table:table-cell table:formula="of:=[.$D$5]^[.C369]+[.$D$6]*(1-[.$D$5]^[.C369])/(1-[.$D$5])" office:value-type="float" office:value="0">
            <text:p>#NUM!</text:p>
          </table:table-cell>
          <table:table-cell table:formula="of:=MOD(INT([.D369]);INT([.$D$7]))" office:value-type="float" office:value="0">
            <text:p>#NUM!</text:p>
          </table:table-cell>
          <table:table-cell table:formula="of:=MOD(INT([.E369]);INT([.$D$7]))" office:value-type="float" office:value="0">
            <text:p>#NUM!</text:p>
          </table:table-cell>
          <table:table-cell table:formula="of:=MOD(([.$D$5]*[.H368]+[.$D$6]);[.$D$7])" office:value-type="float" office:value="59243">
            <text:p>59243</text:p>
          </table:table-cell>
          <table:table-cell table:formula="of:=MOD([.H369];2)" office:value-type="float" office:value="1">
            <text:p>1</text:p>
          </table:table-cell>
          <table:table-cell table:formula="of:=RANDBETWEEN(0;2^16)" office:value-type="float" office:value="22904">
            <text:p>22904</text:p>
          </table:table-cell>
          <table:table-cell table:formula="of:=MOD([.J36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58">
            <text:p>358</text:p>
          </table:table-cell>
          <table:table-cell table:formula="of:=[.$D$5]*[.D369]+[.$D$6]" office:value-type="float" office:value="0">
            <text:p>#NUM!</text:p>
          </table:table-cell>
          <table:table-cell table:formula="of:=[.$D$5]^[.C370]+[.$D$6]*(1-[.$D$5]^[.C370])/(1-[.$D$5])" office:value-type="float" office:value="0">
            <text:p>#NUM!</text:p>
          </table:table-cell>
          <table:table-cell table:formula="of:=MOD(INT([.D370]);INT([.$D$7]))" office:value-type="float" office:value="0">
            <text:p>#NUM!</text:p>
          </table:table-cell>
          <table:table-cell table:formula="of:=MOD(INT([.E370]);INT([.$D$7]))" office:value-type="float" office:value="0">
            <text:p>#NUM!</text:p>
          </table:table-cell>
          <table:table-cell table:formula="of:=MOD(([.$D$5]*[.H369]+[.$D$6]);[.$D$7])" office:value-type="float" office:value="7373">
            <text:p>7373</text:p>
          </table:table-cell>
          <table:table-cell table:formula="of:=MOD([.H370];2)" office:value-type="float" office:value="1">
            <text:p>1</text:p>
          </table:table-cell>
          <table:table-cell table:formula="of:=RANDBETWEEN(0;2^16)" office:value-type="float" office:value="21966">
            <text:p>21966</text:p>
          </table:table-cell>
          <table:table-cell table:formula="of:=MOD([.J37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59">
            <text:p>359</text:p>
          </table:table-cell>
          <table:table-cell table:formula="of:=[.$D$5]*[.D370]+[.$D$6]" office:value-type="float" office:value="0">
            <text:p>#NUM!</text:p>
          </table:table-cell>
          <table:table-cell table:formula="of:=[.$D$5]^[.C371]+[.$D$6]*(1-[.$D$5]^[.C371])/(1-[.$D$5])" office:value-type="float" office:value="0">
            <text:p>#NUM!</text:p>
          </table:table-cell>
          <table:table-cell table:formula="of:=MOD(INT([.D371]);INT([.$D$7]))" office:value-type="float" office:value="0">
            <text:p>#NUM!</text:p>
          </table:table-cell>
          <table:table-cell table:formula="of:=MOD(INT([.E371]);INT([.$D$7]))" office:value-type="float" office:value="0">
            <text:p>#NUM!</text:p>
          </table:table-cell>
          <table:table-cell table:formula="of:=MOD(([.$D$5]*[.H370]+[.$D$6]);[.$D$7])" office:value-type="float" office:value="21031">
            <text:p>21031</text:p>
          </table:table-cell>
          <table:table-cell table:formula="of:=MOD([.H371];2)" office:value-type="float" office:value="1">
            <text:p>1</text:p>
          </table:table-cell>
          <table:table-cell table:formula="of:=RANDBETWEEN(0;2^16)" office:value-type="float" office:value="22585">
            <text:p>22585</text:p>
          </table:table-cell>
          <table:table-cell table:formula="of:=MOD([.J37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60">
            <text:p>360</text:p>
          </table:table-cell>
          <table:table-cell table:formula="of:=[.$D$5]*[.D371]+[.$D$6]" office:value-type="float" office:value="0">
            <text:p>#NUM!</text:p>
          </table:table-cell>
          <table:table-cell table:formula="of:=[.$D$5]^[.C372]+[.$D$6]*(1-[.$D$5]^[.C372])/(1-[.$D$5])" office:value-type="float" office:value="0">
            <text:p>#NUM!</text:p>
          </table:table-cell>
          <table:table-cell table:formula="of:=MOD(INT([.D372]);INT([.$D$7]))" office:value-type="float" office:value="0">
            <text:p>#NUM!</text:p>
          </table:table-cell>
          <table:table-cell table:formula="of:=MOD(INT([.E372]);INT([.$D$7]))" office:value-type="float" office:value="0">
            <text:p>#NUM!</text:p>
          </table:table-cell>
          <table:table-cell table:formula="of:=MOD(([.$D$5]*[.H371]+[.$D$6]);[.$D$7])" office:value-type="float" office:value="30628">
            <text:p>30628</text:p>
          </table:table-cell>
          <table:table-cell table:formula="of:=MOD([.H372];2)" office:value-type="float" office:value="0">
            <text:p>0</text:p>
          </table:table-cell>
          <table:table-cell table:formula="of:=RANDBETWEEN(0;2^16)" office:value-type="float" office:value="40069">
            <text:p>40069</text:p>
          </table:table-cell>
          <table:table-cell table:formula="of:=MOD([.J37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61">
            <text:p>361</text:p>
          </table:table-cell>
          <table:table-cell table:formula="of:=[.$D$5]*[.D372]+[.$D$6]" office:value-type="float" office:value="0">
            <text:p>#NUM!</text:p>
          </table:table-cell>
          <table:table-cell table:formula="of:=[.$D$5]^[.C373]+[.$D$6]*(1-[.$D$5]^[.C373])/(1-[.$D$5])" office:value-type="float" office:value="0">
            <text:p>#NUM!</text:p>
          </table:table-cell>
          <table:table-cell table:formula="of:=MOD(INT([.D373]);INT([.$D$7]))" office:value-type="float" office:value="0">
            <text:p>#NUM!</text:p>
          </table:table-cell>
          <table:table-cell table:formula="of:=MOD(INT([.E373]);INT([.$D$7]))" office:value-type="float" office:value="0">
            <text:p>#NUM!</text:p>
          </table:table-cell>
          <table:table-cell table:formula="of:=MOD(([.$D$5]*[.H372]+[.$D$6]);[.$D$7])" office:value-type="float" office:value="13720">
            <text:p>13720</text:p>
          </table:table-cell>
          <table:table-cell table:formula="of:=MOD([.H373];2)" office:value-type="float" office:value="0">
            <text:p>0</text:p>
          </table:table-cell>
          <table:table-cell table:formula="of:=RANDBETWEEN(0;2^16)" office:value-type="float" office:value="59131">
            <text:p>59131</text:p>
          </table:table-cell>
          <table:table-cell table:formula="of:=MOD([.J37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62">
            <text:p>362</text:p>
          </table:table-cell>
          <table:table-cell table:formula="of:=[.$D$5]*[.D373]+[.$D$6]" office:value-type="float" office:value="0">
            <text:p>#NUM!</text:p>
          </table:table-cell>
          <table:table-cell table:formula="of:=[.$D$5]^[.C374]+[.$D$6]*(1-[.$D$5]^[.C374])/(1-[.$D$5])" office:value-type="float" office:value="0">
            <text:p>#NUM!</text:p>
          </table:table-cell>
          <table:table-cell table:formula="of:=MOD(INT([.D374]);INT([.$D$7]))" office:value-type="float" office:value="0">
            <text:p>#NUM!</text:p>
          </table:table-cell>
          <table:table-cell table:formula="of:=MOD(INT([.E374]);INT([.$D$7]))" office:value-type="float" office:value="0">
            <text:p>#NUM!</text:p>
          </table:table-cell>
          <table:table-cell table:formula="of:=MOD(([.$D$5]*[.H373]+[.$D$6]);[.$D$7])" office:value-type="float" office:value="30438">
            <text:p>30438</text:p>
          </table:table-cell>
          <table:table-cell table:formula="of:=MOD([.H374];2)" office:value-type="float" office:value="0">
            <text:p>0</text:p>
          </table:table-cell>
          <table:table-cell table:formula="of:=RANDBETWEEN(0;2^16)" office:value-type="float" office:value="23920">
            <text:p>23920</text:p>
          </table:table-cell>
          <table:table-cell table:formula="of:=MOD([.J37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63">
            <text:p>363</text:p>
          </table:table-cell>
          <table:table-cell table:formula="of:=[.$D$5]*[.D374]+[.$D$6]" office:value-type="float" office:value="0">
            <text:p>#NUM!</text:p>
          </table:table-cell>
          <table:table-cell table:formula="of:=[.$D$5]^[.C375]+[.$D$6]*(1-[.$D$5]^[.C375])/(1-[.$D$5])" office:value-type="float" office:value="0">
            <text:p>#NUM!</text:p>
          </table:table-cell>
          <table:table-cell table:formula="of:=MOD(INT([.D375]);INT([.$D$7]))" office:value-type="float" office:value="0">
            <text:p>#NUM!</text:p>
          </table:table-cell>
          <table:table-cell table:formula="of:=MOD(INT([.E375]);INT([.$D$7]))" office:value-type="float" office:value="0">
            <text:p>#NUM!</text:p>
          </table:table-cell>
          <table:table-cell table:formula="of:=MOD(([.$D$5]*[.H374]+[.$D$6]);[.$D$7])" office:value-type="float" office:value="44498">
            <text:p>44498</text:p>
          </table:table-cell>
          <table:table-cell table:formula="of:=MOD([.H375];2)" office:value-type="float" office:value="0">
            <text:p>0</text:p>
          </table:table-cell>
          <table:table-cell table:formula="of:=RANDBETWEEN(0;2^16)" office:value-type="float" office:value="39853">
            <text:p>39853</text:p>
          </table:table-cell>
          <table:table-cell table:formula="of:=MOD([.J37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64">
            <text:p>364</text:p>
          </table:table-cell>
          <table:table-cell table:formula="of:=[.$D$5]*[.D375]+[.$D$6]" office:value-type="float" office:value="0">
            <text:p>#NUM!</text:p>
          </table:table-cell>
          <table:table-cell table:formula="of:=[.$D$5]^[.C376]+[.$D$6]*(1-[.$D$5]^[.C376])/(1-[.$D$5])" office:value-type="float" office:value="0">
            <text:p>#NUM!</text:p>
          </table:table-cell>
          <table:table-cell table:formula="of:=MOD(INT([.D376]);INT([.$D$7]))" office:value-type="float" office:value="0">
            <text:p>#NUM!</text:p>
          </table:table-cell>
          <table:table-cell table:formula="of:=MOD(INT([.E376]);INT([.$D$7]))" office:value-type="float" office:value="0">
            <text:p>#NUM!</text:p>
          </table:table-cell>
          <table:table-cell table:formula="of:=MOD(([.$D$5]*[.H375]+[.$D$6]);[.$D$7])" office:value-type="float" office:value="60721">
            <text:p>60721</text:p>
          </table:table-cell>
          <table:table-cell table:formula="of:=MOD([.H376];2)" office:value-type="float" office:value="1">
            <text:p>1</text:p>
          </table:table-cell>
          <table:table-cell table:formula="of:=RANDBETWEEN(0;2^16)" office:value-type="float" office:value="13909">
            <text:p>13909</text:p>
          </table:table-cell>
          <table:table-cell table:formula="of:=MOD([.J37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65">
            <text:p>365</text:p>
          </table:table-cell>
          <table:table-cell table:formula="of:=[.$D$5]*[.D376]+[.$D$6]" office:value-type="float" office:value="0">
            <text:p>#NUM!</text:p>
          </table:table-cell>
          <table:table-cell table:formula="of:=[.$D$5]^[.C377]+[.$D$6]*(1-[.$D$5]^[.C377])/(1-[.$D$5])" office:value-type="float" office:value="0">
            <text:p>#NUM!</text:p>
          </table:table-cell>
          <table:table-cell table:formula="of:=MOD(INT([.D377]);INT([.$D$7]))" office:value-type="float" office:value="0">
            <text:p>#NUM!</text:p>
          </table:table-cell>
          <table:table-cell table:formula="of:=MOD(INT([.E377]);INT([.$D$7]))" office:value-type="float" office:value="0">
            <text:p>#NUM!</text:p>
          </table:table-cell>
          <table:table-cell table:formula="of:=MOD(([.$D$5]*[.H376]+[.$D$6]);[.$D$7])" office:value-type="float" office:value="48037">
            <text:p>48037</text:p>
          </table:table-cell>
          <table:table-cell table:formula="of:=MOD([.H377];2)" office:value-type="float" office:value="1">
            <text:p>1</text:p>
          </table:table-cell>
          <table:table-cell table:formula="of:=RANDBETWEEN(0;2^16)" office:value-type="float" office:value="47160">
            <text:p>47160</text:p>
          </table:table-cell>
          <table:table-cell table:formula="of:=MOD([.J37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66">
            <text:p>366</text:p>
          </table:table-cell>
          <table:table-cell table:formula="of:=[.$D$5]*[.D377]+[.$D$6]" office:value-type="float" office:value="0">
            <text:p>#NUM!</text:p>
          </table:table-cell>
          <table:table-cell table:formula="of:=[.$D$5]^[.C378]+[.$D$6]*(1-[.$D$5]^[.C378])/(1-[.$D$5])" office:value-type="float" office:value="0">
            <text:p>#NUM!</text:p>
          </table:table-cell>
          <table:table-cell table:formula="of:=MOD(INT([.D378]);INT([.$D$7]))" office:value-type="float" office:value="0">
            <text:p>#NUM!</text:p>
          </table:table-cell>
          <table:table-cell table:formula="of:=MOD(INT([.E378]);INT([.$D$7]))" office:value-type="float" office:value="0">
            <text:p>#NUM!</text:p>
          </table:table-cell>
          <table:table-cell table:formula="of:=MOD(([.$D$5]*[.H377]+[.$D$6]);[.$D$7])" office:value-type="float" office:value="48299">
            <text:p>48299</text:p>
          </table:table-cell>
          <table:table-cell table:formula="of:=MOD([.H378];2)" office:value-type="float" office:value="1">
            <text:p>1</text:p>
          </table:table-cell>
          <table:table-cell table:formula="of:=RANDBETWEEN(0;2^16)" office:value-type="float" office:value="829">
            <text:p>829</text:p>
          </table:table-cell>
          <table:table-cell table:formula="of:=MOD([.J37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67">
            <text:p>367</text:p>
          </table:table-cell>
          <table:table-cell table:formula="of:=[.$D$5]*[.D378]+[.$D$6]" office:value-type="float" office:value="0">
            <text:p>#NUM!</text:p>
          </table:table-cell>
          <table:table-cell table:formula="of:=[.$D$5]^[.C379]+[.$D$6]*(1-[.$D$5]^[.C379])/(1-[.$D$5])" office:value-type="float" office:value="0">
            <text:p>#NUM!</text:p>
          </table:table-cell>
          <table:table-cell table:formula="of:=MOD(INT([.D379]);INT([.$D$7]))" office:value-type="float" office:value="0">
            <text:p>#NUM!</text:p>
          </table:table-cell>
          <table:table-cell table:formula="of:=MOD(INT([.E379]);INT([.$D$7]))" office:value-type="float" office:value="0">
            <text:p>#NUM!</text:p>
          </table:table-cell>
          <table:table-cell table:formula="of:=MOD(([.$D$5]*[.H378]+[.$D$6]);[.$D$7])" office:value-type="float" office:value="50009">
            <text:p>50009</text:p>
          </table:table-cell>
          <table:table-cell table:formula="of:=MOD([.H379];2)" office:value-type="float" office:value="1">
            <text:p>1</text:p>
          </table:table-cell>
          <table:table-cell table:formula="of:=RANDBETWEEN(0;2^16)" office:value-type="float" office:value="1570">
            <text:p>1570</text:p>
          </table:table-cell>
          <table:table-cell table:formula="of:=MOD([.J37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68">
            <text:p>368</text:p>
          </table:table-cell>
          <table:table-cell table:formula="of:=[.$D$5]*[.D379]+[.$D$6]" office:value-type="float" office:value="0">
            <text:p>#NUM!</text:p>
          </table:table-cell>
          <table:table-cell table:formula="of:=[.$D$5]^[.C380]+[.$D$6]*(1-[.$D$5]^[.C380])/(1-[.$D$5])" office:value-type="float" office:value="0">
            <text:p>#NUM!</text:p>
          </table:table-cell>
          <table:table-cell table:formula="of:=MOD(INT([.D380]);INT([.$D$7]))" office:value-type="float" office:value="0">
            <text:p>#NUM!</text:p>
          </table:table-cell>
          <table:table-cell table:formula="of:=MOD(INT([.E380]);INT([.$D$7]))" office:value-type="float" office:value="0">
            <text:p>#NUM!</text:p>
          </table:table-cell>
          <table:table-cell table:formula="of:=MOD(([.$D$5]*[.H379]+[.$D$6]);[.$D$7])" office:value-type="float" office:value="35155">
            <text:p>35155</text:p>
          </table:table-cell>
          <table:table-cell table:formula="of:=MOD([.H380];2)" office:value-type="float" office:value="1">
            <text:p>1</text:p>
          </table:table-cell>
          <table:table-cell table:formula="of:=RANDBETWEEN(0;2^16)" office:value-type="float" office:value="10804">
            <text:p>10804</text:p>
          </table:table-cell>
          <table:table-cell table:formula="of:=MOD([.J38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69">
            <text:p>369</text:p>
          </table:table-cell>
          <table:table-cell table:formula="of:=[.$D$5]*[.D380]+[.$D$6]" office:value-type="float" office:value="0">
            <text:p>#NUM!</text:p>
          </table:table-cell>
          <table:table-cell table:formula="of:=[.$D$5]^[.C381]+[.$D$6]*(1-[.$D$5]^[.C381])/(1-[.$D$5])" office:value-type="float" office:value="0">
            <text:p>#NUM!</text:p>
          </table:table-cell>
          <table:table-cell table:formula="of:=MOD(INT([.D381]);INT([.$D$7]))" office:value-type="float" office:value="0">
            <text:p>#NUM!</text:p>
          </table:table-cell>
          <table:table-cell table:formula="of:=MOD(INT([.E381]);INT([.$D$7]))" office:value-type="float" office:value="0">
            <text:p>#NUM!</text:p>
          </table:table-cell>
          <table:table-cell table:formula="of:=MOD(([.$D$5]*[.H380]+[.$D$6]);[.$D$7])" office:value-type="float" office:value="24756">
            <text:p>24756</text:p>
          </table:table-cell>
          <table:table-cell table:formula="of:=MOD([.H381];2)" office:value-type="float" office:value="0">
            <text:p>0</text:p>
          </table:table-cell>
          <table:table-cell table:formula="of:=RANDBETWEEN(0;2^16)" office:value-type="float" office:value="21382">
            <text:p>21382</text:p>
          </table:table-cell>
          <table:table-cell table:formula="of:=MOD([.J38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70">
            <text:p>370</text:p>
          </table:table-cell>
          <table:table-cell table:formula="of:=[.$D$5]*[.D381]+[.$D$6]" office:value-type="float" office:value="0">
            <text:p>#NUM!</text:p>
          </table:table-cell>
          <table:table-cell table:formula="of:=[.$D$5]^[.C382]+[.$D$6]*(1-[.$D$5]^[.C382])/(1-[.$D$5])" office:value-type="float" office:value="0">
            <text:p>#NUM!</text:p>
          </table:table-cell>
          <table:table-cell table:formula="of:=MOD(INT([.D382]);INT([.$D$7]))" office:value-type="float" office:value="0">
            <text:p>#NUM!</text:p>
          </table:table-cell>
          <table:table-cell table:formula="of:=MOD(INT([.E382]);INT([.$D$7]))" office:value-type="float" office:value="0">
            <text:p>#NUM!</text:p>
          </table:table-cell>
          <table:table-cell table:formula="of:=MOD(([.$D$5]*[.H381]+[.$D$6]);[.$D$7])" office:value-type="float" office:value="58442">
            <text:p>58442</text:p>
          </table:table-cell>
          <table:table-cell table:formula="of:=MOD([.H382];2)" office:value-type="float" office:value="0">
            <text:p>0</text:p>
          </table:table-cell>
          <table:table-cell table:formula="of:=RANDBETWEEN(0;2^16)" office:value-type="float" office:value="35341">
            <text:p>35341</text:p>
          </table:table-cell>
          <table:table-cell table:formula="of:=MOD([.J38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71">
            <text:p>371</text:p>
          </table:table-cell>
          <table:table-cell table:formula="of:=[.$D$5]*[.D382]+[.$D$6]" office:value-type="float" office:value="0">
            <text:p>#NUM!</text:p>
          </table:table-cell>
          <table:table-cell table:formula="of:=[.$D$5]^[.C383]+[.$D$6]*(1-[.$D$5]^[.C383])/(1-[.$D$5])" office:value-type="float" office:value="0">
            <text:p>#NUM!</text:p>
          </table:table-cell>
          <table:table-cell table:formula="of:=MOD(INT([.D383]);INT([.$D$7]))" office:value-type="float" office:value="0">
            <text:p>#NUM!</text:p>
          </table:table-cell>
          <table:table-cell table:formula="of:=MOD(INT([.E383]);INT([.$D$7]))" office:value-type="float" office:value="0">
            <text:p>#NUM!</text:p>
          </table:table-cell>
          <table:table-cell table:formula="of:=MOD(([.$D$5]*[.H382]+[.$D$6]);[.$D$7])" office:value-type="float" office:value="39166">
            <text:p>39166</text:p>
          </table:table-cell>
          <table:table-cell table:formula="of:=MOD([.H383];2)" office:value-type="float" office:value="0">
            <text:p>0</text:p>
          </table:table-cell>
          <table:table-cell table:formula="of:=RANDBETWEEN(0;2^16)" office:value-type="float" office:value="32545">
            <text:p>32545</text:p>
          </table:table-cell>
          <table:table-cell table:formula="of:=MOD([.J38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72">
            <text:p>372</text:p>
          </table:table-cell>
          <table:table-cell table:formula="of:=[.$D$5]*[.D383]+[.$D$6]" office:value-type="float" office:value="0">
            <text:p>#NUM!</text:p>
          </table:table-cell>
          <table:table-cell table:formula="of:=[.$D$5]^[.C384]+[.$D$6]*(1-[.$D$5]^[.C384])/(1-[.$D$5])" office:value-type="float" office:value="0">
            <text:p>#NUM!</text:p>
          </table:table-cell>
          <table:table-cell table:formula="of:=MOD(INT([.D384]);INT([.$D$7]))" office:value-type="float" office:value="0">
            <text:p>#NUM!</text:p>
          </table:table-cell>
          <table:table-cell table:formula="of:=MOD(INT([.E384]);INT([.$D$7]))" office:value-type="float" office:value="0">
            <text:p>#NUM!</text:p>
          </table:table-cell>
          <table:table-cell table:formula="of:=MOD(([.$D$5]*[.H383]+[.$D$6]);[.$D$7])" office:value-type="float" office:value="21418">
            <text:p>21418</text:p>
          </table:table-cell>
          <table:table-cell table:formula="of:=MOD([.H384];2)" office:value-type="float" office:value="0">
            <text:p>0</text:p>
          </table:table-cell>
          <table:table-cell table:formula="of:=RANDBETWEEN(0;2^16)" office:value-type="float" office:value="37177">
            <text:p>37177</text:p>
          </table:table-cell>
          <table:table-cell table:formula="of:=MOD([.J38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73">
            <text:p>373</text:p>
          </table:table-cell>
          <table:table-cell table:formula="of:=[.$D$5]*[.D384]+[.$D$6]" office:value-type="float" office:value="0">
            <text:p>#NUM!</text:p>
          </table:table-cell>
          <table:table-cell table:formula="of:=[.$D$5]^[.C385]+[.$D$6]*(1-[.$D$5]^[.C385])/(1-[.$D$5])" office:value-type="float" office:value="0">
            <text:p>#NUM!</text:p>
          </table:table-cell>
          <table:table-cell table:formula="of:=MOD(INT([.D385]);INT([.$D$7]))" office:value-type="float" office:value="0">
            <text:p>#NUM!</text:p>
          </table:table-cell>
          <table:table-cell table:formula="of:=MOD(INT([.E385]);INT([.$D$7]))" office:value-type="float" office:value="0">
            <text:p>#NUM!</text:p>
          </table:table-cell>
          <table:table-cell table:formula="of:=MOD(([.$D$5]*[.H384]+[.$D$6]);[.$D$7])" office:value-type="float" office:value="8640">
            <text:p>8640</text:p>
          </table:table-cell>
          <table:table-cell table:formula="of:=MOD([.H385];2)" office:value-type="float" office:value="0">
            <text:p>0</text:p>
          </table:table-cell>
          <table:table-cell table:formula="of:=RANDBETWEEN(0;2^16)" office:value-type="float" office:value="54669">
            <text:p>54669</text:p>
          </table:table-cell>
          <table:table-cell table:formula="of:=MOD([.J38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74">
            <text:p>374</text:p>
          </table:table-cell>
          <table:table-cell table:formula="of:=[.$D$5]*[.D385]+[.$D$6]" office:value-type="float" office:value="0">
            <text:p>#NUM!</text:p>
          </table:table-cell>
          <table:table-cell table:formula="of:=[.$D$5]^[.C386]+[.$D$6]*(1-[.$D$5]^[.C386])/(1-[.$D$5])" office:value-type="float" office:value="0">
            <text:p>#NUM!</text:p>
          </table:table-cell>
          <table:table-cell table:formula="of:=MOD(INT([.D386]);INT([.$D$7]))" office:value-type="float" office:value="0">
            <text:p>#NUM!</text:p>
          </table:table-cell>
          <table:table-cell table:formula="of:=MOD(INT([.E386]);INT([.$D$7]))" office:value-type="float" office:value="0">
            <text:p>#NUM!</text:p>
          </table:table-cell>
          <table:table-cell table:formula="of:=MOD(([.$D$5]*[.H385]+[.$D$6]);[.$D$7])" office:value-type="float" office:value="39306">
            <text:p>39306</text:p>
          </table:table-cell>
          <table:table-cell table:formula="of:=MOD([.H386];2)" office:value-type="float" office:value="0">
            <text:p>0</text:p>
          </table:table-cell>
          <table:table-cell table:formula="of:=RANDBETWEEN(0;2^16)" office:value-type="float" office:value="64719">
            <text:p>64719</text:p>
          </table:table-cell>
          <table:table-cell table:formula="of:=MOD([.J38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table:formula="of:=[.$D$5]*[.D386]+[.$D$6]" office:value-type="float" office:value="0">
            <text:p>#NUM!</text:p>
          </table:table-cell>
          <table:table-cell table:formula="of:=[.$D$5]^[.C387]+[.$D$6]*(1-[.$D$5]^[.C387])/(1-[.$D$5])" office:value-type="float" office:value="0">
            <text:p>#NUM!</text:p>
          </table:table-cell>
          <table:table-cell table:formula="of:=MOD(INT([.D387]);INT([.$D$7]))" office:value-type="float" office:value="0">
            <text:p>#NUM!</text:p>
          </table:table-cell>
          <table:table-cell table:formula="of:=MOD(INT([.E387]);INT([.$D$7]))" office:value-type="float" office:value="0">
            <text:p>#NUM!</text:p>
          </table:table-cell>
          <table:table-cell table:formula="of:=MOD(([.$D$5]*[.H386]+[.$D$6]);[.$D$7])" office:value-type="float" office:value="26334">
            <text:p>26334</text:p>
          </table:table-cell>
          <table:table-cell table:formula="of:=MOD([.H387];2)" office:value-type="float" office:value="0">
            <text:p>0</text:p>
          </table:table-cell>
          <table:table-cell table:formula="of:=RANDBETWEEN(0;2^16)" office:value-type="float" office:value="33155">
            <text:p>33155</text:p>
          </table:table-cell>
          <table:table-cell table:formula="of:=MOD([.J38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76">
            <text:p>376</text:p>
          </table:table-cell>
          <table:table-cell table:formula="of:=[.$D$5]*[.D387]+[.$D$6]" office:value-type="float" office:value="0">
            <text:p>#NUM!</text:p>
          </table:table-cell>
          <table:table-cell table:formula="of:=[.$D$5]^[.C388]+[.$D$6]*(1-[.$D$5]^[.C388])/(1-[.$D$5])" office:value-type="float" office:value="0">
            <text:p>#NUM!</text:p>
          </table:table-cell>
          <table:table-cell table:formula="of:=MOD(INT([.D388]);INT([.$D$7]))" office:value-type="float" office:value="0">
            <text:p>#NUM!</text:p>
          </table:table-cell>
          <table:table-cell table:formula="of:=MOD(INT([.E388]);INT([.$D$7]))" office:value-type="float" office:value="0">
            <text:p>#NUM!</text:p>
          </table:table-cell>
          <table:table-cell table:formula="of:=MOD(([.$D$5]*[.H387]+[.$D$6]);[.$D$7])" office:value-type="float" office:value="27718">
            <text:p>27718</text:p>
          </table:table-cell>
          <table:table-cell table:formula="of:=MOD([.H388];2)" office:value-type="float" office:value="0">
            <text:p>0</text:p>
          </table:table-cell>
          <table:table-cell table:formula="of:=RANDBETWEEN(0;2^16)" office:value-type="float" office:value="16488">
            <text:p>16488</text:p>
          </table:table-cell>
          <table:table-cell table:formula="of:=MOD([.J38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77">
            <text:p>377</text:p>
          </table:table-cell>
          <table:table-cell table:formula="of:=[.$D$5]*[.D388]+[.$D$6]" office:value-type="float" office:value="0">
            <text:p>#NUM!</text:p>
          </table:table-cell>
          <table:table-cell table:formula="of:=[.$D$5]^[.C389]+[.$D$6]*(1-[.$D$5]^[.C389])/(1-[.$D$5])" office:value-type="float" office:value="0">
            <text:p>#NUM!</text:p>
          </table:table-cell>
          <table:table-cell table:formula="of:=MOD(INT([.D389]);INT([.$D$7]))" office:value-type="float" office:value="0">
            <text:p>#NUM!</text:p>
          </table:table-cell>
          <table:table-cell table:formula="of:=MOD(INT([.E389]);INT([.$D$7]))" office:value-type="float" office:value="0">
            <text:p>#NUM!</text:p>
          </table:table-cell>
          <table:table-cell table:formula="of:=MOD(([.$D$5]*[.H388]+[.$D$6]);[.$D$7])" office:value-type="float" office:value="33249">
            <text:p>33249</text:p>
          </table:table-cell>
          <table:table-cell table:formula="of:=MOD([.H389];2)" office:value-type="float" office:value="1">
            <text:p>1</text:p>
          </table:table-cell>
          <table:table-cell table:formula="of:=RANDBETWEEN(0;2^16)" office:value-type="float" office:value="13561">
            <text:p>13561</text:p>
          </table:table-cell>
          <table:table-cell table:formula="of:=MOD([.J38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78">
            <text:p>378</text:p>
          </table:table-cell>
          <table:table-cell table:formula="of:=[.$D$5]*[.D389]+[.$D$6]" office:value-type="float" office:value="0">
            <text:p>#NUM!</text:p>
          </table:table-cell>
          <table:table-cell table:formula="of:=[.$D$5]^[.C390]+[.$D$6]*(1-[.$D$5]^[.C390])/(1-[.$D$5])" office:value-type="float" office:value="0">
            <text:p>#NUM!</text:p>
          </table:table-cell>
          <table:table-cell table:formula="of:=MOD(INT([.D390]);INT([.$D$7]))" office:value-type="float" office:value="0">
            <text:p>#NUM!</text:p>
          </table:table-cell>
          <table:table-cell table:formula="of:=MOD(INT([.E390]);INT([.$D$7]))" office:value-type="float" office:value="0">
            <text:p>#NUM!</text:p>
          </table:table-cell>
          <table:table-cell table:formula="of:=MOD(([.$D$5]*[.H389]+[.$D$6]);[.$D$7])" office:value-type="float" office:value="45835">
            <text:p>45835</text:p>
          </table:table-cell>
          <table:table-cell table:formula="of:=MOD([.H390];2)" office:value-type="float" office:value="1">
            <text:p>1</text:p>
          </table:table-cell>
          <table:table-cell table:formula="of:=RANDBETWEEN(0;2^16)" office:value-type="float" office:value="6594">
            <text:p>6594</text:p>
          </table:table-cell>
          <table:table-cell table:formula="of:=MOD([.J39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79">
            <text:p>379</text:p>
          </table:table-cell>
          <table:table-cell table:formula="of:=[.$D$5]*[.D390]+[.$D$6]" office:value-type="float" office:value="0">
            <text:p>#NUM!</text:p>
          </table:table-cell>
          <table:table-cell table:formula="of:=[.$D$5]^[.C391]+[.$D$6]*(1-[.$D$5]^[.C391])/(1-[.$D$5])" office:value-type="float" office:value="0">
            <text:p>#NUM!</text:p>
          </table:table-cell>
          <table:table-cell table:formula="of:=MOD(INT([.D391]);INT([.$D$7]))" office:value-type="float" office:value="0">
            <text:p>#NUM!</text:p>
          </table:table-cell>
          <table:table-cell table:formula="of:=MOD(INT([.E391]);INT([.$D$7]))" office:value-type="float" office:value="0">
            <text:p>#NUM!</text:p>
          </table:table-cell>
          <table:table-cell table:formula="of:=MOD(([.$D$5]*[.H390]+[.$D$6]);[.$D$7])" office:value-type="float" office:value="15917">
            <text:p>15917</text:p>
          </table:table-cell>
          <table:table-cell table:formula="of:=MOD([.H391];2)" office:value-type="float" office:value="1">
            <text:p>1</text:p>
          </table:table-cell>
          <table:table-cell table:formula="of:=RANDBETWEEN(0;2^16)" office:value-type="float" office:value="50834">
            <text:p>50834</text:p>
          </table:table-cell>
          <table:table-cell table:formula="of:=MOD([.J39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80">
            <text:p>380</text:p>
          </table:table-cell>
          <table:table-cell table:formula="of:=[.$D$5]*[.D391]+[.$D$6]" office:value-type="float" office:value="0">
            <text:p>#NUM!</text:p>
          </table:table-cell>
          <table:table-cell table:formula="of:=[.$D$5]^[.C392]+[.$D$6]*(1-[.$D$5]^[.C392])/(1-[.$D$5])" office:value-type="float" office:value="0">
            <text:p>#NUM!</text:p>
          </table:table-cell>
          <table:table-cell table:formula="of:=MOD(INT([.D392]);INT([.$D$7]))" office:value-type="float" office:value="0">
            <text:p>#NUM!</text:p>
          </table:table-cell>
          <table:table-cell table:formula="of:=MOD(INT([.E392]);INT([.$D$7]))" office:value-type="float" office:value="0">
            <text:p>#NUM!</text:p>
          </table:table-cell>
          <table:table-cell table:formula="of:=MOD(([.$D$5]*[.H391]+[.$D$6]);[.$D$7])" office:value-type="float" office:value="53282">
            <text:p>53282</text:p>
          </table:table-cell>
          <table:table-cell table:formula="of:=MOD([.H392];2)" office:value-type="float" office:value="0">
            <text:p>0</text:p>
          </table:table-cell>
          <table:table-cell table:formula="of:=RANDBETWEEN(0;2^16)" office:value-type="float" office:value="47751">
            <text:p>47751</text:p>
          </table:table-cell>
          <table:table-cell table:formula="of:=MOD([.J39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81">
            <text:p>381</text:p>
          </table:table-cell>
          <table:table-cell table:formula="of:=[.$D$5]*[.D392]+[.$D$6]" office:value-type="float" office:value="0">
            <text:p>#NUM!</text:p>
          </table:table-cell>
          <table:table-cell table:formula="of:=[.$D$5]^[.C393]+[.$D$6]*(1-[.$D$5]^[.C393])/(1-[.$D$5])" office:value-type="float" office:value="0">
            <text:p>#NUM!</text:p>
          </table:table-cell>
          <table:table-cell table:formula="of:=MOD(INT([.D393]);INT([.$D$7]))" office:value-type="float" office:value="0">
            <text:p>#NUM!</text:p>
          </table:table-cell>
          <table:table-cell table:formula="of:=MOD(INT([.E393]);INT([.$D$7]))" office:value-type="float" office:value="0">
            <text:p>#NUM!</text:p>
          </table:table-cell>
          <table:table-cell table:formula="of:=MOD(([.$D$5]*[.H392]+[.$D$6]);[.$D$7])" office:value-type="float" office:value="26500">
            <text:p>26500</text:p>
          </table:table-cell>
          <table:table-cell table:formula="of:=MOD([.H393];2)" office:value-type="float" office:value="0">
            <text:p>0</text:p>
          </table:table-cell>
          <table:table-cell table:formula="of:=RANDBETWEEN(0;2^16)" office:value-type="float" office:value="65525">
            <text:p>65525</text:p>
          </table:table-cell>
          <table:table-cell table:formula="of:=MOD([.J39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82">
            <text:p>382</text:p>
          </table:table-cell>
          <table:table-cell table:formula="of:=[.$D$5]*[.D393]+[.$D$6]" office:value-type="float" office:value="0">
            <text:p>#NUM!</text:p>
          </table:table-cell>
          <table:table-cell table:formula="of:=[.$D$5]^[.C394]+[.$D$6]*(1-[.$D$5]^[.C394])/(1-[.$D$5])" office:value-type="float" office:value="0">
            <text:p>#NUM!</text:p>
          </table:table-cell>
          <table:table-cell table:formula="of:=MOD(INT([.D394]);INT([.$D$7]))" office:value-type="float" office:value="0">
            <text:p>#NUM!</text:p>
          </table:table-cell>
          <table:table-cell table:formula="of:=MOD(INT([.E394]);INT([.$D$7]))" office:value-type="float" office:value="0">
            <text:p>#NUM!</text:p>
          </table:table-cell>
          <table:table-cell table:formula="of:=MOD(([.$D$5]*[.H393]+[.$D$6]);[.$D$7])" office:value-type="float" office:value="29802">
            <text:p>29802</text:p>
          </table:table-cell>
          <table:table-cell table:formula="of:=MOD([.H394];2)" office:value-type="float" office:value="0">
            <text:p>0</text:p>
          </table:table-cell>
          <table:table-cell table:formula="of:=RANDBETWEEN(0;2^16)" office:value-type="float" office:value="64519">
            <text:p>64519</text:p>
          </table:table-cell>
          <table:table-cell table:formula="of:=MOD([.J39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83">
            <text:p>383</text:p>
          </table:table-cell>
          <table:table-cell table:formula="of:=[.$D$5]*[.D394]+[.$D$6]" office:value-type="float" office:value="0">
            <text:p>#NUM!</text:p>
          </table:table-cell>
          <table:table-cell table:formula="of:=[.$D$5]^[.C395]+[.$D$6]*(1-[.$D$5]^[.C395])/(1-[.$D$5])" office:value-type="float" office:value="0">
            <text:p>#NUM!</text:p>
          </table:table-cell>
          <table:table-cell table:formula="of:=MOD(INT([.D395]);INT([.$D$7]))" office:value-type="float" office:value="0">
            <text:p>#NUM!</text:p>
          </table:table-cell>
          <table:table-cell table:formula="of:=MOD(INT([.E395]);INT([.$D$7]))" office:value-type="float" office:value="0">
            <text:p>#NUM!</text:p>
          </table:table-cell>
          <table:table-cell table:formula="of:=MOD(([.$D$5]*[.H394]+[.$D$6]);[.$D$7])" office:value-type="float" office:value="63360">
            <text:p>63360</text:p>
          </table:table-cell>
          <table:table-cell table:formula="of:=MOD([.H395];2)" office:value-type="float" office:value="0">
            <text:p>0</text:p>
          </table:table-cell>
          <table:table-cell table:formula="of:=RANDBETWEEN(0;2^16)" office:value-type="float" office:value="21285">
            <text:p>21285</text:p>
          </table:table-cell>
          <table:table-cell table:formula="of:=MOD([.J39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84">
            <text:p>384</text:p>
          </table:table-cell>
          <table:table-cell table:formula="of:=[.$D$5]*[.D395]+[.$D$6]" office:value-type="float" office:value="0">
            <text:p>#NUM!</text:p>
          </table:table-cell>
          <table:table-cell table:formula="of:=[.$D$5]^[.C396]+[.$D$6]*(1-[.$D$5]^[.C396])/(1-[.$D$5])" office:value-type="float" office:value="0">
            <text:p>#NUM!</text:p>
          </table:table-cell>
          <table:table-cell table:formula="of:=MOD(INT([.D396]);INT([.$D$7]))" office:value-type="float" office:value="0">
            <text:p>#NUM!</text:p>
          </table:table-cell>
          <table:table-cell table:formula="of:=MOD(INT([.E396]);INT([.$D$7]))" office:value-type="float" office:value="0">
            <text:p>#NUM!</text:p>
          </table:table-cell>
          <table:table-cell table:formula="of:=MOD(([.$D$5]*[.H395]+[.$D$6]);[.$D$7])" office:value-type="float" office:value="22737">
            <text:p>22737</text:p>
          </table:table-cell>
          <table:table-cell table:formula="of:=MOD([.H396];2)" office:value-type="float" office:value="1">
            <text:p>1</text:p>
          </table:table-cell>
          <table:table-cell table:formula="of:=RANDBETWEEN(0;2^16)" office:value-type="float" office:value="28040">
            <text:p>28040</text:p>
          </table:table-cell>
          <table:table-cell table:formula="of:=MOD([.J39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85">
            <text:p>385</text:p>
          </table:table-cell>
          <table:table-cell table:formula="of:=[.$D$5]*[.D396]+[.$D$6]" office:value-type="float" office:value="0">
            <text:p>#NUM!</text:p>
          </table:table-cell>
          <table:table-cell table:formula="of:=[.$D$5]^[.C397]+[.$D$6]*(1-[.$D$5]^[.C397])/(1-[.$D$5])" office:value-type="float" office:value="0">
            <text:p>#NUM!</text:p>
          </table:table-cell>
          <table:table-cell table:formula="of:=MOD(INT([.D397]);INT([.$D$7]))" office:value-type="float" office:value="0">
            <text:p>#NUM!</text:p>
          </table:table-cell>
          <table:table-cell table:formula="of:=MOD(INT([.E397]);INT([.$D$7]))" office:value-type="float" office:value="0">
            <text:p>#NUM!</text:p>
          </table:table-cell>
          <table:table-cell table:formula="of:=MOD(([.$D$5]*[.H396]+[.$D$6]);[.$D$7])" office:value-type="float" office:value="21251">
            <text:p>21251</text:p>
          </table:table-cell>
          <table:table-cell table:formula="of:=MOD([.H397];2)" office:value-type="float" office:value="1">
            <text:p>1</text:p>
          </table:table-cell>
          <table:table-cell table:formula="of:=RANDBETWEEN(0;2^16)" office:value-type="float" office:value="65263">
            <text:p>65263</text:p>
          </table:table-cell>
          <table:table-cell table:formula="of:=MOD([.J39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86">
            <text:p>386</text:p>
          </table:table-cell>
          <table:table-cell table:formula="of:=[.$D$5]*[.D397]+[.$D$6]" office:value-type="float" office:value="0">
            <text:p>#NUM!</text:p>
          </table:table-cell>
          <table:table-cell table:formula="of:=[.$D$5]^[.C398]+[.$D$6]*(1-[.$D$5]^[.C398])/(1-[.$D$5])" office:value-type="float" office:value="0">
            <text:p>#NUM!</text:p>
          </table:table-cell>
          <table:table-cell table:formula="of:=MOD(INT([.D398]);INT([.$D$7]))" office:value-type="float" office:value="0">
            <text:p>#NUM!</text:p>
          </table:table-cell>
          <table:table-cell table:formula="of:=MOD(INT([.E398]);INT([.$D$7]))" office:value-type="float" office:value="0">
            <text:p>#NUM!</text:p>
          </table:table-cell>
          <table:table-cell table:formula="of:=MOD(([.$D$5]*[.H397]+[.$D$6]);[.$D$7])" office:value-type="float" office:value="57078">
            <text:p>57078</text:p>
          </table:table-cell>
          <table:table-cell table:formula="of:=MOD([.H398];2)" office:value-type="float" office:value="0">
            <text:p>0</text:p>
          </table:table-cell>
          <table:table-cell table:formula="of:=RANDBETWEEN(0;2^16)" office:value-type="float" office:value="56732">
            <text:p>56732</text:p>
          </table:table-cell>
          <table:table-cell table:formula="of:=MOD([.J39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87">
            <text:p>387</text:p>
          </table:table-cell>
          <table:table-cell table:formula="of:=[.$D$5]*[.D398]+[.$D$6]" office:value-type="float" office:value="0">
            <text:p>#NUM!</text:p>
          </table:table-cell>
          <table:table-cell table:formula="of:=[.$D$5]^[.C399]+[.$D$6]*(1-[.$D$5]^[.C399])/(1-[.$D$5])" office:value-type="float" office:value="0">
            <text:p>#NUM!</text:p>
          </table:table-cell>
          <table:table-cell table:formula="of:=MOD(INT([.D399]);INT([.$D$7]))" office:value-type="float" office:value="0">
            <text:p>#NUM!</text:p>
          </table:table-cell>
          <table:table-cell table:formula="of:=MOD(INT([.E399]);INT([.$D$7]))" office:value-type="float" office:value="0">
            <text:p>#NUM!</text:p>
          </table:table-cell>
          <table:table-cell table:formula="of:=MOD(([.$D$5]*[.H398]+[.$D$6]);[.$D$7])" office:value-type="float" office:value="6250">
            <text:p>6250</text:p>
          </table:table-cell>
          <table:table-cell table:formula="of:=MOD([.H399];2)" office:value-type="float" office:value="0">
            <text:p>0</text:p>
          </table:table-cell>
          <table:table-cell table:formula="of:=RANDBETWEEN(0;2^16)" office:value-type="float" office:value="39363">
            <text:p>39363</text:p>
          </table:table-cell>
          <table:table-cell table:formula="of:=MOD([.J39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88">
            <text:p>388</text:p>
          </table:table-cell>
          <table:table-cell table:formula="of:=[.$D$5]*[.D399]+[.$D$6]" office:value-type="float" office:value="0">
            <text:p>#NUM!</text:p>
          </table:table-cell>
          <table:table-cell table:formula="of:=[.$D$5]^[.C400]+[.$D$6]*(1-[.$D$5]^[.C400])/(1-[.$D$5])" office:value-type="float" office:value="0">
            <text:p>#NUM!</text:p>
          </table:table-cell>
          <table:table-cell table:formula="of:=MOD(INT([.D400]);INT([.$D$7]))" office:value-type="float" office:value="0">
            <text:p>#NUM!</text:p>
          </table:table-cell>
          <table:table-cell table:formula="of:=MOD(INT([.E400]);INT([.$D$7]))" office:value-type="float" office:value="0">
            <text:p>#NUM!</text:p>
          </table:table-cell>
          <table:table-cell table:formula="of:=MOD(([.$D$5]*[.H399]+[.$D$6]);[.$D$7])" office:value-type="float" office:value="2195">
            <text:p>2195</text:p>
          </table:table-cell>
          <table:table-cell table:formula="of:=MOD([.H400];2)" office:value-type="float" office:value="1">
            <text:p>1</text:p>
          </table:table-cell>
          <table:table-cell table:formula="of:=RANDBETWEEN(0;2^16)" office:value-type="float" office:value="17426">
            <text:p>17426</text:p>
          </table:table-cell>
          <table:table-cell table:formula="of:=MOD([.J40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89">
            <text:p>389</text:p>
          </table:table-cell>
          <table:table-cell table:formula="of:=[.$D$5]*[.D400]+[.$D$6]" office:value-type="float" office:value="0">
            <text:p>#NUM!</text:p>
          </table:table-cell>
          <table:table-cell table:formula="of:=[.$D$5]^[.C401]+[.$D$6]*(1-[.$D$5]^[.C401])/(1-[.$D$5])" office:value-type="float" office:value="0">
            <text:p>#NUM!</text:p>
          </table:table-cell>
          <table:table-cell table:formula="of:=MOD(INT([.D401]);INT([.$D$7]))" office:value-type="float" office:value="0">
            <text:p>#NUM!</text:p>
          </table:table-cell>
          <table:table-cell table:formula="of:=MOD(INT([.E401]);INT([.$D$7]))" office:value-type="float" office:value="0">
            <text:p>#NUM!</text:p>
          </table:table-cell>
          <table:table-cell table:formula="of:=MOD(([.$D$5]*[.H400]+[.$D$6]);[.$D$7])" office:value-type="float" office:value="243">
            <text:p>243</text:p>
          </table:table-cell>
          <table:table-cell table:formula="of:=MOD([.H401];2)" office:value-type="float" office:value="1">
            <text:p>1</text:p>
          </table:table-cell>
          <table:table-cell table:formula="of:=RANDBETWEEN(0;2^16)" office:value-type="float" office:value="8037">
            <text:p>8037</text:p>
          </table:table-cell>
          <table:table-cell table:formula="of:=MOD([.J40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90">
            <text:p>390</text:p>
          </table:table-cell>
          <table:table-cell table:formula="of:=[.$D$5]*[.D401]+[.$D$6]" office:value-type="float" office:value="0">
            <text:p>#NUM!</text:p>
          </table:table-cell>
          <table:table-cell table:formula="of:=[.$D$5]^[.C402]+[.$D$6]*(1-[.$D$5]^[.C402])/(1-[.$D$5])" office:value-type="float" office:value="0">
            <text:p>#NUM!</text:p>
          </table:table-cell>
          <table:table-cell table:formula="of:=MOD(INT([.D402]);INT([.$D$7]))" office:value-type="float" office:value="0">
            <text:p>#NUM!</text:p>
          </table:table-cell>
          <table:table-cell table:formula="of:=MOD(INT([.E402]);INT([.$D$7]))" office:value-type="float" office:value="0">
            <text:p>#NUM!</text:p>
          </table:table-cell>
          <table:table-cell table:formula="of:=MOD(([.$D$5]*[.H401]+[.$D$6]);[.$D$7])" office:value-type="float" office:value="51539">
            <text:p>51539</text:p>
          </table:table-cell>
          <table:table-cell table:formula="of:=MOD([.H402];2)" office:value-type="float" office:value="1">
            <text:p>1</text:p>
          </table:table-cell>
          <table:table-cell table:formula="of:=RANDBETWEEN(0;2^16)" office:value-type="float" office:value="4655">
            <text:p>4655</text:p>
          </table:table-cell>
          <table:table-cell table:formula="of:=MOD([.J40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91">
            <text:p>391</text:p>
          </table:table-cell>
          <table:table-cell table:formula="of:=[.$D$5]*[.D402]+[.$D$6]" office:value-type="float" office:value="0">
            <text:p>#NUM!</text:p>
          </table:table-cell>
          <table:table-cell table:formula="of:=[.$D$5]^[.C403]+[.$D$6]*(1-[.$D$5]^[.C403])/(1-[.$D$5])" office:value-type="float" office:value="0">
            <text:p>#NUM!</text:p>
          </table:table-cell>
          <table:table-cell table:formula="of:=MOD(INT([.D403]);INT([.$D$7]))" office:value-type="float" office:value="0">
            <text:p>#NUM!</text:p>
          </table:table-cell>
          <table:table-cell table:formula="of:=MOD(INT([.E403]);INT([.$D$7]))" office:value-type="float" office:value="0">
            <text:p>#NUM!</text:p>
          </table:table-cell>
          <table:table-cell table:formula="of:=MOD(([.$D$5]*[.H402]+[.$D$6]);[.$D$7])" office:value-type="float" office:value="4618">
            <text:p>4618</text:p>
          </table:table-cell>
          <table:table-cell table:formula="of:=MOD([.H403];2)" office:value-type="float" office:value="0">
            <text:p>0</text:p>
          </table:table-cell>
          <table:table-cell table:formula="of:=RANDBETWEEN(0;2^16)" office:value-type="float" office:value="39722">
            <text:p>39722</text:p>
          </table:table-cell>
          <table:table-cell table:formula="of:=MOD([.J40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92">
            <text:p>392</text:p>
          </table:table-cell>
          <table:table-cell table:formula="of:=[.$D$5]*[.D403]+[.$D$6]" office:value-type="float" office:value="0">
            <text:p>#NUM!</text:p>
          </table:table-cell>
          <table:table-cell table:formula="of:=[.$D$5]^[.C404]+[.$D$6]*(1-[.$D$5]^[.C404])/(1-[.$D$5])" office:value-type="float" office:value="0">
            <text:p>#NUM!</text:p>
          </table:table-cell>
          <table:table-cell table:formula="of:=MOD(INT([.D404]);INT([.$D$7]))" office:value-type="float" office:value="0">
            <text:p>#NUM!</text:p>
          </table:table-cell>
          <table:table-cell table:formula="of:=MOD(INT([.E404]);INT([.$D$7]))" office:value-type="float" office:value="0">
            <text:p>#NUM!</text:p>
          </table:table-cell>
          <table:table-cell table:formula="of:=MOD(([.$D$5]*[.H403]+[.$D$6]);[.$D$7])" office:value-type="float" office:value="8553">
            <text:p>8553</text:p>
          </table:table-cell>
          <table:table-cell table:formula="of:=MOD([.H404];2)" office:value-type="float" office:value="1">
            <text:p>1</text:p>
          </table:table-cell>
          <table:table-cell table:formula="of:=RANDBETWEEN(0;2^16)" office:value-type="float" office:value="25825">
            <text:p>25825</text:p>
          </table:table-cell>
          <table:table-cell table:formula="of:=MOD([.J40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93">
            <text:p>393</text:p>
          </table:table-cell>
          <table:table-cell table:formula="of:=[.$D$5]*[.D404]+[.$D$6]" office:value-type="float" office:value="0">
            <text:p>#NUM!</text:p>
          </table:table-cell>
          <table:table-cell table:formula="of:=[.$D$5]^[.C405]+[.$D$6]*(1-[.$D$5]^[.C405])/(1-[.$D$5])" office:value-type="float" office:value="0">
            <text:p>#NUM!</text:p>
          </table:table-cell>
          <table:table-cell table:formula="of:=MOD(INT([.D405]);INT([.$D$7]))" office:value-type="float" office:value="0">
            <text:p>#NUM!</text:p>
          </table:table-cell>
          <table:table-cell table:formula="of:=MOD(INT([.E405]);INT([.$D$7]))" office:value-type="float" office:value="0">
            <text:p>#NUM!</text:p>
          </table:table-cell>
          <table:table-cell table:formula="of:=MOD(([.$D$5]*[.H404]+[.$D$6]);[.$D$7])" office:value-type="float" office:value="43741">
            <text:p>43741</text:p>
          </table:table-cell>
          <table:table-cell table:formula="of:=MOD([.H405];2)" office:value-type="float" office:value="1">
            <text:p>1</text:p>
          </table:table-cell>
          <table:table-cell table:formula="of:=RANDBETWEEN(0;2^16)" office:value-type="float" office:value="20759">
            <text:p>20759</text:p>
          </table:table-cell>
          <table:table-cell table:formula="of:=MOD([.J40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94">
            <text:p>394</text:p>
          </table:table-cell>
          <table:table-cell table:formula="of:=[.$D$5]*[.D405]+[.$D$6]" office:value-type="float" office:value="0">
            <text:p>#NUM!</text:p>
          </table:table-cell>
          <table:table-cell table:formula="of:=[.$D$5]^[.C406]+[.$D$6]*(1-[.$D$5]^[.C406])/(1-[.$D$5])" office:value-type="float" office:value="0">
            <text:p>#NUM!</text:p>
          </table:table-cell>
          <table:table-cell table:formula="of:=MOD(INT([.D406]);INT([.$D$7]))" office:value-type="float" office:value="0">
            <text:p>#NUM!</text:p>
          </table:table-cell>
          <table:table-cell table:formula="of:=MOD(INT([.E406]);INT([.$D$7]))" office:value-type="float" office:value="0">
            <text:p>#NUM!</text:p>
          </table:table-cell>
          <table:table-cell table:formula="of:=MOD(([.$D$5]*[.H405]+[.$D$6]);[.$D$7])" office:value-type="float" office:value="32267">
            <text:p>32267</text:p>
          </table:table-cell>
          <table:table-cell table:formula="of:=MOD([.H406];2)" office:value-type="float" office:value="1">
            <text:p>1</text:p>
          </table:table-cell>
          <table:table-cell table:formula="of:=RANDBETWEEN(0;2^16)" office:value-type="float" office:value="58460">
            <text:p>58460</text:p>
          </table:table-cell>
          <table:table-cell table:formula="of:=MOD([.J40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95">
            <text:p>395</text:p>
          </table:table-cell>
          <table:table-cell table:formula="of:=[.$D$5]*[.D406]+[.$D$6]" office:value-type="float" office:value="0">
            <text:p>#NUM!</text:p>
          </table:table-cell>
          <table:table-cell table:formula="of:=[.$D$5]^[.C407]+[.$D$6]*(1-[.$D$5]^[.C407])/(1-[.$D$5])" office:value-type="float" office:value="0">
            <text:p>#NUM!</text:p>
          </table:table-cell>
          <table:table-cell table:formula="of:=MOD(INT([.D407]);INT([.$D$7]))" office:value-type="float" office:value="0">
            <text:p>#NUM!</text:p>
          </table:table-cell>
          <table:table-cell table:formula="of:=MOD(INT([.E407]);INT([.$D$7]))" office:value-type="float" office:value="0">
            <text:p>#NUM!</text:p>
          </table:table-cell>
          <table:table-cell table:formula="of:=MOD(([.$D$5]*[.H406]+[.$D$6]);[.$D$7])" office:value-type="float" office:value="46930">
            <text:p>46930</text:p>
          </table:table-cell>
          <table:table-cell table:formula="of:=MOD([.H407];2)" office:value-type="float" office:value="0">
            <text:p>0</text:p>
          </table:table-cell>
          <table:table-cell table:formula="of:=RANDBETWEEN(0;2^16)" office:value-type="float" office:value="36886">
            <text:p>36886</text:p>
          </table:table-cell>
          <table:table-cell table:formula="of:=MOD([.J40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96">
            <text:p>396</text:p>
          </table:table-cell>
          <table:table-cell table:formula="of:=[.$D$5]*[.D407]+[.$D$6]" office:value-type="float" office:value="0">
            <text:p>#NUM!</text:p>
          </table:table-cell>
          <table:table-cell table:formula="of:=[.$D$5]^[.C408]+[.$D$6]*(1-[.$D$5]^[.C408])/(1-[.$D$5])" office:value-type="float" office:value="0">
            <text:p>#NUM!</text:p>
          </table:table-cell>
          <table:table-cell table:formula="of:=MOD(INT([.D408]);INT([.$D$7]))" office:value-type="float" office:value="0">
            <text:p>#NUM!</text:p>
          </table:table-cell>
          <table:table-cell table:formula="of:=MOD(INT([.E408]);INT([.$D$7]))" office:value-type="float" office:value="0">
            <text:p>#NUM!</text:p>
          </table:table-cell>
          <table:table-cell table:formula="of:=MOD(([.$D$5]*[.H407]+[.$D$6]);[.$D$7])" office:value-type="float" office:value="7555">
            <text:p>7555</text:p>
          </table:table-cell>
          <table:table-cell table:formula="of:=MOD([.H408];2)" office:value-type="float" office:value="1">
            <text:p>1</text:p>
          </table:table-cell>
          <table:table-cell table:formula="of:=RANDBETWEEN(0;2^16)" office:value-type="float" office:value="12626">
            <text:p>12626</text:p>
          </table:table-cell>
          <table:table-cell table:formula="of:=MOD([.J40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97">
            <text:p>397</text:p>
          </table:table-cell>
          <table:table-cell table:formula="of:=[.$D$5]*[.D408]+[.$D$6]" office:value-type="float" office:value="0">
            <text:p>#NUM!</text:p>
          </table:table-cell>
          <table:table-cell table:formula="of:=[.$D$5]^[.C409]+[.$D$6]*(1-[.$D$5]^[.C409])/(1-[.$D$5])" office:value-type="float" office:value="0">
            <text:p>#NUM!</text:p>
          </table:table-cell>
          <table:table-cell table:formula="of:=MOD(INT([.D409]);INT([.$D$7]))" office:value-type="float" office:value="0">
            <text:p>#NUM!</text:p>
          </table:table-cell>
          <table:table-cell table:formula="of:=MOD(INT([.E409]);INT([.$D$7]))" office:value-type="float" office:value="0">
            <text:p>#NUM!</text:p>
          </table:table-cell>
          <table:table-cell table:formula="of:=MOD(([.$D$5]*[.H408]+[.$D$6]);[.$D$7])" office:value-type="float" office:value="1207">
            <text:p>1207</text:p>
          </table:table-cell>
          <table:table-cell table:formula="of:=MOD([.H409];2)" office:value-type="float" office:value="1">
            <text:p>1</text:p>
          </table:table-cell>
          <table:table-cell table:formula="of:=RANDBETWEEN(0;2^16)" office:value-type="float" office:value="53000">
            <text:p>53000</text:p>
          </table:table-cell>
          <table:table-cell table:formula="of:=MOD([.J40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98">
            <text:p>398</text:p>
          </table:table-cell>
          <table:table-cell table:formula="of:=[.$D$5]*[.D409]+[.$D$6]" office:value-type="float" office:value="0">
            <text:p>#NUM!</text:p>
          </table:table-cell>
          <table:table-cell table:formula="of:=[.$D$5]^[.C410]+[.$D$6]*(1-[.$D$5]^[.C410])/(1-[.$D$5])" office:value-type="float" office:value="0">
            <text:p>#NUM!</text:p>
          </table:table-cell>
          <table:table-cell table:formula="of:=MOD(INT([.D410]);INT([.$D$7]))" office:value-type="float" office:value="0">
            <text:p>#NUM!</text:p>
          </table:table-cell>
          <table:table-cell table:formula="of:=MOD(INT([.E410]);INT([.$D$7]))" office:value-type="float" office:value="0">
            <text:p>#NUM!</text:p>
          </table:table-cell>
          <table:table-cell table:formula="of:=MOD(([.$D$5]*[.H409]+[.$D$6]);[.$D$7])" office:value-type="float" office:value="42322">
            <text:p>42322</text:p>
          </table:table-cell>
          <table:table-cell table:formula="of:=MOD([.H410];2)" office:value-type="float" office:value="0">
            <text:p>0</text:p>
          </table:table-cell>
          <table:table-cell table:formula="of:=RANDBETWEEN(0;2^16)" office:value-type="float" office:value="19187">
            <text:p>19187</text:p>
          </table:table-cell>
          <table:table-cell table:formula="of:=MOD([.J41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99">
            <text:p>399</text:p>
          </table:table-cell>
          <table:table-cell table:formula="of:=[.$D$5]*[.D410]+[.$D$6]" office:value-type="float" office:value="0">
            <text:p>#NUM!</text:p>
          </table:table-cell>
          <table:table-cell table:formula="of:=[.$D$5]^[.C411]+[.$D$6]*(1-[.$D$5]^[.C411])/(1-[.$D$5])" office:value-type="float" office:value="0">
            <text:p>#NUM!</text:p>
          </table:table-cell>
          <table:table-cell table:formula="of:=MOD(INT([.D411]);INT([.$D$7]))" office:value-type="float" office:value="0">
            <text:p>#NUM!</text:p>
          </table:table-cell>
          <table:table-cell table:formula="of:=MOD(INT([.E411]);INT([.$D$7]))" office:value-type="float" office:value="0">
            <text:p>#NUM!</text:p>
          </table:table-cell>
          <table:table-cell table:formula="of:=MOD(([.$D$5]*[.H410]+[.$D$6]);[.$D$7])" office:value-type="float" office:value="25507">
            <text:p>25507</text:p>
          </table:table-cell>
          <table:table-cell table:formula="of:=MOD([.H411];2)" office:value-type="float" office:value="1">
            <text:p>1</text:p>
          </table:table-cell>
          <table:table-cell table:formula="of:=RANDBETWEEN(0;2^16)" office:value-type="float" office:value="62571">
            <text:p>62571</text:p>
          </table:table-cell>
          <table:table-cell table:formula="of:=MOD([.J41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table:formula="of:=[.$D$5]*[.D411]+[.$D$6]" office:value-type="float" office:value="0">
            <text:p>#NUM!</text:p>
          </table:table-cell>
          <table:table-cell table:formula="of:=[.$D$5]^[.C412]+[.$D$6]*(1-[.$D$5]^[.C412])/(1-[.$D$5])" office:value-type="float" office:value="0">
            <text:p>#NUM!</text:p>
          </table:table-cell>
          <table:table-cell table:formula="of:=MOD(INT([.D412]);INT([.$D$7]))" office:value-type="float" office:value="0">
            <text:p>#NUM!</text:p>
          </table:table-cell>
          <table:table-cell table:formula="of:=MOD(INT([.E412]);INT([.$D$7]))" office:value-type="float" office:value="0">
            <text:p>#NUM!</text:p>
          </table:table-cell>
          <table:table-cell table:formula="of:=MOD(([.$D$5]*[.H411]+[.$D$6]);[.$D$7])" office:value-type="float" office:value="62343">
            <text:p>62343</text:p>
          </table:table-cell>
          <table:table-cell table:formula="of:=MOD([.H412];2)" office:value-type="float" office:value="1">
            <text:p>1</text:p>
          </table:table-cell>
          <table:table-cell table:formula="of:=RANDBETWEEN(0;2^16)" office:value-type="float" office:value="52189">
            <text:p>52189</text:p>
          </table:table-cell>
          <table:table-cell table:formula="of:=MOD([.J41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01">
            <text:p>401</text:p>
          </table:table-cell>
          <table:table-cell table:formula="of:=[.$D$5]*[.D412]+[.$D$6]" office:value-type="float" office:value="0">
            <text:p>#NUM!</text:p>
          </table:table-cell>
          <table:table-cell table:formula="of:=[.$D$5]^[.C413]+[.$D$6]*(1-[.$D$5]^[.C413])/(1-[.$D$5])" office:value-type="float" office:value="0">
            <text:p>#NUM!</text:p>
          </table:table-cell>
          <table:table-cell table:formula="of:=MOD(INT([.D413]);INT([.$D$7]))" office:value-type="float" office:value="0">
            <text:p>#NUM!</text:p>
          </table:table-cell>
          <table:table-cell table:formula="of:=MOD(INT([.E413]);INT([.$D$7]))" office:value-type="float" office:value="0">
            <text:p>#NUM!</text:p>
          </table:table-cell>
          <table:table-cell table:formula="of:=MOD(([.$D$5]*[.H412]+[.$D$6]);[.$D$7])" office:value-type="float" office:value="22603">
            <text:p>22603</text:p>
          </table:table-cell>
          <table:table-cell table:formula="of:=MOD([.H413];2)" office:value-type="float" office:value="1">
            <text:p>1</text:p>
          </table:table-cell>
          <table:table-cell table:formula="of:=RANDBETWEEN(0;2^16)" office:value-type="float" office:value="50587">
            <text:p>50587</text:p>
          </table:table-cell>
          <table:table-cell table:formula="of:=MOD([.J41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02">
            <text:p>402</text:p>
          </table:table-cell>
          <table:table-cell table:formula="of:=[.$D$5]*[.D413]+[.$D$6]" office:value-type="float" office:value="0">
            <text:p>#NUM!</text:p>
          </table:table-cell>
          <table:table-cell table:formula="of:=[.$D$5]^[.C414]+[.$D$6]*(1-[.$D$5]^[.C414])/(1-[.$D$5])" office:value-type="float" office:value="0">
            <text:p>#NUM!</text:p>
          </table:table-cell>
          <table:table-cell table:formula="of:=MOD(INT([.D414]);INT([.$D$7]))" office:value-type="float" office:value="0">
            <text:p>#NUM!</text:p>
          </table:table-cell>
          <table:table-cell table:formula="of:=MOD(INT([.E414]);INT([.$D$7]))" office:value-type="float" office:value="0">
            <text:p>#NUM!</text:p>
          </table:table-cell>
          <table:table-cell table:formula="of:=MOD(([.$D$5]*[.H413]+[.$D$6]);[.$D$7])" office:value-type="float" office:value="40888">
            <text:p>40888</text:p>
          </table:table-cell>
          <table:table-cell table:formula="of:=MOD([.H414];2)" office:value-type="float" office:value="0">
            <text:p>0</text:p>
          </table:table-cell>
          <table:table-cell table:formula="of:=RANDBETWEEN(0;2^16)" office:value-type="float" office:value="4519">
            <text:p>4519</text:p>
          </table:table-cell>
          <table:table-cell table:formula="of:=MOD([.J41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03">
            <text:p>403</text:p>
          </table:table-cell>
          <table:table-cell table:formula="of:=[.$D$5]*[.D414]+[.$D$6]" office:value-type="float" office:value="0">
            <text:p>#NUM!</text:p>
          </table:table-cell>
          <table:table-cell table:formula="of:=[.$D$5]^[.C415]+[.$D$6]*(1-[.$D$5]^[.C415])/(1-[.$D$5])" office:value-type="float" office:value="0">
            <text:p>#NUM!</text:p>
          </table:table-cell>
          <table:table-cell table:formula="of:=MOD(INT([.D415]);INT([.$D$7]))" office:value-type="float" office:value="0">
            <text:p>#NUM!</text:p>
          </table:table-cell>
          <table:table-cell table:formula="of:=MOD(INT([.E415]);INT([.$D$7]))" office:value-type="float" office:value="0">
            <text:p>#NUM!</text:p>
          </table:table-cell>
          <table:table-cell table:formula="of:=MOD(([.$D$5]*[.H414]+[.$D$6]);[.$D$7])" office:value-type="float" office:value="55670">
            <text:p>55670</text:p>
          </table:table-cell>
          <table:table-cell table:formula="of:=MOD([.H415];2)" office:value-type="float" office:value="0">
            <text:p>0</text:p>
          </table:table-cell>
          <table:table-cell table:formula="of:=RANDBETWEEN(0;2^16)" office:value-type="float" office:value="32690">
            <text:p>32690</text:p>
          </table:table-cell>
          <table:table-cell table:formula="of:=MOD([.J41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04">
            <text:p>404</text:p>
          </table:table-cell>
          <table:table-cell table:formula="of:=[.$D$5]*[.D415]+[.$D$6]" office:value-type="float" office:value="0">
            <text:p>#NUM!</text:p>
          </table:table-cell>
          <table:table-cell table:formula="of:=[.$D$5]^[.C416]+[.$D$6]*(1-[.$D$5]^[.C416])/(1-[.$D$5])" office:value-type="float" office:value="0">
            <text:p>#NUM!</text:p>
          </table:table-cell>
          <table:table-cell table:formula="of:=MOD(INT([.D416]);INT([.$D$7]))" office:value-type="float" office:value="0">
            <text:p>#NUM!</text:p>
          </table:table-cell>
          <table:table-cell table:formula="of:=MOD(INT([.E416]);INT([.$D$7]))" office:value-type="float" office:value="0">
            <text:p>#NUM!</text:p>
          </table:table-cell>
          <table:table-cell table:formula="of:=MOD(([.$D$5]*[.H415]+[.$D$6]);[.$D$7])" office:value-type="float" office:value="33581">
            <text:p>33581</text:p>
          </table:table-cell>
          <table:table-cell table:formula="of:=MOD([.H416];2)" office:value-type="float" office:value="1">
            <text:p>1</text:p>
          </table:table-cell>
          <table:table-cell table:formula="of:=RANDBETWEEN(0;2^16)" office:value-type="float" office:value="16060">
            <text:p>16060</text:p>
          </table:table-cell>
          <table:table-cell table:formula="of:=MOD([.J41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05">
            <text:p>405</text:p>
          </table:table-cell>
          <table:table-cell table:formula="of:=[.$D$5]*[.D416]+[.$D$6]" office:value-type="float" office:value="0">
            <text:p>#NUM!</text:p>
          </table:table-cell>
          <table:table-cell table:formula="of:=[.$D$5]^[.C417]+[.$D$6]*(1-[.$D$5]^[.C417])/(1-[.$D$5])" office:value-type="float" office:value="0">
            <text:p>#NUM!</text:p>
          </table:table-cell>
          <table:table-cell table:formula="of:=MOD(INT([.D417]);INT([.$D$7]))" office:value-type="float" office:value="0">
            <text:p>#NUM!</text:p>
          </table:table-cell>
          <table:table-cell table:formula="of:=MOD(INT([.E417]);INT([.$D$7]))" office:value-type="float" office:value="0">
            <text:p>#NUM!</text:p>
          </table:table-cell>
          <table:table-cell table:formula="of:=MOD(([.$D$5]*[.H416]+[.$D$6]);[.$D$7])" office:value-type="float" office:value="50003">
            <text:p>50003</text:p>
          </table:table-cell>
          <table:table-cell table:formula="of:=MOD([.H417];2)" office:value-type="float" office:value="1">
            <text:p>1</text:p>
          </table:table-cell>
          <table:table-cell table:formula="of:=RANDBETWEEN(0;2^16)" office:value-type="float" office:value="5425">
            <text:p>5425</text:p>
          </table:table-cell>
          <table:table-cell table:formula="of:=MOD([.J41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06">
            <text:p>406</text:p>
          </table:table-cell>
          <table:table-cell table:formula="of:=[.$D$5]*[.D417]+[.$D$6]" office:value-type="float" office:value="0">
            <text:p>#NUM!</text:p>
          </table:table-cell>
          <table:table-cell table:formula="of:=[.$D$5]^[.C418]+[.$D$6]*(1-[.$D$5]^[.C418])/(1-[.$D$5])" office:value-type="float" office:value="0">
            <text:p>#NUM!</text:p>
          </table:table-cell>
          <table:table-cell table:formula="of:=MOD(INT([.D418]);INT([.$D$7]))" office:value-type="float" office:value="0">
            <text:p>#NUM!</text:p>
          </table:table-cell>
          <table:table-cell table:formula="of:=MOD(INT([.E418]);INT([.$D$7]))" office:value-type="float" office:value="0">
            <text:p>#NUM!</text:p>
          </table:table-cell>
          <table:table-cell table:formula="of:=MOD(([.$D$5]*[.H417]+[.$D$6]);[.$D$7])" office:value-type="float" office:value="10602">
            <text:p>10602</text:p>
          </table:table-cell>
          <table:table-cell table:formula="of:=MOD([.H418];2)" office:value-type="float" office:value="0">
            <text:p>0</text:p>
          </table:table-cell>
          <table:table-cell table:formula="of:=RANDBETWEEN(0;2^16)" office:value-type="float" office:value="61075">
            <text:p>61075</text:p>
          </table:table-cell>
          <table:table-cell table:formula="of:=MOD([.J41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07">
            <text:p>407</text:p>
          </table:table-cell>
          <table:table-cell table:formula="of:=[.$D$5]*[.D418]+[.$D$6]" office:value-type="float" office:value="0">
            <text:p>#NUM!</text:p>
          </table:table-cell>
          <table:table-cell table:formula="of:=[.$D$5]^[.C419]+[.$D$6]*(1-[.$D$5]^[.C419])/(1-[.$D$5])" office:value-type="float" office:value="0">
            <text:p>#NUM!</text:p>
          </table:table-cell>
          <table:table-cell table:formula="of:=MOD(INT([.D419]);INT([.$D$7]))" office:value-type="float" office:value="0">
            <text:p>#NUM!</text:p>
          </table:table-cell>
          <table:table-cell table:formula="of:=MOD(INT([.E419]);INT([.$D$7]))" office:value-type="float" office:value="0">
            <text:p>#NUM!</text:p>
          </table:table-cell>
          <table:table-cell table:formula="of:=MOD(([.$D$5]*[.H418]+[.$D$6]);[.$D$7])" office:value-type="float" office:value="7086">
            <text:p>7086</text:p>
          </table:table-cell>
          <table:table-cell table:formula="of:=MOD([.H419];2)" office:value-type="float" office:value="0">
            <text:p>0</text:p>
          </table:table-cell>
          <table:table-cell table:formula="of:=RANDBETWEEN(0;2^16)" office:value-type="float" office:value="36084">
            <text:p>36084</text:p>
          </table:table-cell>
          <table:table-cell table:formula="of:=MOD([.J41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08">
            <text:p>408</text:p>
          </table:table-cell>
          <table:table-cell table:formula="of:=[.$D$5]*[.D419]+[.$D$6]" office:value-type="float" office:value="0">
            <text:p>#NUM!</text:p>
          </table:table-cell>
          <table:table-cell table:formula="of:=[.$D$5]^[.C420]+[.$D$6]*(1-[.$D$5]^[.C420])/(1-[.$D$5])" office:value-type="float" office:value="0">
            <text:p>#NUM!</text:p>
          </table:table-cell>
          <table:table-cell table:formula="of:=MOD(INT([.D420]);INT([.$D$7]))" office:value-type="float" office:value="0">
            <text:p>#NUM!</text:p>
          </table:table-cell>
          <table:table-cell table:formula="of:=MOD(INT([.E420]);INT([.$D$7]))" office:value-type="float" office:value="0">
            <text:p>#NUM!</text:p>
          </table:table-cell>
          <table:table-cell table:formula="of:=MOD(([.$D$5]*[.H419]+[.$D$6]);[.$D$7])" office:value-type="float" office:value="37168">
            <text:p>37168</text:p>
          </table:table-cell>
          <table:table-cell table:formula="of:=MOD([.H420];2)" office:value-type="float" office:value="0">
            <text:p>0</text:p>
          </table:table-cell>
          <table:table-cell table:formula="of:=RANDBETWEEN(0;2^16)" office:value-type="float" office:value="21314">
            <text:p>21314</text:p>
          </table:table-cell>
          <table:table-cell table:formula="of:=MOD([.J42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09">
            <text:p>409</text:p>
          </table:table-cell>
          <table:table-cell table:formula="of:=[.$D$5]*[.D420]+[.$D$6]" office:value-type="float" office:value="0">
            <text:p>#NUM!</text:p>
          </table:table-cell>
          <table:table-cell table:formula="of:=[.$D$5]^[.C421]+[.$D$6]*(1-[.$D$5]^[.C421])/(1-[.$D$5])" office:value-type="float" office:value="0">
            <text:p>#NUM!</text:p>
          </table:table-cell>
          <table:table-cell table:formula="of:=MOD(INT([.D421]);INT([.$D$7]))" office:value-type="float" office:value="0">
            <text:p>#NUM!</text:p>
          </table:table-cell>
          <table:table-cell table:formula="of:=MOD(INT([.E421]);INT([.$D$7]))" office:value-type="float" office:value="0">
            <text:p>#NUM!</text:p>
          </table:table-cell>
          <table:table-cell table:formula="of:=MOD(([.$D$5]*[.H420]+[.$D$6]);[.$D$7])" office:value-type="float" office:value="37394">
            <text:p>37394</text:p>
          </table:table-cell>
          <table:table-cell table:formula="of:=MOD([.H421];2)" office:value-type="float" office:value="0">
            <text:p>0</text:p>
          </table:table-cell>
          <table:table-cell table:formula="of:=RANDBETWEEN(0;2^16)" office:value-type="float" office:value="10660">
            <text:p>10660</text:p>
          </table:table-cell>
          <table:table-cell table:formula="of:=MOD([.J42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10">
            <text:p>410</text:p>
          </table:table-cell>
          <table:table-cell table:formula="of:=[.$D$5]*[.D421]+[.$D$6]" office:value-type="float" office:value="0">
            <text:p>#NUM!</text:p>
          </table:table-cell>
          <table:table-cell table:formula="of:=[.$D$5]^[.C422]+[.$D$6]*(1-[.$D$5]^[.C422])/(1-[.$D$5])" office:value-type="float" office:value="0">
            <text:p>#NUM!</text:p>
          </table:table-cell>
          <table:table-cell table:formula="of:=MOD(INT([.D422]);INT([.$D$7]))" office:value-type="float" office:value="0">
            <text:p>#NUM!</text:p>
          </table:table-cell>
          <table:table-cell table:formula="of:=MOD(INT([.E422]);INT([.$D$7]))" office:value-type="float" office:value="0">
            <text:p>#NUM!</text:p>
          </table:table-cell>
          <table:table-cell table:formula="of:=MOD(([.$D$5]*[.H421]+[.$D$6]);[.$D$7])" office:value-type="float" office:value="22860">
            <text:p>22860</text:p>
          </table:table-cell>
          <table:table-cell table:formula="of:=MOD([.H422];2)" office:value-type="float" office:value="0">
            <text:p>0</text:p>
          </table:table-cell>
          <table:table-cell table:formula="of:=RANDBETWEEN(0;2^16)" office:value-type="float" office:value="35077">
            <text:p>35077</text:p>
          </table:table-cell>
          <table:table-cell table:formula="of:=MOD([.J42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11">
            <text:p>411</text:p>
          </table:table-cell>
          <table:table-cell table:formula="of:=[.$D$5]*[.D422]+[.$D$6]" office:value-type="float" office:value="0">
            <text:p>#NUM!</text:p>
          </table:table-cell>
          <table:table-cell table:formula="of:=[.$D$5]^[.C423]+[.$D$6]*(1-[.$D$5]^[.C423])/(1-[.$D$5])" office:value-type="float" office:value="0">
            <text:p>#NUM!</text:p>
          </table:table-cell>
          <table:table-cell table:formula="of:=MOD(INT([.D423]);INT([.$D$7]))" office:value-type="float" office:value="0">
            <text:p>#NUM!</text:p>
          </table:table-cell>
          <table:table-cell table:formula="of:=MOD(INT([.E423]);INT([.$D$7]))" office:value-type="float" office:value="0">
            <text:p>#NUM!</text:p>
          </table:table-cell>
          <table:table-cell table:formula="of:=MOD(([.$D$5]*[.H422]+[.$D$6]);[.$D$7])" office:value-type="float" office:value="33060">
            <text:p>33060</text:p>
          </table:table-cell>
          <table:table-cell table:formula="of:=MOD([.H423];2)" office:value-type="float" office:value="0">
            <text:p>0</text:p>
          </table:table-cell>
          <table:table-cell table:formula="of:=RANDBETWEEN(0;2^16)" office:value-type="float" office:value="39723">
            <text:p>39723</text:p>
          </table:table-cell>
          <table:table-cell table:formula="of:=MOD([.J42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12">
            <text:p>412</text:p>
          </table:table-cell>
          <table:table-cell table:formula="of:=[.$D$5]*[.D423]+[.$D$6]" office:value-type="float" office:value="0">
            <text:p>#NUM!</text:p>
          </table:table-cell>
          <table:table-cell table:formula="of:=[.$D$5]^[.C424]+[.$D$6]*(1-[.$D$5]^[.C424])/(1-[.$D$5])" office:value-type="float" office:value="0">
            <text:p>#NUM!</text:p>
          </table:table-cell>
          <table:table-cell table:formula="of:=MOD(INT([.D424]);INT([.$D$7]))" office:value-type="float" office:value="0">
            <text:p>#NUM!</text:p>
          </table:table-cell>
          <table:table-cell table:formula="of:=MOD(INT([.E424]);INT([.$D$7]))" office:value-type="float" office:value="0">
            <text:p>#NUM!</text:p>
          </table:table-cell>
          <table:table-cell table:formula="of:=MOD(([.$D$5]*[.H423]+[.$D$6]);[.$D$7])" office:value-type="float" office:value="26091">
            <text:p>26091</text:p>
          </table:table-cell>
          <table:table-cell table:formula="of:=MOD([.H424];2)" office:value-type="float" office:value="1">
            <text:p>1</text:p>
          </table:table-cell>
          <table:table-cell table:formula="of:=RANDBETWEEN(0;2^16)" office:value-type="float" office:value="38619">
            <text:p>38619</text:p>
          </table:table-cell>
          <table:table-cell table:formula="of:=MOD([.J42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13">
            <text:p>413</text:p>
          </table:table-cell>
          <table:table-cell table:formula="of:=[.$D$5]*[.D424]+[.$D$6]" office:value-type="float" office:value="0">
            <text:p>#NUM!</text:p>
          </table:table-cell>
          <table:table-cell table:formula="of:=[.$D$5]^[.C425]+[.$D$6]*(1-[.$D$5]^[.C425])/(1-[.$D$5])" office:value-type="float" office:value="0">
            <text:p>#NUM!</text:p>
          </table:table-cell>
          <table:table-cell table:formula="of:=MOD(INT([.D425]);INT([.$D$7]))" office:value-type="float" office:value="0">
            <text:p>#NUM!</text:p>
          </table:table-cell>
          <table:table-cell table:formula="of:=MOD(INT([.E425]);INT([.$D$7]))" office:value-type="float" office:value="0">
            <text:p>#NUM!</text:p>
          </table:table-cell>
          <table:table-cell table:formula="of:=MOD(([.$D$5]*[.H424]+[.$D$6]);[.$D$7])" office:value-type="float" office:value="49145">
            <text:p>49145</text:p>
          </table:table-cell>
          <table:table-cell table:formula="of:=MOD([.H425];2)" office:value-type="float" office:value="1">
            <text:p>1</text:p>
          </table:table-cell>
          <table:table-cell table:formula="of:=RANDBETWEEN(0;2^16)" office:value-type="float" office:value="15823">
            <text:p>15823</text:p>
          </table:table-cell>
          <table:table-cell table:formula="of:=MOD([.J42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14">
            <text:p>414</text:p>
          </table:table-cell>
          <table:table-cell table:formula="of:=[.$D$5]*[.D425]+[.$D$6]" office:value-type="float" office:value="0">
            <text:p>#NUM!</text:p>
          </table:table-cell>
          <table:table-cell table:formula="of:=[.$D$5]^[.C426]+[.$D$6]*(1-[.$D$5]^[.C426])/(1-[.$D$5])" office:value-type="float" office:value="0">
            <text:p>#NUM!</text:p>
          </table:table-cell>
          <table:table-cell table:formula="of:=MOD(INT([.D426]);INT([.$D$7]))" office:value-type="float" office:value="0">
            <text:p>#NUM!</text:p>
          </table:table-cell>
          <table:table-cell table:formula="of:=MOD(INT([.E426]);INT([.$D$7]))" office:value-type="float" office:value="0">
            <text:p>#NUM!</text:p>
          </table:table-cell>
          <table:table-cell table:formula="of:=MOD(([.$D$5]*[.H425]+[.$D$6]);[.$D$7])" office:value-type="float" office:value="38521">
            <text:p>38521</text:p>
          </table:table-cell>
          <table:table-cell table:formula="of:=MOD([.H426];2)" office:value-type="float" office:value="1">
            <text:p>1</text:p>
          </table:table-cell>
          <table:table-cell table:formula="of:=RANDBETWEEN(0;2^16)" office:value-type="float" office:value="22605">
            <text:p>22605</text:p>
          </table:table-cell>
          <table:table-cell table:formula="of:=MOD([.J42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15">
            <text:p>415</text:p>
          </table:table-cell>
          <table:table-cell table:formula="of:=[.$D$5]*[.D426]+[.$D$6]" office:value-type="float" office:value="0">
            <text:p>#NUM!</text:p>
          </table:table-cell>
          <table:table-cell table:formula="of:=[.$D$5]^[.C427]+[.$D$6]*(1-[.$D$5]^[.C427])/(1-[.$D$5])" office:value-type="float" office:value="0">
            <text:p>#NUM!</text:p>
          </table:table-cell>
          <table:table-cell table:formula="of:=MOD(INT([.D427]);INT([.$D$7]))" office:value-type="float" office:value="0">
            <text:p>#NUM!</text:p>
          </table:table-cell>
          <table:table-cell table:formula="of:=MOD(INT([.E427]);INT([.$D$7]))" office:value-type="float" office:value="0">
            <text:p>#NUM!</text:p>
          </table:table-cell>
          <table:table-cell table:formula="of:=MOD(([.$D$5]*[.H426]+[.$D$6]);[.$D$7])" office:value-type="float" office:value="36219">
            <text:p>36219</text:p>
          </table:table-cell>
          <table:table-cell table:formula="of:=MOD([.H427];2)" office:value-type="float" office:value="1">
            <text:p>1</text:p>
          </table:table-cell>
          <table:table-cell table:formula="of:=RANDBETWEEN(0;2^16)" office:value-type="float" office:value="60161">
            <text:p>60161</text:p>
          </table:table-cell>
          <table:table-cell table:formula="of:=MOD([.J42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16">
            <text:p>416</text:p>
          </table:table-cell>
          <table:table-cell table:formula="of:=[.$D$5]*[.D427]+[.$D$6]" office:value-type="float" office:value="0">
            <text:p>#NUM!</text:p>
          </table:table-cell>
          <table:table-cell table:formula="of:=[.$D$5]^[.C428]+[.$D$6]*(1-[.$D$5]^[.C428])/(1-[.$D$5])" office:value-type="float" office:value="0">
            <text:p>#NUM!</text:p>
          </table:table-cell>
          <table:table-cell table:formula="of:=MOD(INT([.D428]);INT([.$D$7]))" office:value-type="float" office:value="0">
            <text:p>#NUM!</text:p>
          </table:table-cell>
          <table:table-cell table:formula="of:=MOD(INT([.E428]);INT([.$D$7]))" office:value-type="float" office:value="0">
            <text:p>#NUM!</text:p>
          </table:table-cell>
          <table:table-cell table:formula="of:=MOD(([.$D$5]*[.H427]+[.$D$6]);[.$D$7])" office:value-type="float" office:value="9688">
            <text:p>9688</text:p>
          </table:table-cell>
          <table:table-cell table:formula="of:=MOD([.H428];2)" office:value-type="float" office:value="0">
            <text:p>0</text:p>
          </table:table-cell>
          <table:table-cell table:formula="of:=RANDBETWEEN(0;2^16)" office:value-type="float" office:value="52475">
            <text:p>52475</text:p>
          </table:table-cell>
          <table:table-cell table:formula="of:=MOD([.J42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17">
            <text:p>417</text:p>
          </table:table-cell>
          <table:table-cell table:formula="of:=[.$D$5]*[.D428]+[.$D$6]" office:value-type="float" office:value="0">
            <text:p>#NUM!</text:p>
          </table:table-cell>
          <table:table-cell table:formula="of:=[.$D$5]^[.C429]+[.$D$6]*(1-[.$D$5]^[.C429])/(1-[.$D$5])" office:value-type="float" office:value="0">
            <text:p>#NUM!</text:p>
          </table:table-cell>
          <table:table-cell table:formula="of:=MOD(INT([.D429]);INT([.$D$7]))" office:value-type="float" office:value="0">
            <text:p>#NUM!</text:p>
          </table:table-cell>
          <table:table-cell table:formula="of:=MOD(INT([.E429]);INT([.$D$7]))" office:value-type="float" office:value="0">
            <text:p>#NUM!</text:p>
          </table:table-cell>
          <table:table-cell table:formula="of:=MOD(([.$D$5]*[.H428]+[.$D$6]);[.$D$7])" office:value-type="float" office:value="46146">
            <text:p>46146</text:p>
          </table:table-cell>
          <table:table-cell table:formula="of:=MOD([.H429];2)" office:value-type="float" office:value="0">
            <text:p>0</text:p>
          </table:table-cell>
          <table:table-cell table:formula="of:=RANDBETWEEN(0;2^16)" office:value-type="float" office:value="26078">
            <text:p>26078</text:p>
          </table:table-cell>
          <table:table-cell table:formula="of:=MOD([.J42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18">
            <text:p>418</text:p>
          </table:table-cell>
          <table:table-cell table:formula="of:=[.$D$5]*[.D429]+[.$D$6]" office:value-type="float" office:value="0">
            <text:p>#NUM!</text:p>
          </table:table-cell>
          <table:table-cell table:formula="of:=[.$D$5]^[.C430]+[.$D$6]*(1-[.$D$5]^[.C430])/(1-[.$D$5])" office:value-type="float" office:value="0">
            <text:p>#NUM!</text:p>
          </table:table-cell>
          <table:table-cell table:formula="of:=MOD(INT([.D430]);INT([.$D$7]))" office:value-type="float" office:value="0">
            <text:p>#NUM!</text:p>
          </table:table-cell>
          <table:table-cell table:formula="of:=MOD(INT([.E430]);INT([.$D$7]))" office:value-type="float" office:value="0">
            <text:p>#NUM!</text:p>
          </table:table-cell>
          <table:table-cell table:formula="of:=MOD(([.$D$5]*[.H429]+[.$D$6]);[.$D$7])" office:value-type="float" office:value="32455">
            <text:p>32455</text:p>
          </table:table-cell>
          <table:table-cell table:formula="of:=MOD([.H430];2)" office:value-type="float" office:value="1">
            <text:p>1</text:p>
          </table:table-cell>
          <table:table-cell table:formula="of:=RANDBETWEEN(0;2^16)" office:value-type="float" office:value="20945">
            <text:p>20945</text:p>
          </table:table-cell>
          <table:table-cell table:formula="of:=MOD([.J43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19">
            <text:p>419</text:p>
          </table:table-cell>
          <table:table-cell table:formula="of:=[.$D$5]*[.D430]+[.$D$6]" office:value-type="float" office:value="0">
            <text:p>#NUM!</text:p>
          </table:table-cell>
          <table:table-cell table:formula="of:=[.$D$5]^[.C431]+[.$D$6]*(1-[.$D$5]^[.C431])/(1-[.$D$5])" office:value-type="float" office:value="0">
            <text:p>#NUM!</text:p>
          </table:table-cell>
          <table:table-cell table:formula="of:=MOD(INT([.D431]);INT([.$D$7]))" office:value-type="float" office:value="0">
            <text:p>#NUM!</text:p>
          </table:table-cell>
          <table:table-cell table:formula="of:=MOD(INT([.E431]);INT([.$D$7]))" office:value-type="float" office:value="0">
            <text:p>#NUM!</text:p>
          </table:table-cell>
          <table:table-cell table:formula="of:=MOD(([.$D$5]*[.H430]+[.$D$6]);[.$D$7])" office:value-type="float" office:value="51659">
            <text:p>51659</text:p>
          </table:table-cell>
          <table:table-cell table:formula="of:=MOD([.H431];2)" office:value-type="float" office:value="1">
            <text:p>1</text:p>
          </table:table-cell>
          <table:table-cell table:formula="of:=RANDBETWEEN(0;2^16)" office:value-type="float" office:value="23214">
            <text:p>23214</text:p>
          </table:table-cell>
          <table:table-cell table:formula="of:=MOD([.J43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20">
            <text:p>420</text:p>
          </table:table-cell>
          <table:table-cell table:formula="of:=[.$D$5]*[.D431]+[.$D$6]" office:value-type="float" office:value="0">
            <text:p>#NUM!</text:p>
          </table:table-cell>
          <table:table-cell table:formula="of:=[.$D$5]^[.C432]+[.$D$6]*(1-[.$D$5]^[.C432])/(1-[.$D$5])" office:value-type="float" office:value="0">
            <text:p>#NUM!</text:p>
          </table:table-cell>
          <table:table-cell table:formula="of:=MOD(INT([.D432]);INT([.$D$7]))" office:value-type="float" office:value="0">
            <text:p>#NUM!</text:p>
          </table:table-cell>
          <table:table-cell table:formula="of:=MOD(INT([.E432]);INT([.$D$7]))" office:value-type="float" office:value="0">
            <text:p>#NUM!</text:p>
          </table:table-cell>
          <table:table-cell table:formula="of:=MOD(([.$D$5]*[.H431]+[.$D$6]);[.$D$7])" office:value-type="float" office:value="36919">
            <text:p>36919</text:p>
          </table:table-cell>
          <table:table-cell table:formula="of:=MOD([.H432];2)" office:value-type="float" office:value="1">
            <text:p>1</text:p>
          </table:table-cell>
          <table:table-cell table:formula="of:=RANDBETWEEN(0;2^16)" office:value-type="float" office:value="10740">
            <text:p>10740</text:p>
          </table:table-cell>
          <table:table-cell table:formula="of:=MOD([.J43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21">
            <text:p>421</text:p>
          </table:table-cell>
          <table:table-cell table:formula="of:=[.$D$5]*[.D432]+[.$D$6]" office:value-type="float" office:value="0">
            <text:p>#NUM!</text:p>
          </table:table-cell>
          <table:table-cell table:formula="of:=[.$D$5]^[.C433]+[.$D$6]*(1-[.$D$5]^[.C433])/(1-[.$D$5])" office:value-type="float" office:value="0">
            <text:p>#NUM!</text:p>
          </table:table-cell>
          <table:table-cell table:formula="of:=MOD(INT([.D433]);INT([.$D$7]))" office:value-type="float" office:value="0">
            <text:p>#NUM!</text:p>
          </table:table-cell>
          <table:table-cell table:formula="of:=MOD(INT([.E433]);INT([.$D$7]))" office:value-type="float" office:value="0">
            <text:p>#NUM!</text:p>
          </table:table-cell>
          <table:table-cell table:formula="of:=MOD(([.$D$5]*[.H432]+[.$D$6]);[.$D$7])" office:value-type="float" office:value="34268">
            <text:p>34268</text:p>
          </table:table-cell>
          <table:table-cell table:formula="of:=MOD([.H433];2)" office:value-type="float" office:value="0">
            <text:p>0</text:p>
          </table:table-cell>
          <table:table-cell table:formula="of:=RANDBETWEEN(0;2^16)" office:value-type="float" office:value="56860">
            <text:p>56860</text:p>
          </table:table-cell>
          <table:table-cell table:formula="of:=MOD([.J43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22">
            <text:p>422</text:p>
          </table:table-cell>
          <table:table-cell table:formula="of:=[.$D$5]*[.D433]+[.$D$6]" office:value-type="float" office:value="0">
            <text:p>#NUM!</text:p>
          </table:table-cell>
          <table:table-cell table:formula="of:=[.$D$5]^[.C434]+[.$D$6]*(1-[.$D$5]^[.C434])/(1-[.$D$5])" office:value-type="float" office:value="0">
            <text:p>#NUM!</text:p>
          </table:table-cell>
          <table:table-cell table:formula="of:=MOD(INT([.D434]);INT([.$D$7]))" office:value-type="float" office:value="0">
            <text:p>#NUM!</text:p>
          </table:table-cell>
          <table:table-cell table:formula="of:=MOD(INT([.E434]);INT([.$D$7]))" office:value-type="float" office:value="0">
            <text:p>#NUM!</text:p>
          </table:table-cell>
          <table:table-cell table:formula="of:=MOD(([.$D$5]*[.H433]+[.$D$6]);[.$D$7])" office:value-type="float" office:value="10462">
            <text:p>10462</text:p>
          </table:table-cell>
          <table:table-cell table:formula="of:=MOD([.H434];2)" office:value-type="float" office:value="0">
            <text:p>0</text:p>
          </table:table-cell>
          <table:table-cell table:formula="of:=RANDBETWEEN(0;2^16)" office:value-type="float" office:value="40801">
            <text:p>40801</text:p>
          </table:table-cell>
          <table:table-cell table:formula="of:=MOD([.J43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23">
            <text:p>423</text:p>
          </table:table-cell>
          <table:table-cell table:formula="of:=[.$D$5]*[.D434]+[.$D$6]" office:value-type="float" office:value="0">
            <text:p>#NUM!</text:p>
          </table:table-cell>
          <table:table-cell table:formula="of:=[.$D$5]^[.C435]+[.$D$6]*(1-[.$D$5]^[.C435])/(1-[.$D$5])" office:value-type="float" office:value="0">
            <text:p>#NUM!</text:p>
          </table:table-cell>
          <table:table-cell table:formula="of:=MOD(INT([.D435]);INT([.$D$7]))" office:value-type="float" office:value="0">
            <text:p>#NUM!</text:p>
          </table:table-cell>
          <table:table-cell table:formula="of:=MOD(INT([.E435]);INT([.$D$7]))" office:value-type="float" office:value="0">
            <text:p>#NUM!</text:p>
          </table:table-cell>
          <table:table-cell table:formula="of:=MOD(([.$D$5]*[.H434]+[.$D$6]);[.$D$7])" office:value-type="float" office:value="2170">
            <text:p>2170</text:p>
          </table:table-cell>
          <table:table-cell table:formula="of:=MOD([.H435];2)" office:value-type="float" office:value="0">
            <text:p>0</text:p>
          </table:table-cell>
          <table:table-cell table:formula="of:=RANDBETWEEN(0;2^16)" office:value-type="float" office:value="2583">
            <text:p>2583</text:p>
          </table:table-cell>
          <table:table-cell table:formula="of:=MOD([.J43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24">
            <text:p>424</text:p>
          </table:table-cell>
          <table:table-cell table:formula="of:=[.$D$5]*[.D435]+[.$D$6]" office:value-type="float" office:value="0">
            <text:p>#NUM!</text:p>
          </table:table-cell>
          <table:table-cell table:formula="of:=[.$D$5]^[.C436]+[.$D$6]*(1-[.$D$5]^[.C436])/(1-[.$D$5])" office:value-type="float" office:value="0">
            <text:p>#NUM!</text:p>
          </table:table-cell>
          <table:table-cell table:formula="of:=MOD(INT([.D436]);INT([.$D$7]))" office:value-type="float" office:value="0">
            <text:p>#NUM!</text:p>
          </table:table-cell>
          <table:table-cell table:formula="of:=MOD(INT([.E436]);INT([.$D$7]))" office:value-type="float" office:value="0">
            <text:p>#NUM!</text:p>
          </table:table-cell>
          <table:table-cell table:formula="of:=MOD(([.$D$5]*[.H435]+[.$D$6]);[.$D$7])" office:value-type="float" office:value="18090">
            <text:p>18090</text:p>
          </table:table-cell>
          <table:table-cell table:formula="of:=MOD([.H436];2)" office:value-type="float" office:value="0">
            <text:p>0</text:p>
          </table:table-cell>
          <table:table-cell table:formula="of:=RANDBETWEEN(0;2^16)" office:value-type="float" office:value="8757">
            <text:p>8757</text:p>
          </table:table-cell>
          <table:table-cell table:formula="of:=MOD([.J43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25">
            <text:p>425</text:p>
          </table:table-cell>
          <table:table-cell table:formula="of:=[.$D$5]*[.D436]+[.$D$6]" office:value-type="float" office:value="0">
            <text:p>#NUM!</text:p>
          </table:table-cell>
          <table:table-cell table:formula="of:=[.$D$5]^[.C437]+[.$D$6]*(1-[.$D$5]^[.C437])/(1-[.$D$5])" office:value-type="float" office:value="0">
            <text:p>#NUM!</text:p>
          </table:table-cell>
          <table:table-cell table:formula="of:=MOD(INT([.D437]);INT([.$D$7]))" office:value-type="float" office:value="0">
            <text:p>#NUM!</text:p>
          </table:table-cell>
          <table:table-cell table:formula="of:=MOD(INT([.E437]);INT([.$D$7]))" office:value-type="float" office:value="0">
            <text:p>#NUM!</text:p>
          </table:table-cell>
          <table:table-cell table:formula="of:=MOD(([.$D$5]*[.H436]+[.$D$6]);[.$D$7])" office:value-type="float" office:value="43451">
            <text:p>43451</text:p>
          </table:table-cell>
          <table:table-cell table:formula="of:=MOD([.H437];2)" office:value-type="float" office:value="1">
            <text:p>1</text:p>
          </table:table-cell>
          <table:table-cell table:formula="of:=RANDBETWEEN(0;2^16)" office:value-type="float" office:value="34701">
            <text:p>34701</text:p>
          </table:table-cell>
          <table:table-cell table:formula="of:=MOD([.J43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26">
            <text:p>426</text:p>
          </table:table-cell>
          <table:table-cell table:formula="of:=[.$D$5]*[.D437]+[.$D$6]" office:value-type="float" office:value="0">
            <text:p>#NUM!</text:p>
          </table:table-cell>
          <table:table-cell table:formula="of:=[.$D$5]^[.C438]+[.$D$6]*(1-[.$D$5]^[.C438])/(1-[.$D$5])" office:value-type="float" office:value="0">
            <text:p>#NUM!</text:p>
          </table:table-cell>
          <table:table-cell table:formula="of:=MOD(INT([.D438]);INT([.$D$7]))" office:value-type="float" office:value="0">
            <text:p>#NUM!</text:p>
          </table:table-cell>
          <table:table-cell table:formula="of:=MOD(INT([.E438]);INT([.$D$7]))" office:value-type="float" office:value="0">
            <text:p>#NUM!</text:p>
          </table:table-cell>
          <table:table-cell table:formula="of:=MOD(([.$D$5]*[.H437]+[.$D$6]);[.$D$7])" office:value-type="float" office:value="3359">
            <text:p>3359</text:p>
          </table:table-cell>
          <table:table-cell table:formula="of:=MOD([.H438];2)" office:value-type="float" office:value="1">
            <text:p>1</text:p>
          </table:table-cell>
          <table:table-cell table:formula="of:=RANDBETWEEN(0;2^16)" office:value-type="float" office:value="46473">
            <text:p>46473</text:p>
          </table:table-cell>
          <table:table-cell table:formula="of:=MOD([.J43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27">
            <text:p>427</text:p>
          </table:table-cell>
          <table:table-cell table:formula="of:=[.$D$5]*[.D438]+[.$D$6]" office:value-type="float" office:value="0">
            <text:p>#NUM!</text:p>
          </table:table-cell>
          <table:table-cell table:formula="of:=[.$D$5]^[.C439]+[.$D$6]*(1-[.$D$5]^[.C439])/(1-[.$D$5])" office:value-type="float" office:value="0">
            <text:p>#NUM!</text:p>
          </table:table-cell>
          <table:table-cell table:formula="of:=MOD(INT([.D439]);INT([.$D$7]))" office:value-type="float" office:value="0">
            <text:p>#NUM!</text:p>
          </table:table-cell>
          <table:table-cell table:formula="of:=MOD(INT([.E439]);INT([.$D$7]))" office:value-type="float" office:value="0">
            <text:p>#NUM!</text:p>
          </table:table-cell>
          <table:table-cell table:formula="of:=MOD(([.$D$5]*[.H438]+[.$D$6]);[.$D$7])" office:value-type="float" office:value="44861">
            <text:p>44861</text:p>
          </table:table-cell>
          <table:table-cell table:formula="of:=MOD([.H439];2)" office:value-type="float" office:value="1">
            <text:p>1</text:p>
          </table:table-cell>
          <table:table-cell table:formula="of:=RANDBETWEEN(0;2^16)" office:value-type="float" office:value="32004">
            <text:p>32004</text:p>
          </table:table-cell>
          <table:table-cell table:formula="of:=MOD([.J43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28">
            <text:p>428</text:p>
          </table:table-cell>
          <table:table-cell table:formula="of:=[.$D$5]*[.D439]+[.$D$6]" office:value-type="float" office:value="0">
            <text:p>#NUM!</text:p>
          </table:table-cell>
          <table:table-cell table:formula="of:=[.$D$5]^[.C440]+[.$D$6]*(1-[.$D$5]^[.C440])/(1-[.$D$5])" office:value-type="float" office:value="0">
            <text:p>#NUM!</text:p>
          </table:table-cell>
          <table:table-cell table:formula="of:=MOD(INT([.D440]);INT([.$D$7]))" office:value-type="float" office:value="0">
            <text:p>#NUM!</text:p>
          </table:table-cell>
          <table:table-cell table:formula="of:=MOD(INT([.E440]);INT([.$D$7]))" office:value-type="float" office:value="0">
            <text:p>#NUM!</text:p>
          </table:table-cell>
          <table:table-cell table:formula="of:=MOD(([.$D$5]*[.H439]+[.$D$6]);[.$D$7])" office:value-type="float" office:value="6058">
            <text:p>6058</text:p>
          </table:table-cell>
          <table:table-cell table:formula="of:=MOD([.H440];2)" office:value-type="float" office:value="0">
            <text:p>0</text:p>
          </table:table-cell>
          <table:table-cell table:formula="of:=RANDBETWEEN(0;2^16)" office:value-type="float" office:value="47718">
            <text:p>47718</text:p>
          </table:table-cell>
          <table:table-cell table:formula="of:=MOD([.J44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29">
            <text:p>429</text:p>
          </table:table-cell>
          <table:table-cell table:formula="of:=[.$D$5]*[.D440]+[.$D$6]" office:value-type="float" office:value="0">
            <text:p>#NUM!</text:p>
          </table:table-cell>
          <table:table-cell table:formula="of:=[.$D$5]^[.C441]+[.$D$6]*(1-[.$D$5]^[.C441])/(1-[.$D$5])" office:value-type="float" office:value="0">
            <text:p>#NUM!</text:p>
          </table:table-cell>
          <table:table-cell table:formula="of:=MOD(INT([.D441]);INT([.$D$7]))" office:value-type="float" office:value="0">
            <text:p>#NUM!</text:p>
          </table:table-cell>
          <table:table-cell table:formula="of:=MOD(INT([.E441]);INT([.$D$7]))" office:value-type="float" office:value="0">
            <text:p>#NUM!</text:p>
          </table:table-cell>
          <table:table-cell table:formula="of:=MOD(([.$D$5]*[.H440]+[.$D$6]);[.$D$7])" office:value-type="float" office:value="2943">
            <text:p>2943</text:p>
          </table:table-cell>
          <table:table-cell table:formula="of:=MOD([.H441];2)" office:value-type="float" office:value="1">
            <text:p>1</text:p>
          </table:table-cell>
          <table:table-cell table:formula="of:=RANDBETWEEN(0;2^16)" office:value-type="float" office:value="52548">
            <text:p>52548</text:p>
          </table:table-cell>
          <table:table-cell table:formula="of:=MOD([.J44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30">
            <text:p>430</text:p>
          </table:table-cell>
          <table:table-cell table:formula="of:=[.$D$5]*[.D441]+[.$D$6]" office:value-type="float" office:value="0">
            <text:p>#NUM!</text:p>
          </table:table-cell>
          <table:table-cell table:formula="of:=[.$D$5]^[.C442]+[.$D$6]*(1-[.$D$5]^[.C442])/(1-[.$D$5])" office:value-type="float" office:value="0">
            <text:p>#NUM!</text:p>
          </table:table-cell>
          <table:table-cell table:formula="of:=MOD(INT([.D442]);INT([.$D$7]))" office:value-type="float" office:value="0">
            <text:p>#NUM!</text:p>
          </table:table-cell>
          <table:table-cell table:formula="of:=MOD(INT([.E442]);INT([.$D$7]))" office:value-type="float" office:value="0">
            <text:p>#NUM!</text:p>
          </table:table-cell>
          <table:table-cell table:formula="of:=MOD(([.$D$5]*[.H441]+[.$D$6]);[.$D$7])" office:value-type="float" office:value="24636">
            <text:p>24636</text:p>
          </table:table-cell>
          <table:table-cell table:formula="of:=MOD([.H442];2)" office:value-type="float" office:value="0">
            <text:p>0</text:p>
          </table:table-cell>
          <table:table-cell table:formula="of:=RANDBETWEEN(0;2^16)" office:value-type="float" office:value="24756">
            <text:p>24756</text:p>
          </table:table-cell>
          <table:table-cell table:formula="of:=MOD([.J44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31">
            <text:p>431</text:p>
          </table:table-cell>
          <table:table-cell table:formula="of:=[.$D$5]*[.D442]+[.$D$6]" office:value-type="float" office:value="0">
            <text:p>#NUM!</text:p>
          </table:table-cell>
          <table:table-cell table:formula="of:=[.$D$5]^[.C443]+[.$D$6]*(1-[.$D$5]^[.C443])/(1-[.$D$5])" office:value-type="float" office:value="0">
            <text:p>#NUM!</text:p>
          </table:table-cell>
          <table:table-cell table:formula="of:=MOD(INT([.D443]);INT([.$D$7]))" office:value-type="float" office:value="0">
            <text:p>#NUM!</text:p>
          </table:table-cell>
          <table:table-cell table:formula="of:=MOD(INT([.E443]);INT([.$D$7]))" office:value-type="float" office:value="0">
            <text:p>#NUM!</text:p>
          </table:table-cell>
          <table:table-cell table:formula="of:=MOD(([.$D$5]*[.H442]+[.$D$6]);[.$D$7])" office:value-type="float" office:value="26141">
            <text:p>26141</text:p>
          </table:table-cell>
          <table:table-cell table:formula="of:=MOD([.H443];2)" office:value-type="float" office:value="1">
            <text:p>1</text:p>
          </table:table-cell>
          <table:table-cell table:formula="of:=RANDBETWEEN(0;2^16)" office:value-type="float" office:value="13668">
            <text:p>13668</text:p>
          </table:table-cell>
          <table:table-cell table:formula="of:=MOD([.J44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32">
            <text:p>432</text:p>
          </table:table-cell>
          <table:table-cell table:formula="of:=[.$D$5]*[.D443]+[.$D$6]" office:value-type="float" office:value="0">
            <text:p>#NUM!</text:p>
          </table:table-cell>
          <table:table-cell table:formula="of:=[.$D$5]^[.C444]+[.$D$6]*(1-[.$D$5]^[.C444])/(1-[.$D$5])" office:value-type="float" office:value="0">
            <text:p>#NUM!</text:p>
          </table:table-cell>
          <table:table-cell table:formula="of:=MOD(INT([.D444]);INT([.$D$7]))" office:value-type="float" office:value="0">
            <text:p>#NUM!</text:p>
          </table:table-cell>
          <table:table-cell table:formula="of:=MOD(INT([.E444]);INT([.$D$7]))" office:value-type="float" office:value="0">
            <text:p>#NUM!</text:p>
          </table:table-cell>
          <table:table-cell table:formula="of:=MOD(([.$D$5]*[.H443]+[.$D$6]);[.$D$7])" office:value-type="float" office:value="13451">
            <text:p>13451</text:p>
          </table:table-cell>
          <table:table-cell table:formula="of:=MOD([.H444];2)" office:value-type="float" office:value="1">
            <text:p>1</text:p>
          </table:table-cell>
          <table:table-cell table:formula="of:=RANDBETWEEN(0;2^16)" office:value-type="float" office:value="1985">
            <text:p>1985</text:p>
          </table:table-cell>
          <table:table-cell table:formula="of:=MOD([.J44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33">
            <text:p>433</text:p>
          </table:table-cell>
          <table:table-cell table:formula="of:=[.$D$5]*[.D444]+[.$D$6]" office:value-type="float" office:value="0">
            <text:p>#NUM!</text:p>
          </table:table-cell>
          <table:table-cell table:formula="of:=[.$D$5]^[.C445]+[.$D$6]*(1-[.$D$5]^[.C445])/(1-[.$D$5])" office:value-type="float" office:value="0">
            <text:p>#NUM!</text:p>
          </table:table-cell>
          <table:table-cell table:formula="of:=MOD(INT([.D445]);INT([.$D$7]))" office:value-type="float" office:value="0">
            <text:p>#NUM!</text:p>
          </table:table-cell>
          <table:table-cell table:formula="of:=MOD(INT([.E445]);INT([.$D$7]))" office:value-type="float" office:value="0">
            <text:p>#NUM!</text:p>
          </table:table-cell>
          <table:table-cell table:formula="of:=MOD(([.$D$5]*[.H444]+[.$D$6]);[.$D$7])" office:value-type="float" office:value="54697">
            <text:p>54697</text:p>
          </table:table-cell>
          <table:table-cell table:formula="of:=MOD([.H445];2)" office:value-type="float" office:value="1">
            <text:p>1</text:p>
          </table:table-cell>
          <table:table-cell table:formula="of:=RANDBETWEEN(0;2^16)" office:value-type="float" office:value="22367">
            <text:p>22367</text:p>
          </table:table-cell>
          <table:table-cell table:formula="of:=MOD([.J44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34">
            <text:p>434</text:p>
          </table:table-cell>
          <table:table-cell table:formula="of:=[.$D$5]*[.D445]+[.$D$6]" office:value-type="float" office:value="0">
            <text:p>#NUM!</text:p>
          </table:table-cell>
          <table:table-cell table:formula="of:=[.$D$5]^[.C446]+[.$D$6]*(1-[.$D$5]^[.C446])/(1-[.$D$5])" office:value-type="float" office:value="0">
            <text:p>#NUM!</text:p>
          </table:table-cell>
          <table:table-cell table:formula="of:=MOD(INT([.D446]);INT([.$D$7]))" office:value-type="float" office:value="0">
            <text:p>#NUM!</text:p>
          </table:table-cell>
          <table:table-cell table:formula="of:=MOD(INT([.E446]);INT([.$D$7]))" office:value-type="float" office:value="0">
            <text:p>#NUM!</text:p>
          </table:table-cell>
          <table:table-cell table:formula="of:=MOD(([.$D$5]*[.H445]+[.$D$6]);[.$D$7])" office:value-type="float" office:value="38737">
            <text:p>38737</text:p>
          </table:table-cell>
          <table:table-cell table:formula="of:=MOD([.H446];2)" office:value-type="float" office:value="1">
            <text:p>1</text:p>
          </table:table-cell>
          <table:table-cell table:formula="of:=RANDBETWEEN(0;2^16)" office:value-type="float" office:value="41137">
            <text:p>41137</text:p>
          </table:table-cell>
          <table:table-cell table:formula="of:=MOD([.J44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35">
            <text:p>435</text:p>
          </table:table-cell>
          <table:table-cell table:formula="of:=[.$D$5]*[.D446]+[.$D$6]" office:value-type="float" office:value="0">
            <text:p>#NUM!</text:p>
          </table:table-cell>
          <table:table-cell table:formula="of:=[.$D$5]^[.C447]+[.$D$6]*(1-[.$D$5]^[.C447])/(1-[.$D$5])" office:value-type="float" office:value="0">
            <text:p>#NUM!</text:p>
          </table:table-cell>
          <table:table-cell table:formula="of:=MOD(INT([.D447]);INT([.$D$7]))" office:value-type="float" office:value="0">
            <text:p>#NUM!</text:p>
          </table:table-cell>
          <table:table-cell table:formula="of:=MOD(INT([.E447]);INT([.$D$7]))" office:value-type="float" office:value="0">
            <text:p>#NUM!</text:p>
          </table:table-cell>
          <table:table-cell table:formula="of:=MOD(([.$D$5]*[.H446]+[.$D$6]);[.$D$7])" office:value-type="float" office:value="2609">
            <text:p>2609</text:p>
          </table:table-cell>
          <table:table-cell table:formula="of:=MOD([.H447];2)" office:value-type="float" office:value="1">
            <text:p>1</text:p>
          </table:table-cell>
          <table:table-cell table:formula="of:=RANDBETWEEN(0;2^16)" office:value-type="float" office:value="51465">
            <text:p>51465</text:p>
          </table:table-cell>
          <table:table-cell table:formula="of:=MOD([.J44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36">
            <text:p>436</text:p>
          </table:table-cell>
          <table:table-cell table:formula="of:=[.$D$5]*[.D447]+[.$D$6]" office:value-type="float" office:value="0">
            <text:p>#NUM!</text:p>
          </table:table-cell>
          <table:table-cell table:formula="of:=[.$D$5]^[.C448]+[.$D$6]*(1-[.$D$5]^[.C448])/(1-[.$D$5])" office:value-type="float" office:value="0">
            <text:p>#NUM!</text:p>
          </table:table-cell>
          <table:table-cell table:formula="of:=MOD(INT([.D448]);INT([.$D$7]))" office:value-type="float" office:value="0">
            <text:p>#NUM!</text:p>
          </table:table-cell>
          <table:table-cell table:formula="of:=MOD(INT([.E448]);INT([.$D$7]))" office:value-type="float" office:value="0">
            <text:p>#NUM!</text:p>
          </table:table-cell>
          <table:table-cell table:formula="of:=MOD(([.$D$5]*[.H447]+[.$D$6]);[.$D$7])" office:value-type="float" office:value="55975">
            <text:p>55975</text:p>
          </table:table-cell>
          <table:table-cell table:formula="of:=MOD([.H448];2)" office:value-type="float" office:value="1">
            <text:p>1</text:p>
          </table:table-cell>
          <table:table-cell table:formula="of:=RANDBETWEEN(0;2^16)" office:value-type="float" office:value="60260">
            <text:p>60260</text:p>
          </table:table-cell>
          <table:table-cell table:formula="of:=MOD([.J44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37">
            <text:p>437</text:p>
          </table:table-cell>
          <table:table-cell table:formula="of:=[.$D$5]*[.D448]+[.$D$6]" office:value-type="float" office:value="0">
            <text:p>#NUM!</text:p>
          </table:table-cell>
          <table:table-cell table:formula="of:=[.$D$5]^[.C449]+[.$D$6]*(1-[.$D$5]^[.C449])/(1-[.$D$5])" office:value-type="float" office:value="0">
            <text:p>#NUM!</text:p>
          </table:table-cell>
          <table:table-cell table:formula="of:=MOD(INT([.D449]);INT([.$D$7]))" office:value-type="float" office:value="0">
            <text:p>#NUM!</text:p>
          </table:table-cell>
          <table:table-cell table:formula="of:=MOD(INT([.E449]);INT([.$D$7]))" office:value-type="float" office:value="0">
            <text:p>#NUM!</text:p>
          </table:table-cell>
          <table:table-cell table:formula="of:=MOD(([.$D$5]*[.H448]+[.$D$6]);[.$D$7])" office:value-type="float" office:value="25566">
            <text:p>25566</text:p>
          </table:table-cell>
          <table:table-cell table:formula="of:=MOD([.H449];2)" office:value-type="float" office:value="0">
            <text:p>0</text:p>
          </table:table-cell>
          <table:table-cell table:formula="of:=RANDBETWEEN(0;2^16)" office:value-type="float" office:value="46774">
            <text:p>46774</text:p>
          </table:table-cell>
          <table:table-cell table:formula="of:=MOD([.J44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38">
            <text:p>438</text:p>
          </table:table-cell>
          <table:table-cell table:formula="of:=[.$D$5]*[.D449]+[.$D$6]" office:value-type="float" office:value="0">
            <text:p>#NUM!</text:p>
          </table:table-cell>
          <table:table-cell table:formula="of:=[.$D$5]^[.C450]+[.$D$6]*(1-[.$D$5]^[.C450])/(1-[.$D$5])" office:value-type="float" office:value="0">
            <text:p>#NUM!</text:p>
          </table:table-cell>
          <table:table-cell table:formula="of:=MOD(INT([.D450]);INT([.$D$7]))" office:value-type="float" office:value="0">
            <text:p>#NUM!</text:p>
          </table:table-cell>
          <table:table-cell table:formula="of:=MOD(INT([.E450]);INT([.$D$7]))" office:value-type="float" office:value="0">
            <text:p>#NUM!</text:p>
          </table:table-cell>
          <table:table-cell table:formula="of:=MOD(([.$D$5]*[.H449]+[.$D$6]);[.$D$7])" office:value-type="float" office:value="30710">
            <text:p>30710</text:p>
          </table:table-cell>
          <table:table-cell table:formula="of:=MOD([.H450];2)" office:value-type="float" office:value="0">
            <text:p>0</text:p>
          </table:table-cell>
          <table:table-cell table:formula="of:=RANDBETWEEN(0;2^16)" office:value-type="float" office:value="64744">
            <text:p>64744</text:p>
          </table:table-cell>
          <table:table-cell table:formula="of:=MOD([.J45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39">
            <text:p>439</text:p>
          </table:table-cell>
          <table:table-cell table:formula="of:=[.$D$5]*[.D450]+[.$D$6]" office:value-type="float" office:value="0">
            <text:p>#NUM!</text:p>
          </table:table-cell>
          <table:table-cell table:formula="of:=[.$D$5]^[.C451]+[.$D$6]*(1-[.$D$5]^[.C451])/(1-[.$D$5])" office:value-type="float" office:value="0">
            <text:p>#NUM!</text:p>
          </table:table-cell>
          <table:table-cell table:formula="of:=MOD(INT([.D451]);INT([.$D$7]))" office:value-type="float" office:value="0">
            <text:p>#NUM!</text:p>
          </table:table-cell>
          <table:table-cell table:formula="of:=MOD(INT([.E451]);INT([.$D$7]))" office:value-type="float" office:value="0">
            <text:p>#NUM!</text:p>
          </table:table-cell>
          <table:table-cell table:formula="of:=MOD(([.$D$5]*[.H450]+[.$D$6]);[.$D$7])" office:value-type="float" office:value="65284">
            <text:p>65284</text:p>
          </table:table-cell>
          <table:table-cell table:formula="of:=MOD([.H451];2)" office:value-type="float" office:value="0">
            <text:p>0</text:p>
          </table:table-cell>
          <table:table-cell table:formula="of:=RANDBETWEEN(0;2^16)" office:value-type="float" office:value="27891">
            <text:p>27891</text:p>
          </table:table-cell>
          <table:table-cell table:formula="of:=MOD([.J45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40">
            <text:p>440</text:p>
          </table:table-cell>
          <table:table-cell table:formula="of:=[.$D$5]*[.D451]+[.$D$6]" office:value-type="float" office:value="0">
            <text:p>#NUM!</text:p>
          </table:table-cell>
          <table:table-cell table:formula="of:=[.$D$5]^[.C452]+[.$D$6]*(1-[.$D$5]^[.C452])/(1-[.$D$5])" office:value-type="float" office:value="0">
            <text:p>#NUM!</text:p>
          </table:table-cell>
          <table:table-cell table:formula="of:=MOD(INT([.D452]);INT([.$D$7]))" office:value-type="float" office:value="0">
            <text:p>#NUM!</text:p>
          </table:table-cell>
          <table:table-cell table:formula="of:=MOD(INT([.E452]);INT([.$D$7]))" office:value-type="float" office:value="0">
            <text:p>#NUM!</text:p>
          </table:table-cell>
          <table:table-cell table:formula="of:=MOD(([.$D$5]*[.H451]+[.$D$6]);[.$D$7])" office:value-type="float" office:value="9780">
            <text:p>9780</text:p>
          </table:table-cell>
          <table:table-cell table:formula="of:=MOD([.H452];2)" office:value-type="float" office:value="0">
            <text:p>0</text:p>
          </table:table-cell>
          <table:table-cell table:formula="of:=RANDBETWEEN(0;2^16)" office:value-type="float" office:value="17494">
            <text:p>17494</text:p>
          </table:table-cell>
          <table:table-cell table:formula="of:=MOD([.J45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41">
            <text:p>441</text:p>
          </table:table-cell>
          <table:table-cell table:formula="of:=[.$D$5]*[.D452]+[.$D$6]" office:value-type="float" office:value="0">
            <text:p>#NUM!</text:p>
          </table:table-cell>
          <table:table-cell table:formula="of:=[.$D$5]^[.C453]+[.$D$6]*(1-[.$D$5]^[.C453])/(1-[.$D$5])" office:value-type="float" office:value="0">
            <text:p>#NUM!</text:p>
          </table:table-cell>
          <table:table-cell table:formula="of:=MOD(INT([.D453]);INT([.$D$7]))" office:value-type="float" office:value="0">
            <text:p>#NUM!</text:p>
          </table:table-cell>
          <table:table-cell table:formula="of:=MOD(INT([.E453]);INT([.$D$7]))" office:value-type="float" office:value="0">
            <text:p>#NUM!</text:p>
          </table:table-cell>
          <table:table-cell table:formula="of:=MOD(([.$D$5]*[.H452]+[.$D$6]);[.$D$7])" office:value-type="float" office:value="51249">
            <text:p>51249</text:p>
          </table:table-cell>
          <table:table-cell table:formula="of:=MOD([.H453];2)" office:value-type="float" office:value="1">
            <text:p>1</text:p>
          </table:table-cell>
          <table:table-cell table:formula="of:=RANDBETWEEN(0;2^16)" office:value-type="float" office:value="26869">
            <text:p>26869</text:p>
          </table:table-cell>
          <table:table-cell table:formula="of:=MOD([.J45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42">
            <text:p>442</text:p>
          </table:table-cell>
          <table:table-cell table:formula="of:=[.$D$5]*[.D453]+[.$D$6]" office:value-type="float" office:value="0">
            <text:p>#NUM!</text:p>
          </table:table-cell>
          <table:table-cell table:formula="of:=[.$D$5]^[.C454]+[.$D$6]*(1-[.$D$5]^[.C454])/(1-[.$D$5])" office:value-type="float" office:value="0">
            <text:p>#NUM!</text:p>
          </table:table-cell>
          <table:table-cell table:formula="of:=MOD(INT([.D454]);INT([.$D$7]))" office:value-type="float" office:value="0">
            <text:p>#NUM!</text:p>
          </table:table-cell>
          <table:table-cell table:formula="of:=MOD(INT([.E454]);INT([.$D$7]))" office:value-type="float" office:value="0">
            <text:p>#NUM!</text:p>
          </table:table-cell>
          <table:table-cell table:formula="of:=MOD(([.$D$5]*[.H453]+[.$D$6]);[.$D$7])" office:value-type="float" office:value="41247">
            <text:p>41247</text:p>
          </table:table-cell>
          <table:table-cell table:formula="of:=MOD([.H454];2)" office:value-type="float" office:value="1">
            <text:p>1</text:p>
          </table:table-cell>
          <table:table-cell table:formula="of:=RANDBETWEEN(0;2^16)" office:value-type="float" office:value="47127">
            <text:p>47127</text:p>
          </table:table-cell>
          <table:table-cell table:formula="of:=MOD([.J45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43">
            <text:p>443</text:p>
          </table:table-cell>
          <table:table-cell table:formula="of:=[.$D$5]*[.D454]+[.$D$6]" office:value-type="float" office:value="0">
            <text:p>#NUM!</text:p>
          </table:table-cell>
          <table:table-cell table:formula="of:=[.$D$5]^[.C455]+[.$D$6]*(1-[.$D$5]^[.C455])/(1-[.$D$5])" office:value-type="float" office:value="0">
            <text:p>#NUM!</text:p>
          </table:table-cell>
          <table:table-cell table:formula="of:=MOD(INT([.D455]);INT([.$D$7]))" office:value-type="float" office:value="0">
            <text:p>#NUM!</text:p>
          </table:table-cell>
          <table:table-cell table:formula="of:=MOD(INT([.E455]);INT([.$D$7]))" office:value-type="float" office:value="0">
            <text:p>#NUM!</text:p>
          </table:table-cell>
          <table:table-cell table:formula="of:=MOD(([.$D$5]*[.H454]+[.$D$6]);[.$D$7])" office:value-type="float" office:value="6484">
            <text:p>6484</text:p>
          </table:table-cell>
          <table:table-cell table:formula="of:=MOD([.H455];2)" office:value-type="float" office:value="0">
            <text:p>0</text:p>
          </table:table-cell>
          <table:table-cell table:formula="of:=RANDBETWEEN(0;2^16)" office:value-type="float" office:value="11464">
            <text:p>11464</text:p>
          </table:table-cell>
          <table:table-cell table:formula="of:=MOD([.J45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44">
            <text:p>444</text:p>
          </table:table-cell>
          <table:table-cell table:formula="of:=[.$D$5]*[.D455]+[.$D$6]" office:value-type="float" office:value="0">
            <text:p>#NUM!</text:p>
          </table:table-cell>
          <table:table-cell table:formula="of:=[.$D$5]^[.C456]+[.$D$6]*(1-[.$D$5]^[.C456])/(1-[.$D$5])" office:value-type="float" office:value="0">
            <text:p>#NUM!</text:p>
          </table:table-cell>
          <table:table-cell table:formula="of:=MOD(INT([.D456]);INT([.$D$7]))" office:value-type="float" office:value="0">
            <text:p>#NUM!</text:p>
          </table:table-cell>
          <table:table-cell table:formula="of:=MOD(INT([.E456]);INT([.$D$7]))" office:value-type="float" office:value="0">
            <text:p>#NUM!</text:p>
          </table:table-cell>
          <table:table-cell table:formula="of:=MOD(([.$D$5]*[.H455]+[.$D$6]);[.$D$7])" office:value-type="float" office:value="42244">
            <text:p>42244</text:p>
          </table:table-cell>
          <table:table-cell table:formula="of:=MOD([.H456];2)" office:value-type="float" office:value="0">
            <text:p>0</text:p>
          </table:table-cell>
          <table:table-cell table:formula="of:=RANDBETWEEN(0;2^16)" office:value-type="float" office:value="51219">
            <text:p>51219</text:p>
          </table:table-cell>
          <table:table-cell table:formula="of:=MOD([.J45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45">
            <text:p>445</text:p>
          </table:table-cell>
          <table:table-cell table:formula="of:=[.$D$5]*[.D456]+[.$D$6]" office:value-type="float" office:value="0">
            <text:p>#NUM!</text:p>
          </table:table-cell>
          <table:table-cell table:formula="of:=[.$D$5]^[.C457]+[.$D$6]*(1-[.$D$5]^[.C457])/(1-[.$D$5])" office:value-type="float" office:value="0">
            <text:p>#NUM!</text:p>
          </table:table-cell>
          <table:table-cell table:formula="of:=MOD(INT([.D457]);INT([.$D$7]))" office:value-type="float" office:value="0">
            <text:p>#NUM!</text:p>
          </table:table-cell>
          <table:table-cell table:formula="of:=MOD(INT([.E457]);INT([.$D$7]))" office:value-type="float" office:value="0">
            <text:p>#NUM!</text:p>
          </table:table-cell>
          <table:table-cell table:formula="of:=MOD(([.$D$5]*[.H456]+[.$D$6]);[.$D$7])" office:value-type="float" office:value="34003">
            <text:p>34003</text:p>
          </table:table-cell>
          <table:table-cell table:formula="of:=MOD([.H457];2)" office:value-type="float" office:value="1">
            <text:p>1</text:p>
          </table:table-cell>
          <table:table-cell table:formula="of:=RANDBETWEEN(0;2^16)" office:value-type="float" office:value="44367">
            <text:p>44367</text:p>
          </table:table-cell>
          <table:table-cell table:formula="of:=MOD([.J45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46">
            <text:p>446</text:p>
          </table:table-cell>
          <table:table-cell table:formula="of:=[.$D$5]*[.D457]+[.$D$6]" office:value-type="float" office:value="0">
            <text:p>#NUM!</text:p>
          </table:table-cell>
          <table:table-cell table:formula="of:=[.$D$5]^[.C458]+[.$D$6]*(1-[.$D$5]^[.C458])/(1-[.$D$5])" office:value-type="float" office:value="0">
            <text:p>#NUM!</text:p>
          </table:table-cell>
          <table:table-cell table:formula="of:=MOD(INT([.D458]);INT([.$D$7]))" office:value-type="float" office:value="0">
            <text:p>#NUM!</text:p>
          </table:table-cell>
          <table:table-cell table:formula="of:=MOD(INT([.E458]);INT([.$D$7]))" office:value-type="float" office:value="0">
            <text:p>#NUM!</text:p>
          </table:table-cell>
          <table:table-cell table:formula="of:=MOD(([.$D$5]*[.H457]+[.$D$6]);[.$D$7])" office:value-type="float" office:value="29244">
            <text:p>29244</text:p>
          </table:table-cell>
          <table:table-cell table:formula="of:=MOD([.H458];2)" office:value-type="float" office:value="0">
            <text:p>0</text:p>
          </table:table-cell>
          <table:table-cell table:formula="of:=RANDBETWEEN(0;2^16)" office:value-type="float" office:value="64897">
            <text:p>64897</text:p>
          </table:table-cell>
          <table:table-cell table:formula="of:=MOD([.J45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47">
            <text:p>447</text:p>
          </table:table-cell>
          <table:table-cell table:formula="of:=[.$D$5]*[.D458]+[.$D$6]" office:value-type="float" office:value="0">
            <text:p>#NUM!</text:p>
          </table:table-cell>
          <table:table-cell table:formula="of:=[.$D$5]^[.C459]+[.$D$6]*(1-[.$D$5]^[.C459])/(1-[.$D$5])" office:value-type="float" office:value="0">
            <text:p>#NUM!</text:p>
          </table:table-cell>
          <table:table-cell table:formula="of:=MOD(INT([.D459]);INT([.$D$7]))" office:value-type="float" office:value="0">
            <text:p>#NUM!</text:p>
          </table:table-cell>
          <table:table-cell table:formula="of:=MOD(INT([.E459]);INT([.$D$7]))" office:value-type="float" office:value="0">
            <text:p>#NUM!</text:p>
          </table:table-cell>
          <table:table-cell table:formula="of:=MOD(([.$D$5]*[.H458]+[.$D$6]);[.$D$7])" office:value-type="float" office:value="8189">
            <text:p>8189</text:p>
          </table:table-cell>
          <table:table-cell table:formula="of:=MOD([.H459];2)" office:value-type="float" office:value="1">
            <text:p>1</text:p>
          </table:table-cell>
          <table:table-cell table:formula="of:=RANDBETWEEN(0;2^16)" office:value-type="float" office:value="54407">
            <text:p>54407</text:p>
          </table:table-cell>
          <table:table-cell table:formula="of:=MOD([.J45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48">
            <text:p>448</text:p>
          </table:table-cell>
          <table:table-cell table:formula="of:=[.$D$5]*[.D459]+[.$D$6]" office:value-type="float" office:value="0">
            <text:p>#NUM!</text:p>
          </table:table-cell>
          <table:table-cell table:formula="of:=[.$D$5]^[.C460]+[.$D$6]*(1-[.$D$5]^[.C460])/(1-[.$D$5])" office:value-type="float" office:value="0">
            <text:p>#NUM!</text:p>
          </table:table-cell>
          <table:table-cell table:formula="of:=MOD(INT([.D460]);INT([.$D$7]))" office:value-type="float" office:value="0">
            <text:p>#NUM!</text:p>
          </table:table-cell>
          <table:table-cell table:formula="of:=MOD(INT([.E460]);INT([.$D$7]))" office:value-type="float" office:value="0">
            <text:p>#NUM!</text:p>
          </table:table-cell>
          <table:table-cell table:formula="of:=MOD(([.$D$5]*[.H459]+[.$D$6]);[.$D$7])" office:value-type="float" office:value="17852">
            <text:p>17852</text:p>
          </table:table-cell>
          <table:table-cell table:formula="of:=MOD([.H460];2)" office:value-type="float" office:value="0">
            <text:p>0</text:p>
          </table:table-cell>
          <table:table-cell table:formula="of:=RANDBETWEEN(0;2^16)" office:value-type="float" office:value="36299">
            <text:p>36299</text:p>
          </table:table-cell>
          <table:table-cell table:formula="of:=MOD([.J46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49">
            <text:p>449</text:p>
          </table:table-cell>
          <table:table-cell table:formula="of:=[.$D$5]*[.D460]+[.$D$6]" office:value-type="float" office:value="0">
            <text:p>#NUM!</text:p>
          </table:table-cell>
          <table:table-cell table:formula="of:=[.$D$5]^[.C461]+[.$D$6]*(1-[.$D$5]^[.C461])/(1-[.$D$5])" office:value-type="float" office:value="0">
            <text:p>#NUM!</text:p>
          </table:table-cell>
          <table:table-cell table:formula="of:=MOD(INT([.D461]);INT([.$D$7]))" office:value-type="float" office:value="0">
            <text:p>#NUM!</text:p>
          </table:table-cell>
          <table:table-cell table:formula="of:=MOD(INT([.E461]);INT([.$D$7]))" office:value-type="float" office:value="0">
            <text:p>#NUM!</text:p>
          </table:table-cell>
          <table:table-cell table:formula="of:=MOD(([.$D$5]*[.H460]+[.$D$6]);[.$D$7])" office:value-type="float" office:value="8879">
            <text:p>8879</text:p>
          </table:table-cell>
          <table:table-cell table:formula="of:=MOD([.H461];2)" office:value-type="float" office:value="1">
            <text:p>1</text:p>
          </table:table-cell>
          <table:table-cell table:formula="of:=RANDBETWEEN(0;2^16)" office:value-type="float" office:value="20588">
            <text:p>20588</text:p>
          </table:table-cell>
          <table:table-cell table:formula="of:=MOD([.J46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0">
            <text:p>450</text:p>
          </table:table-cell>
          <table:table-cell table:formula="of:=[.$D$5]*[.D461]+[.$D$6]" office:value-type="float" office:value="0">
            <text:p>#NUM!</text:p>
          </table:table-cell>
          <table:table-cell table:formula="of:=[.$D$5]^[.C462]+[.$D$6]*(1-[.$D$5]^[.C462])/(1-[.$D$5])" office:value-type="float" office:value="0">
            <text:p>#NUM!</text:p>
          </table:table-cell>
          <table:table-cell table:formula="of:=MOD(INT([.D462]);INT([.$D$7]))" office:value-type="float" office:value="0">
            <text:p>#NUM!</text:p>
          </table:table-cell>
          <table:table-cell table:formula="of:=MOD(INT([.E462]);INT([.$D$7]))" office:value-type="float" office:value="0">
            <text:p>#NUM!</text:p>
          </table:table-cell>
          <table:table-cell table:formula="of:=MOD(([.$D$5]*[.H461]+[.$D$6]);[.$D$7])" office:value-type="float" office:value="23356">
            <text:p>23356</text:p>
          </table:table-cell>
          <table:table-cell table:formula="of:=MOD([.H462];2)" office:value-type="float" office:value="0">
            <text:p>0</text:p>
          </table:table-cell>
          <table:table-cell table:formula="of:=RANDBETWEEN(0;2^16)" office:value-type="float" office:value="55121">
            <text:p>55121</text:p>
          </table:table-cell>
          <table:table-cell table:formula="of:=MOD([.J46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51">
            <text:p>451</text:p>
          </table:table-cell>
          <table:table-cell table:formula="of:=[.$D$5]*[.D462]+[.$D$6]" office:value-type="float" office:value="0">
            <text:p>#NUM!</text:p>
          </table:table-cell>
          <table:table-cell table:formula="of:=[.$D$5]^[.C463]+[.$D$6]*(1-[.$D$5]^[.C463])/(1-[.$D$5])" office:value-type="float" office:value="0">
            <text:p>#NUM!</text:p>
          </table:table-cell>
          <table:table-cell table:formula="of:=MOD(INT([.D463]);INT([.$D$7]))" office:value-type="float" office:value="0">
            <text:p>#NUM!</text:p>
          </table:table-cell>
          <table:table-cell table:formula="of:=MOD(INT([.E463]);INT([.$D$7]))" office:value-type="float" office:value="0">
            <text:p>#NUM!</text:p>
          </table:table-cell>
          <table:table-cell table:formula="of:=MOD(([.$D$5]*[.H462]+[.$D$6]);[.$D$7])" office:value-type="float" office:value="9282">
            <text:p>9282</text:p>
          </table:table-cell>
          <table:table-cell table:formula="of:=MOD([.H463];2)" office:value-type="float" office:value="0">
            <text:p>0</text:p>
          </table:table-cell>
          <table:table-cell table:formula="of:=RANDBETWEEN(0;2^16)" office:value-type="float" office:value="54922">
            <text:p>54922</text:p>
          </table:table-cell>
          <table:table-cell table:formula="of:=MOD([.J46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2">
            <text:p>452</text:p>
          </table:table-cell>
          <table:table-cell table:formula="of:=[.$D$5]*[.D463]+[.$D$6]" office:value-type="float" office:value="0">
            <text:p>#NUM!</text:p>
          </table:table-cell>
          <table:table-cell table:formula="of:=[.$D$5]^[.C464]+[.$D$6]*(1-[.$D$5]^[.C464])/(1-[.$D$5])" office:value-type="float" office:value="0">
            <text:p>#NUM!</text:p>
          </table:table-cell>
          <table:table-cell table:formula="of:=MOD(INT([.D464]);INT([.$D$7]))" office:value-type="float" office:value="0">
            <text:p>#NUM!</text:p>
          </table:table-cell>
          <table:table-cell table:formula="of:=MOD(INT([.E464]);INT([.$D$7]))" office:value-type="float" office:value="0">
            <text:p>#NUM!</text:p>
          </table:table-cell>
          <table:table-cell table:formula="of:=MOD(([.$D$5]*[.H463]+[.$D$6]);[.$D$7])" office:value-type="float" office:value="44997">
            <text:p>44997</text:p>
          </table:table-cell>
          <table:table-cell table:formula="of:=MOD([.H464];2)" office:value-type="float" office:value="1">
            <text:p>1</text:p>
          </table:table-cell>
          <table:table-cell table:formula="of:=RANDBETWEEN(0;2^16)" office:value-type="float" office:value="46828">
            <text:p>46828</text:p>
          </table:table-cell>
          <table:table-cell table:formula="of:=MOD([.J46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3">
            <text:p>453</text:p>
          </table:table-cell>
          <table:table-cell table:formula="of:=[.$D$5]*[.D464]+[.$D$6]" office:value-type="float" office:value="0">
            <text:p>#NUM!</text:p>
          </table:table-cell>
          <table:table-cell table:formula="of:=[.$D$5]^[.C465]+[.$D$6]*(1-[.$D$5]^[.C465])/(1-[.$D$5])" office:value-type="float" office:value="0">
            <text:p>#NUM!</text:p>
          </table:table-cell>
          <table:table-cell table:formula="of:=MOD(INT([.D465]);INT([.$D$7]))" office:value-type="float" office:value="0">
            <text:p>#NUM!</text:p>
          </table:table-cell>
          <table:table-cell table:formula="of:=MOD(INT([.E465]);INT([.$D$7]))" office:value-type="float" office:value="0">
            <text:p>#NUM!</text:p>
          </table:table-cell>
          <table:table-cell table:formula="of:=MOD(([.$D$5]*[.H464]+[.$D$6]);[.$D$7])" office:value-type="float" office:value="16451">
            <text:p>16451</text:p>
          </table:table-cell>
          <table:table-cell table:formula="of:=MOD([.H465];2)" office:value-type="float" office:value="1">
            <text:p>1</text:p>
          </table:table-cell>
          <table:table-cell table:formula="of:=RANDBETWEEN(0;2^16)" office:value-type="float" office:value="28766">
            <text:p>28766</text:p>
          </table:table-cell>
          <table:table-cell table:formula="of:=MOD([.J46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4">
            <text:p>454</text:p>
          </table:table-cell>
          <table:table-cell table:formula="of:=[.$D$5]*[.D465]+[.$D$6]" office:value-type="float" office:value="0">
            <text:p>#NUM!</text:p>
          </table:table-cell>
          <table:table-cell table:formula="of:=[.$D$5]^[.C466]+[.$D$6]*(1-[.$D$5]^[.C466])/(1-[.$D$5])" office:value-type="float" office:value="0">
            <text:p>#NUM!</text:p>
          </table:table-cell>
          <table:table-cell table:formula="of:=MOD(INT([.D466]);INT([.$D$7]))" office:value-type="float" office:value="0">
            <text:p>#NUM!</text:p>
          </table:table-cell>
          <table:table-cell table:formula="of:=MOD(INT([.E466]);INT([.$D$7]))" office:value-type="float" office:value="0">
            <text:p>#NUM!</text:p>
          </table:table-cell>
          <table:table-cell table:formula="of:=MOD(([.$D$5]*[.H465]+[.$D$6]);[.$D$7])" office:value-type="float" office:value="10241">
            <text:p>10241</text:p>
          </table:table-cell>
          <table:table-cell table:formula="of:=MOD([.H466];2)" office:value-type="float" office:value="1">
            <text:p>1</text:p>
          </table:table-cell>
          <table:table-cell table:formula="of:=RANDBETWEEN(0;2^16)" office:value-type="float" office:value="18243">
            <text:p>18243</text:p>
          </table:table-cell>
          <table:table-cell table:formula="of:=MOD([.J46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55">
            <text:p>455</text:p>
          </table:table-cell>
          <table:table-cell table:formula="of:=[.$D$5]*[.D466]+[.$D$6]" office:value-type="float" office:value="0">
            <text:p>#NUM!</text:p>
          </table:table-cell>
          <table:table-cell table:formula="of:=[.$D$5]^[.C467]+[.$D$6]*(1-[.$D$5]^[.C467])/(1-[.$D$5])" office:value-type="float" office:value="0">
            <text:p>#NUM!</text:p>
          </table:table-cell>
          <table:table-cell table:formula="of:=MOD(INT([.D467]);INT([.$D$7]))" office:value-type="float" office:value="0">
            <text:p>#NUM!</text:p>
          </table:table-cell>
          <table:table-cell table:formula="of:=MOD(INT([.E467]);INT([.$D$7]))" office:value-type="float" office:value="0">
            <text:p>#NUM!</text:p>
          </table:table-cell>
          <table:table-cell table:formula="of:=MOD(([.$D$5]*[.H466]+[.$D$6]);[.$D$7])" office:value-type="float" office:value="26242">
            <text:p>26242</text:p>
          </table:table-cell>
          <table:table-cell table:formula="of:=MOD([.H467];2)" office:value-type="float" office:value="0">
            <text:p>0</text:p>
          </table:table-cell>
          <table:table-cell table:formula="of:=RANDBETWEEN(0;2^16)" office:value-type="float" office:value="25362">
            <text:p>25362</text:p>
          </table:table-cell>
          <table:table-cell table:formula="of:=MOD([.J46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6">
            <text:p>456</text:p>
          </table:table-cell>
          <table:table-cell table:formula="of:=[.$D$5]*[.D467]+[.$D$6]" office:value-type="float" office:value="0">
            <text:p>#NUM!</text:p>
          </table:table-cell>
          <table:table-cell table:formula="of:=[.$D$5]^[.C468]+[.$D$6]*(1-[.$D$5]^[.C468])/(1-[.$D$5])" office:value-type="float" office:value="0">
            <text:p>#NUM!</text:p>
          </table:table-cell>
          <table:table-cell table:formula="of:=MOD(INT([.D468]);INT([.$D$7]))" office:value-type="float" office:value="0">
            <text:p>#NUM!</text:p>
          </table:table-cell>
          <table:table-cell table:formula="of:=MOD(INT([.E468]);INT([.$D$7]))" office:value-type="float" office:value="0">
            <text:p>#NUM!</text:p>
          </table:table-cell>
          <table:table-cell table:formula="of:=MOD(([.$D$5]*[.H467]+[.$D$6]);[.$D$7])" office:value-type="float" office:value="22615">
            <text:p>22615</text:p>
          </table:table-cell>
          <table:table-cell table:formula="of:=MOD([.H468];2)" office:value-type="float" office:value="1">
            <text:p>1</text:p>
          </table:table-cell>
          <table:table-cell table:formula="of:=RANDBETWEEN(0;2^16)" office:value-type="float" office:value="26543">
            <text:p>26543</text:p>
          </table:table-cell>
          <table:table-cell table:formula="of:=MOD([.J46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57">
            <text:p>457</text:p>
          </table:table-cell>
          <table:table-cell table:formula="of:=[.$D$5]*[.D468]+[.$D$6]" office:value-type="float" office:value="0">
            <text:p>#NUM!</text:p>
          </table:table-cell>
          <table:table-cell table:formula="of:=[.$D$5]^[.C469]+[.$D$6]*(1-[.$D$5]^[.C469])/(1-[.$D$5])" office:value-type="float" office:value="0">
            <text:p>#NUM!</text:p>
          </table:table-cell>
          <table:table-cell table:formula="of:=MOD(INT([.D469]);INT([.$D$7]))" office:value-type="float" office:value="0">
            <text:p>#NUM!</text:p>
          </table:table-cell>
          <table:table-cell table:formula="of:=MOD(INT([.E469]);INT([.$D$7]))" office:value-type="float" office:value="0">
            <text:p>#NUM!</text:p>
          </table:table-cell>
          <table:table-cell table:formula="of:=MOD(([.$D$5]*[.H468]+[.$D$6]);[.$D$7])" office:value-type="float" office:value="24457">
            <text:p>24457</text:p>
          </table:table-cell>
          <table:table-cell table:formula="of:=MOD([.H469];2)" office:value-type="float" office:value="1">
            <text:p>1</text:p>
          </table:table-cell>
          <table:table-cell table:formula="of:=RANDBETWEEN(0;2^16)" office:value-type="float" office:value="1158">
            <text:p>1158</text:p>
          </table:table-cell>
          <table:table-cell table:formula="of:=MOD([.J46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8">
            <text:p>458</text:p>
          </table:table-cell>
          <table:table-cell table:formula="of:=[.$D$5]*[.D469]+[.$D$6]" office:value-type="float" office:value="0">
            <text:p>#NUM!</text:p>
          </table:table-cell>
          <table:table-cell table:formula="of:=[.$D$5]^[.C470]+[.$D$6]*(1-[.$D$5]^[.C470])/(1-[.$D$5])" office:value-type="float" office:value="0">
            <text:p>#NUM!</text:p>
          </table:table-cell>
          <table:table-cell table:formula="of:=MOD(INT([.D470]);INT([.$D$7]))" office:value-type="float" office:value="0">
            <text:p>#NUM!</text:p>
          </table:table-cell>
          <table:table-cell table:formula="of:=MOD(INT([.E470]);INT([.$D$7]))" office:value-type="float" office:value="0">
            <text:p>#NUM!</text:p>
          </table:table-cell>
          <table:table-cell table:formula="of:=MOD(([.$D$5]*[.H469]+[.$D$6]);[.$D$7])" office:value-type="float" office:value="25473">
            <text:p>25473</text:p>
          </table:table-cell>
          <table:table-cell table:formula="of:=MOD([.H470];2)" office:value-type="float" office:value="1">
            <text:p>1</text:p>
          </table:table-cell>
          <table:table-cell table:formula="of:=RANDBETWEEN(0;2^16)" office:value-type="float" office:value="26458">
            <text:p>26458</text:p>
          </table:table-cell>
          <table:table-cell table:formula="of:=MOD([.J47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9">
            <text:p>459</text:p>
          </table:table-cell>
          <table:table-cell table:formula="of:=[.$D$5]*[.D470]+[.$D$6]" office:value-type="float" office:value="0">
            <text:p>#NUM!</text:p>
          </table:table-cell>
          <table:table-cell table:formula="of:=[.$D$5]^[.C471]+[.$D$6]*(1-[.$D$5]^[.C471])/(1-[.$D$5])" office:value-type="float" office:value="0">
            <text:p>#NUM!</text:p>
          </table:table-cell>
          <table:table-cell table:formula="of:=MOD(INT([.D471]);INT([.$D$7]))" office:value-type="float" office:value="0">
            <text:p>#NUM!</text:p>
          </table:table-cell>
          <table:table-cell table:formula="of:=MOD(INT([.E471]);INT([.$D$7]))" office:value-type="float" office:value="0">
            <text:p>#NUM!</text:p>
          </table:table-cell>
          <table:table-cell table:formula="of:=MOD(([.$D$5]*[.H470]+[.$D$6]);[.$D$7])" office:value-type="float" office:value="10592">
            <text:p>10592</text:p>
          </table:table-cell>
          <table:table-cell table:formula="of:=MOD([.H471];2)" office:value-type="float" office:value="0">
            <text:p>0</text:p>
          </table:table-cell>
          <table:table-cell table:formula="of:=RANDBETWEEN(0;2^16)" office:value-type="float" office:value="41270">
            <text:p>41270</text:p>
          </table:table-cell>
          <table:table-cell table:formula="of:=MOD([.J47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60">
            <text:p>460</text:p>
          </table:table-cell>
          <table:table-cell table:formula="of:=[.$D$5]*[.D471]+[.$D$6]" office:value-type="float" office:value="0">
            <text:p>#NUM!</text:p>
          </table:table-cell>
          <table:table-cell table:formula="of:=[.$D$5]^[.C472]+[.$D$6]*(1-[.$D$5]^[.C472])/(1-[.$D$5])" office:value-type="float" office:value="0">
            <text:p>#NUM!</text:p>
          </table:table-cell>
          <table:table-cell table:formula="of:=MOD(INT([.D472]);INT([.$D$7]))" office:value-type="float" office:value="0">
            <text:p>#NUM!</text:p>
          </table:table-cell>
          <table:table-cell table:formula="of:=MOD(INT([.E472]);INT([.$D$7]))" office:value-type="float" office:value="0">
            <text:p>#NUM!</text:p>
          </table:table-cell>
          <table:table-cell table:formula="of:=MOD(([.$D$5]*[.H471]+[.$D$6]);[.$D$7])" office:value-type="float" office:value="53547">
            <text:p>53547</text:p>
          </table:table-cell>
          <table:table-cell table:formula="of:=MOD([.H472];2)" office:value-type="float" office:value="1">
            <text:p>1</text:p>
          </table:table-cell>
          <table:table-cell table:formula="of:=RANDBETWEEN(0;2^16)" office:value-type="float" office:value="48889">
            <text:p>48889</text:p>
          </table:table-cell>
          <table:table-cell table:formula="of:=MOD([.J47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61">
            <text:p>461</text:p>
          </table:table-cell>
          <table:table-cell table:formula="of:=[.$D$5]*[.D472]+[.$D$6]" office:value-type="float" office:value="0">
            <text:p>#NUM!</text:p>
          </table:table-cell>
          <table:table-cell table:formula="of:=[.$D$5]^[.C473]+[.$D$6]*(1-[.$D$5]^[.C473])/(1-[.$D$5])" office:value-type="float" office:value="0">
            <text:p>#NUM!</text:p>
          </table:table-cell>
          <table:table-cell table:formula="of:=MOD(INT([.D473]);INT([.$D$7]))" office:value-type="float" office:value="0">
            <text:p>#NUM!</text:p>
          </table:table-cell>
          <table:table-cell table:formula="of:=MOD(INT([.E473]);INT([.$D$7]))" office:value-type="float" office:value="0">
            <text:p>#NUM!</text:p>
          </table:table-cell>
          <table:table-cell table:formula="of:=MOD(([.$D$5]*[.H472]+[.$D$6]);[.$D$7])" office:value-type="float" office:value="7718">
            <text:p>7718</text:p>
          </table:table-cell>
          <table:table-cell table:formula="of:=MOD([.H473];2)" office:value-type="float" office:value="0">
            <text:p>0</text:p>
          </table:table-cell>
          <table:table-cell table:formula="of:=RANDBETWEEN(0;2^16)" office:value-type="float" office:value="8783">
            <text:p>8783</text:p>
          </table:table-cell>
          <table:table-cell table:formula="of:=MOD([.J47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62">
            <text:p>462</text:p>
          </table:table-cell>
          <table:table-cell table:formula="of:=[.$D$5]*[.D473]+[.$D$6]" office:value-type="float" office:value="0">
            <text:p>#NUM!</text:p>
          </table:table-cell>
          <table:table-cell table:formula="of:=[.$D$5]^[.C474]+[.$D$6]*(1-[.$D$5]^[.C474])/(1-[.$D$5])" office:value-type="float" office:value="0">
            <text:p>#NUM!</text:p>
          </table:table-cell>
          <table:table-cell table:formula="of:=MOD(INT([.D474]);INT([.$D$7]))" office:value-type="float" office:value="0">
            <text:p>#NUM!</text:p>
          </table:table-cell>
          <table:table-cell table:formula="of:=MOD(INT([.E474]);INT([.$D$7]))" office:value-type="float" office:value="0">
            <text:p>#NUM!</text:p>
          </table:table-cell>
          <table:table-cell table:formula="of:=MOD(([.$D$5]*[.H473]+[.$D$6]);[.$D$7])" office:value-type="float" office:value="23783">
            <text:p>23783</text:p>
          </table:table-cell>
          <table:table-cell table:formula="of:=MOD([.H474];2)" office:value-type="float" office:value="1">
            <text:p>1</text:p>
          </table:table-cell>
          <table:table-cell table:formula="of:=RANDBETWEEN(0;2^16)" office:value-type="float" office:value="21434">
            <text:p>21434</text:p>
          </table:table-cell>
          <table:table-cell table:formula="of:=MOD([.J47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63">
            <text:p>463</text:p>
          </table:table-cell>
          <table:table-cell table:formula="of:=[.$D$5]*[.D474]+[.$D$6]" office:value-type="float" office:value="0">
            <text:p>#NUM!</text:p>
          </table:table-cell>
          <table:table-cell table:formula="of:=[.$D$5]^[.C475]+[.$D$6]*(1-[.$D$5]^[.C475])/(1-[.$D$5])" office:value-type="float" office:value="0">
            <text:p>#NUM!</text:p>
          </table:table-cell>
          <table:table-cell table:formula="of:=MOD(INT([.D475]);INT([.$D$7]))" office:value-type="float" office:value="0">
            <text:p>#NUM!</text:p>
          </table:table-cell>
          <table:table-cell table:formula="of:=MOD(INT([.E475]);INT([.$D$7]))" office:value-type="float" office:value="0">
            <text:p>#NUM!</text:p>
          </table:table-cell>
          <table:table-cell table:formula="of:=MOD(([.$D$5]*[.H474]+[.$D$6]);[.$D$7])" office:value-type="float" office:value="63598">
            <text:p>63598</text:p>
          </table:table-cell>
          <table:table-cell table:formula="of:=MOD([.H475];2)" office:value-type="float" office:value="0">
            <text:p>0</text:p>
          </table:table-cell>
          <table:table-cell table:formula="of:=RANDBETWEEN(0;2^16)" office:value-type="float" office:value="20820">
            <text:p>20820</text:p>
          </table:table-cell>
          <table:table-cell table:formula="of:=MOD([.J47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64">
            <text:p>464</text:p>
          </table:table-cell>
          <table:table-cell table:formula="of:=[.$D$5]*[.D475]+[.$D$6]" office:value-type="float" office:value="0">
            <text:p>#NUM!</text:p>
          </table:table-cell>
          <table:table-cell table:formula="of:=[.$D$5]^[.C476]+[.$D$6]*(1-[.$D$5]^[.C476])/(1-[.$D$5])" office:value-type="float" office:value="0">
            <text:p>#NUM!</text:p>
          </table:table-cell>
          <table:table-cell table:formula="of:=MOD(INT([.D476]);INT([.$D$7]))" office:value-type="float" office:value="0">
            <text:p>#NUM!</text:p>
          </table:table-cell>
          <table:table-cell table:formula="of:=MOD(INT([.E476]);INT([.$D$7]))" office:value-type="float" office:value="0">
            <text:p>#NUM!</text:p>
          </table:table-cell>
          <table:table-cell table:formula="of:=MOD(([.$D$5]*[.H475]+[.$D$6]);[.$D$7])" office:value-type="float" office:value="57309">
            <text:p>57309</text:p>
          </table:table-cell>
          <table:table-cell table:formula="of:=MOD([.H476];2)" office:value-type="float" office:value="1">
            <text:p>1</text:p>
          </table:table-cell>
          <table:table-cell table:formula="of:=RANDBETWEEN(0;2^16)" office:value-type="float" office:value="7948">
            <text:p>7948</text:p>
          </table:table-cell>
          <table:table-cell table:formula="of:=MOD([.J47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65">
            <text:p>465</text:p>
          </table:table-cell>
          <table:table-cell table:formula="of:=[.$D$5]*[.D476]+[.$D$6]" office:value-type="float" office:value="0">
            <text:p>#NUM!</text:p>
          </table:table-cell>
          <table:table-cell table:formula="of:=[.$D$5]^[.C477]+[.$D$6]*(1-[.$D$5]^[.C477])/(1-[.$D$5])" office:value-type="float" office:value="0">
            <text:p>#NUM!</text:p>
          </table:table-cell>
          <table:table-cell table:formula="of:=MOD(INT([.D477]);INT([.$D$7]))" office:value-type="float" office:value="0">
            <text:p>#NUM!</text:p>
          </table:table-cell>
          <table:table-cell table:formula="of:=MOD(INT([.E477]);INT([.$D$7]))" office:value-type="float" office:value="0">
            <text:p>#NUM!</text:p>
          </table:table-cell>
          <table:table-cell table:formula="of:=MOD(([.$D$5]*[.H476]+[.$D$6]);[.$D$7])" office:value-type="float" office:value="1254">
            <text:p>1254</text:p>
          </table:table-cell>
          <table:table-cell table:formula="of:=MOD([.H477];2)" office:value-type="float" office:value="0">
            <text:p>0</text:p>
          </table:table-cell>
          <table:table-cell table:formula="of:=RANDBETWEEN(0;2^16)" office:value-type="float" office:value="25306">
            <text:p>25306</text:p>
          </table:table-cell>
          <table:table-cell table:formula="of:=MOD([.J47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66">
            <text:p>466</text:p>
          </table:table-cell>
          <table:table-cell table:formula="of:=[.$D$5]*[.D477]+[.$D$6]" office:value-type="float" office:value="0">
            <text:p>#NUM!</text:p>
          </table:table-cell>
          <table:table-cell table:formula="of:=[.$D$5]^[.C478]+[.$D$6]*(1-[.$D$5]^[.C478])/(1-[.$D$5])" office:value-type="float" office:value="0">
            <text:p>#NUM!</text:p>
          </table:table-cell>
          <table:table-cell table:formula="of:=MOD(INT([.D478]);INT([.$D$7]))" office:value-type="float" office:value="0">
            <text:p>#NUM!</text:p>
          </table:table-cell>
          <table:table-cell table:formula="of:=MOD(INT([.E478]);INT([.$D$7]))" office:value-type="float" office:value="0">
            <text:p>#NUM!</text:p>
          </table:table-cell>
          <table:table-cell table:formula="of:=MOD(([.$D$5]*[.H477]+[.$D$6]);[.$D$7])" office:value-type="float" office:value="27120">
            <text:p>27120</text:p>
          </table:table-cell>
          <table:table-cell table:formula="of:=MOD([.H478];2)" office:value-type="float" office:value="0">
            <text:p>0</text:p>
          </table:table-cell>
          <table:table-cell table:formula="of:=RANDBETWEEN(0;2^16)" office:value-type="float" office:value="8430">
            <text:p>8430</text:p>
          </table:table-cell>
          <table:table-cell table:formula="of:=MOD([.J47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67">
            <text:p>467</text:p>
          </table:table-cell>
          <table:table-cell table:formula="of:=[.$D$5]*[.D478]+[.$D$6]" office:value-type="float" office:value="0">
            <text:p>#NUM!</text:p>
          </table:table-cell>
          <table:table-cell table:formula="of:=[.$D$5]^[.C479]+[.$D$6]*(1-[.$D$5]^[.C479])/(1-[.$D$5])" office:value-type="float" office:value="0">
            <text:p>#NUM!</text:p>
          </table:table-cell>
          <table:table-cell table:formula="of:=MOD(INT([.D479]);INT([.$D$7]))" office:value-type="float" office:value="0">
            <text:p>#NUM!</text:p>
          </table:table-cell>
          <table:table-cell table:formula="of:=MOD(INT([.E479]);INT([.$D$7]))" office:value-type="float" office:value="0">
            <text:p>#NUM!</text:p>
          </table:table-cell>
          <table:table-cell table:formula="of:=MOD(([.$D$5]*[.H478]+[.$D$6]);[.$D$7])" office:value-type="float" office:value="32848">
            <text:p>32848</text:p>
          </table:table-cell>
          <table:table-cell table:formula="of:=MOD([.H479];2)" office:value-type="float" office:value="0">
            <text:p>0</text:p>
          </table:table-cell>
          <table:table-cell table:formula="of:=RANDBETWEEN(0;2^16)" office:value-type="float" office:value="31650">
            <text:p>31650</text:p>
          </table:table-cell>
          <table:table-cell table:formula="of:=MOD([.J47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68">
            <text:p>468</text:p>
          </table:table-cell>
          <table:table-cell table:formula="of:=[.$D$5]*[.D479]+[.$D$6]" office:value-type="float" office:value="0">
            <text:p>#NUM!</text:p>
          </table:table-cell>
          <table:table-cell table:formula="of:=[.$D$5]^[.C480]+[.$D$6]*(1-[.$D$5]^[.C480])/(1-[.$D$5])" office:value-type="float" office:value="0">
            <text:p>#NUM!</text:p>
          </table:table-cell>
          <table:table-cell table:formula="of:=MOD(INT([.D480]);INT([.$D$7]))" office:value-type="float" office:value="0">
            <text:p>#NUM!</text:p>
          </table:table-cell>
          <table:table-cell table:formula="of:=MOD(INT([.E480]);INT([.$D$7]))" office:value-type="float" office:value="0">
            <text:p>#NUM!</text:p>
          </table:table-cell>
          <table:table-cell table:formula="of:=MOD(([.$D$5]*[.H479]+[.$D$6]);[.$D$7])" office:value-type="float" office:value="54224">
            <text:p>54224</text:p>
          </table:table-cell>
          <table:table-cell table:formula="of:=MOD([.H480];2)" office:value-type="float" office:value="0">
            <text:p>0</text:p>
          </table:table-cell>
          <table:table-cell table:formula="of:=RANDBETWEEN(0;2^16)" office:value-type="float" office:value="47211">
            <text:p>47211</text:p>
          </table:table-cell>
          <table:table-cell table:formula="of:=MOD([.J480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69">
            <text:p>469</text:p>
          </table:table-cell>
          <table:table-cell table:formula="of:=[.$D$5]*[.D480]+[.$D$6]" office:value-type="float" office:value="0">
            <text:p>#NUM!</text:p>
          </table:table-cell>
          <table:table-cell table:formula="of:=[.$D$5]^[.C481]+[.$D$6]*(1-[.$D$5]^[.C481])/(1-[.$D$5])" office:value-type="float" office:value="0">
            <text:p>#NUM!</text:p>
          </table:table-cell>
          <table:table-cell table:formula="of:=MOD(INT([.D481]);INT([.$D$7]))" office:value-type="float" office:value="0">
            <text:p>#NUM!</text:p>
          </table:table-cell>
          <table:table-cell table:formula="of:=MOD(INT([.E481]);INT([.$D$7]))" office:value-type="float" office:value="0">
            <text:p>#NUM!</text:p>
          </table:table-cell>
          <table:table-cell table:formula="of:=MOD(([.$D$5]*[.H480]+[.$D$6]);[.$D$7])" office:value-type="float" office:value="14638">
            <text:p>14638</text:p>
          </table:table-cell>
          <table:table-cell table:formula="of:=MOD([.H481];2)" office:value-type="float" office:value="0">
            <text:p>0</text:p>
          </table:table-cell>
          <table:table-cell table:formula="of:=RANDBETWEEN(0;2^16)" office:value-type="float" office:value="54576">
            <text:p>54576</text:p>
          </table:table-cell>
          <table:table-cell table:formula="of:=MOD([.J48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70">
            <text:p>470</text:p>
          </table:table-cell>
          <table:table-cell table:formula="of:=[.$D$5]*[.D481]+[.$D$6]" office:value-type="float" office:value="0">
            <text:p>#NUM!</text:p>
          </table:table-cell>
          <table:table-cell table:formula="of:=[.$D$5]^[.C482]+[.$D$6]*(1-[.$D$5]^[.C482])/(1-[.$D$5])" office:value-type="float" office:value="0">
            <text:p>#NUM!</text:p>
          </table:table-cell>
          <table:table-cell table:formula="of:=MOD(INT([.D482]);INT([.$D$7]))" office:value-type="float" office:value="0">
            <text:p>#NUM!</text:p>
          </table:table-cell>
          <table:table-cell table:formula="of:=MOD(INT([.E482]);INT([.$D$7]))" office:value-type="float" office:value="0">
            <text:p>#NUM!</text:p>
          </table:table-cell>
          <table:table-cell table:formula="of:=MOD(([.$D$5]*[.H481]+[.$D$6]);[.$D$7])" office:value-type="float" office:value="51438">
            <text:p>51438</text:p>
          </table:table-cell>
          <table:table-cell table:formula="of:=MOD([.H482];2)" office:value-type="float" office:value="0">
            <text:p>0</text:p>
          </table:table-cell>
          <table:table-cell table:formula="of:=RANDBETWEEN(0;2^16)" office:value-type="float" office:value="15876">
            <text:p>15876</text:p>
          </table:table-cell>
          <table:table-cell table:formula="of:=MOD([.J48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71">
            <text:p>471</text:p>
          </table:table-cell>
          <table:table-cell table:formula="of:=[.$D$5]*[.D482]+[.$D$6]" office:value-type="float" office:value="0">
            <text:p>#NUM!</text:p>
          </table:table-cell>
          <table:table-cell table:formula="of:=[.$D$5]^[.C483]+[.$D$6]*(1-[.$D$5]^[.C483])/(1-[.$D$5])" office:value-type="float" office:value="0">
            <text:p>#NUM!</text:p>
          </table:table-cell>
          <table:table-cell table:formula="of:=MOD(INT([.D483]);INT([.$D$7]))" office:value-type="float" office:value="0">
            <text:p>#NUM!</text:p>
          </table:table-cell>
          <table:table-cell table:formula="of:=MOD(INT([.E483]);INT([.$D$7]))" office:value-type="float" office:value="0">
            <text:p>#NUM!</text:p>
          </table:table-cell>
          <table:table-cell table:formula="of:=MOD(([.$D$5]*[.H482]+[.$D$6]);[.$D$7])" office:value-type="float" office:value="60991">
            <text:p>60991</text:p>
          </table:table-cell>
          <table:table-cell table:formula="of:=MOD([.H483];2)" office:value-type="float" office:value="1">
            <text:p>1</text:p>
          </table:table-cell>
          <table:table-cell table:formula="of:=RANDBETWEEN(0;2^16)" office:value-type="float" office:value="16616">
            <text:p>16616</text:p>
          </table:table-cell>
          <table:table-cell table:formula="of:=MOD([.J483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72">
            <text:p>472</text:p>
          </table:table-cell>
          <table:table-cell table:formula="of:=[.$D$5]*[.D483]+[.$D$6]" office:value-type="float" office:value="0">
            <text:p>#NUM!</text:p>
          </table:table-cell>
          <table:table-cell table:formula="of:=[.$D$5]^[.C484]+[.$D$6]*(1-[.$D$5]^[.C484])/(1-[.$D$5])" office:value-type="float" office:value="0">
            <text:p>#NUM!</text:p>
          </table:table-cell>
          <table:table-cell table:formula="of:=MOD(INT([.D484]);INT([.$D$7]))" office:value-type="float" office:value="0">
            <text:p>#NUM!</text:p>
          </table:table-cell>
          <table:table-cell table:formula="of:=MOD(INT([.E484]);INT([.$D$7]))" office:value-type="float" office:value="0">
            <text:p>#NUM!</text:p>
          </table:table-cell>
          <table:table-cell table:formula="of:=MOD(([.$D$5]*[.H483]+[.$D$6]);[.$D$7])" office:value-type="float" office:value="38793">
            <text:p>38793</text:p>
          </table:table-cell>
          <table:table-cell table:formula="of:=MOD([.H484];2)" office:value-type="float" office:value="1">
            <text:p>1</text:p>
          </table:table-cell>
          <table:table-cell table:formula="of:=RANDBETWEEN(0;2^16)" office:value-type="float" office:value="44179">
            <text:p>44179</text:p>
          </table:table-cell>
          <table:table-cell table:formula="of:=MOD([.J48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73">
            <text:p>473</text:p>
          </table:table-cell>
          <table:table-cell table:formula="of:=[.$D$5]*[.D484]+[.$D$6]" office:value-type="float" office:value="0">
            <text:p>#NUM!</text:p>
          </table:table-cell>
          <table:table-cell table:formula="of:=[.$D$5]^[.C485]+[.$D$6]*(1-[.$D$5]^[.C485])/(1-[.$D$5])" office:value-type="float" office:value="0">
            <text:p>#NUM!</text:p>
          </table:table-cell>
          <table:table-cell table:formula="of:=MOD(INT([.D485]);INT([.$D$7]))" office:value-type="float" office:value="0">
            <text:p>#NUM!</text:p>
          </table:table-cell>
          <table:table-cell table:formula="of:=MOD(INT([.E485]);INT([.$D$7]))" office:value-type="float" office:value="0">
            <text:p>#NUM!</text:p>
          </table:table-cell>
          <table:table-cell table:formula="of:=MOD(([.$D$5]*[.H484]+[.$D$6]);[.$D$7])" office:value-type="float" office:value="57005">
            <text:p>57005</text:p>
          </table:table-cell>
          <table:table-cell table:formula="of:=MOD([.H485];2)" office:value-type="float" office:value="1">
            <text:p>1</text:p>
          </table:table-cell>
          <table:table-cell table:formula="of:=RANDBETWEEN(0;2^16)" office:value-type="float" office:value="10495">
            <text:p>10495</text:p>
          </table:table-cell>
          <table:table-cell table:formula="of:=MOD([.J48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74">
            <text:p>474</text:p>
          </table:table-cell>
          <table:table-cell table:formula="of:=[.$D$5]*[.D485]+[.$D$6]" office:value-type="float" office:value="0">
            <text:p>#NUM!</text:p>
          </table:table-cell>
          <table:table-cell table:formula="of:=[.$D$5]^[.C486]+[.$D$6]*(1-[.$D$5]^[.C486])/(1-[.$D$5])" office:value-type="float" office:value="0">
            <text:p>#NUM!</text:p>
          </table:table-cell>
          <table:table-cell table:formula="of:=MOD(INT([.D486]);INT([.$D$7]))" office:value-type="float" office:value="0">
            <text:p>#NUM!</text:p>
          </table:table-cell>
          <table:table-cell table:formula="of:=MOD(INT([.E486]);INT([.$D$7]))" office:value-type="float" office:value="0">
            <text:p>#NUM!</text:p>
          </table:table-cell>
          <table:table-cell table:formula="of:=MOD(([.$D$5]*[.H485]+[.$D$6]);[.$D$7])" office:value-type="float" office:value="24284">
            <text:p>24284</text:p>
          </table:table-cell>
          <table:table-cell table:formula="of:=MOD([.H486];2)" office:value-type="float" office:value="0">
            <text:p>0</text:p>
          </table:table-cell>
          <table:table-cell table:formula="of:=RANDBETWEEN(0;2^16)" office:value-type="float" office:value="32000">
            <text:p>32000</text:p>
          </table:table-cell>
          <table:table-cell table:formula="of:=MOD([.J48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75">
            <text:p>475</text:p>
          </table:table-cell>
          <table:table-cell table:formula="of:=[.$D$5]*[.D486]+[.$D$6]" office:value-type="float" office:value="0">
            <text:p>#NUM!</text:p>
          </table:table-cell>
          <table:table-cell table:formula="of:=[.$D$5]^[.C487]+[.$D$6]*(1-[.$D$5]^[.C487])/(1-[.$D$5])" office:value-type="float" office:value="0">
            <text:p>#NUM!</text:p>
          </table:table-cell>
          <table:table-cell table:formula="of:=MOD(INT([.D487]);INT([.$D$7]))" office:value-type="float" office:value="0">
            <text:p>#NUM!</text:p>
          </table:table-cell>
          <table:table-cell table:formula="of:=MOD(INT([.E487]);INT([.$D$7]))" office:value-type="float" office:value="0">
            <text:p>#NUM!</text:p>
          </table:table-cell>
          <table:table-cell table:formula="of:=MOD(([.$D$5]*[.H486]+[.$D$6]);[.$D$7])" office:value-type="float" office:value="49358">
            <text:p>49358</text:p>
          </table:table-cell>
          <table:table-cell table:formula="of:=MOD([.H487];2)" office:value-type="float" office:value="0">
            <text:p>0</text:p>
          </table:table-cell>
          <table:table-cell table:formula="of:=RANDBETWEEN(0;2^16)" office:value-type="float" office:value="2811">
            <text:p>2811</text:p>
          </table:table-cell>
          <table:table-cell table:formula="of:=MOD([.J48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76">
            <text:p>476</text:p>
          </table:table-cell>
          <table:table-cell table:formula="of:=[.$D$5]*[.D487]+[.$D$6]" office:value-type="float" office:value="0">
            <text:p>#NUM!</text:p>
          </table:table-cell>
          <table:table-cell table:formula="of:=[.$D$5]^[.C488]+[.$D$6]*(1-[.$D$5]^[.C488])/(1-[.$D$5])" office:value-type="float" office:value="0">
            <text:p>#NUM!</text:p>
          </table:table-cell>
          <table:table-cell table:formula="of:=MOD(INT([.D488]);INT([.$D$7]))" office:value-type="float" office:value="0">
            <text:p>#NUM!</text:p>
          </table:table-cell>
          <table:table-cell table:formula="of:=MOD(INT([.E488]);INT([.$D$7]))" office:value-type="float" office:value="0">
            <text:p>#NUM!</text:p>
          </table:table-cell>
          <table:table-cell table:formula="of:=MOD(([.$D$5]*[.H487]+[.$D$6]);[.$D$7])" office:value-type="float" office:value="25403">
            <text:p>25403</text:p>
          </table:table-cell>
          <table:table-cell table:formula="of:=MOD([.H488];2)" office:value-type="float" office:value="1">
            <text:p>1</text:p>
          </table:table-cell>
          <table:table-cell table:formula="of:=RANDBETWEEN(0;2^16)" office:value-type="float" office:value="46868">
            <text:p>46868</text:p>
          </table:table-cell>
          <table:table-cell table:formula="of:=MOD([.J48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77">
            <text:p>477</text:p>
          </table:table-cell>
          <table:table-cell table:formula="of:=[.$D$5]*[.D488]+[.$D$6]" office:value-type="float" office:value="0">
            <text:p>#NUM!</text:p>
          </table:table-cell>
          <table:table-cell table:formula="of:=[.$D$5]^[.C489]+[.$D$6]*(1-[.$D$5]^[.C489])/(1-[.$D$5])" office:value-type="float" office:value="0">
            <text:p>#NUM!</text:p>
          </table:table-cell>
          <table:table-cell table:formula="of:=MOD(INT([.D489]);INT([.$D$7]))" office:value-type="float" office:value="0">
            <text:p>#NUM!</text:p>
          </table:table-cell>
          <table:table-cell table:formula="of:=MOD(INT([.E489]);INT([.$D$7]))" office:value-type="float" office:value="0">
            <text:p>#NUM!</text:p>
          </table:table-cell>
          <table:table-cell table:formula="of:=MOD(([.$D$5]*[.H488]+[.$D$6]);[.$D$7])" office:value-type="float" office:value="8134">
            <text:p>8134</text:p>
          </table:table-cell>
          <table:table-cell table:formula="of:=MOD([.H489];2)" office:value-type="float" office:value="0">
            <text:p>0</text:p>
          </table:table-cell>
          <table:table-cell table:formula="of:=RANDBETWEEN(0;2^16)" office:value-type="float" office:value="34108">
            <text:p>34108</text:p>
          </table:table-cell>
          <table:table-cell table:formula="of:=MOD([.J489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78">
            <text:p>478</text:p>
          </table:table-cell>
          <table:table-cell table:formula="of:=[.$D$5]*[.D489]+[.$D$6]" office:value-type="float" office:value="0">
            <text:p>#NUM!</text:p>
          </table:table-cell>
          <table:table-cell table:formula="of:=[.$D$5]^[.C490]+[.$D$6]*(1-[.$D$5]^[.C490])/(1-[.$D$5])" office:value-type="float" office:value="0">
            <text:p>#NUM!</text:p>
          </table:table-cell>
          <table:table-cell table:formula="of:=MOD(INT([.D490]);INT([.$D$7]))" office:value-type="float" office:value="0">
            <text:p>#NUM!</text:p>
          </table:table-cell>
          <table:table-cell table:formula="of:=MOD(INT([.E490]);INT([.$D$7]))" office:value-type="float" office:value="0">
            <text:p>#NUM!</text:p>
          </table:table-cell>
          <table:table-cell table:formula="of:=MOD(([.$D$5]*[.H489]+[.$D$6]);[.$D$7])" office:value-type="float" office:value="44008">
            <text:p>44008</text:p>
          </table:table-cell>
          <table:table-cell table:formula="of:=MOD([.H490];2)" office:value-type="float" office:value="0">
            <text:p>0</text:p>
          </table:table-cell>
          <table:table-cell table:formula="of:=RANDBETWEEN(0;2^16)" office:value-type="float" office:value="4736">
            <text:p>4736</text:p>
          </table:table-cell>
          <table:table-cell table:formula="of:=MOD([.J49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79">
            <text:p>479</text:p>
          </table:table-cell>
          <table:table-cell table:formula="of:=[.$D$5]*[.D490]+[.$D$6]" office:value-type="float" office:value="0">
            <text:p>#NUM!</text:p>
          </table:table-cell>
          <table:table-cell table:formula="of:=[.$D$5]^[.C491]+[.$D$6]*(1-[.$D$5]^[.C491])/(1-[.$D$5])" office:value-type="float" office:value="0">
            <text:p>#NUM!</text:p>
          </table:table-cell>
          <table:table-cell table:formula="of:=MOD(INT([.D491]);INT([.$D$7]))" office:value-type="float" office:value="0">
            <text:p>#NUM!</text:p>
          </table:table-cell>
          <table:table-cell table:formula="of:=MOD(INT([.E491]);INT([.$D$7]))" office:value-type="float" office:value="0">
            <text:p>#NUM!</text:p>
          </table:table-cell>
          <table:table-cell table:formula="of:=MOD(([.$D$5]*[.H490]+[.$D$6]);[.$D$7])" office:value-type="float" office:value="43515">
            <text:p>43515</text:p>
          </table:table-cell>
          <table:table-cell table:formula="of:=MOD([.H491];2)" office:value-type="float" office:value="1">
            <text:p>1</text:p>
          </table:table-cell>
          <table:table-cell table:formula="of:=RANDBETWEEN(0;2^16)" office:value-type="float" office:value="24238">
            <text:p>24238</text:p>
          </table:table-cell>
          <table:table-cell table:formula="of:=MOD([.J491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80">
            <text:p>480</text:p>
          </table:table-cell>
          <table:table-cell table:formula="of:=[.$D$5]*[.D491]+[.$D$6]" office:value-type="float" office:value="0">
            <text:p>#NUM!</text:p>
          </table:table-cell>
          <table:table-cell table:formula="of:=[.$D$5]^[.C492]+[.$D$6]*(1-[.$D$5]^[.C492])/(1-[.$D$5])" office:value-type="float" office:value="0">
            <text:p>#NUM!</text:p>
          </table:table-cell>
          <table:table-cell table:formula="of:=MOD(INT([.D492]);INT([.$D$7]))" office:value-type="float" office:value="0">
            <text:p>#NUM!</text:p>
          </table:table-cell>
          <table:table-cell table:formula="of:=MOD(INT([.E492]);INT([.$D$7]))" office:value-type="float" office:value="0">
            <text:p>#NUM!</text:p>
          </table:table-cell>
          <table:table-cell table:formula="of:=MOD(([.$D$5]*[.H491]+[.$D$6]);[.$D$7])" office:value-type="float" office:value="46801">
            <text:p>46801</text:p>
          </table:table-cell>
          <table:table-cell table:formula="of:=MOD([.H492];2)" office:value-type="float" office:value="1">
            <text:p>1</text:p>
          </table:table-cell>
          <table:table-cell table:formula="of:=RANDBETWEEN(0;2^16)" office:value-type="float" office:value="21055">
            <text:p>21055</text:p>
          </table:table-cell>
          <table:table-cell table:formula="of:=MOD([.J492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81">
            <text:p>481</text:p>
          </table:table-cell>
          <table:table-cell table:formula="of:=[.$D$5]*[.D492]+[.$D$6]" office:value-type="float" office:value="0">
            <text:p>#NUM!</text:p>
          </table:table-cell>
          <table:table-cell table:formula="of:=[.$D$5]^[.C493]+[.$D$6]*(1-[.$D$5]^[.C493])/(1-[.$D$5])" office:value-type="float" office:value="0">
            <text:p>#NUM!</text:p>
          </table:table-cell>
          <table:table-cell table:formula="of:=MOD(INT([.D493]);INT([.$D$7]))" office:value-type="float" office:value="0">
            <text:p>#NUM!</text:p>
          </table:table-cell>
          <table:table-cell table:formula="of:=MOD(INT([.E493]);INT([.$D$7]))" office:value-type="float" office:value="0">
            <text:p>#NUM!</text:p>
          </table:table-cell>
          <table:table-cell table:formula="of:=MOD(([.$D$5]*[.H492]+[.$D$6]);[.$D$7])" office:value-type="float" office:value="36730">
            <text:p>36730</text:p>
          </table:table-cell>
          <table:table-cell table:formula="of:=MOD([.H493];2)" office:value-type="float" office:value="0">
            <text:p>0</text:p>
          </table:table-cell>
          <table:table-cell table:formula="of:=RANDBETWEEN(0;2^16)" office:value-type="float" office:value="57937">
            <text:p>57937</text:p>
          </table:table-cell>
          <table:table-cell table:formula="of:=MOD([.J49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82">
            <text:p>482</text:p>
          </table:table-cell>
          <table:table-cell table:formula="of:=[.$D$5]*[.D493]+[.$D$6]" office:value-type="float" office:value="0">
            <text:p>#NUM!</text:p>
          </table:table-cell>
          <table:table-cell table:formula="of:=[.$D$5]^[.C494]+[.$D$6]*(1-[.$D$5]^[.C494])/(1-[.$D$5])" office:value-type="float" office:value="0">
            <text:p>#NUM!</text:p>
          </table:table-cell>
          <table:table-cell table:formula="of:=MOD(INT([.D494]);INT([.$D$7]))" office:value-type="float" office:value="0">
            <text:p>#NUM!</text:p>
          </table:table-cell>
          <table:table-cell table:formula="of:=MOD(INT([.E494]);INT([.$D$7]))" office:value-type="float" office:value="0">
            <text:p>#NUM!</text:p>
          </table:table-cell>
          <table:table-cell table:formula="of:=MOD(([.$D$5]*[.H493]+[.$D$6]);[.$D$7])" office:value-type="float" office:value="14524">
            <text:p>14524</text:p>
          </table:table-cell>
          <table:table-cell table:formula="of:=MOD([.H494];2)" office:value-type="float" office:value="0">
            <text:p>0</text:p>
          </table:table-cell>
          <table:table-cell table:formula="of:=RANDBETWEEN(0;2^16)" office:value-type="float" office:value="39550">
            <text:p>39550</text:p>
          </table:table-cell>
          <table:table-cell table:formula="of:=MOD([.J494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83">
            <text:p>483</text:p>
          </table:table-cell>
          <table:table-cell table:formula="of:=[.$D$5]*[.D494]+[.$D$6]" office:value-type="float" office:value="0">
            <text:p>#NUM!</text:p>
          </table:table-cell>
          <table:table-cell table:formula="of:=[.$D$5]^[.C495]+[.$D$6]*(1-[.$D$5]^[.C495])/(1-[.$D$5])" office:value-type="float" office:value="0">
            <text:p>#NUM!</text:p>
          </table:table-cell>
          <table:table-cell table:formula="of:=MOD(INT([.D495]);INT([.$D$7]))" office:value-type="float" office:value="0">
            <text:p>#NUM!</text:p>
          </table:table-cell>
          <table:table-cell table:formula="of:=MOD(INT([.E495]);INT([.$D$7]))" office:value-type="float" office:value="0">
            <text:p>#NUM!</text:p>
          </table:table-cell>
          <table:table-cell table:formula="of:=MOD(([.$D$5]*[.H494]+[.$D$6]);[.$D$7])" office:value-type="float" office:value="43690">
            <text:p>43690</text:p>
          </table:table-cell>
          <table:table-cell table:formula="of:=MOD([.H495];2)" office:value-type="float" office:value="0">
            <text:p>0</text:p>
          </table:table-cell>
          <table:table-cell table:formula="of:=RANDBETWEEN(0;2^16)" office:value-type="float" office:value="65325">
            <text:p>65325</text:p>
          </table:table-cell>
          <table:table-cell table:formula="of:=MOD([.J495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84">
            <text:p>484</text:p>
          </table:table-cell>
          <table:table-cell table:formula="of:=[.$D$5]*[.D495]+[.$D$6]" office:value-type="float" office:value="0">
            <text:p>#NUM!</text:p>
          </table:table-cell>
          <table:table-cell table:formula="of:=[.$D$5]^[.C496]+[.$D$6]*(1-[.$D$5]^[.C496])/(1-[.$D$5])" office:value-type="float" office:value="0">
            <text:p>#NUM!</text:p>
          </table:table-cell>
          <table:table-cell table:formula="of:=MOD(INT([.D496]);INT([.$D$7]))" office:value-type="float" office:value="0">
            <text:p>#NUM!</text:p>
          </table:table-cell>
          <table:table-cell table:formula="of:=MOD(INT([.E496]);INT([.$D$7]))" office:value-type="float" office:value="0">
            <text:p>#NUM!</text:p>
          </table:table-cell>
          <table:table-cell table:formula="of:=MOD(([.$D$5]*[.H495]+[.$D$6]);[.$D$7])" office:value-type="float" office:value="52946">
            <text:p>52946</text:p>
          </table:table-cell>
          <table:table-cell table:formula="of:=MOD([.H496];2)" office:value-type="float" office:value="0">
            <text:p>0</text:p>
          </table:table-cell>
          <table:table-cell table:formula="of:=RANDBETWEEN(0;2^16)" office:value-type="float" office:value="53549">
            <text:p>53549</text:p>
          </table:table-cell>
          <table:table-cell table:formula="of:=MOD([.J496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85">
            <text:p>485</text:p>
          </table:table-cell>
          <table:table-cell table:formula="of:=[.$D$5]*[.D496]+[.$D$6]" office:value-type="float" office:value="0">
            <text:p>#NUM!</text:p>
          </table:table-cell>
          <table:table-cell table:formula="of:=[.$D$5]^[.C497]+[.$D$6]*(1-[.$D$5]^[.C497])/(1-[.$D$5])" office:value-type="float" office:value="0">
            <text:p>#NUM!</text:p>
          </table:table-cell>
          <table:table-cell table:formula="of:=MOD(INT([.D497]);INT([.$D$7]))" office:value-type="float" office:value="0">
            <text:p>#NUM!</text:p>
          </table:table-cell>
          <table:table-cell table:formula="of:=MOD(INT([.E497]);INT([.$D$7]))" office:value-type="float" office:value="0">
            <text:p>#NUM!</text:p>
          </table:table-cell>
          <table:table-cell table:formula="of:=MOD(([.$D$5]*[.H496]+[.$D$6]);[.$D$7])" office:value-type="float" office:value="27809">
            <text:p>27809</text:p>
          </table:table-cell>
          <table:table-cell table:formula="of:=MOD([.H497];2)" office:value-type="float" office:value="1">
            <text:p>1</text:p>
          </table:table-cell>
          <table:table-cell table:formula="of:=RANDBETWEEN(0;2^16)" office:value-type="float" office:value="30518">
            <text:p>30518</text:p>
          </table:table-cell>
          <table:table-cell table:formula="of:=MOD([.J497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table:formula="of:=[.$D$5]*[.D497]+[.$D$6]" office:value-type="float" office:value="0">
            <text:p>#NUM!</text:p>
          </table:table-cell>
          <table:table-cell table:formula="of:=[.$D$5]^[.C498]+[.$D$6]*(1-[.$D$5]^[.C498])/(1-[.$D$5])" office:value-type="float" office:value="0">
            <text:p>#NUM!</text:p>
          </table:table-cell>
          <table:table-cell table:formula="of:=MOD(INT([.D498]);INT([.$D$7]))" office:value-type="float" office:value="0">
            <text:p>#NUM!</text:p>
          </table:table-cell>
          <table:table-cell table:formula="of:=MOD(INT([.E498]);INT([.$D$7]))" office:value-type="float" office:value="0">
            <text:p>#NUM!</text:p>
          </table:table-cell>
          <table:table-cell table:formula="of:=MOD(([.$D$5]*[.H497]+[.$D$6]);[.$D$7])" office:value-type="float" office:value="23337">
            <text:p>23337</text:p>
          </table:table-cell>
          <table:table-cell table:formula="of:=MOD([.H498];2)" office:value-type="float" office:value="1">
            <text:p>1</text:p>
          </table:table-cell>
          <table:table-cell table:formula="of:=RANDBETWEEN(0;2^16)" office:value-type="float" office:value="50948">
            <text:p>50948</text:p>
          </table:table-cell>
          <table:table-cell table:formula="of:=MOD([.J498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87">
            <text:p>487</text:p>
          </table:table-cell>
          <table:table-cell table:formula="of:=[.$D$5]*[.D498]+[.$D$6]" office:value-type="float" office:value="0">
            <text:p>#NUM!</text:p>
          </table:table-cell>
          <table:table-cell table:formula="of:=[.$D$5]^[.C499]+[.$D$6]*(1-[.$D$5]^[.C499])/(1-[.$D$5])" office:value-type="float" office:value="0">
            <text:p>#NUM!</text:p>
          </table:table-cell>
          <table:table-cell table:formula="of:=MOD(INT([.D499]);INT([.$D$7]))" office:value-type="float" office:value="0">
            <text:p>#NUM!</text:p>
          </table:table-cell>
          <table:table-cell table:formula="of:=MOD(INT([.E499]);INT([.$D$7]))" office:value-type="float" office:value="0">
            <text:p>#NUM!</text:p>
          </table:table-cell>
          <table:table-cell table:formula="of:=MOD(([.$D$5]*[.H498]+[.$D$6]);[.$D$7])" office:value-type="float" office:value="51682">
            <text:p>51682</text:p>
          </table:table-cell>
          <table:table-cell table:formula="of:=MOD([.H499];2)" office:value-type="float" office:value="0">
            <text:p>0</text:p>
          </table:table-cell>
          <table:table-cell table:formula="of:=RANDBETWEEN(0;2^16)" office:value-type="float" office:value="5417">
            <text:p>5417</text:p>
          </table:table-cell>
          <table:table-cell table:formula="of:=MOD([.J49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88">
            <text:p>488</text:p>
          </table:table-cell>
          <table:table-cell table:formula="of:=[.$D$5]*[.D499]+[.$D$6]" office:value-type="float" office:value="0">
            <text:p>#NUM!</text:p>
          </table:table-cell>
          <table:table-cell table:formula="of:=[.$D$5]^[.C500]+[.$D$6]*(1-[.$D$5]^[.C500])/(1-[.$D$5])" office:value-type="float" office:value="0">
            <text:p>#NUM!</text:p>
          </table:table-cell>
          <table:table-cell table:formula="of:=MOD(INT([.D500]);INT([.$D$7]))" office:value-type="float" office:value="0">
            <text:p>#NUM!</text:p>
          </table:table-cell>
          <table:table-cell table:formula="of:=MOD(INT([.E500]);INT([.$D$7]))" office:value-type="float" office:value="0">
            <text:p>#NUM!</text:p>
          </table:table-cell>
          <table:table-cell table:formula="of:=MOD(([.$D$5]*[.H499]+[.$D$6]);[.$D$7])" office:value-type="float" office:value="54579">
            <text:p>54579</text:p>
          </table:table-cell>
          <table:table-cell table:formula="of:=MOD([.H500];2)" office:value-type="float" office:value="1">
            <text:p>1</text:p>
          </table:table-cell>
          <table:table-cell table:formula="of:=RANDBETWEEN(0;2^16)" office:value-type="float" office:value="8802">
            <text:p>8802</text:p>
          </table:table-cell>
          <table:table-cell table:formula="of:=MOD([.J50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89">
            <text:p>489</text:p>
          </table:table-cell>
          <table:table-cell table:formula="of:=[.$D$5]*[.D500]+[.$D$6]" office:value-type="float" office:value="0">
            <text:p>#NUM!</text:p>
          </table:table-cell>
          <table:table-cell table:formula="of:=[.$D$5]^[.C501]+[.$D$6]*(1-[.$D$5]^[.C501])/(1-[.$D$5])" office:value-type="float" office:value="0">
            <text:p>#NUM!</text:p>
          </table:table-cell>
          <table:table-cell table:formula="of:=MOD(INT([.D501]);INT([.$D$7]))" office:value-type="float" office:value="0">
            <text:p>#NUM!</text:p>
          </table:table-cell>
          <table:table-cell table:formula="of:=MOD(INT([.E501]);INT([.$D$7]))" office:value-type="float" office:value="0">
            <text:p>#NUM!</text:p>
          </table:table-cell>
          <table:table-cell table:formula="of:=MOD(([.$D$5]*[.H500]+[.$D$6]);[.$D$7])" office:value-type="float" office:value="36466">
            <text:p>36466</text:p>
          </table:table-cell>
          <table:table-cell table:formula="of:=MOD([.H501];2)" office:value-type="float" office:value="0">
            <text:p>0</text:p>
          </table:table-cell>
          <table:table-cell table:formula="of:=RANDBETWEEN(0;2^16)" office:value-type="float" office:value="13189">
            <text:p>13189</text:p>
          </table:table-cell>
          <table:table-cell table:formula="of:=MOD([.J50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90">
            <text:p>490</text:p>
          </table:table-cell>
          <table:table-cell table:formula="of:=[.$D$5]*[.D501]+[.$D$6]" office:value-type="float" office:value="0">
            <text:p>#NUM!</text:p>
          </table:table-cell>
          <table:table-cell table:formula="of:=[.$D$5]^[.C502]+[.$D$6]*(1-[.$D$5]^[.C502])/(1-[.$D$5])" office:value-type="float" office:value="0">
            <text:p>#NUM!</text:p>
          </table:table-cell>
          <table:table-cell table:formula="of:=MOD(INT([.D502]);INT([.$D$7]))" office:value-type="float" office:value="0">
            <text:p>#NUM!</text:p>
          </table:table-cell>
          <table:table-cell table:formula="of:=MOD(INT([.E502]);INT([.$D$7]))" office:value-type="float" office:value="0">
            <text:p>#NUM!</text:p>
          </table:table-cell>
          <table:table-cell table:formula="of:=MOD(([.$D$5]*[.H501]+[.$D$6]);[.$D$7])" office:value-type="float" office:value="48321">
            <text:p>48321</text:p>
          </table:table-cell>
          <table:table-cell table:formula="of:=MOD([.H502];2)" office:value-type="float" office:value="1">
            <text:p>1</text:p>
          </table:table-cell>
          <table:table-cell table:formula="of:=RANDBETWEEN(0;2^16)" office:value-type="float" office:value="39192">
            <text:p>39192</text:p>
          </table:table-cell>
          <table:table-cell table:formula="of:=MOD([.J502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91">
            <text:p>491</text:p>
          </table:table-cell>
          <table:table-cell table:formula="of:=[.$D$5]*[.D502]+[.$D$6]" office:value-type="float" office:value="0">
            <text:p>#NUM!</text:p>
          </table:table-cell>
          <table:table-cell table:formula="of:=[.$D$5]^[.C503]+[.$D$6]*(1-[.$D$5]^[.C503])/(1-[.$D$5])" office:value-type="float" office:value="0">
            <text:p>#NUM!</text:p>
          </table:table-cell>
          <table:table-cell table:formula="of:=MOD(INT([.D503]);INT([.$D$7]))" office:value-type="float" office:value="0">
            <text:p>#NUM!</text:p>
          </table:table-cell>
          <table:table-cell table:formula="of:=MOD(INT([.E503]);INT([.$D$7]))" office:value-type="float" office:value="0">
            <text:p>#NUM!</text:p>
          </table:table-cell>
          <table:table-cell table:formula="of:=MOD(([.$D$5]*[.H502]+[.$D$6]);[.$D$7])" office:value-type="float" office:value="52654">
            <text:p>52654</text:p>
          </table:table-cell>
          <table:table-cell table:formula="of:=MOD([.H503];2)" office:value-type="float" office:value="0">
            <text:p>0</text:p>
          </table:table-cell>
          <table:table-cell table:formula="of:=RANDBETWEEN(0;2^16)" office:value-type="float" office:value="6431">
            <text:p>6431</text:p>
          </table:table-cell>
          <table:table-cell table:formula="of:=MOD([.J503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92">
            <text:p>492</text:p>
          </table:table-cell>
          <table:table-cell table:formula="of:=[.$D$5]*[.D503]+[.$D$6]" office:value-type="float" office:value="0">
            <text:p>#NUM!</text:p>
          </table:table-cell>
          <table:table-cell table:formula="of:=[.$D$5]^[.C504]+[.$D$6]*(1-[.$D$5]^[.C504])/(1-[.$D$5])" office:value-type="float" office:value="0">
            <text:p>#NUM!</text:p>
          </table:table-cell>
          <table:table-cell table:formula="of:=MOD(INT([.D504]);INT([.$D$7]))" office:value-type="float" office:value="0">
            <text:p>#NUM!</text:p>
          </table:table-cell>
          <table:table-cell table:formula="of:=MOD(INT([.E504]);INT([.$D$7]))" office:value-type="float" office:value="0">
            <text:p>#NUM!</text:p>
          </table:table-cell>
          <table:table-cell table:formula="of:=MOD(([.$D$5]*[.H503]+[.$D$6]);[.$D$7])" office:value-type="float" office:value="34408">
            <text:p>34408</text:p>
          </table:table-cell>
          <table:table-cell table:formula="of:=MOD([.H504];2)" office:value-type="float" office:value="0">
            <text:p>0</text:p>
          </table:table-cell>
          <table:table-cell table:formula="of:=RANDBETWEEN(0;2^16)" office:value-type="float" office:value="60563">
            <text:p>60563</text:p>
          </table:table-cell>
          <table:table-cell table:formula="of:=MOD([.J504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93">
            <text:p>493</text:p>
          </table:table-cell>
          <table:table-cell table:formula="of:=[.$D$5]*[.D504]+[.$D$6]" office:value-type="float" office:value="0">
            <text:p>#NUM!</text:p>
          </table:table-cell>
          <table:table-cell table:formula="of:=[.$D$5]^[.C505]+[.$D$6]*(1-[.$D$5]^[.C505])/(1-[.$D$5])" office:value-type="float" office:value="0">
            <text:p>#NUM!</text:p>
          </table:table-cell>
          <table:table-cell table:formula="of:=MOD(INT([.D505]);INT([.$D$7]))" office:value-type="float" office:value="0">
            <text:p>#NUM!</text:p>
          </table:table-cell>
          <table:table-cell table:formula="of:=MOD(INT([.E505]);INT([.$D$7]))" office:value-type="float" office:value="0">
            <text:p>#NUM!</text:p>
          </table:table-cell>
          <table:table-cell table:formula="of:=MOD(([.$D$5]*[.H504]+[.$D$6]);[.$D$7])" office:value-type="float" office:value="15378">
            <text:p>15378</text:p>
          </table:table-cell>
          <table:table-cell table:formula="of:=MOD([.H505];2)" office:value-type="float" office:value="0">
            <text:p>0</text:p>
          </table:table-cell>
          <table:table-cell table:formula="of:=RANDBETWEEN(0;2^16)" office:value-type="float" office:value="2736">
            <text:p>2736</text:p>
          </table:table-cell>
          <table:table-cell table:formula="of:=MOD([.J505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94">
            <text:p>494</text:p>
          </table:table-cell>
          <table:table-cell table:formula="of:=[.$D$5]*[.D505]+[.$D$6]" office:value-type="float" office:value="0">
            <text:p>#NUM!</text:p>
          </table:table-cell>
          <table:table-cell table:formula="of:=[.$D$5]^[.C506]+[.$D$6]*(1-[.$D$5]^[.C506])/(1-[.$D$5])" office:value-type="float" office:value="0">
            <text:p>#NUM!</text:p>
          </table:table-cell>
          <table:table-cell table:formula="of:=MOD(INT([.D506]);INT([.$D$7]))" office:value-type="float" office:value="0">
            <text:p>#NUM!</text:p>
          </table:table-cell>
          <table:table-cell table:formula="of:=MOD(INT([.E506]);INT([.$D$7]))" office:value-type="float" office:value="0">
            <text:p>#NUM!</text:p>
          </table:table-cell>
          <table:table-cell table:formula="of:=MOD(([.$D$5]*[.H505]+[.$D$6]);[.$D$7])" office:value-type="float" office:value="21248">
            <text:p>21248</text:p>
          </table:table-cell>
          <table:table-cell table:formula="of:=MOD([.H506];2)" office:value-type="float" office:value="0">
            <text:p>0</text:p>
          </table:table-cell>
          <table:table-cell table:formula="of:=RANDBETWEEN(0;2^16)" office:value-type="float" office:value="60132">
            <text:p>60132</text:p>
          </table:table-cell>
          <table:table-cell table:formula="of:=MOD([.J506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95">
            <text:p>495</text:p>
          </table:table-cell>
          <table:table-cell table:formula="of:=[.$D$5]*[.D506]+[.$D$6]" office:value-type="float" office:value="0">
            <text:p>#NUM!</text:p>
          </table:table-cell>
          <table:table-cell table:formula="of:=[.$D$5]^[.C507]+[.$D$6]*(1-[.$D$5]^[.C507])/(1-[.$D$5])" office:value-type="float" office:value="0">
            <text:p>#NUM!</text:p>
          </table:table-cell>
          <table:table-cell table:formula="of:=MOD(INT([.D507]);INT([.$D$7]))" office:value-type="float" office:value="0">
            <text:p>#NUM!</text:p>
          </table:table-cell>
          <table:table-cell table:formula="of:=MOD(INT([.E507]);INT([.$D$7]))" office:value-type="float" office:value="0">
            <text:p>#NUM!</text:p>
          </table:table-cell>
          <table:table-cell table:formula="of:=MOD(([.$D$5]*[.H506]+[.$D$6]);[.$D$7])" office:value-type="float" office:value="12033">
            <text:p>12033</text:p>
          </table:table-cell>
          <table:table-cell table:formula="of:=MOD([.H507];2)" office:value-type="float" office:value="1">
            <text:p>1</text:p>
          </table:table-cell>
          <table:table-cell table:formula="of:=RANDBETWEEN(0;2^16)" office:value-type="float" office:value="33053">
            <text:p>33053</text:p>
          </table:table-cell>
          <table:table-cell table:formula="of:=MOD([.J507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96">
            <text:p>496</text:p>
          </table:table-cell>
          <table:table-cell table:formula="of:=[.$D$5]*[.D507]+[.$D$6]" office:value-type="float" office:value="0">
            <text:p>#NUM!</text:p>
          </table:table-cell>
          <table:table-cell table:formula="of:=[.$D$5]^[.C508]+[.$D$6]*(1-[.$D$5]^[.C508])/(1-[.$D$5])" office:value-type="float" office:value="0">
            <text:p>#NUM!</text:p>
          </table:table-cell>
          <table:table-cell table:formula="of:=MOD(INT([.D508]);INT([.$D$7]))" office:value-type="float" office:value="0">
            <text:p>#NUM!</text:p>
          </table:table-cell>
          <table:table-cell table:formula="of:=MOD(INT([.E508]);INT([.$D$7]))" office:value-type="float" office:value="0">
            <text:p>#NUM!</text:p>
          </table:table-cell>
          <table:table-cell table:formula="of:=MOD(([.$D$5]*[.H507]+[.$D$6]);[.$D$7])" office:value-type="float" office:value="62952">
            <text:p>62952</text:p>
          </table:table-cell>
          <table:table-cell table:formula="of:=MOD([.H508];2)" office:value-type="float" office:value="0">
            <text:p>0</text:p>
          </table:table-cell>
          <table:table-cell table:formula="of:=RANDBETWEEN(0;2^16)" office:value-type="float" office:value="41955">
            <text:p>41955</text:p>
          </table:table-cell>
          <table:table-cell table:formula="of:=MOD([.J508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97">
            <text:p>497</text:p>
          </table:table-cell>
          <table:table-cell table:formula="of:=[.$D$5]*[.D508]+[.$D$6]" office:value-type="float" office:value="0">
            <text:p>#NUM!</text:p>
          </table:table-cell>
          <table:table-cell table:formula="of:=[.$D$5]^[.C509]+[.$D$6]*(1-[.$D$5]^[.C509])/(1-[.$D$5])" office:value-type="float" office:value="0">
            <text:p>#NUM!</text:p>
          </table:table-cell>
          <table:table-cell table:formula="of:=MOD(INT([.D509]);INT([.$D$7]))" office:value-type="float" office:value="0">
            <text:p>#NUM!</text:p>
          </table:table-cell>
          <table:table-cell table:formula="of:=MOD(INT([.E509]);INT([.$D$7]))" office:value-type="float" office:value="0">
            <text:p>#NUM!</text:p>
          </table:table-cell>
          <table:table-cell table:formula="of:=MOD(([.$D$5]*[.H508]+[.$D$6]);[.$D$7])" office:value-type="float" office:value="57095">
            <text:p>57095</text:p>
          </table:table-cell>
          <table:table-cell table:formula="of:=MOD([.H509];2)" office:value-type="float" office:value="1">
            <text:p>1</text:p>
          </table:table-cell>
          <table:table-cell table:formula="of:=RANDBETWEEN(0;2^16)" office:value-type="float" office:value="20365">
            <text:p>20365</text:p>
          </table:table-cell>
          <table:table-cell table:formula="of:=MOD([.J509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98">
            <text:p>498</text:p>
          </table:table-cell>
          <table:table-cell table:formula="of:=[.$D$5]*[.D509]+[.$D$6]" office:value-type="float" office:value="0">
            <text:p>#NUM!</text:p>
          </table:table-cell>
          <table:table-cell table:formula="of:=[.$D$5]^[.C510]+[.$D$6]*(1-[.$D$5]^[.C510])/(1-[.$D$5])" office:value-type="float" office:value="0">
            <text:p>#NUM!</text:p>
          </table:table-cell>
          <table:table-cell table:formula="of:=MOD(INT([.D510]);INT([.$D$7]))" office:value-type="float" office:value="0">
            <text:p>#NUM!</text:p>
          </table:table-cell>
          <table:table-cell table:formula="of:=MOD(INT([.E510]);INT([.$D$7]))" office:value-type="float" office:value="0">
            <text:p>#NUM!</text:p>
          </table:table-cell>
          <table:table-cell table:formula="of:=MOD(([.$D$5]*[.H509]+[.$D$6]);[.$D$7])" office:value-type="float" office:value="64894">
            <text:p>64894</text:p>
          </table:table-cell>
          <table:table-cell table:formula="of:=MOD([.H510];2)" office:value-type="float" office:value="0">
            <text:p>0</text:p>
          </table:table-cell>
          <table:table-cell table:formula="of:=RANDBETWEEN(0;2^16)" office:value-type="float" office:value="43378">
            <text:p>43378</text:p>
          </table:table-cell>
          <table:table-cell table:formula="of:=MOD([.J510];2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99">
            <text:p>499</text:p>
          </table:table-cell>
          <table:table-cell table:formula="of:=[.$D$5]*[.D510]+[.$D$6]" office:value-type="float" office:value="0">
            <text:p>#NUM!</text:p>
          </table:table-cell>
          <table:table-cell table:formula="of:=[.$D$5]^[.C511]+[.$D$6]*(1-[.$D$5]^[.C511])/(1-[.$D$5])" office:value-type="float" office:value="0">
            <text:p>#NUM!</text:p>
          </table:table-cell>
          <table:table-cell table:formula="of:=MOD(INT([.D511]);INT([.$D$7]))" office:value-type="float" office:value="0">
            <text:p>#NUM!</text:p>
          </table:table-cell>
          <table:table-cell table:formula="of:=MOD(INT([.E511]);INT([.$D$7]))" office:value-type="float" office:value="0">
            <text:p>#NUM!</text:p>
          </table:table-cell>
          <table:table-cell table:formula="of:=MOD(([.$D$5]*[.H510]+[.$D$6]);[.$D$7])" office:value-type="float" office:value="52260">
            <text:p>52260</text:p>
          </table:table-cell>
          <table:table-cell table:formula="of:=MOD([.H511];2)" office:value-type="float" office:value="0">
            <text:p>0</text:p>
          </table:table-cell>
          <table:table-cell table:formula="of:=RANDBETWEEN(0;2^16)" office:value-type="float" office:value="15571">
            <text:p>15571</text:p>
          </table:table-cell>
          <table:table-cell table:formula="of:=MOD([.J511];2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formula="of:=[.$D$5]*[.D511]+[.$D$6]" office:value-type="float" office:value="0">
            <text:p>#NUM!</text:p>
          </table:table-cell>
          <table:table-cell table:formula="of:=[.$D$5]^[.C512]+[.$D$6]*(1-[.$D$5]^[.C512])/(1-[.$D$5])" office:value-type="float" office:value="0">
            <text:p>#NUM!</text:p>
          </table:table-cell>
          <table:table-cell table:formula="of:=MOD(INT([.D512]);INT([.$D$7]))" office:value-type="float" office:value="0">
            <text:p>#NUM!</text:p>
          </table:table-cell>
          <table:table-cell table:formula="of:=MOD(INT([.E512]);INT([.$D$7]))" office:value-type="float" office:value="0">
            <text:p>#NUM!</text:p>
          </table:table-cell>
          <table:table-cell table:formula="of:=MOD(([.$D$5]*[.H511]+[.$D$6]);[.$D$7])" office:value-type="float" office:value="16828">
            <text:p>16828</text:p>
          </table:table-cell>
          <table:table-cell table:formula="of:=MOD([.H512];2)" office:value-type="float" office:value="0">
            <text:p>0</text:p>
          </table:table-cell>
          <table:table-cell table:formula="of:=RANDBETWEEN(0;2^16)" office:value-type="float" office:value="60119">
            <text:p>60119</text:p>
          </table:table-cell>
          <table:table-cell table:formula="of:=MOD([.J512];2)" office:value-type="float" office:value="1">
            <text:p>1</text:p>
          </table:table-cell>
        </table:table-row>
        <table:table-row table:style-name="ro1" table:number-rows-repeated="10480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3">06/23/2025</text:date>, <text:time>11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5-06-23T09:41:05.03</meta:creation-date>
    <dc:date>2025-06-23T11:58:37.65</dc:date>
    <dc:creator>Mark Lehr</dc:creator>
    <meta:editing-duration>PT30M50S</meta:editing-duration>
    <meta:editing-cycles>3</meta:editing-cycles>
    <meta:generator>OpenOffice/4.1.12$Win32 OpenOffice.org_project/4112m1$Build-9809</meta:generator>
    <meta:document-statistic meta:table-count="3" meta:cell-count="4547" meta:object-count="0"/>
  </office:meta>
</office:document-meta>
</file>